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7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draw:textarea-vertical-align="top" fo:min-height="12.6cm"/>
    </style:style>
    <style:style style:name="pr6" style:family="presentation" style:parent-style-name="Default-title">
      <style:graphic-properties draw:auto-grow-height="true" fo:min-height="1.6cm"/>
    </style:style>
    <style:style style:name="pr7" style:family="presentation" style:parent-style-name="Default-subtitle">
      <style:graphic-properties draw:fill-color="#ffffff" draw:textarea-vertical-align="top" fo:min-height="12.757cm"/>
    </style:style>
    <style:style style:name="pr8" style:family="presentation" style:parent-style-name="Default-subtitle">
      <style:graphic-properties draw:fill-color="#ffffff" draw:textarea-vertical-align="top" fo:min-height="14.59cm"/>
    </style:style>
    <style:style style:name="pr9" style:family="presentation" style:parent-style-name="Default-subtitle">
      <style:graphic-properties draw:fill-color="#ffffff" draw:textarea-vertical-align="top" fo:min-height="12.4cm"/>
    </style:style>
    <style:style style:name="pr10" style:family="presentation" style:parent-style-name="Default-title">
      <style:graphic-properties draw:textarea-vertical-align="top" draw:auto-grow-height="true" fo:min-height="14.373cm"/>
    </style:style>
    <style:style style:name="pr11" style:family="presentation" style:parent-style-name="Default-title">
      <style:graphic-properties draw:textarea-vertical-align="top" draw:auto-grow-height="true" fo:min-height="14.605cm"/>
    </style:style>
    <style:style style:name="pr12" style:family="presentation" style:parent-style-name="Default-title">
      <style:graphic-properties draw:textarea-vertical-align="top" draw:auto-grow-height="true" fo:min-height="14.567cm"/>
    </style:style>
    <style:style style:name="pr13" style:family="presentation" style:parent-style-name="Default-subtitle">
      <style:graphic-properties draw:fill-color="#ffffff" draw:textarea-vertical-align="top" fo:min-height="14.2cm"/>
    </style:style>
    <style:style style:name="pr14" style:family="presentation" style:parent-style-name="Default-subtitle">
      <style:graphic-properties draw:fill-color="#ffffff" draw:textarea-vertical-align="top" fo:min-height="14.783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32pt" style:text-underline-style="none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text-properties fo:font-size="60pt" style:font-size-asian="60pt" style:font-size-complex="60pt"/>
    </style:style>
    <style:style style:name="P16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erif" fo:font-size="26pt" style:font-size-asian="26pt" style:font-size-complex="26pt"/>
    </style:style>
    <style:style style:name="T6" style:family="text">
      <style:text-properties style:font-name="Liberation Serif" fo:font-size="36pt" style:font-size-asian="36pt" style:font-size-complex="36pt"/>
    </style:style>
    <style:style style:name="T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style:font-name="Liberation Serif" fo:font-size="28pt" style:font-size-asian="28pt" style:font-size-complex="2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style:font-name="Liberation Serif" fo:font-size="36pt"/>
    </style:style>
    <style:style style:name="T23" style:family="text">
      <style:text-properties fo:color="#cf3834" style:font-name="Liberation Serif" fo:font-size="36pt"/>
    </style:style>
    <style:style style:name="T24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 xml:id="id1" text:id="id1"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turn-and-grow">
                  <anim:set smil:begin="0s" smil:dur="0.0005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  <anim:animate smil:dur="0.5s" smil:fill="hold" smil:targetElement="id1" anim:sub-item="text" smil:attributeName="rotate" smil:values="90;0" smil:keyTimes="0;1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3" draw:layer="layout" svg:width="26.603cm" svg:height="8.764cm" draw:transform="rotate (0.496371639267187) translate (0.664cm 11.356cm)" presentation:class="title" presentation:user-transformed="true">
          <draw:text-box>
            <text:p xml:id="id2" text:id="id2"><text:span text:style-name="T2">Differential Equations</text:span><text:span text:style-name="T2"><text:line-break/></text:span><text:span text:style-name="T3"> <text:s text:c="2"/></text:span><text:span text:style-name="T2"><text:line-break/></text:span><text:span text:style-name="T2">Part – 2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1.737cm" svg:x="1.398cm" svg:y="0.545cm" presentation:class="title" presentation:user-transformed="true">
          <draw:text-box>
            <text:p xml:id="id3" text:id="id3" text:style-name="P4"><text:span text:style-name="T4">Solution of a Differential Equation</text:span></text:p>
          </draw:text-box>
        </draw:frame>
        <draw:frame presentation:style-name="pr5" draw:text-style-name="P7" draw:layer="layout" svg:width="26cm" svg:height="12.6cm" svg:x="1cm" svg:y="2.6cm" presentation:class="subtitle" presentation:user-transformed="true">
          <draw:text-box>
            <text:p xml:id="id4" text:id="id4" text:style-name="P6"><text:span text:style-name="T5"><text:s text:c="3"/></text:span><text:span text:style-name="T5">A solution of a differential equation is an expression for the</text:span></text:p>
            <text:p xml:id="id5" text:id="id5" text:style-name="P6"><text:span text:style-name="T5"><text:s text:c="3"/></text:span><text:span text:style-name="T5">dependent variable in terms of the independent one(s) which</text:span></text:p>
            <text:p xml:id="id6" text:id="id6" text:style-name="P6"><text:span text:style-name="T5"><text:s text:c="3"/></text:span><text:span text:style-name="T5">satisfies the relation.</text:span></text:p>
            <text:p text:style-name="P6"><text:span text:style-name="T6"><text:tab/></text:span></text:p>
          </draw:text-box>
        </draw:frame>
        <draw:g>
          <svg:title>TexMaths</svg:title>
          <svg:desc>24§display§\text {Consider the equation } y = \sin x + c \text { where } c \text { is an arbitrary constant.}§svg§600§FALSE§</svg:desc>
          <draw:polygon draw:style-name="gr2" draw:text-style-name="P8" draw:layer="layout" svg:width="25.217cm" svg:height="0.685cm" svg:x="1.673cm" svg:y="5.997cm" svg:viewBox="0 0 25218 686" draw:points="12610,686 0,686 0,0 25218,0 25218,686">
            <text:p/>
          </draw:polygon>
          <draw:path draw:style-name="gr3" draw:text-style-name="P9" draw:layer="layout" svg:width="0.515cm" svg:height="0.613cm" svg:x="1.679cm" svg:y="5.955cm" svg:viewBox="0 0 516 614" svg:d="M0 307c0 175 136 307 294 307 138 0 222-117 222-215 0-7 0-13-11-13-10 0-10 4-10 13-7 121-98 191-190 191-52 0-219-29-219-283 0-251 166-280 217-280 92 0 169 77 185 200 2 11 2 15 13 15 15 0 15-4 15-21v-200c0-15 0-21-9-21-4 0-8 0-14 10l-42 63c-32-31-75-73-157-73-158 0-294 134-294 307z">
            <text:p/>
          </draw:path>
          <draw:path draw:style-name="gr3" draw:text-style-name="P9" draw:layer="layout" svg:width="0.375cm" svg:height="0.389cm" svg:x="2.264cm" svg:y="6.1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2.689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3.159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3.491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18cm" svg:height="0.596cm" svg:x="3.725cm" svg:y="5.9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9" draw:layer="layout" svg:width="0.327cm" svg:height="0.389cm" svg:x="4.19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4.564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64cm" svg:height="0.529cm" svg:x="5.169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5.507cm" svg:y="5.9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5.972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7cm" svg:height="0.389cm" svg:x="6.628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7.008cm" svg:y="6.178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7.452cm" svg:y="6.178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381cm" svg:height="0.389cm" svg:x="7.928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64cm" svg:height="0.529cm" svg:x="8.331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8.671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901cm" svg:y="6.1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9.326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91cm" svg:height="0.546cm" svg:x="10.073cm" svg:y="6.17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562cm" svg:height="0.199cm" svg:x="10.773cm" svg:y="6.2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11.645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11.977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2.211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2.818cm" svg:y="6.1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6-109 136-131 0-7-7-7-9-7-8 0-10 2-12 7-26 93-86 112-113 112-33 0-46-27-46-56 0-19 6-36 15-75z">
            <text:p/>
          </draw:path>
          <draw:path draw:style-name="gr3" draw:text-style-name="P9" draw:layer="layout" svg:width="0.562cm" svg:height="0.564cm" svg:x="13.511cm" svg:y="6.0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14.34cm" svg:y="6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579cm" svg:height="0.373cm" svg:x="14.968cm" svg:y="6.185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425cm" svg:height="0.587cm" svg:x="15.588cm" svg:y="5.9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16.055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6.429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6.76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9cm" svg:height="0.383cm" svg:x="17.426cm" svg:y="6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181cm" svg:height="0.565cm" svg:x="18.065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299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81cm" svg:height="0.389cm" svg:x="18.921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425cm" svg:height="0.373cm" svg:x="19.334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1cm" svg:height="0.389cm" svg:x="20.092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85cm" svg:height="0.373cm" svg:x="20.503cm" svg:y="6.1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8cm" svg:height="0.596cm" svg:x="20.834cm" svg:y="5.965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181cm" svg:height="0.565cm" svg:x="21.306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66cm" svg:height="0.529cm" svg:x="21.529cm" svg:y="6.03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285cm" svg:height="0.373cm" svg:x="21.865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22.206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85cm" svg:height="0.373cm" svg:x="22.615cm" svg:y="6.1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4cm" svg:height="0.537cm" svg:x="22.94cm" svg:y="6.185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9" draw:layer="layout" svg:width="0.322cm" svg:height="0.389cm" svg:x="23.677cm" svg:y="6.17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4.047cm" svg:y="6.1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24.474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24.942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4cm" svg:height="0.529cm" svg:x="25.263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5.61cm" svg:y="6.172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9" draw:layer="layout" svg:width="0.425cm" svg:height="0.373cm" svg:x="26.023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6.459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091cm" svg:height="0.091cm" svg:x="26.843cm" svg:y="6.46cm" svg:viewBox="0 0 92 92" svg:d="M92 46c0-25-21-46-46-46s-46 21-46 46 21 46 46 46 46-21 46-46z">
            <text:p/>
          </draw:path>
        </draw:g>
        <draw:g>
          <svg:title>TexMaths</svg:title>
          <svg:desc>24§display§\frac{dy}{dx} = \cos x ,§svg§600§FALSE§</svg:desc>
          <draw:polygon draw:style-name="gr2" draw:text-style-name="P8" draw:layer="layout" svg:width="3.988cm" svg:height="1.66cm" svg:x="1.816cm" svg:y="8.099cm" svg:viewBox="0 0 3989 1661" draw:points="1993,1661 0,1661 0,0 3989,0 3989,1661">
            <text:p/>
          </draw:polygon>
          <draw:path draw:style-name="gr3" draw:text-style-name="P9" draw:layer="layout" svg:width="0.402cm" svg:height="0.596cm" svg:x="1.828cm" svg:y="8.05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2.256cm" svg:y="8.2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1.774cm" svg:y="8.984cm" svg:viewBox="0 0 924 36" draw:points="461,36 0,36 0,0 924,0 924,36">
            <text:p/>
          </draw:polygon>
          <draw:path draw:style-name="gr3" draw:text-style-name="P9" draw:layer="layout" svg:width="0.402cm" svg:height="0.596cm" svg:x="1.809cm" svg:y="9.20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2.237cm" svg:y="9.418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3.078cm" svg:y="8.90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3.95cm" svg:y="8.83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9" draw:layer="layout" svg:width="0.375cm" svg:height="0.389cm" svg:x="4.32cm" svg:y="8.8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4.747cm" svg:y="8.835cm" svg:viewBox="0 0 278 390" svg:d="M148 215c19 4 88 17 88 79 0 42-29 77-96 77-71 0-102-48-117-121-2-10-4-14-11-14-12 0-12 6-12 21v112c0 15 0 21 10 21 3 0 5-2 21-18 2-1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421cm" svg:height="0.383cm" svg:x="5.215cm" svg:y="8.8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099cm" svg:height="0.252cm" svg:x="5.747cm" svg:y="9.124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1.801cm" svg:y="7.045cm" svg:viewBox="0 0 4745 478" draw:points="2372,478 0,478 0,0 4745,0 4745,478">
            <text:p/>
          </draw:polygon>
          <draw:path draw:style-name="gr3" draw:text-style-name="P9" draw:layer="layout" svg:width="0.52cm" svg:height="0.53cm" svg:x="1.789cm" svg:y="7.02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2.379cm" svg:y="7.0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2.588cm" svg:y="7.00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3.086cm" svg:y="7.47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3.6cm" svg:y="7.2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4.218cm" svg:y="7.47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4.647cm" svg:y="7.2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5.019cm" svg:y="7.47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5.443cm" svg:y="7.06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5.77cm" svg:y="7.47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6.198cm" svg:y="7.2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is the differential equation.}§svg§600§FALSE§</svg:desc>
          <draw:polygon draw:style-name="gr2" draw:text-style-name="P8" draw:layer="layout" svg:width="8.948cm" svg:height="0.619cm" svg:x="6.404cm" svg:y="8.748cm" svg:viewBox="0 0 8949 620" draw:points="4474,620 0,620 0,0 8949,0 8949,620">
            <text:p/>
          </draw:polygon>
          <draw:path draw:style-name="gr3" draw:text-style-name="P9" draw:layer="layout" svg:width="0.166cm" svg:height="0.518cm" svg:x="6.39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6.606cm" svg:y="8.9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7.157cm" svg:y="8.7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7.469cm" svg:y="8.7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7.895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8.5cm" svg:y="8.7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8.93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9.139cm" svg:y="8.709cm" svg:viewBox="0 0 466 547" svg:d="M327 236h88v-23h-91v-90c0-70 39-105 72-105 4 0 14 0 26 5-8 3-22 12-22 32 0 17 12 33 33 33s33-16 33-33c0-29-26-55-70-55-46 0-81 30-84 33-22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9.591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9.934cm" svg:y="8.9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237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584cm" svg:y="8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0.983cm" svg:y="8.7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1.295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1.517cm" svg:y="8.9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1.895cm" svg:y="8.7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2.365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2.712cm" svg:y="8.9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3.118cm" svg:y="8.9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3.556cm" svg:y="8.90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9" draw:layer="layout" svg:width="0.242cm" svg:height="0.485cm" svg:x="13.924cm" svg:y="8.7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236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447cm" svg:y="8.90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4.838cm" svg:y="8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308cm" svg:y="9.172cm" svg:viewBox="0 0 84 84" svg:d="M84 42c0-23-19-42-42-42s-42 19-42 42 19 42 42 42 42-19 42-42z">
            <text:p/>
          </draw:path>
        </draw:g>
        <draw:g>
          <svg:title>TexMaths</svg:title>
          <svg:desc>24§display§\text {Then } y = \sin x + c  \text { is called the solution of this Differential Equation.}§svg§600§FALSE§</svg:desc>
          <draw:polygon draw:style-name="gr2" draw:text-style-name="P8" draw:layer="layout" svg:width="25.429cm" svg:height="0.685cm" svg:x="1.685cm" svg:y="10.397cm" svg:viewBox="0 0 25430 686" draw:points="12716,686 0,686 0,0 25430,0 25430,686">
            <text:p/>
          </draw:polygon>
          <draw:path draw:style-name="gr3" draw:text-style-name="P9" draw:layer="layout" svg:width="0.548cm" svg:height="0.571cm" svg:x="1.673cm" svg:y="10.37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9" draw:layer="layout" svg:width="0.425cm" svg:height="0.587cm" svg:x="2.278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2.744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3.123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91cm" svg:height="0.546cm" svg:x="3.869cm" svg:y="10.57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9" draw:layer="layout" svg:width="0.562cm" svg:height="0.199cm" svg:x="4.57cm" svg:y="10.6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5.442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5.774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6.006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6.613cm" svg:y="10.5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62cm" svg:height="0.564cm" svg:x="7.306cm" svg:y="10.4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8.138cm" svg:y="10.578cm" svg:viewBox="0 0 330 384" svg:d="M301 52c-13 0-25 0-38 13-13 12-13 27-13 33 0 19 13 29 30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9" draw:layer="layout" svg:width="0.181cm" svg:height="0.565cm" svg:x="8.777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9.011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2cm" svg:height="0.389cm" svg:x="9.626cm" svg:y="10.57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81cm" svg:height="0.389cm" svg:x="10.008cm" svg:y="10.5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9cm" svg:height="0.587cm" svg:x="10.42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10.655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27cm" svg:height="0.389cm" svg:x="10.885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96cm" svg:x="11.265cm" svg:y="10.3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9" draw:layer="layout" svg:width="0.264cm" svg:height="0.529cm" svg:x="12.003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12.342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12.807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13.468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3.796cm" svg:y="10.5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9cm" svg:height="0.587cm" svg:x="14.222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25cm" svg:height="0.383cm" svg:x="14.454cm" svg:y="10.578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266cm" svg:height="0.529cm" svg:x="14.913cm" svg:y="10.43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15.253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5.484cm" svg:y="10.5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5.908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16.655cm" svg:y="10.5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17.081cm" svg:y="10.35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264cm" svg:height="0.529cm" svg:x="17.607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17.947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8.415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65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567cm" svg:height="0.577cm" svg:x="19.266cm" svg:y="10.374cm" svg:viewBox="0 0 568 578" svg:d="M0 0v27h21c65 0 65 9 65 38v448c0 30 0 38-65 38h-21v27h309c142 0 259-125 259-284 0-162-113-294-259-294zM202 551c-41 0-43-6-43-33v-458c0-27 2-33 43-33h84c52 0 111 17 154 79 36 50 44 123 44 188 0 94-16 144-46 186-18 23-66 71-152 71z">
            <text:p/>
          </draw:path>
          <draw:path draw:style-name="gr3" draw:text-style-name="P9" draw:layer="layout" svg:width="0.181cm" svg:height="0.565cm" svg:x="19.909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508cm" svg:height="0.596cm" svg:x="20.138cm" svg:y="10.355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327cm" svg:height="0.389cm" svg:x="20.631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21.005cm" svg:y="10.5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1.336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21.714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2.148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22.488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81cm" svg:height="0.389cm" svg:x="22.73cm" svg:y="10.5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9cm" svg:height="0.587cm" svg:x="23.144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523cm" svg:height="0.575cm" svg:x="23.659cm" svg:y="10.376cm" svg:viewBox="0 0 524 576" svg:d="M86 509c0 31 0 40-65 40h-21v27h488l36-219h-21c-21 131-40 192-186 192h-113c-39 0-41-6-41-34v-225h75c83 0 92 27 92 98h21v-223h-21c0 71-9 98-92 98h-75v-203c0-27 2-33 41-33h109c131 0 152 46 167 163h21l-25-190h-476v27h21c65 0 65 9 65 38z">
            <text:p/>
          </draw:path>
          <draw:path draw:style-name="gr3" draw:text-style-name="P9" draw:layer="layout" svg:width="0.418cm" svg:height="0.537cm" svg:x="24.235cm" svg:y="10.578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24.678cm" svg:y="10.578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25.155cm" svg:y="10.572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9" draw:layer="layout" svg:width="0.264cm" svg:height="0.529cm" svg:x="25.558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25.898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6.128cm" svg:y="10.5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26.552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091cm" svg:height="0.091cm" svg:x="27.067cm" svg:y="10.86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Types of Solution for a Differential Equation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8"><text:tab/></text:span><text:span text:style-name="T8">General Solution :</text:span><text:span text:style-name="T9"> </text:span><text:span text:style-name="T10">A solution </text:span><text:span text:style-name="T5">of a differential equation in which </text:span></text:p>
            <text:p text:style-name="P6"><text:span text:style-name="T5"><text:tab/></text:span><text:span text:style-name="T5"> </text:span><text:span text:style-name="T5">the number of arbitrary constants is equal to the of order of the</text:span></text:p>
            <text:p text:style-name="P6"><text:span text:style-name="T11"><text:tab/></text:span><text:span text:style-name="T11"> </text:span><text:span text:style-name="T11">Differential Equation, is called the general solution of the</text:span></text:p>
            <text:p text:style-name="P6"><text:span text:style-name="T11"><text:tab/></text:span><text:span text:style-name="T11"> </text:span><text:span text:style-name="T5">Differential Equation. </text:span></text:p>
            <text:p text:style-name="P6"><text:span text:style-name="T12"><text:s text:c="6"/></text:span><text:span text:style-name="T12"><text:tab/></text:span><text:span text:style-name="T12"><text:tab/></text:span></text:p>
            <text:p text:style-name="P6"><text:span text:style-name="T13"><text:tab/></text:span><text:span text:style-name="T13">Particular Solution :</text:span><text:span text:style-name="T14"> </text:span><text:span text:style-name="T11"><text:s/></text:span><text:span text:style-name="T9"><text:s/></text:span><text:span text:style-name="T10">A solution </text:span><text:span text:style-name="T5">of a differential equation which</text:span></text:p>
            <text:p text:style-name="P6"><text:span text:style-name="T5"><text:tab/></text:span><text:span text:style-name="T5"> </text:span><text:span text:style-name="T5">can be obtained from the general solution by giving particular</text:span></text:p>
            <text:p text:style-name="P11"><text:span text:style-name="T11"><text:s text:c="6"/></text:span><text:span text:style-name="T11">values to the arbitrary constants is called the particular solution of</text:span></text:p>
            <text:p text:style-name="P11"><text:span text:style-name="T11"><text:tab/></text:span><text:span text:style-name="T11"> </text:span><text:span text:style-name="T11">the </text:span><text:span text:style-name="T5">Differential Equation.</text:span></text:p>
            <text:p text:style-name="P6"><text:span text:style-name="T5"><text:tab/></text:span><text:span text:style-name="T15">For example : </text:span></text:p>
          </draw:text-box>
        </draw:frame>
        <draw:g>
          <svg:title>TexMaths</svg:title>
          <svg:desc>24§display§y = \sin x + c§svg§600§FALSE§</svg:desc>
          <draw:polygon draw:style-name="gr2" draw:text-style-name="P8" draw:layer="layout" svg:width="4.536cm" svg:height="0.654cm" svg:x="7.801cm" svg:y="11.337cm" svg:viewBox="0 0 4537 655" draw:points="2269,655 0,655 0,0 4537,0 4537,655">
            <text:p/>
          </draw:polygon>
          <draw:path draw:style-name="gr3" draw:text-style-name="P9" draw:layer="layout" svg:width="0.391cm" svg:height="0.546cm" svg:x="7.784cm" svg:y="11.48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ath draw:style-name="gr3" draw:text-style-name="P9" draw:layer="layout" svg:width="0.562cm" svg:height="0.199cm" svg:x="8.485cm" svg:y="11.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9.354cm" svg:y="11.481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9.688cm" svg:y="11.29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9.921cm" svg:y="11.48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10.527cm" svg:y="11.48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  <draw:path draw:style-name="gr3" draw:text-style-name="P9" draw:layer="layout" svg:width="0.562cm" svg:height="0.563cm" svg:x="11.221cm" svg:y="11.36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329cm" svg:height="0.383cm" svg:x="12.052cm" svg:y="11.487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>
          <svg:title>TexMaths</svg:title>
          <svg:desc>24§display§\text { is the general solution of the differential}§svg§600§FALSE§</svg:desc>
          <draw:polygon draw:style-name="gr2" draw:text-style-name="P8" draw:layer="layout" svg:width="14.649cm" svg:height="0.685cm" svg:x="12.799cm" svg:y="11.34cm" svg:viewBox="0 0 14650 686" draw:points="7325,686 0,686 0,0 14650,0 14650,686">
            <text:p/>
          </draw:polygon>
          <draw:path draw:style-name="gr3" draw:text-style-name="P9" draw:layer="layout" svg:width="0.181cm" svg:height="0.566cm" svg:x="12.784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13.02cm" svg:y="11.51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266cm" svg:height="0.53cm" svg:x="13.621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13.961cm" svg:y="11.3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4.426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87cm" svg:height="0.559cm" svg:x="15.082cm" svg:y="11.51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327cm" svg:height="0.389cm" svg:x="15.503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15.881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27cm" svg:height="0.389cm" svg:x="16.348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16.722cm" svg:y="11.52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17.064cm" svg:y="11.515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9" draw:layer="layout" svg:width="0.189cm" svg:height="0.587cm" svg:x="17.479cm" svg:y="11.3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277cm" svg:height="0.389cm" svg:x="17.993cm" svg:y="11.51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18.322cm" svg:y="11.51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18.748cm" svg:y="11.3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4cm" svg:x="18.982cm" svg:y="11.52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9" draw:layer="layout" svg:width="0.266cm" svg:height="0.53cm" svg:x="19.439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181cm" svg:height="0.566cm" svg:x="19.779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20.009cm" svg:y="11.51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425cm" svg:height="0.374cm" svg:x="20.436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75cm" svg:height="0.389cm" svg:x="21.181cm" svg:y="11.51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74cm" svg:height="0.597cm" svg:x="21.607cm" svg:y="11.298cm" svg:viewBox="0 0 275 598" svg:d="M121 233v-98c0-75 40-116 79-116 2 0 13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9" draw:layer="layout" svg:width="0.266cm" svg:height="0.53cm" svg:x="22.135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2.473cm" svg:y="11.3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2.939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18cm" svg:height="0.597cm" svg:x="23.6cm" svg:y="11.308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24.067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24.297cm" svg:y="11.298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9" draw:layer="layout" svg:width="0.327cm" svg:height="0.389cm" svg:x="24.79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25.165cm" svg:y="11.52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5.495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25.873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264cm" svg:height="0.53cm" svg:x="26.307cm" svg:y="11.37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26.647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81cm" svg:height="0.389cm" svg:x="26.889cm" svg:y="11.51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189cm" svg:height="0.587cm" svg:x="27.304cm" svg:y="11.308cm" svg:viewBox="0 0 190 588" svg:d="M123 0l-123 10v27c60 0 67 5 67 46v440c0 38-9 38-67 38v27c29-2 73-2 94-2s63 0 96 2v-27c-58 0-67 0-67-38z">
            <text:p/>
          </draw:path>
        </draw:g>
        <draw:g>
          <svg:title>TexMaths</svg:title>
          <svg:desc>24§display§\text {equation}§svg§600§FALSE§</svg:desc>
          <draw:polygon draw:style-name="gr2" draw:text-style-name="P8" draw:layer="layout" svg:width="3.063cm" svg:height="0.644cm" svg:x="2.204cm" svg:y="13.041cm" svg:viewBox="0 0 3064 645" draw:points="1533,645 0,645 0,0 3064,0 3064,645">
            <text:p/>
          </draw:polygon>
          <draw:path draw:style-name="gr3" draw:text-style-name="P9" draw:layer="layout" svg:width="0.327cm" svg:height="0.389cm" svg:x="2.185cm" svg:y="13.185cm" svg:viewBox="0 0 328 390" svg:d="M71 167c6-127 77-148 106-148 86 0 96 114 96 148zM71 184h236c20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9" draw:layer="layout" svg:width="0.418cm" svg:height="0.537cm" svg:x="2.565cm" svg:y="13.191cm" svg:viewBox="0 0 419 538" svg:d="M294 323v152c0 38-10 38-67 38v25c28 0 73-2 96-2s65 2 96 2v-25c-58 0-68 0-68-38v-475h-19l-30 77c-12-23-47-77-114-77-100 0-188 83-188 192 0 106 83 192 181 192 59 0 94-36 113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3.009cm" svg:y="13.191cm" svg:viewBox="0 0 426 384" svg:d="M303 307v77l123-9v-27c-59 0-65-6-65-46v-302l-125 10v27c60 0 66 5 66 46v151c0 73-41 131-102 131-71 0-75-38-75-83v-282l-125 10v27c65 0 65 1 65 76v127c0 67 0 144 131 144 46 0 84-23 107-77z">
            <text:p/>
          </draw:path>
          <draw:path draw:style-name="gr3" draw:text-style-name="P9" draw:layer="layout" svg:width="0.381cm" svg:height="0.389cm" svg:x="3.487cm" svg:y="13.18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5 29-64 29-85 73-85 112 0 69 83 90 136 90 56 0 94-35 110-75zM240 177v84c0 81-59 110-98 110-42 0-77-31-77-73 0-46 37-117 175-121z">
            <text:p/>
          </draw:path>
          <draw:path draw:style-name="gr3" draw:text-style-name="P9" draw:layer="layout" svg:width="0.266cm" svg:height="0.529cm" svg:x="3.889cm" svg:y="13.045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9" draw:layer="layout" svg:width="0.181cm" svg:height="0.566cm" svg:x="4.229cm" svg:y="12.99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4.459cm" svg:y="13.185cm" svg:viewBox="0 0 376 390" svg:d="M376 198c0-108-86-198-188-198-105 0-188 92-188 198 0 109 88 192 188 192 102 0 188-85 188-192zM188 369c-36 0-73-19-96-58-21-36-21-88-21-119 0-33 0-79 19-117 23-39 64-56 98-56 37 0 73 18 96 54 21 37 21 86 21 119 0 31 0 77-19 113-17 39-56 64-98 64z">
            <text:p/>
          </draw:path>
          <draw:path draw:style-name="gr3" draw:text-style-name="P9" draw:layer="layout" svg:width="0.425cm" svg:height="0.374cm" svg:x="4.884cm" svg:y="13.191cm" svg:viewBox="0 0 426 375" svg:d="M65 83v228c0 37-7 37-65 37v27c29 0 73-2 96-2 21 0 65 2 94 2v-27c-56 0-65 0-65-37v-157c0-89 59-135 113-135s64 46 64 94v198c0 37-10 37-66 37v27c29 0 73-2 96-2 21 0 66 2 94 2v-27c-44 0-65 0-65-25v-162c0-73 0-100-27-130-11-14-40-31-88-31-64 0-102 36-127 88v-88l-119 10v27c60 0 65 5 65 46z">
            <text:p/>
          </draw:path>
        </draw:g>
        <draw:g>
          <svg:title>TexMaths</svg:title>
          <svg:desc>24§display§\frac{dy}{dx} = \cos x ,§svg§600§FALSE§</svg:desc>
          <draw:polygon draw:style-name="gr2" draw:text-style-name="P8" draw:layer="layout" svg:width="3.988cm" svg:height="1.66cm" svg:x="5.917cm" svg:y="12.499cm" svg:viewBox="0 0 3989 1661" draw:points="1993,1661 0,1661 0,0 3989,0 3989,1661">
            <text:p/>
          </draw:polygon>
          <draw:path draw:style-name="gr3" draw:text-style-name="P9" draw:layer="layout" svg:width="0.402cm" svg:height="0.596cm" svg:x="5.929cm" svg:y="12.45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6.357cm" svg:y="12.6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5.875cm" svg:y="13.384cm" svg:viewBox="0 0 924 36" draw:points="461,36 0,36 0,0 924,0 924,36">
            <text:p/>
          </draw:polygon>
          <draw:path draw:style-name="gr3" draw:text-style-name="P9" draw:layer="layout" svg:width="0.402cm" svg:height="0.596cm" svg:x="5.91cm" svg:y="13.60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6.338cm" svg:y="13.818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7.179cm" svg:y="13.30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8.051cm" svg:y="13.23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9" draw:layer="layout" svg:width="0.375cm" svg:height="0.389cm" svg:x="8.421cm" svg:y="13.2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848cm" svg:y="13.235cm" svg:viewBox="0 0 278 390" svg:d="M148 215c19 4 88 17 88 79 0 42-29 77-96 77-71 0-102-48-117-121-2-10-4-14-11-14-12 0-12 6-12 21v112c0 15 0 21 10 21 3 0 5-2 21-18 2-1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421cm" svg:height="0.383cm" svg:x="9.316cm" svg:y="13.2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099cm" svg:height="0.252cm" svg:x="9.848cm" svg:y="13.524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>
          <svg:title>TexMaths</svg:title>
          <svg:desc>24§display§\text {whereas } y = \sin x + 3 \text { is its particular solution.}§svg§600§FALSE§</svg:desc>
          <draw:polygon draw:style-name="gr2" draw:text-style-name="P8" draw:layer="layout" svg:width="17.061cm" svg:height="0.675cm" svg:x="10.214cm" svg:y="13.042cm" svg:viewBox="0 0 17062 676" draw:points="8530,676 0,676 0,0 17062,0 17062,676">
            <text:p/>
          </draw:polygon>
          <draw:path draw:style-name="gr3" draw:text-style-name="P9" draw:layer="layout" svg:width="0.579cm" svg:height="0.374cm" svg:x="10.187cm" svg:y="13.223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9" draw:layer="layout" svg:width="0.425cm" svg:height="0.587cm" svg:x="10.807cm" svg:y="1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1.274cm" svg:y="13.20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285cm" svg:height="0.374cm" svg:x="11.648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978cm" svg:y="13.20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81cm" svg:height="0.389cm" svg:x="12.364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77cm" svg:height="0.389cm" svg:x="12.779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91cm" svg:height="0.547cm" svg:x="13.389cm" svg:y="13.213cm" svg:viewBox="0 0 392 548" svg:d="M388 52c4-12 4-14 4-19 0-16-14-23-25-23-10 0-23 3-31 17-2 4-8 31-12 46-5 21-11 44-17 67l-38 154c-2 12-39 71-96 71-42 0-52-36-52-69 0-38 15-90 44-165 14-35 15-45 15-62 0-38-26-69-69-69-80 0-111 123-111 131 0 7 8 7 10 7 9 0 9-2 13-15 23-79 58-104 86-104 6 0 22 0 22 27 0 21-8 42-16 60-32 88-48 138-48 176 0 75 54 102 104 102 33 0 61-15 84-38-9 44-21 84-53 131-23 28-56 53-94 53-12 0-50-3-64-36 14 0 23 0 35-10 9-7 17-19 17-34 0-27-23-31-31-31-19 0-48 13-48 56 0 42 39 73 91 73 88 0 174-77 197-173z">
            <text:p/>
          </draw:path>
          <draw:path draw:style-name="gr3" draw:text-style-name="P9" draw:layer="layout" svg:width="0.562cm" svg:height="0.199cm" svg:x="14.09cm" svg:y="13.27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7cm" svg:height="0.389cm" svg:x="14.962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5.294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5.528cm" svg:y="13.2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6.135cm" svg:y="13.213cm" svg:viewBox="0 0 422 384" svg:d="M259 119c4-23 23-100 83-100 4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16.826cm" svg:y="13.094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5cm" svg:height="0.581cm" svg:x="17.657cm" svg:y="13.023cm" svg:viewBox="0 0 351 582" svg:d="M211 265c69-21 117-81 117-148 0-69-75-117-155-117-87 0-150 50-150 115 0 27 19 45 42 45 27 0 44-20 44-45 0-42-40-42-51-42 25-40 80-52 111-52 35 0 83 19 83 94 0 12-2 60-25 98-25 41-54 43-75 45-6 0-27 1-33 1-8 0-13 2-13 10 0 10 5 10 21 10h36c69 0 102 57 102 140 0 115-60 140-96 140-37 0-100-15-131-65 31 6 56-14 56-46 0-31-21-48-46-48-21 0-48 13-48 50 0 77 79 132 171 132 104 0 180-77 180-163 0-69-53-135-140-154z">
            <text:p/>
          </draw:path>
          <draw:path draw:style-name="gr3" draw:text-style-name="P9" draw:layer="layout" svg:width="0.181cm" svg:height="0.566cm" svg:x="18.352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588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9.201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64cm" svg:height="0.529cm" svg:x="19.423cm" svg:y="13.06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277cm" svg:height="0.389cm" svg:x="19.763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418cm" svg:height="0.537cm" svg:x="20.374cm" svg:y="13.213cm" svg:viewBox="0 0 419 538" svg:d="M123 56v-56l-123 10v27c60 0 65 3 65 42v396c0 38-7 38-65 38v25c29 0 73-2 94-2 23 0 67 2 96 2v-25c-56 0-65 0-65-38v-143-7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9" draw:layer="layout" svg:width="0.381cm" svg:height="0.389cm" svg:x="20.854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21.263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66cm" svg:height="0.529cm" svg:x="21.587cm" svg:y="13.06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21.927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22cm" svg:height="0.389cm" svg:x="22.161cm" svg:y="13.20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5cm" svg:height="0.383cm" svg:x="22.534cm" svg:y="13.2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189cm" svg:height="0.587cm" svg:x="23.004cm" svg:y="13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81cm" svg:height="0.389cm" svg:x="23.246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23.655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77cm" svg:height="0.389cm" svg:x="24.271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24.599cm" svg:y="13.20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189cm" svg:height="0.587cm" svg:x="25.026cm" svg:y="13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3cm" svg:x="25.26cm" svg:y="13.2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4cm" svg:height="0.529cm" svg:x="25.717cm" svg:y="13.06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26.057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6.287cm" svg:y="13.208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26.711cm" svg:y="13.2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091cm" svg:height="0.091cm" svg:x="27.226cm" svg:y="13.496cm" svg:viewBox="0 0 92 92" svg:d="M92 46c0-25-21-46-46-46s-46 21-46 46 21 46 46 46 46-21 46-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Methods of solving a Differential Equation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8"><text:tab/></text:span><text:span text:style-name="T8">Variable Separable method :</text:span><text:span text:style-name="T9"> </text:span></text:p>
            <text:p text:style-name="P6"><text:span text:style-name="T5"><text:tab/></text:span><text:span text:style-name="T5"> </text:span><text:span text:style-name="T5">Every </text:span><text:span text:style-name="T11">Differential Equation of first order and first degree can be</text:span></text:p>
            <text:p text:style-name="P6"><text:span text:style-name="T11"><text:tab/></text:span><text:span text:style-name="T11"> </text:span><text:span text:style-name="T11">written in the form <text:s text:c="27"/>where </text:span></text:p>
            <text:p text:style-name="P6"><text:span text:style-name="T11"><text:tab/></text:span><text:span text:style-name="T11"> <text:s text:c="8"/></text:span></text:p>
            <text:p text:style-name="P6"><text:span text:style-name="T11"><text:tab/></text:span><text:span text:style-name="T11"> </text:span><text:span text:style-name="T5"><text:s/></text:span></text:p>
            <text:p text:style-name="P6"><text:span text:style-name="T12"><text:s text:c="6"/></text:span><text:span text:style-name="T12"><text:tab/></text:span><text:span text:style-name="T12"><text:tab/></text:span></text:p>
            <text:p text:style-name="P6"><text:span text:style-name="T13"><text:s text:c="15"/></text:span></text:p>
            <text:p text:style-name="P6"><text:span text:style-name="T13"/></text:p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M dx + N dy  = 0§svg§600§FALSE§</svg:desc>
          <draw:polygon draw:style-name="gr2" draw:text-style-name="P8" draw:layer="layout" svg:width="5.449cm" svg:height="0.619cm" svg:x="9.592cm" svg:y="4.836cm" svg:viewBox="0 0 5450 620" draw:points="2725,620 0,620 0,0 5450,0 5450,620">
            <text:p/>
          </draw:polygon>
          <draw:path draw:style-name="gr3" draw:text-style-name="P9" draw:layer="layout" svg:width="0.775cm" svg:height="0.529cm" svg:x="9.585cm" svg:y="4.806cm" svg:viewBox="0 0 776 530" svg:d="M685 60c7-28 9-35 67-35 17 0 24 0 24-16 0-9-7-9-21-9h-102c-19 0-21 0-30 14l-283 444-60-440c-2-18-4-18-25-18h-105c-14 0-23 0-23 14 0 11 7 11 23 11 8 0 23 0 31 1 14 0 18 4 18 13 0 1 0 5-4 14l-98 394c-7 32-20 56-83 58-3 0-14 2-14 16 0 7 5 9 11 9 24 0 52-2 77-2 26 0 55 2 81 2 4 0 12 0 12-16 0-9-7-9-12-9-46 0-53-16-53-33 0-6 0-9 2-18l106-422h1l67 480c0 9 2 18 11 18s14-9 17-14l314-491-111 445c-7 30-9 35-71 35-12 0-21 0-21 16 0 9 9 9 11 9 23 0 76-2 97-2 31 0 65 2 97 2 5 0 14 0 14-16 0-9-7-9-22-9-28 0-51 0-51-14 0-2 0-3 6-18z">
            <text:p/>
          </draw:path>
          <draw:path draw:style-name="gr3" draw:text-style-name="P9" draw:layer="layout" svg:width="0.369cm" svg:height="0.546cm" svg:x="10.419cm" svg:y="4.7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814cm" svg:y="4.99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1.448cm" svg:y="4.8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52cm" svg:height="0.529cm" svg:x="12.208cm" svg:y="4.806cm" svg:viewBox="0 0 653 530" svg:d="M556 81c7-30 21-55 83-56 5 0 14-2 14-16 0-2 0-9-10-9-25 0-53 2-78 2-26 0-54-2-79-2-5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ath draw:style-name="gr3" draw:text-style-name="P9" draw:layer="layout" svg:width="0.369cm" svg:height="0.546cm" svg:x="12.914cm" svg:y="4.7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3.308cm" svg:y="4.992cm" svg:viewBox="0 0 359 502" svg:d="M356 48c3-11 3-13 3-18 0-14-12-21-23-21-9 0-21 3-28 16-2 3-7 28-10 42-6 19-11 40-16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3.951cm" svg:y="5.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754cm" svg:y="4.818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4§display§M \text { and } N \text { are functions }§svg§600§FALSE§</svg:desc>
          <draw:polygon draw:style-name="gr2" draw:text-style-name="P8" draw:layer="layout" svg:width="8.534cm" svg:height="0.52cm" svg:x="18.095cm" svg:y="4.842cm" svg:viewBox="0 0 8535 521" draw:points="4267,521 0,521 0,0 8535,0 8535,521">
            <text:p/>
          </draw:polygon>
          <draw:path draw:style-name="gr3" draw:text-style-name="P9" draw:layer="layout" svg:width="0.846cm" svg:height="0.577cm" svg:x="18.087cm" svg:y="4.819cm" svg:viewBox="0 0 847 578" svg:d="M747 65c8-30 10-38 73-38 19 0 27 0 27-17 0-10-8-10-23-10h-112c-21 0-23 0-32 15l-309 484-66-480c-2-19-4-19-27-19h-115c-15 0-25 0-25 15 0 12 8 12 25 12 10 0 25 0 35 2 15 0 19 4 19 13 0 2 0 6-4 16l-107 430c-8 34-22 61-91 63-3 0-15 2-15 18 0 7 6 9 12 9 26 0 57-2 84-2 29 0 60 2 88 2 4 0 14 0 14-17 0-10-8-10-14-10-50 0-57-17-57-36 0-6 0-10 2-19l115-461h2l73 524c0 10 2 19 11 19 10 0 16-9 19-15l342-536-121 486c-7 33-9 38-77 38-13 0-23 0-23 18 0 9 10 9 12 9 25 0 83-2 106-2 34 0 71 2 105 2 6 0 16 0 16-17 0-10-8-10-24-10-30 0-55 0-55-15 0-2 0-4 6-19z">
            <text:p/>
          </draw:path>
          <draw:path draw:style-name="gr3" draw:text-style-name="P9" draw:layer="layout" svg:width="0.381cm" svg:height="0.389cm" svg:x="19.279cm" svg:y="5.017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9.692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20.163cm" svg:y="4.81cm" svg:viewBox="0 0 419 597" svg:d="M294 542v55l125-9v-27c-60 0-68-6-68-46v-515l-121 10v26c60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9" draw:layer="layout" svg:width="0.711cm" svg:height="0.577cm" svg:x="20.917cm" svg:y="4.819cm" svg:viewBox="0 0 712 578" svg:d="M607 88c7-32 23-59 90-61 6 0 15-2 15-17 0-2 0-10-11-10-27 0-58 2-85 2-28 0-59-2-86-2-6 0-15 0-15 17 0 10 7 10 15 10 48 0 58 17 58 36 0 2-2 16-4 18l-94 376-187-442c-7-15-7-15-26-15h-114c-17 0-25 0-25 17 0 10 8 10 23 10 4 0 58 0 58 8l-113 453c-8 34-23 61-93 63-3 0-13 2-13 18 0 5 4 9 12 9 26 0 55-2 84-2s60 2 86 2c4 0 16 0 16-17 0-8-8-10-18-10-48 0-55-19-55-36 0-6 2-10 4-19l111-448c4 6 4 8 8 15l211 500c6 13 8 15 15 15 10 0 10-2 14-17z">
            <text:p/>
          </draw:path>
          <draw:path draw:style-name="gr3" draw:text-style-name="P9" draw:layer="layout" svg:width="0.381cm" svg:height="0.389cm" svg:x="21.971cm" svg:y="5.017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85cm" svg:height="0.374cm" svg:x="22.38cm" svg:y="5.023cm" svg:viewBox="0 0 286 375" svg:d="M117 94v-94l-117 10v26c60 0 67 6 67 47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2.711cm" svg:y="5.017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9" draw:layer="layout" svg:width="0.274cm" svg:height="0.596cm" svg:x="23.371cm" svg:y="4.8cm" svg:viewBox="0 0 275 597" svg:d="M121 232v-98c0-74 40-115 79-115 2 0 15 0 27 6-10 4-25 13-25 35 0 19 13 36 36 36 25 0 37-17 37-36 0-31-31-60-75-60-60 0-133 44-133 134v98h-67v25h67v275c0 39-9 39-67 39v26c35-2 75-3 98-3 34 0 73 0 107 3v-26h-17c-63 0-65-10-65-41v-273h98v-25z">
            <text:p/>
          </draw:path>
          <draw:path draw:style-name="gr3" draw:text-style-name="P9" draw:layer="layout" svg:width="0.425cm" svg:height="0.383cm" svg:x="23.629cm" svg:y="5.023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9" draw:layer="layout" svg:width="0.425cm" svg:height="0.374cm" svg:x="24.097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322cm" svg:height="0.389cm" svg:x="24.568cm" svg:y="5.017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9" draw:layer="layout" svg:width="0.266cm" svg:height="0.529cm" svg:x="24.93cm" svg:y="4.87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9" draw:layer="layout" svg:width="0.181cm" svg:height="0.566cm" svg:x="25.27cm" svg:y="4.8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5.499cm" svg:y="5.01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4cm" svg:x="25.925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26.394cm" svg:y="5.01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>
          <svg:title>TexMaths</svg:title>
          <svg:desc>24§display§\text {of } x \text { and } y \text { respectively. }§svg§600§FALSE§</svg:desc>
          <draw:polygon draw:style-name="gr2" draw:text-style-name="P8" draw:layer="layout" svg:width="8.415cm" svg:height="0.685cm" svg:x="2.409cm" svg:y="5.843cm" svg:viewBox="0 0 8416 686" draw:points="4209,686 0,686 0,0 8416,0 8416,686">
            <text:p/>
          </draw:polygon>
          <draw:path draw:style-name="gr3" draw:text-style-name="P9" draw:layer="layout" svg:width="0.375cm" svg:height="0.389cm" svg:x="2.39cm" svg:y="6.0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2.816cm" svg:y="5.80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421cm" svg:height="0.383cm" svg:x="3.352cm" svg:y="6.0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381cm" svg:height="0.389cm" svg:x="4.126cm" svg:y="6.0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425cm" svg:height="0.373cm" svg:x="4.54cm" svg:y="6.0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5.011cm" svg:y="5.811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9" draw:layer="layout" svg:width="0.391cm" svg:height="0.546cm" svg:x="5.756cm" svg:y="6.02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285cm" svg:height="0.373cm" svg:x="6.48cm" svg:y="6.0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6.81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7.19cm" svg:y="6.0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18cm" svg:height="0.537cm" svg:x="7.518cm" svg:y="6.024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9" draw:layer="layout" svg:width="0.327cm" svg:height="0.389cm" svg:x="8.01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8.39cm" svg:y="6.0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266cm" svg:height="0.529cm" svg:x="8.751cm" svg:y="5.87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9.091cm" svg:y="5.8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14cm" svg:height="0.373cm" svg:x="9.314cm" svg:y="6.03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9.744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189cm" svg:height="0.587cm" svg:x="10.122cm" svg:y="5.811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537cm" svg:x="10.345cm" svg:y="6.03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9" draw:layer="layout" svg:width="0.091cm" svg:height="0.091cm" svg:x="10.777cm" svg:y="6.306cm" svg:viewBox="0 0 92 92" svg:d="M92 46c0-25-21-46-46-46s-46 21-46 46 21 46 46 46 46-21 46-46z">
            <text:p/>
          </draw:path>
        </draw:g>
        <draw:g>
          <svg:title>TexMaths</svg:title>
          <svg:desc>24§display§\text {If }\  M = f(x) \text { and } N = g (y)  \text { then the }§svg§600§FALSE§</svg:desc>
          <draw:polygon draw:style-name="gr2" draw:text-style-name="P8" draw:layer="layout" svg:width="13.416cm" svg:height="0.759cm" svg:x="11.211cm" svg:y="5.845cm" svg:viewBox="0 0 13417 760" draw:points="6708,760 0,760 0,0 13417,0 13417,760">
            <text:p/>
          </draw:polygon>
          <draw:path draw:style-name="gr3" draw:text-style-name="P9" draw:layer="layout" svg:width="0.258cm" svg:height="0.577cm" svg:x="11.192cm" svg:y="5.859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9" draw:layer="layout" svg:width="0.274cm" svg:height="0.596cm" svg:x="11.501cm" svg:y="5.84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846cm" svg:height="0.577cm" svg:x="12.329cm" svg:y="5.859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19z">
            <text:p/>
          </draw:path>
          <draw:path draw:style-name="gr3" draw:text-style-name="P9" draw:layer="layout" svg:width="0.562cm" svg:height="0.199cm" svg:x="13.484cm" svg:y="6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769cm" svg:x="14.373cm" svg:y="5.84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5 159-2 0-23 0-40-15 40-2 48-33 48-47 0-19-16-28-33-28-21 0-46 19-46 50 0 38 36 59 71 59 48 0 81-50 96-82 27-54 48-156 48-162z">
            <text:p/>
          </draw:path>
          <draw:path draw:style-name="gr3" draw:text-style-name="P9" draw:layer="layout" svg:width="0.197cm" svg:height="0.844cm" svg:x="14.917cm" svg:y="5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5.185cm" svg:y="6.0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197cm" svg:height="0.844cm" svg:x="15.69cm" svg:y="5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81cm" svg:height="0.389cm" svg:x="16.288cm" svg:y="6.05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16.7cm" svg:y="6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17.171cm" svg:y="5.85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711cm" svg:height="0.577cm" svg:x="17.925cm" svg:y="5.859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3" draw:text-style-name="P9" draw:layer="layout" svg:width="0.562cm" svg:height="0.199cm" svg:x="18.943cm" svg:y="6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89cm" svg:height="0.546cm" svg:x="19.799cm" svg:y="6.062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9" draw:layer="layout" svg:width="0.197cm" svg:height="0.844cm" svg:x="20.302cm" svg:y="5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46cm" svg:x="20.571cm" svg:y="6.06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9" draw:layer="layout" svg:width="0.197cm" svg:height="0.844cm" svg:x="21.037cm" svg:y="5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266cm" svg:height="0.529cm" svg:x="21.615cm" svg:y="5.91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21.955cm" svg:y="5.8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22.42cm" svg:y="6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22.798cm" svg:y="6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3.537cm" svg:y="5.91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5cm" svg:height="0.587cm" svg:x="23.875cm" svg:y="5.8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24.342cm" svg:y="6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>
          <svg:title>TexMaths</svg:title>
          <svg:desc>24§display§\text {above equation becomes }\ f(x) dx + g (y) dy = 0.§svg§600§FALSE§</svg:desc>
          <draw:polygon draw:style-name="gr2" draw:text-style-name="P8" draw:layer="layout" svg:width="17.105cm" svg:height="0.759cm" svg:x="2.502cm" svg:y="6.848cm" svg:viewBox="0 0 17106 760" draw:points="8554,760 0,760 0,0 17106,0 17106,760">
            <text:p/>
          </draw:polygon>
          <draw:path draw:style-name="gr3" draw:text-style-name="P9" draw:layer="layout" svg:width="0.381cm" svg:height="0.389cm" svg:x="2.494cm" svg:y="7.0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18cm" svg:height="0.596cm" svg:x="2.905cm" svg:y="6.854cm" svg:viewBox="0 0 419 597" svg:d="M123 269v-269l-123 10v26c60 0 65 6 65 47v505h21c2-2 8-14 31-52 14 19 50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375cm" svg:height="0.389cm" svg:x="3.396cm" svg:y="7.0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14cm" svg:height="0.373cm" svg:x="3.788cm" svg:y="7.075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4.216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7cm" svg:height="0.389cm" svg:x="4.873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5.253cm" svg:y="7.06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5.697cm" svg:y="7.06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6.173cm" svg:y="7.0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6.576cm" svg:y="6.91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6.916cm" svg:y="6.87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7.146cm" svg:y="7.0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7.571cm" svg:y="7.0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8.318cm" svg:y="6.854cm" svg:viewBox="0 0 419 597" svg:d="M123 269v-269l-123 10v26c60 0 65 6 65 47v505h21c2-2 8-14 31-52 14 19 48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327cm" svg:height="0.389cm" svg:x="8.809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9.189cm" svg:y="7.06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56cm" svg:y="7.06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66cm" svg:height="0.373cm" svg:x="9.984cm" svg:y="7.065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327cm" svg:height="0.389cm" svg:x="10.685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11.063cm" svg:y="7.06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769cm" svg:x="11.975cm" svg:y="6.844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9" draw:layer="layout" svg:width="0.197cm" svg:height="0.844cm" svg:x="12.519cm" svg:y="6.8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2.788cm" svg:y="7.0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197cm" svg:height="0.844cm" svg:x="13.293cm" svg:y="6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3.606cm" svg:y="6.8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4.036cm" svg:y="7.0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564cm" svg:x="14.729cm" svg:y="6.94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9cm" svg:height="0.546cm" svg:x="15.537cm" svg:y="7.065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9" draw:layer="layout" svg:width="0.197cm" svg:height="0.844cm" svg:x="16.04cm" svg:y="6.8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46cm" svg:x="16.309cm" svg:y="7.065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3z">
            <text:p/>
          </draw:path>
          <draw:path draw:style-name="gr3" draw:text-style-name="P9" draw:layer="layout" svg:width="0.197cm" svg:height="0.844cm" svg:x="16.778cm" svg:y="6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7.091cm" svg:y="6.8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389cm" svg:height="0.546cm" svg:x="17.521cm" svg:y="7.065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3z">
            <text:p/>
          </draw:path>
          <draw:path draw:style-name="gr3" draw:text-style-name="P9" draw:layer="layout" svg:width="0.562cm" svg:height="0.199cm" svg:x="18.222cm" svg:y="7.1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9.097cm" svg:y="6.87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9" draw:layer="layout" svg:width="0.091cm" svg:height="0.091cm" svg:x="19.56cm" svg:y="7.349cm" svg:viewBox="0 0 92 92" svg:d="M92 46c0-25-21-46-46-46s-46 21-46 46 21 46 46 46 46-21 46-46z">
            <text:p/>
          </draw:path>
        </draw:g>
        <draw:g>
          <svg:title>TexMaths</svg:title>
          <svg:desc>24§display§\text {This is called the }§svg§600§FALSE§</svg:desc>
          <draw:polygon draw:style-name="gr2" draw:text-style-name="P8" draw:layer="layout" svg:width="6.228cm" svg:height="0.512cm" svg:x="19.908cm" svg:y="6.85cm" svg:viewBox="0 0 6229 513" draw:points="3115,513 0,513 0,0 6229,0 6229,513">
            <text:p/>
          </draw:polygon>
          <draw:path draw:style-name="gr3" draw:text-style-name="P9" draw:layer="layout" svg:width="0.548cm" svg:height="0.572cm" svg:x="19.896cm" svg:y="6.821cm" svg:viewBox="0 0 549 573" svg:d="M534 0h-519l-15 190h21c12-136 25-163 152-163 15 0 38 0 46 2 17 2 17 11 17 31v448c0 28 0 40-88 40h-33v25c35-2 121-2 160-2 38 0 126 0 161 2v-25h-35c-88 0-88-12-88-40v-448c0-18 0-29 15-31 8-2 31-2 48-2 127 0 141 27 152 163h21z">
            <text:p/>
          </draw:path>
          <draw:path draw:style-name="gr3" draw:text-style-name="P9" draw:layer="layout" svg:width="0.425cm" svg:height="0.587cm" svg:x="20.501cm" svg:y="6.8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181cm" svg:height="0.566cm" svg:x="20.971cm" svg:y="6.8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21.206cm" svg:y="7.016cm" svg:viewBox="0 0 278 390" svg:d="M148 215c19 4 88 18 88 79 0 42-29 77-96 77-71 0-102-48-117-121-2-10-4-13-11-13-12 0-12 5-12 21v111c0 16 0 21 10 21 3 0 5-2 21-17 2-2 2-4 17-19 36 34 75 36 92 36 98 0 138-57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181cm" svg:height="0.566cm" svg:x="21.82cm" svg:y="6.8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22.054cm" svg:y="7.016cm" svg:viewBox="0 0 278 390" svg:d="M148 215c19 4 88 18 88 79 0 42-29 77-96 77-71 0-102-48-117-121-2-10-4-13-11-13-12 0-12 5-12 21v111c0 16 0 21 10 21 3 0 5-2 21-17 2-2 2-4 17-19 36 34 75 36 92 36 98 0 138-57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322cm" svg:height="0.389cm" svg:x="22.669cm" svg:y="7.016cm" svg:viewBox="0 0 323 390" svg:d="M71 196c0-138 69-175 113-175 8 0 62 0 93 31-35 4-41 29-41 40 0 21 16 39 39 39s40-16 40-41c0-57-65-90-131-90-105 0-184 92-184 196 0 110 84 194 182 194 114 0 141-102 141-111 0-8-8-8-10-8-8 0-10 4-12 8-24 79-80 90-111 90-44 0-119-36-119-173z">
            <text:p/>
          </draw:path>
          <draw:path draw:style-name="gr3" draw:text-style-name="P9" draw:layer="layout" svg:width="0.381cm" svg:height="0.389cm" svg:x="23.051cm" svg:y="7.016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9" draw:layer="layout" svg:width="0.189cm" svg:height="0.587cm" svg:x="23.464cm" svg:y="6.8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189cm" svg:height="0.587cm" svg:x="23.698cm" svg:y="6.8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23.928cm" svg:y="7.016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  <draw:path draw:style-name="gr3" draw:text-style-name="P9" draw:layer="layout" svg:width="0.418cm" svg:height="0.597cm" svg:x="24.309cm" svg:y="6.808cm" svg:viewBox="0 0 419 598" svg:d="M294 542v56l125-10v-27c-60 0-68-5-68-46v-515l-121 10v27c58 0 66 5 66 46v182c-25-28-62-52-108-52-100 0-188 83-188 193 0 107 83 192 181 192 53 0 92-29 113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266cm" svg:height="0.53cm" svg:x="25.046cm" svg:y="6.8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5.386cm" svg:y="6.8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5.851cm" svg:y="7.016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</draw:g>
        <draw:g>
          <svg:title>TexMaths</svg:title>
          <svg:desc>24§display§\text {Variable Separable form,}§svg§600§FALSE§</svg:desc>
          <draw:polygon draw:style-name="gr2" draw:text-style-name="P8" draw:layer="layout" svg:width="8.976cm" svg:height="0.675cm" svg:x="2.422cm" svg:y="8.053cm" svg:viewBox="0 0 8977 676" draw:points="4487,676 0,676 0,0 8977,0 8977,676">
            <text:p/>
          </draw:polygon>
          <draw:path draw:style-name="gr3" draw:text-style-name="P9" draw:layer="layout" svg:width="0.6cm" svg:height="0.597cm" svg:x="2.395cm" svg:y="8.03cm" svg:viewBox="0 0 601 598" svg:d="M509 83c11-31 34-56 92-56v-27c-25 2-60 2-81 2-27 0-75-2-98-2v27c45 0 64 23 64 42 0 6-4 12-6 17l-154 408-161-429c-6-11-6-13-6-15 0-23 48-23 70-23v-27c-31 2-89 2-121 2-41 0-77-2-108-2v27c56 0 71 0 83 31l195 520c8 16 12 20 22 20 15 0 17-4 21-18z">
            <text:p/>
          </draw:path>
          <draw:path draw:style-name="gr3" draw:text-style-name="P9" draw:layer="layout" svg:width="0.381cm" svg:height="0.389cm" svg:x="2.977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3.388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181cm" svg:height="0.566cm" svg:x="3.722cm" svg:y="8.04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3.964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418cm" svg:height="0.597cm" svg:x="4.375cm" svg:y="8.021cm" svg:viewBox="0 0 419 598" svg:d="M123 269v-269l-123 10v27c60 0 65 5 65 46v505h21c2-2 8-13 31-52 14 19 50 62 112 62 101 0 190-83 190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189cm" svg:height="0.587cm" svg:x="4.847cm" svg:y="8.02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5.078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375cm" svg:height="0.614cm" svg:x="5.757cm" svg:y="8.011cm" svg:viewBox="0 0 376 615" svg:d="M248 269l-108-27c-54-13-86-58-86-107 0-60 46-112 113-112 140 0 159 140 165 177 0 6 0 11 10 11 11 0 11-3 11-21v-169c0-15 0-21-9-21-6 0-8 0-14 12l-29 48c-24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9" draw:layer="layout" svg:width="0.327cm" svg:height="0.389cm" svg:x="6.201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418cm" svg:height="0.537cm" svg:x="6.577cm" svg:y="8.234cm" svg:viewBox="0 0 419 538" svg:d="M123 56v-56l-123 10v27c60 0 65 3 65 42v396c0 38-7 38-65 38v25c29 0 73-2 94-2 23 0 67 2 96 2v-25c-56 0-65 0-65-38v-143-7c4 13 40 59 104 59 101 0 190-82 190-192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381cm" svg:height="0.389cm" svg:x="7.057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7.466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381cm" svg:height="0.389cm" svg:x="7.81cm" svg:y="8.228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9" draw:layer="layout" svg:width="0.418cm" svg:height="0.597cm" svg:x="8.219cm" svg:y="8.021cm" svg:viewBox="0 0 419 598" svg:d="M123 269v-269l-123 10v27c60 0 65 5 65 46v505h21c2-2 8-13 31-52 14 19 50 62 112 62 101 0 190-83 190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189cm" svg:height="0.587cm" svg:x="8.691cm" svg:y="8.02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8.922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274cm" svg:height="0.597cm" svg:x="9.582cm" svg:y="8.011cm" svg:viewBox="0 0 275 598" svg:d="M121 233v-98c0-75 40-116 79-116 2 0 15 0 27 6-10 4-25 13-25 35 0 19 13 36 36 36 25 0 37-17 37-36 0-31-31-60-75-60-60 0-133 44-133 135v98h-67v25h67v274c0 39-9 39-67 39v27c35-2 75-4 98-4 34 0 73 0 107 4v-27h-17c-63 0-65-10-65-41v-272h98v-25z">
            <text:p/>
          </draw:path>
          <draw:path draw:style-name="gr3" draw:text-style-name="P9" draw:layer="layout" svg:width="0.375cm" svg:height="0.389cm" svg:x="9.836cm" svg:y="8.228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285cm" svg:height="0.374cm" svg:x="10.258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66cm" svg:height="0.374cm" svg:x="10.592cm" svg:y="8.234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9" draw:layer="layout" svg:width="0.099cm" svg:height="0.253cm" svg:x="11.341cm" svg:y="8.516cm" svg:viewBox="0 0 100 254" svg:d="M100 88c0-53-19-88-54-88-31 0-46 23-46 44 0 23 15 46 46 46 14 0 23-5 33-11l2-2c0 0 2 0 2 11 0 56-25 108-64 148-4 4-6 6-6 8 0 8 4 10 10 10 10 0 77-68 77-166z">
            <text:p/>
          </draw:path>
        </draw:g>
        <draw:g>
          <svg:title>TexMaths</svg:title>
          <svg:desc>24§display§\text {solution of which is obtained by }§svg§600§FALSE§</svg:desc>
          <draw:polygon draw:style-name="gr2" draw:text-style-name="P8" draw:layer="layout" svg:width="11.67cm" svg:height="0.684cm" svg:x="11.91cm" svg:y="8.055cm" svg:viewBox="0 0 11671 685" draw:points="5837,685 0,685 0,0 11671,0 11671,685">
            <text:p/>
          </draw:polygon>
          <draw:path draw:style-name="gr3" draw:text-style-name="P9" draw:layer="layout" svg:width="0.277cm" svg:height="0.389cm" svg:x="11.895cm" svg:y="8.2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2.225cm" svg:y="8.2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189cm" svg:height="0.587cm" svg:x="12.65cm" svg:y="8.02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25cm" svg:height="0.383cm" svg:x="12.884cm" svg:y="8.236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13.341cm" svg:y="8.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13.681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3.911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14.337cm" svg:y="8.236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15.082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4cm" svg:height="0.596cm" svg:x="15.508cm" svg:y="8.01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579cm" svg:height="0.373cm" svg:x="16.034cm" svg:y="8.243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425cm" svg:height="0.587cm" svg:x="16.657cm" svg:y="8.02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7.125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322cm" svg:height="0.389cm" svg:x="17.361cm" svg:y="8.2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5cm" svg:height="0.587cm" svg:x="17.711cm" svg:y="8.02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8.461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696cm" svg:y="8.2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9.304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18cm" svg:height="0.596cm" svg:x="19.727cm" svg:y="8.023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264cm" svg:height="0.529cm" svg:x="20.187cm" svg:y="8.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0.535cm" svg:y="8.2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1cm" svg:height="0.565cm" svg:x="20.95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1.184cm" svg:y="8.236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9" draw:layer="layout" svg:width="0.327cm" svg:height="0.389cm" svg:x="21.648cm" svg:y="8.2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96cm" svg:x="22.029cm" svg:y="8.023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9" draw:layer="layout" svg:width="0.418cm" svg:height="0.596cm" svg:x="22.774cm" svg:y="8.023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414cm" svg:height="0.537cm" svg:x="23.211cm" svg:y="8.24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</draw:g>
        <draw:g>
          <svg:title>TexMaths</svg:title>
          <svg:desc>24§display§\text {Integrating the above equation through out}§svg§600§FALSE§</svg:desc>
          <draw:polygon draw:style-name="gr2" draw:text-style-name="P8" draw:layer="layout" svg:width="15.923cm" svg:height="0.676cm" svg:x="2.415cm" svg:y="9.156cm" svg:viewBox="0 0 15924 677" draw:points="7962,677 0,677 0,0 15924,0 15924,677">
            <text:p/>
          </draw:polygon>
          <draw:path draw:style-name="gr3" draw:text-style-name="P9" draw:layer="layout" svg:width="0.258cm" svg:height="0.577cm" svg:x="2.396cm" svg:y="9.124cm" svg:viewBox="0 0 259 578" svg:d="M167 65c0-28 4-38 69-38h23v-27c-29 2-96 2-128 2-35 0-102 0-131-2v27h23c65 0 69 10 69 38v448c0 31-4 39-69 39h-23v26c29-1 96-1 129-1 34 0 101 0 130 1v-26h-23c-65 0-69-8-69-39z">
            <text:p/>
          </draw:path>
          <draw:path draw:style-name="gr3" draw:text-style-name="P9" draw:layer="layout" svg:width="0.425cm" svg:height="0.374cm" svg:x="2.705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266cm" svg:height="0.529cm" svg:x="3.139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327cm" svg:height="0.389cm" svg:x="3.475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7cm" svg:height="0.558cm" svg:x="3.849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85cm" svg:height="0.374cm" svg:x="4.272cm" svg:y="9.32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4.614cm" svg:y="9.32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66cm" svg:height="0.529cm" svg:x="5.015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5.355cm" svg:y="9.1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5.589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387cm" svg:height="0.558cm" svg:x="6.054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4cm" svg:height="0.529cm" svg:x="6.749cm" svg:y="9.181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425cm" svg:height="0.587cm" svg:x="7.088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7.553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1cm" svg:height="0.389cm" svg:x="8.221cm" svg:y="9.32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418cm" svg:height="0.597cm" svg:x="8.632cm" svg:y="9.114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375cm" svg:height="0.389cm" svg:x="9.124cm" svg:y="9.322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414cm" svg:height="0.374cm" svg:x="9.513cm" svg:y="9.337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9" draw:layer="layout" svg:width="0.327cm" svg:height="0.389cm" svg:x="9.944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27cm" svg:height="0.389cm" svg:x="10.6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37cm" svg:x="10.98cm" svg:y="9.327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9" draw:layer="layout" svg:width="0.425cm" svg:height="0.383cm" svg:x="11.424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381cm" svg:height="0.389cm" svg:x="11.9cm" svg:y="9.322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9" draw:layer="layout" svg:width="0.264cm" svg:height="0.529cm" svg:x="12.303cm" svg:y="9.181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12.643cm" svg:y="9.1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2.872cm" svg:y="9.322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3.298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266cm" svg:height="0.529cm" svg:x="14.037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425cm" svg:height="0.587cm" svg:x="14.375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285cm" svg:height="0.374cm" svg:x="14.841cm" svg:y="9.32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15.172cm" svg:y="9.322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83cm" svg:x="15.596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387cm" svg:height="0.558cm" svg:x="16.061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425cm" svg:height="0.587cm" svg:x="16.487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75cm" svg:height="0.389cm" svg:x="17.234cm" svg:y="9.322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425cm" svg:height="0.383cm" svg:x="17.658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264cm" svg:height="0.529cm" svg:x="18.115cm" svg:y="9.181cm" svg:viewBox="0 0 265 530" svg:d="M131 183h121v-27h-121v-156h-22c0 69-26 160-109 163v20h73v232c0 106 79 115 109 115 60 0 83-59 83-115v-48h-21v48c0 62-25 94-56 94-57 0-57-77-57-9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5.199cm" svg:height="1.6cm" svg:x="1.398cm" svg:y="0.4cm" presentation:class="title" presentation:user-transformed="true">
          <draw:text-box>
            <text:p><text:span text:style-name="T16">Examples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4§display§\text {Verify that the given expression is a solution of the corresponding }§svg§600§FALSE§</svg:desc>
          <draw:polygon draw:style-name="gr2" draw:text-style-name="P8" draw:layer="layout" svg:width="24.233cm" svg:height="0.685cm" svg:x="2.324cm" svg:y="2.859cm" svg:viewBox="0 0 24234 686" draw:points="12117,686 0,686 0,0 24234,0 24234,686">
            <text:p/>
          </draw:polygon>
          <draw:path draw:style-name="gr3" draw:text-style-name="P9" draw:layer="layout" svg:width="0.6cm" svg:height="0.597cm" svg:x="2.297cm" svg:y="2.836cm" svg:viewBox="0 0 601 598" svg:d="M509 83c11-31 34-56 92-56v-27c-25 2-60 2-81 2-27 0-75-2-98-2v27c45 0 64 23 64 42 0 6-4 12-6 18l-154 407-161-429c-6-11-6-13-6-15 0-23 48-23 69-23v-27c-30 2-88 2-120 2-41 0-77-2-108-2v27c56 0 71 0 83 31l195 521c8 15 12 19 22 19 15 0 17-4 21-17z">
            <text:p/>
          </draw:path>
          <draw:path draw:style-name="gr3" draw:text-style-name="P9" draw:layer="layout" svg:width="0.327cm" svg:height="0.389cm" svg:x="2.867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3.24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181cm" svg:height="0.566cm" svg:x="3.57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4cm" svg:height="0.597cm" svg:x="3.812cm" svg:y="2.817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9" draw:layer="layout" svg:width="0.414cm" svg:height="0.537cm" svg:x="4.058cm" svg:y="3.048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9" draw:layer="layout" svg:width="0.264cm" svg:height="0.53cm" svg:x="4.783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425cm" svg:height="0.587cm" svg:x="5.123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81cm" svg:height="0.389cm" svg:x="5.599cm" svg:y="3.03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66cm" svg:height="0.53cm" svg:x="6.003cm" svg:y="2.89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264cm" svg:height="0.53cm" svg:x="6.611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425cm" svg:height="0.587cm" svg:x="6.951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7.416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87cm" svg:height="0.559cm" svg:x="8.072cm" svg:y="3.0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181cm" svg:height="0.566cm" svg:x="8.497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14cm" svg:height="0.374cm" svg:x="8.719cm" svg:y="3.048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9" draw:layer="layout" svg:width="0.327cm" svg:height="0.389cm" svg:x="9.149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9.528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27cm" svg:height="0.389cm" svg:x="10.275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64cm" svg:x="10.635cm" svg:y="3.048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3-25-13-25-27 0-19 25-46 75-107l65 84c8 10 17 23 17 29 0 8-8 19-31 21v25c27 0 73-2 93-2 23 0 55 0 80 2v-25c-44 0-59-2-78-27z">
            <text:p/>
          </draw:path>
          <draw:path draw:style-name="gr3" draw:text-style-name="P9" draw:layer="layout" svg:width="0.418cm" svg:height="0.537cm" svg:x="11.094cm" svg:y="3.04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285cm" svg:height="0.374cm" svg:x="11.563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893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7cm" svg:height="0.389cm" svg:x="12.271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277cm" svg:height="0.389cm" svg:x="12.605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2.93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3.168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3.592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181cm" svg:height="0.566cm" svg:x="14.343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14.577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81cm" svg:height="0.389cm" svg:x="15.199cm" svg:y="3.03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77cm" svg:height="0.389cm" svg:x="15.894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16.223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16.649cm" svg:y="2.82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4cm" svg:x="16.883cm" svg:y="3.04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9" draw:layer="layout" svg:width="0.264cm" svg:height="0.53cm" svg:x="17.34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17.6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7.91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425cm" svg:height="0.374cm" svg:x="18.335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75cm" svg:height="0.389cm" svg:x="19.081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74cm" svg:height="0.597cm" svg:x="19.508cm" svg:y="2.817cm" svg:viewBox="0 0 275 598" svg:d="M121 233v-98c0-75 40-116 79-116 2 0 13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9" draw:layer="layout" svg:width="0.266cm" svg:height="0.53cm" svg:x="20.034cm" svg:y="2.89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0.374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0.838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22cm" svg:height="0.389cm" svg:x="21.501cm" svg:y="3.034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75cm" svg:height="0.389cm" svg:x="21.869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85cm" svg:height="0.374cm" svg:x="22.29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285cm" svg:height="0.374cm" svg:x="22.62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2.952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7cm" svg:height="0.389cm" svg:x="23.33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418cm" svg:height="0.537cm" svg:x="23.661cm" svg:y="3.04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375cm" svg:height="0.389cm" svg:x="24.152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24.576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418cm" svg:height="0.597cm" svg:x="25.047cm" svg:y="2.827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25.515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25.748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87cm" svg:height="0.559cm" svg:x="26.214cm" svg:y="3.0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</draw:g>
        <draw:g>
          <svg:title>TexMaths</svg:title>
          <svg:desc>24§display§\text {differential equation.}§svg§600§FALSE§</svg:desc>
          <draw:polygon draw:style-name="gr2" draw:text-style-name="P8" draw:layer="layout" svg:width="7.462cm" svg:height="0.675cm" svg:x="2.412cm" svg:y="3.86cm" svg:viewBox="0 0 7463 676" draw:points="3731,676 0,676 0,0 7463,0 7463,676">
            <text:p/>
          </draw:polygon>
          <draw:path draw:style-name="gr3" draw:text-style-name="P9" draw:layer="layout" svg:width="0.418cm" svg:height="0.597cm" svg:x="2.399cm" svg:y="3.82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9" draw:layer="layout" svg:width="0.181cm" svg:height="0.566cm" svg:x="2.867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7cm" svg:x="3.096cm" svg:y="3.818cm" svg:viewBox="0 0 509 598" svg:d="M357 258h96v-25h-100v-98c0-77 43-116 79-116 4 0 15 0 29 6-10 4-25 13-25 35 0 19 13 36 36 36s37-17 37-36c0-31-29-60-77-60-50 0-88 33-92 37-25-33-71-37-94-37-81 0-179 44-179 136v97h-67v25h67v274c0 39-9 39-67 39v27c29-2 73-4 94-4s63 2 94 4v-27c-56 0-65 0-65-39v-274h178v274c0 39-9 39-67 39v27c33-2 73-4 96-4 35 0 75 0 108 4v-27h-18c-61 0-63-10-63-41zM121 233v-97c0-82 69-117 123-117 42 0 65 16 67 16v2c-15 0-31 11-31 34 0 6 0 27 23 35-2 11-2 19-2 29v98z">
            <text:p/>
          </draw:path>
          <draw:path draw:style-name="gr3" draw:text-style-name="P9" draw:layer="layout" svg:width="0.327cm" svg:height="0.389cm" svg:x="3.589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285cm" svg:height="0.374cm" svg:x="3.964cm" svg:y="4.04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4.294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25cm" svg:height="0.374cm" svg:x="4.672cm" svg:y="4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266cm" svg:height="0.529cm" svg:x="5.106cm" svg:y="3.895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5.446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5.688cm" svg:y="4.0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189cm" svg:height="0.587cm" svg:x="6.103cm" svg:y="3.82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6.614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18cm" svg:height="0.537cm" svg:x="6.994cm" svg:y="4.041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9" draw:layer="layout" svg:width="0.425cm" svg:height="0.383cm" svg:x="7.437cm" svg:y="4.04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9" draw:layer="layout" svg:width="0.381cm" svg:height="0.389cm" svg:x="7.915cm" svg:y="4.0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64cm" svg:height="0.529cm" svg:x="8.317cm" svg:y="3.895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8.657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887cm" svg:y="4.035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9.311cm" svg:y="4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091cm" svg:height="0.091cm" svg:x="9.826cm" svg:y="4.323cm" svg:viewBox="0 0 92 92" svg:d="M92 46c0-25-21-46-46-46s-46 21-46 46 21 46 46 46 46-21 46-46z">
            <text:p/>
          </draw:path>
        </draw:g>
        <draw:g>
          <svg:title>TexMaths</svg:title>
          <svg:desc>22§display§\text {(i). } y = \left( \sin^{-1}x \right)^2 + c ; \ \  (1 - x^2)\frac{d^2y}{dx^2} - x\frac{dy}{dx} = 2§svg§600§FALSE§</svg:desc>
          <draw:polygon draw:style-name="gr2" draw:text-style-name="P8" draw:layer="layout" svg:width="16.174cm" svg:height="1.625cm" svg:x="2.4cm" svg:y="4.559cm" svg:viewBox="0 0 16175 1626" draw:points="8088,1626 0,1626 0,0 16175,0 16175,1626">
            <text:p/>
          </draw:polygon>
          <draw:path draw:style-name="gr3" draw:text-style-name="P9" draw:layer="layout" svg:width="0.18cm" svg:height="0.773cm" svg:x="2.437cm" svg:y="5.1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7cm" svg:y="5.1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21cm" svg:y="5.1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245cm" svg:y="5.6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759cm" svg:y="5.34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401cm" svg:y="5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03cm" svg:height="0.928cm" svg:x="5.292cm" svg:y="5.025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9" draw:layer="layout" svg:width="0.254cm" svg:height="0.356cm" svg:x="5.554cm" svg:y="5.3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5.859cm" svg:y="5.1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6.073cm" svg:y="5.3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67cm" svg:height="0.027cm" svg:x="6.536cm" svg:y="5.208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7.02cm" svg:y="4.9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7.459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03cm" svg:height="0.928cm" svg:x="7.913cm" svg:y="5.02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9" draw:layer="layout" svg:width="0.24cm" svg:height="0.36cm" svg:x="8.266cm" svg:y="4.8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8.794cm" svg:y="5.2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9.557cm" svg:y="5.34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085cm" svg:height="0.483cm" svg:x="9.926cm" svg:y="5.349cm" svg:viewBox="0 0 86 484" svg:d="M84 40c0-21-19-40-42-40s-42 19-42 40c0 23 19 43 42 43s42-20 42-43zM69 325c0 23 0 83-51 141-6 5-6 7-6 9 0 5 4 9 9 9 9 0 65-62 65-151 0-23-2-81-44-81-28 0-42 21-42 42 0 19 14 40 42 40 4 0 6 0 6 0 5-1 14-3 21-9z">
            <text:p/>
          </draw:path>
          <draw:path draw:style-name="gr3" draw:text-style-name="P9" draw:layer="layout" svg:width="0.18cm" svg:height="0.773cm" svg:x="10.796cm" svg:y="5.1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1.088cm" svg:y="5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1.642cm" svg:y="5.474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2.374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827cm" svg:y="5.0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3.184cm" svg:y="5.1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3.582cm" svg:y="4.6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24cm" svg:height="0.36cm" svg:x="13.988cm" svg:y="4.5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4.323cm" svg:y="4.81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13.534cm" svg:y="5.474cm" svg:viewBox="0 0 1193 33" draw:points="597,33 0,33 0,0 1193,0 1193,33">
            <text:p/>
          </draw:polygon>
          <draw:path draw:style-name="gr3" draw:text-style-name="P9" draw:layer="layout" svg:width="0.369cm" svg:height="0.546cm" svg:x="13.564cm" svg:y="5.6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13.959cm" svg:y="5.8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4.413cm" svg:y="5.6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5.053cm" svg:y="5.474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5.786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6.345cm" svg:y="4.6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56cm" svg:height="0.5cm" svg:x="16.739cm" svg:y="4.817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6.298cm" svg:y="5.474cm" svg:viewBox="0 0 847 33" draw:points="422,33 0,33 0,0 847,0 847,33">
            <text:p/>
          </draw:polygon>
          <draw:path draw:style-name="gr3" draw:text-style-name="P9" draw:layer="layout" svg:width="0.369cm" svg:height="0.546cm" svg:x="16.328cm" svg:y="5.6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6.722cm" svg:y="5.8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7.493cm" svg:y="5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8.304cm" svg:y="5.16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</draw:g>
        <draw:g>
          <svg:title>TexMaths</svg:title>
          <svg:desc>24§display§\text {(1)}§svg§600§FALSE§</svg:desc>
          <draw:polygon draw:style-name="gr2" draw:text-style-name="P8" draw:layer="layout" svg:width="0.91cm" svg:height="0.76cm" svg:x="1.203cm" svg:y="2.765cm" svg:viewBox="0 0 911 761" draw:points="455,761 0,761 0,0 911,0 911,761">
            <text:p/>
          </draw:polygon>
          <draw:path draw:style-name="gr3" draw:text-style-name="P9" draw:layer="layout" svg:width="0.197cm" svg:height="0.844cm" svg:x="1.243cm" svg:y="2.72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28cm" svg:height="0.564cm" svg:x="1.564cm" svg:y="2.794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9" draw:layer="layout" svg:width="0.197cm" svg:height="0.844cm" svg:x="1.96cm" svg:y="2.72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(ii). } y = e^{-x} + Ax + B ; \ \  e^x \frac{d^2y}{dx^2} = 1§svg§600§FALSE§</svg:desc>
          <draw:polygon draw:style-name="gr2" draw:text-style-name="P8" draw:layer="layout" svg:width="12.06cm" svg:height="1.625cm" svg:x="2.401cm" svg:y="6.56cm" svg:viewBox="0 0 12061 1626" draw:points="6030,1626 0,1626 0,0 12061,0 12061,1626">
            <text:p/>
          </draw:polygon>
          <draw:path draw:style-name="gr3" draw:text-style-name="P9" draw:layer="layout" svg:width="0.18cm" svg:height="0.773cm" svg:x="2.438cm" svg:y="7.1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8cm" svg:y="7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03cm" svg:y="7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137cm" svg:y="7.1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461cm" svg:y="7.601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974cm" svg:y="7.34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182cm" svg:x="4.617cm" svg:y="7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5.425cm" svg:y="7.34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5.808cm" svg:y="7.216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259cm" svg:y="7.12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6.838cm" svg:y="7.2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31cm" svg:height="0.555cm" svg:x="7.595cm" svg:y="7.13cm" svg:viewBox="0 0 532 556" svg:d="M111 466c-30 51-60 64-95 65-9 0-16 0-16 16 0 4 4 9 11 9 21 0 44-4 66-4 25 0 53 4 78 4 3 0 14 0 14-16 0-9-7-9-12-9-18-1-37-8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9" draw:layer="layout" svg:width="0.386cm" svg:height="0.351cm" svg:x="8.169cm" svg:y="7.3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8.804cm" svg:y="7.2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9cm" svg:x="9.566cm" svg:y="7.156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9" draw:layer="layout" svg:width="0.085cm" svg:height="0.483cm" svg:x="10.226cm" svg:y="7.35cm" svg:viewBox="0 0 86 484" svg:d="M84 40c0-21-19-40-42-40s-42 19-42 40c0 23 19 43 42 43s42-20 42-43zM69 325c0 23 0 83-51 141-6 5-6 7-6 9 0 5 4 9 9 9 9 0 65-62 65-151 0-23-2-81-44-81-28 0-42 21-42 42 0 19 14 40 42 40 4 0 6 0 6 0 7-1 14-3 21-9z">
            <text:p/>
          </draw:path>
          <draw:path draw:style-name="gr3" draw:text-style-name="P9" draw:layer="layout" svg:width="0.298cm" svg:height="0.351cm" svg:x="11.053cm" svg:y="7.34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91cm" svg:height="0.245cm" svg:x="11.405cm" svg:y="7.12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11.909cm" svg:y="6.62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12.315cm" svg:y="6.5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2.649cm" svg:y="6.818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1.861cm" svg:y="7.475cm" svg:viewBox="0 0 1193 33" draw:points="597,33 0,33 0,0 1193,0 1193,33">
            <text:p/>
          </draw:polygon>
          <draw:path draw:style-name="gr3" draw:text-style-name="P9" draw:layer="layout" svg:width="0.369cm" svg:height="0.546cm" svg:x="11.891cm" svg:y="7.67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2.285cm" svg:y="7.8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739cm" svg:y="7.63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3.403cm" svg:y="7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14.244cm" svg:y="7.168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(iii). } y = x^m ; \ \  x^2 \frac{d^2y}{dx^2} - mx \frac{dy}{dx} +  my = 0§svg§600§FALSE§</svg:desc>
          <draw:polygon draw:style-name="gr2" draw:text-style-name="P8" draw:layer="layout" svg:width="13.732cm" svg:height="1.625cm" svg:x="2.401cm" svg:y="8.661cm" svg:viewBox="0 0 13733 1626" draw:points="6866,1626 0,1626 0,0 13733,0 13733,1626">
            <text:p/>
          </draw:polygon>
          <draw:path draw:style-name="gr3" draw:text-style-name="P9" draw:layer="layout" svg:width="0.18cm" svg:height="0.773cm" svg:x="2.438cm" svg:y="9.2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8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03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3.117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351cm" svg:y="9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675cm" svg:y="9.702cm" svg:viewBox="0 0 84 84" svg:d="M84 42c0-23-19-42-42-42s-42 19-42 42 19 42 42 42 42-19 42-42z">
            <text:p/>
          </draw:path>
          <draw:path draw:style-name="gr3" draw:text-style-name="P9" draw:layer="layout" svg:width="0.358cm" svg:height="0.5cm" svg:x="4.189cm" svg:y="9.44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832cm" svg:y="9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5.627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497cm" svg:height="0.245cm" svg:x="6.072cm" svg:y="9.22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6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085cm" svg:height="0.483cm" svg:x="6.701cm" svg:y="9.451cm" svg:viewBox="0 0 86 484" svg:d="M84 40c0-21-19-40-42-40s-42 19-42 40c0 23 19 43 42 43s42-20 42-43zM69 325c0 23 0 83-51 141-6 5-6 7-6 9 0 5 4 9 9 9 9 0 65-62 65-151 0-23-2-81-44-81-28 0-42 21-42 42 0 19 14 40 42 40 4 0 6 0 6 0 7-1 14-3 21-9z">
            <text:p/>
          </draw:path>
          <draw:path draw:style-name="gr3" draw:text-style-name="P9" draw:layer="layout" svg:width="0.386cm" svg:height="0.351cm" svg:x="7.516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7.968cm" svg:y="9.1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8.422cm" svg:y="8.72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24cm" svg:height="0.36cm" svg:x="8.829cm" svg:y="8.6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9.163cm" svg:y="8.919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8.374cm" svg:y="9.576cm" svg:viewBox="0 0 1193 33" draw:points="597,33 0,33 0,0 1193,0 1193,33">
            <text:p/>
          </draw:polygon>
          <draw:path draw:style-name="gr3" draw:text-style-name="P9" draw:layer="layout" svg:width="0.369cm" svg:height="0.546cm" svg:x="8.404cm" svg:y="9.77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8.799cm" svg:y="9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253cm" svg:y="9.7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9.893cm" svg:y="9.57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625cm" svg:y="9.444cm" svg:viewBox="0 0 635 352" svg:d="M46 297c-2 13-7 30-7 34 0 14 10 21 23 21 8 0 22-7 28-21 2-2 10-39 14-58l17-71c6-16 9-33 15-51 1-14 8-37 8-38 13-25 53-95 127-95 35 0 42 28 42 54 0 19-5 41-12 63l-21 90-16 60c-4 16-11 42-11 46 0 14 13 21 23 21 25 0 30-19 36-44 10-44 40-157 45-188 4-9 44-102 129-102 33 0 42 26 42 54 0 44-32 132-48 174-7 18-10 27-10 43 0 36 26 63 63 63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305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1.865cm" svg:y="8.72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8cm" svg:height="0.5cm" svg:x="12.259cm" svg:y="8.91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1.817cm" svg:y="9.576cm" svg:viewBox="0 0 847 33" draw:points="422,33 0,33 0,0 847,0 847,33">
            <text:p/>
          </draw:polygon>
          <draw:path draw:style-name="gr3" draw:text-style-name="P9" draw:layer="layout" svg:width="0.369cm" svg:height="0.546cm" svg:x="11.847cm" svg:y="9.77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2.241cm" svg:y="9.9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2.97cm" svg:y="9.3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3.721cm" svg:y="9.444cm" svg:viewBox="0 0 635 352" svg:d="M46 297c-2 13-7 30-7 34 0 14 10 21 23 21 8 0 22-7 28-21 2-2 10-39 14-58l17-71c6-16 9-33 15-51 1-14 8-37 8-38 13-25 53-95 127-95 35 0 42 28 42 54 0 19-5 41-12 63l-21 90-16 60c-4 16-11 42-11 46 0 14 13 21 23 21 25 0 30-19 36-44 10-44 40-157 45-188 4-9 44-102 129-102 33 0 42 26 42 54 0 44-32 132-48 174-7 18-10 27-10 43 0 36 26 63 63 63 72 0 102-113 102-120s-7-7-8-7c-9 0-9 2-13 14-12 41-37 95-79 95-14 0-19-7-19-24 0-20 7-39 14-57 16-40 47-126 47-170 0-50-30-83-88-83-60 0-98 33-126 76-2-11-4-37-25-57-19-15-44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4.401cm" svg:y="9.44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182cm" svg:x="15.043cm" svg:y="9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5.846cm" svg:y="9.26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4§display§\text {Solutions : }§svg§600§FALSE§</svg:desc>
          <draw:polygon draw:style-name="gr2" draw:text-style-name="P8" draw:layer="layout" svg:width="3.737cm" svg:height="0.529cm" svg:x="1.202cm" svg:y="10.566cm" svg:viewBox="0 0 3738 530" draw:points="1870,530 0,530 0,0 3738,0 3738,530">
            <text:p/>
          </draw:polygon>
          <draw:path draw:style-name="gr3" draw:text-style-name="P9" draw:layer="layout" svg:width="0.375cm" svg:height="0.613cm" svg:x="1.208cm" svg:y="10.524cm" svg:viewBox="0 0 376 614" svg:d="M248 269l-108-27c-54-14-86-58-86-108 0-59 46-111 113-111 140 0 159 140 165 177 0 5 0 11 10 11 11 0 11-4 11-21v-169c0-15 0-21-9-21-6 0-8 0-14 12l-29 47c-25-24-61-59-136-59-94 0-165 75-165 163 0 71 44 132 111 156 10 3 52 13 112 28 23 6 48 12 73 43 17 23 25 49 25 78 0 60-43 121-114 121-25 0-88-4-134-46-48-46-52-100-52-130 0-8-8-8-9-8-12 0-12 6-12 21v169c0 13 0 19 10 19 5 0 5 0 11-10 0-2 4-3 31-48 27 29 80 58 157 58 98 0 167-83 167-175 0-84-57-153-128-170z">
            <text:p/>
          </draw:path>
          <draw:path draw:style-name="gr3" draw:text-style-name="P9" draw:layer="layout" svg:width="0.375cm" svg:height="0.389cm" svg:x="1.651cm" svg:y="10.74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077cm" svg:y="10.534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425cm" svg:height="0.383cm" svg:x="2.312cm" svg:y="10.747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2.769cm" svg:y="10.601cm" svg:viewBox="0 0 267 530" svg:d="M131 182h120v-27h-120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108cm" svg:y="10.55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339cm" svg:y="10.74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3.763cm" svg:y="10.7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77cm" svg:height="0.389cm" svg:x="4.233cm" svg:y="10.741cm" svg:viewBox="0 0 278 390" svg:d="M148 215c19 4 88 17 88 79 0 42-29 76-96 76-71 0-102-48-117-121-2-9-4-13-11-13-12 0-12 6-12 21v111c0 16 0 22 10 22 3 0 5-2 21-18 2-2 2-4 17-19 36 35 75 37 92 37 98 0 138-58 138-119 0-45-27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091cm" svg:height="0.364cm" svg:x="4.892cm" svg:y="10.754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2§display§\text {(i). Given that, } y = \left( \sin^{-1}x \right)^2 + c §svg§600§FALSE§</svg:desc>
          <draw:polygon draw:style-name="gr2" draw:text-style-name="P8" draw:layer="layout" svg:width="11.547cm" svg:height="1.035cm" svg:x="2.401cm" svg:y="11.361cm" svg:viewBox="0 0 11548 1036" draw:points="5774,1036 0,1036 0,0 11548,0 11548,1036">
            <text:p/>
          </draw:polygon>
          <draw:path draw:style-name="gr3" draw:text-style-name="P9" draw:layer="layout" svg:width="0.18cm" svg:height="0.773cm" svg:x="2.438cm" svg:y="11.58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9" draw:layer="layout" svg:width="0.166cm" svg:height="0.518cm" svg:x="2.688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22cm" svg:y="11.584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9" draw:layer="layout" svg:width="0.083cm" svg:height="0.083cm" svg:x="3.246cm" svg:y="12.082cm" svg:viewBox="0 0 84 84" svg:d="M84 42c0-23-19-42-42-42s-42 19-42 42 19 42 42 42 42-19 42-42z">
            <text:p/>
          </draw:path>
          <draw:path draw:style-name="gr3" draw:text-style-name="P9" draw:layer="layout" svg:width="0.525cm" svg:height="0.562cm" svg:x="3.781cm" svg:y="11.619cm" svg:viewBox="0 0 526 563" svg:d="M417 498c9 17 41 47 49 47 7 0 7-5 7-18v-135c0-30 4-33 53-33v-25c-28 2-70 4-93 4-32 0-99 0-125-4v25h25c68 0 72 8 72 37v49c0 88-99 95-122 95-49 0-204-28-204-259 0-232 153-256 201-256 83 0 153 68 169 182 2 11 2 15 12 15 12 0 12-4 12-20v-183c0-14 0-19-8-19-4 0-6 0-13 9l-38 58c-25-25-67-67-145-67-144 0-269 123-269 281 0 159 125 282 271 282 56 0 120-20 146-65z">
            <text:p/>
          </draw:path>
          <draw:path draw:style-name="gr3" draw:text-style-name="P9" draw:layer="layout" svg:width="0.166cm" svg:height="0.518cm" svg:x="4.369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573cm" svg:y="11.83cm" svg:viewBox="0 0 380 343" svg:d="M308 76c7-18 21-51 72-51v-25c-17 2-40 2-58 2-19 0-54-2-69-2v25c30 0 39 17 39 33 0 7-2 9-5 18l-79 198-88-216c-4-11-4-12-4-14 0-19 30-19 44-19v-25c-23 0-67 2-84 2-21 0-53 0-76-2v25c49 0 53 3 62 28l112 276c6 10 6 14 16 14 11 0 14-7 16-14z">
            <text:p/>
          </draw:path>
          <draw:path draw:style-name="gr3" draw:text-style-name="P9" draw:layer="layout" svg:width="0.3cm" svg:height="0.356cm" svg:x="4.967cm" svg:y="11.81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9" draw:layer="layout" svg:width="0.39cm" svg:height="0.342cm" svg:x="5.314cm" svg:y="11.82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244cm" svg:height="0.484cm" svg:x="5.991cm" svg:y="11.688cm" svg:viewBox="0 0 245 485" svg:d="M120 167h111v-25h-111v-142h-20c0 63-24 146-100 149v18h67v213c0 96 72 105 100 105 55 0 78-54 78-105v-44h-21v44c0 56-23 86-52 86-52 0-52-70-52-84z">
            <text:p/>
          </draw:path>
          <draw:path draw:style-name="gr3" draw:text-style-name="P9" draw:layer="layout" svg:width="0.39cm" svg:height="0.537cm" svg:x="6.301cm" svg:y="11.628cm" svg:viewBox="0 0 391 538" svg:d="M60 478c0 35-7 35-60 35v25c26-2 67-2 88-2 19 0 60 0 86 2v-25c-51 0-60 0-60-35v-142c0-81 55-123 104-123 50 0 58 42 58 86v179c0 35-8 35-60 35v25c27-2 67-2 88-2 20 0 60 0 87 2v-25c-41 0-60 0-60-22v-148c0-67 0-92-25-120-10-12-37-28-81-28-67 0-100 48-112 76v-271l-113 9v24c55 0 60 6 60 43z">
            <text:p/>
          </draw:path>
          <draw:path draw:style-name="gr3" draw:text-style-name="P9" draw:layer="layout" svg:width="0.349cm" svg:height="0.356cm" svg:x="6.739cm" svg:y="11.818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242cm" svg:height="0.484cm" svg:x="7.107cm" svg:y="11.688cm" svg:viewBox="0 0 243 485" svg:d="M120 167h111v-25h-111v-142h-20c0 63-24 146-100 149v18h67v213c0 96 72 105 100 105 55 0 76-54 76-105v-44h-19v44c0 56-23 86-52 86-52 0-52-70-52-84z">
            <text:p/>
          </draw:path>
          <draw:path draw:style-name="gr3" draw:text-style-name="P9" draw:layer="layout" svg:width="0.091cm" svg:height="0.231cm" svg:x="7.459cm" svg:y="12.08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358cm" svg:height="0.5cm" svg:x="7.888cm" svg:y="11.82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1 0 69 49 94 95 94 30 0 56-14 77-36-9 41-19 78-49 120-21 26-51 49-86 49-11 0-46-3-59-33 13 0 22 0 32-9 9-7 16-17 16-32 0-24-21-28-28-28-18 0-44 13-44 51 0 39 35 67 83 67 81 0 160-70 181-158z">
            <text:p/>
          </draw:path>
          <draw:path draw:style-name="gr3" draw:text-style-name="P9" draw:layer="layout" svg:width="0.515cm" svg:height="0.182cm" svg:x="8.531cm" svg:y="11.8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03cm" svg:height="0.927cm" svg:x="9.421cm" svg:y="11.507cm" svg:viewBox="0 0 204 928" svg:d="M204 920c0-2-2-4-3-7-37-37-90-101-122-227-17-71-24-150-24-222 0-204 47-346 142-446 7-7 7-9 7-11 0-7-7-7-10-7-11 0-53 46-64 58-79 93-130 234-130 406 0 109 19 266 121 396 9 9 59 68 73 68 3 0 10 0 10-8z">
            <text:p/>
          </draw:path>
          <draw:path draw:style-name="gr3" draw:text-style-name="P9" draw:layer="layout" svg:width="0.254cm" svg:height="0.356cm" svg:x="9.683cm" svg:y="11.81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9.988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0.203cm" svg:y="11.82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67cm" svg:height="0.027cm" svg:x="10.665cm" svg:y="11.689cm" svg:viewBox="0 0 368 28" svg:d="M347 28c7 0 21 0 21-14s-13-14-21-14h-326c-9 0-21 0-21 14s12 14 21 14z">
            <text:p/>
          </draw:path>
          <draw:path draw:style-name="gr3" draw:text-style-name="P9" draw:layer="layout" svg:width="0.198cm" svg:height="0.359cm" svg:x="11.149cm" svg:y="11.48cm" svg:viewBox="0 0 199 360" svg:d="M123 16c0-16 0-16-16-16-35 33-84 35-107 35v20c12 0 49 0 79-16v277c0 18 0 25-54 25h-21v19c10 0 77-1 96-1 18 0 87 1 99 1v-19h-21c-55 0-55-7-55-25z">
            <text:p/>
          </draw:path>
          <draw:path draw:style-name="gr3" draw:text-style-name="P9" draw:layer="layout" svg:width="0.386cm" svg:height="0.351cm" svg:x="11.588cm" svg:y="11.8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7 5-33 14-68z">
            <text:p/>
          </draw:path>
          <draw:path draw:style-name="gr3" draw:text-style-name="P9" draw:layer="layout" svg:width="0.203cm" svg:height="0.927cm" svg:x="12.042cm" svg:y="11.507cm" svg:viewBox="0 0 204 928" svg:d="M204 464c0-109-19-265-121-395-9-11-60-69-74-69-4 0-9 2-9 7 0 4 2 5 5 9 37 40 88 102 120 225 18 70 25 151 25 223 0 78-7 157-27 232-30 109-75 171-116 215-7 7-7 7-7 9 0 7 5 8 9 8 12 0 54-47 65-58 79-95 130-233 130-406z">
            <text:p/>
          </draw:path>
          <draw:path draw:style-name="gr3" draw:text-style-name="P9" draw:layer="layout" svg:width="0.24cm" svg:height="0.359cm" svg:x="12.397cm" svg:y="11.322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9" draw:layer="layout" svg:width="0.515cm" svg:height="0.516cm" svg:x="12.923cm" svg:y="11.71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9" draw:layer="layout" svg:width="0.302cm" svg:height="0.351cm" svg:x="13.685cm" svg:y="11.821cm" svg:viewBox="0 0 303 352" svg:d="M276 47c-12 0-23 0-35 13-12 10-14 24-14 30 0 17 14 26 30 26 23 0 44-18 44-49 0-39-37-67-93-67-104 0-208 111-208 220 0 70 46 132 127 132 111 0 176-83 176-92 0-5-6-10-9-10-5 0-7 1-11 8-61 76-146 76-156 76-48 0-69-37-69-84 0-32 16-108 42-155 23-44 67-77 109-77 27 0 57 8 67 29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5cm" svg:y="12.763cm" svg:viewBox="0 0 4745 478" draw:points="2372,478 0,478 0,0 4745,0 4745,478">
            <text:p/>
          </draw:polygon>
          <draw:path draw:style-name="gr3" draw:text-style-name="P9" draw:layer="layout" svg:width="0.52cm" svg:height="0.53cm" svg:x="3.803cm" svg:y="12.742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3cm" svg:y="12.75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2cm" svg:y="12.724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cm" svg:y="13.188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4cm" svg:y="12.928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2cm" svg:y="13.188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1cm" svg:y="12.928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3cm" svg:y="13.188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7cm" svg:y="12.786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4cm" svg:y="13.188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2cm" svg:y="12.928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y}{dx} = 2 \sin^{-1}x \frac{d}{dx}(\sin^{-1}x) + 0§svg§600§FALSE§</svg:desc>
          <draw:polygon draw:style-name="gr2" draw:text-style-name="P8" draw:layer="layout" svg:width="10.04cm" svg:height="1.522cm" svg:x="3.781cm" svg:y="13.757cm" svg:viewBox="0 0 10041 1523" draw:points="5019,1523 0,1523 0,0 10041,0 10041,1523">
            <text:p/>
          </draw:polygon>
          <draw:path draw:style-name="gr3" draw:text-style-name="P9" draw:layer="layout" svg:width="0.369cm" svg:height="0.546cm" svg:x="3.791cm" svg:y="13.71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184cm" svg:y="13.91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3.742cm" svg:y="14.568cm" svg:viewBox="0 0 847 33" draw:points="422,33 0,33 0,0 847,0 847,33">
            <text:p/>
          </draw:polygon>
          <draw:path draw:style-name="gr3" draw:text-style-name="P9" draw:layer="layout" svg:width="0.369cm" svg:height="0.546cm" svg:x="3.774cm" svg:y="14.77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166cm" svg:y="1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937cm" svg:y="14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5.748cm" svg:y="14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254cm" svg:height="0.356cm" svg:x="6.252cm" svg:y="14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556cm" svg:y="14.2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771cm" svg:y="14.4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7.234cm" svg:y="14.30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7.718cm" svg:y="14.0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8.156cm" svg:y="14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8.92cm" svg:y="13.71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8.668cm" svg:y="14.568cm" svg:viewBox="0 0 847 33" draw:points="422,33 0,33 0,0 847,0 847,33">
            <text:p/>
          </draw:polygon>
          <draw:path draw:style-name="gr3" draw:text-style-name="P9" draw:layer="layout" svg:width="0.369cm" svg:height="0.546cm" svg:x="8.7cm" svg:y="14.77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094cm" svg:y="1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9.682cm" svg:y="14.1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54cm" svg:height="0.356cm" svg:x="9.932cm" svg:y="14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236cm" svg:y="14.2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451cm" svg:y="14.4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0.914cm" svg:y="14.30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1.398cm" svg:y="14.0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11.838cm" svg:y="14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12.301cm" svg:y="14.1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517cm" svg:x="12.772cm" svg:y="14.3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6cm" svg:height="0.532cm" svg:x="13.533cm" svg:y="14.26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5.904cm" svg:y="11.664cm" svg:viewBox="0 0 2768 697" draw:points="1383,697 0,697 0,0 2768,0 2768,697">
            <text:p/>
          </draw:polygon>
          <draw:path draw:style-name="gr3" draw:text-style-name="P9" draw:layer="layout" svg:width="0.083cm" svg:height="0.083cm" svg:x="15.932cm" svg:y="1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1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12.1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875cm" svg:y="11.6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8.167cm" svg:y="11.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53cm" svg:y="11.6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frac{dy}{dx} = 2 \sin^{-1}x \times \frac{1}{\sqrt{1 - x^2}}§svg§600§FALSE§</svg:desc>
          <draw:polygon draw:style-name="gr2" draw:text-style-name="P8" draw:layer="layout" svg:width="8.559cm" svg:height="1.703cm" svg:x="3.782cm" svg:y="0.757cm" svg:viewBox="0 0 8560 1704" draw:points="4280,1704 0,1704 0,0 8560,0 8560,1704">
            <text:p/>
          </draw:polygon>
          <draw:path draw:style-name="gr3" draw:text-style-name="P9" draw:layer="layout" svg:width="0.369cm" svg:height="0.547cm" svg:x="3.792cm" svg:y="0.718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9" draw:layer="layout" svg:width="0.358cm" svg:height="0.501cm" svg:x="4.185cm" svg:y="0.913cm" svg:viewBox="0 0 359 502" svg:d="M355 48c4-11 4-13 4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3.743cm" svg:y="1.568cm" svg:viewBox="0 0 846 33" draw:points="422,33 0,33 0,0 846,0 846,33">
            <text:p/>
          </draw:polygon>
          <draw:path draw:style-name="gr3" draw:text-style-name="P9" draw:layer="layout" svg:width="0.369cm" svg:height="0.547cm" svg:x="3.775cm" svg:y="1.7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167cm" svg:y="1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9" draw:layer="layout" svg:width="0.515cm" svg:height="0.182cm" svg:x="4.938cm" svg:y="1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5.749cm" svg:y="1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254cm" svg:height="0.356cm" svg:x="6.252cm" svg:y="1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557cm" svg:y="1.26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772cm" svg:y="1.436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7.234cm" svg:y="1.304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7.718cm" svg:y="1.09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9" draw:layer="layout" svg:width="0.386cm" svg:height="0.351cm" svg:x="8.157cm" svg:y="1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9" draw:layer="layout" svg:width="0.374cm" svg:height="0.374cm" svg:x="8.862cm" svg:y="1.398cm" svg:viewBox="0 0 375 375" svg:d="M188 165l-155-154c-10-9-12-11-17-11-9 0-16 7-16 16 0 5 2 7 11 16l154 155-154 156c-9 9-11 11-11 16 0 9 7 16 16 16 5 0 7-2 17-11l154-154 161 160c2 1 7 5 11 5 11 0 16-7 16-16 0-2 0-5-2-9-2-1-125-123-164-163l143-141c3-6 16-16 19-20 0-1 4-5 4-10 0-9-5-16-16-16-5 0-9 4-18 12z">
            <text:p/>
          </draw:path>
          <draw:path draw:style-name="gr3" draw:text-style-name="P9" draw:layer="layout" svg:width="0.256cm" svg:height="0.517cm" svg:x="10.872cm" svg:y="0.7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2.765cm" svg:height="0.032cm" svg:x="9.614cm" svg:y="1.568cm" svg:viewBox="0 0 2766 33" draw:points="1383,33 0,33 0,0 2766,0 2766,33">
            <text:p/>
          </draw:polygon>
          <draw:path draw:style-name="gr3" draw:text-style-name="P9" draw:layer="layout" svg:width="0.604cm" svg:height="0.774cm" svg:x="9.67cm" svg:y="1.723cm" svg:viewBox="0 0 605 775" svg:d="M245 694l-136-301c-5-13-10-13-12-13 0 0-5 0-13 6l-73 56c-11 7-11 10-11 12 0 4 2 9 7 9s19-11 26-18c6-3 18-12 27-17l151 334c5 13 11 13 18 13 10 0 12-4 19-14l352-729c5-13 5-14 5-16 0-9-7-16-15-16s-13 4-18 16z">
            <text:p/>
          </draw:path>
          <draw:polygon draw:style-name="gr3" draw:text-style-name="P9" draw:layer="layout" svg:width="2.121cm" svg:height="0.032cm" svg:x="10.258cm" svg:y="1.723cm" svg:viewBox="0 0 2122 33" draw:points="1061,33 0,33 0,0 2122,0 2122,33">
            <text:p/>
          </draw:polygon>
          <draw:path draw:style-name="gr3" draw:text-style-name="P9" draw:layer="layout" svg:width="0.256cm" svg:height="0.517cm" svg:x="10.326cm" svg:y="1.8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0.881cm" svg:y="2.19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1.613cm" svg:y="2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9" draw:layer="layout" svg:width="0.24cm" svg:height="0.36cm" svg:x="12.065cm" svg:y="1.8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(\ \sqrt{1 - x^2} \ )\frac{dy}{dx} = 2 \sin^{-1}x §svg§600§FALSE§</svg:desc>
          <draw:polygon draw:style-name="gr2" draw:text-style-name="P8" draw:layer="layout" svg:width="8.825cm" svg:height="1.522cm" svg:x="3.744cm" svg:y="2.957cm" svg:viewBox="0 0 8826 1523" draw:points="4414,1523 0,1523 0,0 8826,0 8826,1523">
            <text:p/>
          </draw:polygon>
          <draw:path draw:style-name="gr3" draw:text-style-name="P9" draw:layer="layout" svg:width="0.18cm" svg:height="0.774cm" svg:x="3.781cm" svg:y="3.3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705cm" svg:height="0.929cm" svg:x="4.349cm" svg:y="3.187cm" svg:viewBox="0 0 706 930" svg:d="M243 930c24 0 24 0 33-16l424-884c6-11 6-12 6-14 0-9-7-16-16-16-11 0-14 7-18 16l-399 833-166-384-107 82 12 13 55-42z">
            <text:p/>
          </draw:path>
          <draw:polygon draw:style-name="gr3" draw:text-style-name="P9" draw:layer="layout" svg:width="2.121cm" svg:height="0.032cm" svg:x="5.037cm" svg:y="3.187cm" svg:viewBox="0 0 2122 33" draw:points="1061,33 0,33 0,0 2122,0 2122,33">
            <text:p/>
          </draw:polygon>
          <draw:path draw:style-name="gr3" draw:text-style-name="P9" draw:layer="layout" svg:width="0.256cm" svg:height="0.517cm" svg:x="5.106cm" svg:y="3.46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5.659cm" svg:y="3.768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6.391cm" svg:y="3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6.845cm" svg:y="3.3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7.459cm" svg:y="3.3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7.857cm" svg:y="2.91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8.251cm" svg:y="3.11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7.807cm" svg:y="3.768cm" svg:viewBox="0 0 846 33" draw:points="422,33 0,33 0,0 846,0 846,33">
            <text:p/>
          </draw:polygon>
          <draw:path draw:style-name="gr3" draw:text-style-name="P9" draw:layer="layout" svg:width="0.369cm" svg:height="0.546cm" svg:x="7.839cm" svg:y="3.97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8.233cm" svg:y="4.1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9.004cm" svg:y="3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9.815cm" svg:y="3.4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254cm" svg:height="0.356cm" svg:x="10.317cm" svg:y="3.6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621cm" svg:y="3.4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836cm" svg:y="3.636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1.299cm" svg:y="3.504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11.783cm" svg:y="3.2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12.223cm" svg:y="3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ext {Squaring both sides we get, }§svg§600§FALSE§</svg:desc>
          <draw:polygon draw:style-name="gr2" draw:text-style-name="P8" draw:layer="layout" svg:width="9.176cm" svg:height="0.628cm" svg:x="3.804cm" svg:y="5.064cm" svg:viewBox="0 0 9177 629" draw:points="4589,629 0,629 0,0 9177,0 9177,629">
            <text:p/>
          </draw:polygon>
          <draw:path draw:style-name="gr3" draw:text-style-name="P9" draw:layer="layout" svg:width="0.344cm" svg:height="0.563cm" svg:x="3.809cm" svg:y="5.025cm" svg:viewBox="0 0 345 564" svg:d="M227 247l-99-25c-49-12-79-53-79-99 0-54 43-102 104-102 129 0 146 129 152 162 0 5 0 11 8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9" draw:layer="layout" svg:width="0.383cm" svg:height="0.492cm" svg:x="4.221cm" svg:y="5.229cm" svg:viewBox="0 0 384 493" svg:d="M269 296v139c0 35-9 35-61 35v23c26 0 67-2 88-2s60 2 88 2v-23c-53 0-62 0-62-35v-435h-17l-29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9" draw:layer="layout" svg:width="0.39cm" svg:height="0.351cm" svg:x="4.628cm" svg:y="5.229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349cm" svg:height="0.357cm" svg:x="5.064cm" svg:y="5.22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5.441cm" svg:y="5.22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166cm" svg:height="0.519cm" svg:x="5.747cm" svg:y="5.05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5.962cm" svg:y="5.2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6.388cm" svg:y="5.22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5 0 155 67 0 40-57 79-133 79z">
            <text:p/>
          </draw:path>
          <draw:path draw:style-name="gr3" draw:text-style-name="P9" draw:layer="layout" svg:width="0.383cm" svg:height="0.547cm" svg:x="7.032cm" svg:y="5.034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344cm" svg:height="0.357cm" svg:x="7.484cm" svg:y="5.224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242cm" svg:height="0.485cm" svg:x="7.863cm" svg:y="5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8.174cm" svg:y="5.034cm" svg:viewBox="0 0 391 539" svg:d="M60 479c0 35-7 35-60 35v25c26-2 67-2 88-2 19 0 60 0 86 2v-25c-51 0-60 0-60-35v-143c0-81 55-123 104-123 50 0 58 42 58 86v180c0 35-8 35-60 35v25c27-2 67-2 89-2 19 0 59 0 86 2v-25c-41 0-60 0-60-23v-148c0-66 0-91-25-119-10-13-37-29-81-29-67 0-100 48-112 76v-271l-113 9v24c55 0 60 6 60 43z">
            <text:p/>
          </draw:path>
          <draw:path draw:style-name="gr3" draw:text-style-name="P9" draw:layer="layout" svg:width="0.254cm" svg:height="0.357cm" svg:x="8.863cm" svg:y="5.22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9.167cm" svg:y="5.05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83cm" svg:height="0.547cm" svg:x="9.384cm" svg:y="5.034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3cm" svg:height="0.357cm" svg:x="9.808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0.155cm" svg:y="5.22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531cm" svg:height="0.342cm" svg:x="10.707cm" svg:y="5.236cm" svg:viewBox="0 0 532 343" svg:d="M466 74c15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9" draw:layer="layout" svg:width="0.3cm" svg:height="0.357cm" svg:x="11.251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11.853cm" svg:y="5.22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5 0 155 67 0 40-57 79-133 79z">
            <text:p/>
          </draw:path>
          <draw:path draw:style-name="gr3" draw:text-style-name="P9" draw:layer="layout" svg:width="0.3cm" svg:height="0.357cm" svg:x="12.239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42cm" svg:height="0.485cm" svg:x="12.576cm" svg:y="5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091cm" svg:height="0.231cm" svg:x="12.928cm" svg:y="5.488cm" svg:viewBox="0 0 92 232" svg:d="M92 81c0-49-18-81-50-81-28 0-42 21-42 41 0 21 14 42 42 42 13 0 21-6 30-11l2-2c0 0 2 0 2 11 0 51-23 99-58 136-4 3-6 5-6 7 0 7 4 8 9 8 9 0 71-61 71-151z">
            <text:p/>
          </draw:path>
        </draw:g>
        <draw:g>
          <svg:title>TexMaths</svg:title>
          <svg:desc>22§display§(\ 1 - x^2 \ ) \left( \frac{dy}{dx} \right)^2 = 4 (\ \sin^{-1}x \ )^2§svg§600§FALSE§</svg:desc>
          <draw:polygon draw:style-name="gr2" draw:text-style-name="P8" draw:layer="layout" svg:width="10.962cm" svg:height="1.946cm" svg:x="3.745cm" svg:y="6.058cm" svg:viewBox="0 0 10963 1947" draw:points="5483,1947 0,1947 0,0 10963,0 10963,1947">
            <text:p/>
          </draw:polygon>
          <draw:path draw:style-name="gr3" draw:text-style-name="P9" draw:layer="layout" svg:width="0.18cm" svg:height="0.773cm" svg:x="3.782cm" svg:y="6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3cm" svg:y="6.79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7cm" svg:y="7.1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19cm" svg:y="6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2cm" svg:y="6.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8cm" svg:y="6.7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7.233cm" svg:y="6.18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783cm" svg:y="6.2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7cm" svg:y="6.44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735cm" svg:y="7.1cm" svg:viewBox="0 0 847 33" draw:points="422,33 0,33 0,0 847,0 847,33">
            <text:p/>
          </draw:polygon>
          <draw:path draw:style-name="gr3" draw:text-style-name="P9" draw:layer="layout" svg:width="0.369cm" svg:height="0.546cm" svg:x="7.765cm" svg:y="7.30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159cm" svg:y="7.4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8.7cm" svg:y="6.18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9.275cm" svg:y="6.0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845cm" svg:y="7.0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0.641cm" svg:y="6.7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11.083cm" svg:y="6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4cm" svg:height="0.356cm" svg:x="11.589cm" svg:y="6.962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1.894cm" svg:y="6.79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109cm" svg:y="6.9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2.572cm" svg:y="6.83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3.056cm" svg:y="6.6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13.494cm" svg:y="6.9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4.215cm" svg:y="6.7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4cm" svg:height="0.36cm" svg:x="14.506cm" svg:y="6.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(\ 1 - x^2 \ ) \left( \frac{dy}{dx} \right)^2 = 4 (\ y - c \ ) §svg§600§FALSE§</svg:desc>
          <draw:polygon draw:style-name="gr2" draw:text-style-name="P8" draw:layer="layout" svg:width="9.948cm" svg:height="1.946cm" svg:x="3.746cm" svg:y="8.458cm" svg:viewBox="0 0 9949 1947" draw:points="4974,1947 0,1947 0,0 9949,0 9949,1947">
            <text:p/>
          </draw:polygon>
          <draw:path draw:style-name="gr3" draw:text-style-name="P9" draw:layer="layout" svg:width="0.18cm" svg:height="0.773cm" svg:x="3.783cm" svg:y="9.1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4cm" svg:y="9.19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8cm" svg:y="9.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cm" svg:y="9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3cm" svg:y="9.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9cm" svg:y="9.1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7.234cm" svg:y="8.58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783cm" svg:y="8.6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8cm" svg:y="8.84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736cm" svg:y="9.5cm" svg:viewBox="0 0 847 33" draw:points="422,33 0,33 0,0 847,0 847,33">
            <text:p/>
          </draw:polygon>
          <draw:path draw:style-name="gr3" draw:text-style-name="P9" draw:layer="layout" svg:width="0.369cm" svg:height="0.546cm" svg:x="7.766cm" svg:y="9.70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16cm" svg:y="9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8.7cm" svg:y="8.58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9.276cm" svg:y="8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846cm" svg:y="9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0.642cm" svg:y="9.1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11.083cm" svg:y="9.1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11.587cm" svg:y="9.36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472cm" svg:height="0.032cm" svg:x="12.208cm" svg:y="9.5cm" svg:viewBox="0 0 473 33" svg:d="M447 33c12 0 26 0 26-17 0-16-14-16-26-16h-421c-12 0-26 0-26 16 0 17 14 17 26 17z">
            <text:p/>
          </draw:path>
          <draw:path draw:style-name="gr3" draw:text-style-name="P9" draw:layer="layout" svg:width="0.302cm" svg:height="0.351cm" svg:x="12.947cm" svg:y="9.36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ath draw:style-name="gr3" draw:text-style-name="P9" draw:layer="layout" svg:width="0.18cm" svg:height="0.773cm" svg:x="13.553cm" svg:y="9.1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.\ .\ .\  \ \ [ \ \text { From (1)}\ ]§svg§600§FALSE§</svg:desc>
          <draw:polygon draw:style-name="gr2" draw:text-style-name="P8" draw:layer="layout" svg:width="5.986cm" svg:height="0.696cm" svg:x="15.904cm" svg:y="9.165cm" svg:viewBox="0 0 5987 697" draw:points="2994,697 0,697 0,0 5987,0 5987,697">
            <text:p/>
          </draw:polygon>
          <draw:path draw:style-name="gr3" draw:text-style-name="P9" draw:layer="layout" svg:width="0.083cm" svg:height="0.083cm" svg:x="15.932cm" svg:y="9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9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9.6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7.889cm" svg:y="9.126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8.554cm" svg:y="9.181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18.991cm" svg:y="9.3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9.294cm" svg:y="9.3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19.683cm" svg:y="9.36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0.636cm" svg:y="9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93cm" svg:y="9.1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1.291cm" svg:y="9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1.823cm" svg:y="9.126cm" svg:viewBox="0 0 107 774" draw:points="107,0 0,0 0,32 76,32 76,744 0,744 0,774 107,774">
            <text:p/>
          </draw:polygon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0.964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0.9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0.9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0.9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1.3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1.1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1.3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1.1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1.3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0.9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1.3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1.1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\ 1 - x^2 \ ) \frac{d}{dx} \left[ \left( \frac{dy}{dx} \right)^2 \right] + \left( \frac{dy}{dx} \right)^2 \frac{d}{dx}(\ 1 - x^2 \ )  = 4 \left(\ \frac{dy}{dx} - 0 \ \right) §svg§600§FALSE§</svg:desc>
          <draw:polygon draw:style-name="gr2" draw:text-style-name="P8" draw:layer="layout" svg:width="20.992cm" svg:height="2.241cm" svg:x="3.746cm" svg:y="12.16cm" svg:viewBox="0 0 20993 2242" draw:points="10497,2242 0,2242 0,0 20993,0 20993,2242">
            <text:p/>
          </draw:polygon>
          <draw:path draw:style-name="gr3" draw:text-style-name="P9" draw:layer="layout" svg:width="0.18cm" svg:height="0.773cm" svg:x="3.783cm" svg:y="12.8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334cm" svg:y="12.95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4.888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cm" svg:y="1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3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9cm" svg:y="12.8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7.289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olygon draw:style-name="gr3" draw:text-style-name="P9" draw:layer="layout" svg:width="0.846cm" svg:height="0.032cm" svg:x="7.037cm" svg:y="13.265cm" svg:viewBox="0 0 847 33" draw:points="422,33 0,33 0,0 847,0 847,33">
            <text:p/>
          </draw:polygon>
          <draw:path draw:style-name="gr3" draw:text-style-name="P9" draw:layer="layout" svg:width="0.369cm" svg:height="0.546cm" svg:x="7.069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7.461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23cm" svg:height="2.32cm" svg:x="8.317cm" svg:y="12.121cm" svg:viewBox="0 0 231 2321" draw:points="0,2321 231,2321 231,2272 48,2272 48,48 231,48 231,0 0,0">
            <text:p/>
          </draw:polygon>
          <draw:path draw:style-name="gr3" draw:text-style-name="P9" draw:layer="layout" svg:width="0.381cm" svg:height="1.855cm" svg:x="8.714cm" svg:y="12.353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9.265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58cm" svg:height="0.501cm" svg:x="9.66cm" svg:y="12.60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9.216cm" svg:y="13.265cm" svg:viewBox="0 0 847 33" draw:points="422,33 0,33 0,0 847,0 847,33">
            <text:p/>
          </draw:polygon>
          <draw:path draw:style-name="gr3" draw:text-style-name="P9" draw:layer="layout" svg:width="0.369cm" svg:height="0.546cm" svg:x="9.248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9.642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5cm" svg:x="10.181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0.756cm" svg:y="12.18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23cm" svg:height="2.32cm" svg:x="11.078cm" svg:y="12.121cm" svg:viewBox="0 0 231 2321" draw:points="183,2272 0,2272 0,2321 231,2321 231,0 0,0 0,48 183,48">
            <text:p/>
          </draw:polygon>
          <draw:path draw:style-name="gr3" draw:text-style-name="P9" draw:layer="layout" svg:width="0.515cm" svg:height="0.516cm" svg:x="11.736cm" svg:y="13.0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12.627cm" svg:y="12.353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13.176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58cm" svg:height="0.501cm" svg:x="13.57cm" svg:y="12.60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13.127cm" svg:y="13.265cm" svg:viewBox="0 0 847 33" draw:points="422,33 0,33 0,0 847,0 847,33">
            <text:p/>
          </draw:polygon>
          <draw:path draw:style-name="gr3" draw:text-style-name="P9" draw:layer="layout" svg:width="0.369cm" svg:height="0.546cm" svg:x="13.158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3.553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5cm" svg:x="14.091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4.669cm" svg:y="12.18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5.454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olygon draw:style-name="gr3" draw:text-style-name="P9" draw:layer="layout" svg:width="0.846cm" svg:height="0.032cm" svg:x="15.202cm" svg:y="13.265cm" svg:viewBox="0 0 847 33" draw:points="422,33 0,33 0,0 847,0 847,33">
            <text:p/>
          </draw:polygon>
          <draw:path draw:style-name="gr3" draw:text-style-name="P9" draw:layer="layout" svg:width="0.369cm" svg:height="0.546cm" svg:x="15.234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15.628cm" svg:y="13.6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6.216cm" svg:y="12.8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6.766cm" svg:y="12.9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7.321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8.051cm" svg:y="1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8.505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9.12cm" svg:y="12.8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182cm" svg:x="19.635cm" svg:y="13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20.429cm" svg:y="12.9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9" draw:layer="layout" svg:width="0.381cm" svg:height="1.855cm" svg:x="21.084cm" svg:y="12.353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21.892cm" svg:y="12.41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01cm" svg:x="22.286cm" svg:y="12.60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21.842cm" svg:y="13.265cm" svg:viewBox="0 0 847 33" draw:points="422,33 0,33 0,0 847,0 847,33">
            <text:p/>
          </draw:polygon>
          <draw:path draw:style-name="gr3" draw:text-style-name="P9" draw:layer="layout" svg:width="0.369cm" svg:height="0.546cm" svg:x="21.874cm" svg:y="13.46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22.268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23.016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26cm" svg:height="0.532cm" svg:x="23.755cm" svg:y="12.959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9" draw:layer="layout" svg:width="0.381cm" svg:height="1.855cm" svg:x="24.396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Dividing through out by } 2.\frac{dy}{dx}§svg§600§FALSE§</svg:desc>
          <draw:polygon draw:style-name="gr2" draw:text-style-name="P8" draw:layer="layout" svg:width="9.98cm" svg:height="1.522cm" svg:x="3.817cm" svg:y="5.164cm" svg:viewBox="0 0 9981 1523" draw:points="4990,1523 0,1523 0,0 9981,0 9981,1523">
            <text:p/>
          </draw:polygon>
          <draw:path draw:style-name="gr3" draw:text-style-name="P9" draw:layer="layout" svg:width="0.52cm" svg:height="0.529cm" svg:x="3.805cm" svg:y="5.65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9" draw:layer="layout" svg:width="0.166cm" svg:height="0.518cm" svg:x="4.395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4.599cm" svg:y="5.852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66cm" svg:height="0.518cm" svg:x="5.018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546cm" svg:x="5.232cm" svg:y="5.648cm" svg:viewBox="0 0 384 547" svg:d="M269 496v51l115-8v-25c-55 0-62-5-62-42v-472l-111 9v24c55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5.662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877cm" svg:y="5.8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1cm" svg:x="6.302cm" svg:y="5.8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42cm" svg:height="0.485cm" svg:x="6.94cm" svg:y="5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7.251cm" svg:y="5.6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261cm" svg:height="0.342cm" svg:x="7.677cm" svg:y="5.8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4cm" svg:height="0.356cm" svg:x="7.98cm" svg:y="5.8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8.37cm" svg:y="5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355cm" svg:height="0.511cm" svg:x="8.796cm" svg:y="5.8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9cm" svg:height="0.538cm" svg:x="9.185cm" svg:y="5.6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4cm" svg:height="0.356cm" svg:x="9.87cm" svg:y="5.8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10.259cm" svg:y="5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42cm" svg:height="0.485cm" svg:x="10.68cm" svg:y="5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83cm" svg:height="0.546cm" svg:x="11.245cm" svg:y="5.648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19-81-48-11-15-11-17-11-31z">
            <text:p/>
          </draw:path>
          <draw:path draw:style-name="gr3" draw:text-style-name="P9" draw:layer="layout" svg:width="0.379cm" svg:height="0.492cm" svg:x="11.646cm" svg:y="5.85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9" draw:layer="layout" svg:width="0.309cm" svg:height="0.517cm" svg:x="12.336cm" svg:y="5.6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4cm" svg:x="12.749cm" svg:y="6.104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13.04cm" svg:y="5.125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3.434cm" svg:y="5.3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2.99cm" svg:y="5.975cm" svg:viewBox="0 0 847 33" draw:points="422,33 0,33 0,0 847,0 847,33">
            <text:p/>
          </draw:polygon>
          <draw:path draw:style-name="gr3" draw:text-style-name="P9" draw:layer="layout" svg:width="0.369cm" svg:height="0.546cm" svg:x="13.022cm" svg:y="6.1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416cm" svg:y="6.3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0.564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0.5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0.5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0.5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0.9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0.7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0.9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0.7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0.9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0.5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0.9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0.7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\ 1 - x^2 \ ) 2 . \left( \frac{dy}{dx} \right) . \frac{d^2y}{dx^2} + \left( \frac{dy}{dx} \right)^2 (\ - 2x \ )  = 4 \frac{dy}{dx}§svg§600§FALSE§</svg:desc>
          <draw:polygon draw:style-name="gr2" draw:text-style-name="P8" draw:layer="layout" svg:width="16.271cm" svg:height="1.946cm" svg:x="3.747cm" svg:y="0.66cm" svg:viewBox="0 0 16272 1947" draw:points="8135,1947 0,1947 0,0 16272,0 16272,1947">
            <text:p/>
          </draw:polygon>
          <draw:path draw:style-name="gr3" draw:text-style-name="P9" draw:layer="layout" svg:width="0.18cm" svg:height="0.773cm" svg:x="3.784cm" svg:y="1.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5cm" svg:y="1.39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9cm" svg:y="1.702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2cm" svg:y="1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4cm" svg:y="1.2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cm" svg:y="1.3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09cm" svg:height="0.517cm" svg:x="6.984cm" svg:y="1.3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3cm" svg:x="7.399cm" svg:y="1.829cm" svg:viewBox="0 0 84 84" svg:d="M84 42c0-23-19-42-42-42s-42 19-42 42 19 42 42 42 42-19 42-42z">
            <text:p/>
          </draw:path>
          <draw:path draw:style-name="gr3" draw:text-style-name="P9" draw:layer="layout" svg:width="0.381cm" svg:height="1.856cm" svg:x="7.838cm" svg:y="0.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8.387cm" svg:y="0.852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781cm" svg:y="1.0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8.337cm" svg:y="1.702cm" svg:viewBox="0 0 847 33" draw:points="422,33 0,33 0,0 847,0 847,33">
            <text:p/>
          </draw:polygon>
          <draw:path draw:style-name="gr3" draw:text-style-name="P9" draw:layer="layout" svg:width="0.369cm" svg:height="0.546cm" svg:x="8.369cm" svg:y="1.904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763cm" svg:y="2.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6cm" svg:x="9.302cm" svg:y="0.79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083cm" svg:height="0.083cm" svg:x="10.039cm" svg:y="1.8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0.33cm" svg:y="0.852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24cm" svg:height="0.36cm" svg:x="10.735cm" svg:y="0.7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1.071cm" svg:y="1.0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10.281cm" svg:y="1.702cm" svg:viewBox="0 0 1193 33" draw:points="597,33 0,33 0,0 1193,0 1193,33">
            <text:p/>
          </draw:polygon>
          <draw:path draw:style-name="gr3" draw:text-style-name="P9" draw:layer="layout" svg:width="0.369cm" svg:height="0.546cm" svg:x="10.312cm" svg:y="1.904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0.70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1.159cm" svg:y="1.85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1.78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1cm" svg:height="1.856cm" svg:x="12.671cm" svg:y="0.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3.22cm" svg:y="0.852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3.614cm" svg:y="1.04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3.172cm" svg:y="1.702cm" svg:viewBox="0 0 847 33" draw:points="422,33 0,33 0,0 847,0 847,33">
            <text:p/>
          </draw:polygon>
          <draw:path draw:style-name="gr3" draw:text-style-name="P9" draw:layer="layout" svg:width="0.369cm" svg:height="0.546cm" svg:x="13.202cm" svg:y="1.904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59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14.137cm" svg:y="0.79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4.713cm" svg:y="0.6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5.23cm" svg:y="1.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472cm" svg:height="0.032cm" svg:x="15.777cm" svg:y="1.702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6.353cm" svg:y="1.3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6.723cm" svg:y="1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17.444cm" svg:y="1.3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17.96cm" svg:y="1.6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8.754cm" svg:y="1.38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69cm" svg:height="0.546cm" svg:x="19.261cm" svg:y="0.852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9.655cm" svg:y="1.04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9.211cm" svg:y="1.702cm" svg:viewBox="0 0 847 33" draw:points="422,33 0,33 0,0 847,0 847,33">
            <text:p/>
          </draw:polygon>
          <draw:path draw:style-name="gr3" draw:text-style-name="P9" draw:layer="layout" svg:width="0.369cm" svg:height="0.546cm" svg:x="19.243cm" svg:y="1.904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9.63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(\ 1 - x^2 \ ) 2. \frac{dy}{dx}.\frac{d^2y}{dx^2} - 2x \left( \frac{dy}{dx} \right)^2  = 4 \frac{dy}{dx}§svg§600§FALSE§</svg:desc>
          <draw:polygon draw:style-name="gr2" draw:text-style-name="P8" draw:layer="layout" svg:width="13.155cm" svg:height="1.946cm" svg:x="3.747cm" svg:y="2.86cm" svg:viewBox="0 0 13156 1947" draw:points="6579,1947 0,1947 0,0 13156,0 13156,1947">
            <text:p/>
          </draw:polygon>
          <draw:path draw:style-name="gr3" draw:text-style-name="P9" draw:layer="layout" svg:width="0.18cm" svg:height="0.773cm" svg:x="3.784cm" svg:y="3.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5cm" svg:y="3.59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9cm" svg:y="3.902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1cm" svg:y="3.7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4cm" svg:y="3.4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cm" svg:y="3.5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09cm" svg:height="0.517cm" svg:x="6.984cm" svg:y="3.5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3cm" svg:x="7.399cm" svg:y="4.0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7.687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082cm" svg:y="3.2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64cm" svg:y="3.902cm" svg:viewBox="0 0 847 33" draw:points="422,33 0,33 0,0 847,0 847,33">
            <text:p/>
          </draw:polygon>
          <draw:path draw:style-name="gr3" draw:text-style-name="P9" draw:layer="layout" svg:width="0.369cm" svg:height="0.546cm" svg:x="7.67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064cm" svg:y="4.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3cm" svg:x="8.643cm" svg:y="4.0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8.934cm" svg:y="3.052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24cm" svg:height="0.36cm" svg:x="9.338cm" svg:y="2.9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9.673cm" svg:y="3.2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8.884cm" svg:y="3.902cm" svg:viewBox="0 0 1193 33" draw:points="597,33 0,33 0,0 1193,0 1193,33">
            <text:p/>
          </draw:polygon>
          <draw:path draw:style-name="gr3" draw:text-style-name="P9" draw:layer="layout" svg:width="0.369cm" svg:height="0.546cm" svg:x="8.916cm" svg:y="4.104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9.308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762cm" svg:y="4.05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405cm" svg:y="3.902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1.151cm" svg:y="3.5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1.522cm" svg:y="3.7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12.232cm" svg:y="2.9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2.781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3.175cm" svg:y="3.2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12.733cm" svg:y="3.902cm" svg:viewBox="0 0 847 33" draw:points="422,33 0,33 0,0 847,0 847,33">
            <text:p/>
          </draw:polygon>
          <draw:path draw:style-name="gr3" draw:text-style-name="P9" draw:layer="layout" svg:width="0.369cm" svg:height="0.546cm" svg:x="12.763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3.157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13.696cm" svg:y="2.99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4.273cm" svg:y="2.8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4.843cm" svg:y="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5.639cm" svg:y="3.58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69cm" svg:height="0.546cm" svg:x="16.144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6.538cm" svg:y="3.2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16.096cm" svg:y="3.902cm" svg:viewBox="0 0 847 33" draw:points="422,33 0,33 0,0 847,0 847,33">
            <text:p/>
          </draw:polygon>
          <draw:path draw:style-name="gr3" draw:text-style-name="P9" draw:layer="layout" svg:width="0.369cm" svg:height="0.546cm" svg:x="16.126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6.521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>
          <svg:title>TexMaths</svg:title>
          <svg:desc>22§display§(\ 1 - x^2 \ ) \frac{d^2y}{dx^2} - x  \frac{dy}{dx}  =  2§svg§600§FALSE§</svg:desc>
          <draw:polygon draw:style-name="gr2" draw:text-style-name="P8" draw:layer="layout" svg:width="8.333cm" svg:height="1.625cm" svg:x="3.748cm" svg:y="7.062cm" svg:viewBox="0 0 8334 1626" draw:points="4166,1626 0,1626 0,0 8334,0 8334,1626">
            <text:p/>
          </draw:polygon>
          <draw:path draw:style-name="gr3" draw:text-style-name="P9" draw:layer="layout" svg:width="0.18cm" svg:height="0.773cm" svg:x="3.785cm" svg:y="7.60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336cm" svg:y="7.6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4.89cm" svg:y="7.97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3cm" svg:y="7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5cm" svg:y="7.5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1cm" svg:y="7.6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7.089cm" svg:y="7.12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7.494cm" svg:y="7.02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7.83cm" svg:y="7.3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7.039cm" svg:y="7.977cm" svg:viewBox="0 0 1193 33" draw:points="597,33 0,33 0,0 1193,0 1193,33">
            <text:p/>
          </draw:polygon>
          <draw:path draw:style-name="gr3" draw:text-style-name="P9" draw:layer="layout" svg:width="0.369cm" svg:height="0.546cm" svg:x="7.071cm" svg:y="8.17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7.464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7.918cm" svg:y="8.13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8.56cm" svg:y="7.97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291cm" svg:y="7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9.852cm" svg:y="7.12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10.246cm" svg:y="7.32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9.803cm" svg:y="7.977cm" svg:viewBox="0 0 847 33" draw:points="422,33 0,33 0,0 847,0 847,33">
            <text:p/>
          </draw:polygon>
          <draw:path draw:style-name="gr3" draw:text-style-name="P9" draw:layer="layout" svg:width="0.369cm" svg:height="0.546cm" svg:x="9.835cm" svg:y="8.17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0.229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1cm" svg:y="7.9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1.811cm" svg:y="7.6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</draw:g>
        <draw:g>
          <svg:title>TexMaths</svg:title>
          <svg:desc>22§display§\text {which is the required result }§svg§600§FALSE§</svg:desc>
          <draw:polygon draw:style-name="gr2" draw:text-style-name="P8" draw:layer="layout" svg:width="9.13cm" svg:height="0.61cm" svg:x="13.53cm" svg:y="7.666cm" svg:viewBox="0 0 9131 611" draw:points="4565,611 0,611 0,0 9131,0 9131,611">
            <text:p/>
          </draw:polygon>
          <draw:path draw:style-name="gr3" draw:text-style-name="P9" draw:layer="layout" svg:width="0.531cm" svg:height="0.343cm" svg:x="13.505cm" svg:y="7.83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9" draw:layer="layout" svg:width="0.39cm" svg:height="0.538cm" svg:x="14.073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4.505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95cm" svg:height="0.357cm" svg:x="14.719cm" svg:y="7.817cm" svg:viewBox="0 0 296 358" svg:d="M65 180c0-127 63-161 104-161 7 0 56 0 84 29-31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39cm" svg:height="0.538cm" svg:x="15.041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5.728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5.944cm" svg:y="7.8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242cm" svg:height="0.485cm" svg:x="16.495cm" svg:y="7.689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9cm" svg:height="0.538cm" svg:x="16.807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17.233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61cm" svg:height="0.343cm" svg:x="17.835cm" svg:y="7.823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8.137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492cm" svg:x="18.486cm" svg:y="7.823cm" svg:viewBox="0 0 384 493" svg:d="M269 296v139c0 35-9 35-61 35v23c26 0 67-1 88-1s60 1 88 1v-23c-53 0-62 0-62-35v-435h-18l-28 70c-10-21-42-70-104-70-91 0-172 76-172 176 0 97 76 176 165 176 55 0 87-33 104-56zM271 129v109c0 25-14 46-32 65-8 11-33 32-70 32-56 0-104-69-104-159 0-91 55-157 111-157 63 0 95 67 95 110z">
            <text:p/>
          </draw:path>
          <draw:path draw:style-name="gr3" draw:text-style-name="P9" draw:layer="layout" svg:width="0.39cm" svg:height="0.351cm" svg:x="18.892cm" svg:y="7.823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166cm" svg:height="0.519cm" svg:x="19.322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9.533cm" svg:y="7.8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9.836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547cm" svg:x="20.184cm" svg:y="7.627cm" svg:viewBox="0 0 384 548" svg:d="M269 497v51l115-9v-24c-55 0-62-6-62-43v-472l-111 9v24c55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261cm" svg:height="0.343cm" svg:x="20.867cm" svg:y="7.8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21.17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54cm" svg:height="0.357cm" svg:x="21.517cm" svg:y="7.8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9cm" svg:height="0.351cm" svg:x="21.821cm" svg:y="7.82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73cm" svg:height="0.538cm" svg:x="22.252cm" svg:y="7.627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244cm" svg:height="0.485cm" svg:x="22.456cm" svg:y="7.689cm" svg:viewBox="0 0 245 486" svg:d="M120 167h111v-24h-111v-143h-20c0 63-24 146-100 150v17h67v214c0 97 72 105 100 105 55 0 78-54 78-105v-44h-21v44c0 56-23 86-52 86-52 0-52-71-52-85z">
            <text:p/>
          </draw:path>
        </draw:g>
        <draw:g>
          <svg:title>TexMaths</svg:title>
          <svg:desc>22§display§\text {(ii). } y = e^{-x} + Ax + B§svg§600§FALSE§</svg:desc>
          <draw:polygon draw:style-name="gr2" draw:text-style-name="P8" draw:layer="layout" svg:width="7.68cm" svg:height="0.696cm" svg:x="2.201cm" svg:y="9.263cm" svg:viewBox="0 0 7681 697" draw:points="3841,697 0,697 0,0 7681,0 7681,697">
            <text:p/>
          </draw:polygon>
          <draw:path draw:style-name="gr3" draw:text-style-name="P9" draw:layer="layout" svg:width="0.18cm" svg:height="0.773cm" svg:x="2.238cm" svg:y="9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488cm" svg:y="9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703cm" svg:y="9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37cm" svg:y="9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3.261cm" svg:y="9.722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775cm" svg:y="9.4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4.417cm" svg:y="9.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5.225cm" svg:y="9.461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5.609cm" svg:y="9.337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059cm" svg:y="9.245cm" svg:viewBox="0 0 292 246" svg:d="M109 183c-5 18-23 47-51 47-2 0-18 0-30-7 23-7 25-26 25-29 0-13-9-22-21-22-16 0-32 14-32 34 0 28 30 40 56 40 27 0 48-16 62-38 14 28 44 38 65 38 63 0 95-68 95-84 0-7-7-7-9-7-7 0-7 3-8 10-13 37-46 65-76 65-21 0-34-14-34-35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6.638cm" svg:y="9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31cm" svg:height="0.555cm" svg:x="7.395cm" svg:y="9.25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9" draw:layer="layout" svg:width="0.386cm" svg:height="0.351cm" svg:x="7.969cm" svg:y="9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8.604cm" svg:y="9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8cm" svg:x="9.367cm" svg:y="9.275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>
          <svg:title>TexMaths</svg:title>
          <svg:desc>22§display§\frac{dy}{dx} = - e^{-x} + A§svg§600§FALSE§</svg:desc>
          <draw:polygon draw:style-name="gr2" draw:text-style-name="P8" draw:layer="layout" svg:width="5.228cm" svg:height="1.522cm" svg:x="3.84cm" svg:y="11.664cm" svg:viewBox="0 0 5229 1523" draw:points="2613,1523 0,1523 0,0 5229,0 5229,1523">
            <text:p/>
          </draw:polygon>
          <draw:path draw:style-name="gr3" draw:text-style-name="P9" draw:layer="layout" svg:width="0.369cm" svg:height="0.546cm" svg:x="3.85cm" svg:y="11.62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243cm" svg:y="11.82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801cm" svg:y="12.475cm" svg:viewBox="0 0 846 33" draw:points="422,33 0,33 0,0 846,0 846,33">
            <text:p/>
          </draw:polygon>
          <draw:path draw:style-name="gr3" draw:text-style-name="P9" draw:layer="layout" svg:width="0.369cm" svg:height="0.546cm" svg:x="3.833cm" svg:y="12.6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2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4.996cm" svg:y="12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834cm" svg:y="12.475cm" svg:viewBox="0 0 473 33" svg:d="M447 33c12 0 26 0 26-17 0-16-14-16-26-16h-421c-12 0-26 0-26 16 0 17 14 17 26 17z">
            <text:p/>
          </draw:path>
          <draw:path draw:style-name="gr3" draw:text-style-name="P9" draw:layer="layout" svg:width="0.298cm" svg:height="0.351cm" svg:x="6.406cm" svg:y="12.34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6.789cm" svg:y="12.217cm" svg:viewBox="0 0 368 28" svg:d="M347 28c7 0 21 0 21-14s-13-14-21-14h-326c-9 0-21 0-21 14s12 14 21 14z">
            <text:p/>
          </draw:path>
          <draw:path draw:style-name="gr3" draw:text-style-name="P9" draw:layer="layout" svg:width="0.291cm" svg:height="0.245cm" svg:x="7.24cm" svg:y="12.12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15cm" svg:height="0.517cm" svg:x="7.817cm" svg:y="12.2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3cm" svg:height="0.555cm" svg:x="8.576cm" svg:y="12.132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7.165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3.84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3.85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3.82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4.2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4.03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4.2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4.03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4.2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3.88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4.2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4.0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which is the required result }§svg§600§FALSE§</svg:desc>
          <draw:polygon draw:style-name="gr2" draw:text-style-name="P8" draw:layer="layout" svg:width="9.13cm" svg:height="0.61cm" svg:x="8.13cm" svg:y="4.566cm" svg:viewBox="0 0 9131 611" draw:points="4565,611 0,611 0,0 9131,0 9131,611">
            <text:p/>
          </draw:polygon>
          <draw:path draw:style-name="gr3" draw:text-style-name="P9" draw:layer="layout" svg:width="0.531cm" svg:height="0.343cm" svg:x="8.105cm" svg:y="4.73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9" draw:layer="layout" svg:width="0.39cm" svg:height="0.538cm" svg:x="8.673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9.105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95cm" svg:height="0.357cm" svg:x="9.319cm" svg:y="4.717cm" svg:viewBox="0 0 296 358" svg:d="M65 180c0-127 63-161 104-161 7 0 56 0 84 29-31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39cm" svg:height="0.538cm" svg:x="9.641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0.328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0.544cm" svg:y="4.7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242cm" svg:height="0.485cm" svg:x="11.095cm" svg:y="4.589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9cm" svg:height="0.538cm" svg:x="11.407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11.833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61cm" svg:height="0.343cm" svg:x="12.435cm" svg:y="4.723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2.737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492cm" svg:x="13.086cm" svg:y="4.723cm" svg:viewBox="0 0 384 493" svg:d="M269 296v139c0 35-9 35-61 35v23c26 0 67-1 88-1s60 1 88 1v-23c-53 0-62 0-62-35v-435h-18l-28 70c-10-21-42-70-104-70-91 0-172 76-172 176 0 97 76 176 165 176 55 0 87-33 104-56zM271 129v109c0 25-14 46-32 65-8 11-33 32-70 32-56 0-104-69-104-159 0-91 55-157 111-157 63 0 95 67 95 110z">
            <text:p/>
          </draw:path>
          <draw:path draw:style-name="gr3" draw:text-style-name="P9" draw:layer="layout" svg:width="0.39cm" svg:height="0.351cm" svg:x="13.492cm" svg:y="4.723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166cm" svg:height="0.519cm" svg:x="13.922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4.133cm" svg:y="4.7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4.436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547cm" svg:x="14.784cm" svg:y="4.527cm" svg:viewBox="0 0 384 548" svg:d="M269 497v51l115-9v-24c-55 0-62-6-62-43v-472l-111 9v24c55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261cm" svg:height="0.343cm" svg:x="15.467cm" svg:y="4.7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5.77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54cm" svg:height="0.357cm" svg:x="16.117cm" svg:y="4.7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9cm" svg:height="0.351cm" svg:x="16.421cm" svg:y="4.72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73cm" svg:height="0.538cm" svg:x="16.852cm" svg:y="4.527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244cm" svg:height="0.485cm" svg:x="17.056cm" svg:y="4.589cm" svg:viewBox="0 0 245 486" svg:d="M120 167h111v-24h-111v-143h-20c0 63-24 146-100 150v17h67v214c0 97 72 105 100 105 55 0 78-54 78-105v-44h-21v44c0 56-23 86-52 86-52 0-52-71-52-85z">
            <text:p/>
          </draw:path>
        </draw:g>
        <draw:g>
          <svg:title>TexMaths</svg:title>
          <svg:desc>22§display§\frac{d^y}{dx^2} =  e^{-x}§svg§600§FALSE§</svg:desc>
          <draw:polygon draw:style-name="gr2" draw:text-style-name="P8" draw:layer="layout" svg:width="3.398cm" svg:height="1.522cm" svg:x="3.84cm" svg:y="0.665cm" svg:viewBox="0 0 3399 1523" draw:points="1698,1523 0,1523 0,0 3399,0 3399,1523">
            <text:p/>
          </draw:polygon>
          <draw:path draw:style-name="gr3" draw:text-style-name="P9" draw:layer="layout" svg:width="0.369cm" svg:height="0.546cm" svg:x="4.04cm" svg:y="0.62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279cm" svg:height="0.349cm" svg:x="4.438cm" svg:y="0.644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1.192cm" svg:height="0.032cm" svg:x="3.801cm" svg:y="1.476cm" svg:viewBox="0 0 1193 33" draw:points="597,33 0,33 0,0 1193,0 1193,33">
            <text:p/>
          </draw:polygon>
          <draw:path draw:style-name="gr3" draw:text-style-name="P9" draw:layer="layout" svg:width="0.369cm" svg:height="0.546cm" svg:x="3.833cm" svg:y="1.68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679cm" svg:y="1.6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343cm" svg:y="1.4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6.152cm" svg:y="1.34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6.534cm" svg:y="1.218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985cm" svg:y="1.12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>
          <svg:title>TexMaths</svg:title>
          <svg:desc>22§display§e^x\frac{d^2y}{dx^2} =  1§svg§600§FALSE§</svg:desc>
          <draw:polygon draw:style-name="gr2" draw:text-style-name="P8" draw:layer="layout" svg:width="3.404cm" svg:height="1.625cm" svg:x="3.806cm" svg:y="3.967cm" svg:viewBox="0 0 3405 1626" draw:points="1702,1626 0,1626 0,0 3405,0 3405,1626">
            <text:p/>
          </draw:polygon>
          <draw:path draw:style-name="gr3" draw:text-style-name="P9" draw:layer="layout" svg:width="0.298cm" svg:height="0.351cm" svg:x="3.802cm" svg:y="4.7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91cm" svg:height="0.245cm" svg:x="4.152cm" svg:y="4.533cm" svg:viewBox="0 0 292 246" svg:d="M109 183c-5 18-23 47-51 47-2 0-18 0-30-7 23-7 25-26 25-29 0-13-9-22-21-22-16 0-32 14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4.657cm" svg:y="4.032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062cm" svg:y="3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398cm" svg:y="4.225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olygon draw:style-name="gr3" draw:text-style-name="P9" draw:layer="layout" svg:width="1.192cm" svg:height="0.032cm" svg:x="4.608cm" svg:y="4.882cm" svg:viewBox="0 0 1193 33" draw:points="596,33 0,33 0,0 1193,0 1193,33">
            <text:p/>
          </draw:polygon>
          <draw:path draw:style-name="gr3" draw:text-style-name="P9" draw:layer="layout" svg:width="0.369cm" svg:height="0.546cm" svg:x="4.64cm" svg:y="5.084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034cm" svg:y="5.27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24cm" svg:height="0.36cm" svg:x="5.488cm" svg:y="5.03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6.151cm" svg:y="4.80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6cm" svg:x="6.992cm" svg:y="4.575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Multiplying through out by } e^x§svg§600§FALSE§</svg:desc>
          <draw:polygon draw:style-name="gr2" draw:text-style-name="P8" draw:layer="layout" svg:width="10.18cm" svg:height="0.639cm" svg:x="3.917cm" svg:y="2.868cm" svg:viewBox="0 0 10181 640" draw:points="5089,640 0,640 0,0 10181,0 10181,640">
            <text:p/>
          </draw:polygon>
          <draw:path draw:style-name="gr3" draw:text-style-name="P9" draw:layer="layout" svg:width="0.652cm" svg:height="0.528cm" svg:x="3.906cm" svg:y="2.859cm" svg:viewBox="0 0 653 529" svg:d="M158 18c-7-18-8-18-28-18h-130v25h19c58 0 60 8 60 35v388c0 21 0 57-79 57v24c26 0 65-2 92-2 24 0 63 2 89 2v-24c-79 0-79-36-79-57v-418l187 482c5 10 8 17 15 17 9 0 11-5 15-14l190-490h1v444c0 28-1 36-61 36h-20v24c30-2 83-2 113-2s83 0 111 2v-24h-19c-60 0-60-8-60-36v-409c0-27 0-35 60-35h19v-25h-132c-19 0-19 0-25 14l-170 438z">
            <text:p/>
          </draw:path>
          <draw:path draw:style-name="gr3" draw:text-style-name="P9" draw:layer="layout" svg:width="0.39cm" svg:height="0.351cm" svg:x="4.612cm" svg:y="3.04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173cm" svg:height="0.537cm" svg:x="5.041cm" svg:y="2.8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5.245cm" svg:y="2.912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166cm" svg:height="0.518cm" svg:x="5.557cm" svg:y="2.869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83cm" svg:height="0.491cm" svg:x="5.768cm" svg:y="3.045cm" svg:viewBox="0 0 384 492" svg:d="M113 51v-51l-113 9v24c55 0 60 4 60 39v362c0 35-7 35-60 35v23c26 0 67-2 86-2 21 0 62 2 88 2v-23c-51 0-60 0-60-35v-130-7c4 12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173cm" svg:height="0.537cm" svg:x="6.201cm" svg:y="2.8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6.405cm" svg:y="3.054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81-44 99-88z">
            <text:p/>
          </draw:path>
          <draw:path draw:style-name="gr3" draw:text-style-name="P9" draw:layer="layout" svg:width="0.166cm" svg:height="0.518cm" svg:x="6.824cm" svg:y="2.869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9cm" svg:height="0.342cm" svg:x="7.039cm" svg:y="3.04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4cm" svg:height="0.511cm" svg:x="7.464cm" svg:y="3.036cm" svg:viewBox="0 0 355 512" svg:d="M151 218c-68 0-68-77-68-95 0-21 1-46 12-65 7-11 25-32 56-32 67 0 67 78 67 95 0 21 0 46-12 65-7 11-25 32-55 32zM60 248c0-4 0-21 14-37 30 23 62 25 77 25 73 0 125-53 125-113 0-30-12-58-31-76 28-26 56-29 70-29 2 0 5 0 7 0-9 3-12 12-12 21 0 14 10 23 23 23 7 0 22-6 22-23 0-14-10-39-40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242cm" svg:height="0.484cm" svg:x="8.101cm" svg:y="2.912cm" svg:viewBox="0 0 243 485" svg:d="M120 167h111v-25h-111v-142h-20c0 63-24 146-100 149v18h67v213c0 96 72 105 100 105 55 0 76-54 76-105v-44h-19v44c0 56-23 86-52 86-52 0-52-70-52-85z">
            <text:p/>
          </draw:path>
          <draw:path draw:style-name="gr3" draw:text-style-name="P9" draw:layer="layout" svg:width="0.39cm" svg:height="0.537cm" svg:x="8.413cm" svg:y="2.85cm" svg:viewBox="0 0 391 538" svg:d="M60 478c0 35-7 35-60 35v25c26-2 67-2 88-2 19 0 60 0 86 2v-25c-51 0-60 0-60-35v-142c0-81 55-123 104-123s58 42 58 86v179c0 35-9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8.839cm" svg:y="3.045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9.142cm" svg:y="3.0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9.532cm" svg:y="3.045cm" svg:viewBox="0 0 391 352" svg:d="M278 281v71l113-9v-25c-55 0-60-5-60-42v-276l-115 9v24c55 0 60 6 60 43v138c0 67-37 120-93 120-65 0-69-35-69-76v-258l-114 9v24c60 0 60 2 60 71v116c0 61 0 132 118 132 44 0 79-22 100-71z">
            <text:p/>
          </draw:path>
          <draw:path draw:style-name="gr3" draw:text-style-name="P9" draw:layer="layout" svg:width="0.354cm" svg:height="0.511cm" svg:x="9.958cm" svg:y="3.036cm" svg:viewBox="0 0 355 512" svg:d="M151 218c-68 0-68-77-68-95 0-21 1-46 12-65 7-11 25-32 56-32 67 0 67 78 67 95 0 21 0 46-12 65-7 11-25 32-55 32zM60 248c0-4 0-21 14-37 30 23 62 25 77 25 73 0 125-53 125-113 0-30-12-58-31-76 28-26 56-29 70-29 2 0 5 0 7 0-9 3-12 12-12 21 0 14 10 23 23 23 7 0 22-6 22-23 0-14-10-39-40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39cm" svg:height="0.537cm" svg:x="10.347cm" svg:y="2.85cm" svg:viewBox="0 0 391 538" svg:d="M60 478c0 35-7 35-60 35v25c26-2 67-2 88-2 19 0 60 0 86 2v-25c-51 0-60 0-60-35v-142c0-81 55-123 104-123s58 42 58 86v179c0 35-9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1.032cm" svg:y="3.0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11.422cm" svg:y="3.04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244cm" svg:height="0.484cm" svg:x="11.841cm" svg:y="2.912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383cm" svg:height="0.546cm" svg:x="12.406cm" svg:y="2.85cm" svg:viewBox="0 0 384 547" svg:d="M113 246v-246l-113 9v24c55 0 60 6 60 43v462h19c2-2 7-12 28-48 13 18 46 57 102 57 94 0 175-76 175-176 0-99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79cm" svg:height="0.491cm" svg:x="12.807cm" svg:y="3.054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79-44 99-88z">
            <text:p/>
          </draw:path>
          <draw:path draw:style-name="gr3" draw:text-style-name="P9" draw:layer="layout" svg:width="0.298cm" svg:height="0.351cm" svg:x="13.494cm" svg:y="3.045cm" svg:viewBox="0 0 299 352" svg:d="M109 163c23 0 81-1 120-17 54-23 58-69 58-79 0-35-30-67-83-67-86 0-204 76-204 211 0 79 46 141 121 141 113 0 178-83 178-92 0-5-5-10-10-10-4 0-6 1-9 8-62 76-146 76-157 76-60 0-67-65-67-90 0-8 0-33 13-81zM74 146c30-118 109-128 130-128 37 0 56 22 56 49 0 79-123 79-154 79z">
            <text:p/>
          </draw:path>
          <draw:path draw:style-name="gr3" draw:text-style-name="P9" draw:layer="layout" svg:width="0.291cm" svg:height="0.245cm" svg:x="13.844cm" svg:y="2.829cm" svg:viewBox="0 0 292 246" svg:d="M109 183c-5 17-23 47-51 47-2 0-18 0-30-7 23-7 25-26 25-30 0-12-9-21-21-21-16 0-32 14-32 34 0 28 30 40 56 40 27 0 48-16 62-39 14 29 44 39 65 39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7.765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7.74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7.75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7.72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8.1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7.93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8.1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7.93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8.1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7.78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8.1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7.9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(iii). } y = x^m§svg§600§FALSE§</svg:desc>
          <draw:polygon draw:style-name="gr2" draw:text-style-name="P8" draw:layer="layout" svg:width="4.129cm" svg:height="0.696cm" svg:x="2.202cm" svg:y="6.264cm" svg:viewBox="0 0 4130 697" draw:points="2064,697 0,697 0,0 4130,0 4130,697">
            <text:p/>
          </draw:polygon>
          <draw:path draw:style-name="gr3" draw:text-style-name="P9" draw:layer="layout" svg:width="0.18cm" svg:height="0.773cm" svg:x="2.239cm" svg:y="6.2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489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704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18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152cm" svg:y="6.2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3.476cm" svg:y="6.723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99cm" svg:y="6.462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4.632cm" svg:y="6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5.428cm" svg:y="6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9" draw:layer="layout" svg:width="0.497cm" svg:height="0.245cm" svg:x="5.873cm" svg:y="6.246cm" svg:viewBox="0 0 498 246" svg:d="M209 197c-1 11-7 28-7 32 0 12 11 17 20 17s17-7 21-12c2-5 7-23 9-33 3-11 8-36 12-50 3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</draw:g>
        <draw:g>
          <svg:title>TexMaths</svg:title>
          <svg:desc>22§display§\frac{dy}{dx} = mx^{m-1}§svg§600§FALSE§</svg:desc>
          <draw:polygon draw:style-name="gr2" draw:text-style-name="P8" draw:layer="layout" svg:width="4.3cm" svg:height="1.522cm" svg:x="3.84cm" svg:y="9.065cm" svg:viewBox="0 0 4301 1523" draw:points="2150,1523 0,1523 0,0 4301,0 4301,1523">
            <text:p/>
          </draw:polygon>
          <draw:path draw:style-name="gr3" draw:text-style-name="P9" draw:layer="layout" svg:width="0.369cm" svg:height="0.546cm" svg:x="3.85cm" svg:y="9.02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243cm" svg:y="9.221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3.801cm" svg:y="9.876cm" svg:viewBox="0 0 846 33" draw:points="422,33 0,33 0,0 846,0 846,33">
            <text:p/>
          </draw:polygon>
          <draw:path draw:style-name="gr3" draw:text-style-name="P9" draw:layer="layout" svg:width="0.369cm" svg:height="0.546cm" svg:x="3.833cm" svg:y="10.08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0.27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4.996cm" svg:y="9.802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634cm" svg:height="0.351cm" svg:x="5.791cm" svg:y="9.744cm" svg:viewBox="0 0 635 352" svg:d="M46 298c-2 12-7 29-7 33 0 14 10 21 23 21 8 0 22-7 28-21 2-2 10-39 14-58l17-71c6-15 9-33 14-51 2-14 9-37 9-38 13-25 53-95 127-95 35 0 42 28 42 54 0 20-5 41-12 64l-21 89-16 60c-4 16-9 42-9 46 0 14 11 21 21 21 25 0 30-19 35-44 11-44 41-157 48-188 2-9 42-102 127-102 33 0 42 26 42 54 0 44-32 132-48 174-7 18-10 27-10 43 0 37 26 63 63 63 74 0 102-113 102-120s-7-7-9-7c-8 0-8 2-12 14-12 41-37 95-79 95-14 0-19-7-19-24 0-20 7-39 14-56 15-41 47-127 47-171 0-50-30-83-88-83-60 0-98 33-127 76-1-11-3-37-24-57-20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6.47cm" svg:y="9.7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7 102-104 102-30 0-42-24-42-51 0-17 5-33 14-68z">
            <text:p/>
          </draw:path>
          <draw:path draw:style-name="gr3" draw:text-style-name="P9" draw:layer="layout" svg:width="0.497cm" svg:height="0.245cm" svg:x="6.914cm" svg:y="9.528cm" svg:viewBox="0 0 498 246" svg:d="M209 197c-1 11-7 28-7 32 0 12 11 17 20 17s17-7 21-12c2-5 7-23 9-33 3-11 8-36 12-50 3-12 7-24 9-37 7-22 7-24 17-40 18-28 44-58 87-58 29 0 31 24 31 37 0 33-23 93-31 116-6 16-7 21-7 30 0 28 22 47 51 47 54 0 77-75 77-84 0-7-7-7-9-7-7 0-7 3-9 10-14 43-37 66-58 66-12 0-14-7-14-20 0-12 4-19 13-44 7-17 29-74 29-105 0-9 0-32-21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7.496cm" svg:y="9.618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7.98cm" svg:y="9.408cm" svg:viewBox="0 0 199 361" svg:d="M123 16c0-16-2-16-16-16-35 33-84 35-107 35v20c12 0 49 0 79-16v278c0 17 0 25-54 25h-21v19c10 0 77-2 96-2 18 0 87 2 99 2v-19h-21c-55 0-55-8-55-25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0.304cm" svg:y="6.265cm" svg:viewBox="0 0 2768 697" draw:points="1383,697 0,697 0,0 2768,0 2768,697">
            <text:p/>
          </draw:polygon>
          <draw:path draw:style-name="gr3" draw:text-style-name="P9" draw:layer="layout" svg:width="0.083cm" svg:height="0.083cm" svg:x="10.332cm" svg:y="6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4cm" svg:y="6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77cm" svg:y="6.7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5cm" svg:y="6.2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2.567cm" svg:y="6.2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2.93cm" svg:y="6.2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0.305cm" svg:y="9.565cm" svg:viewBox="0 0 2768 697" draw:points="1383,697 0,697 0,0 2768,0 2768,697">
            <text:p/>
          </draw:polygon>
          <draw:path draw:style-name="gr3" draw:text-style-name="P9" draw:layer="layout" svg:width="0.083cm" svg:height="0.083cm" svg:x="10.333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5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78cm" svg:y="10.0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6cm" svg:y="9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2.538cm" svg:y="9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2.931cm" svg:y="9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7cm" svg:y="11.264cm" svg:viewBox="0 0 4745 478" draw:points="2372,478 0,478 0,0 4745,0 4745,478">
            <text:p/>
          </draw:polygon>
          <draw:path draw:style-name="gr3" draw:text-style-name="P9" draw:layer="layout" svg:width="0.52cm" svg:height="0.53cm" svg:x="3.805cm" svg:y="11.2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5cm" svg:y="11.2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4cm" svg:y="11.2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2cm" svg:y="11.6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6cm" svg:y="11.4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4cm" svg:y="11.6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3cm" svg:y="11.4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5cm" svg:y="11.6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9cm" svg:y="11.2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6cm" svg:y="11.6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4cm" svg:y="11.4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^2y}{dx^2} = m(m-1)x^{m-2}§svg§600§FALSE§</svg:desc>
          <draw:polygon draw:style-name="gr2" draw:text-style-name="P8" draw:layer="layout" svg:width="7.277cm" svg:height="1.625cm" svg:x="3.842cm" svg:y="12.465cm" svg:viewBox="0 0 7278 1626" draw:points="3638,1626 0,1626 0,0 7278,0 7278,1626">
            <text:p/>
          </draw:polygon>
          <draw:path draw:style-name="gr3" draw:text-style-name="P9" draw:layer="layout" svg:width="0.369cm" svg:height="0.546cm" svg:x="3.852cm" svg:y="12.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4.257cm" svg:y="12.4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4.591cm" svg:y="12.72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3.803cm" svg:y="13.38cm" svg:viewBox="0 0 1193 33" draw:points="597,33 0,33 0,0 1193,0 1193,33">
            <text:p/>
          </draw:polygon>
          <draw:path draw:style-name="gr3" draw:text-style-name="P9" draw:layer="layout" svg:width="0.369cm" svg:height="0.546cm" svg:x="3.835cm" svg:y="13.5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227cm" svg:y="13.7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681cm" svg:y="13.53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345cm" svg:y="13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6.14cm" svg:y="13.248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6.874cm" svg:y="13.00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634cm" svg:height="0.351cm" svg:x="7.121cm" svg:y="13.248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8.013cm" svg:y="13.38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791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9.152cm" svg:y="13.00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86cm" svg:height="0.351cm" svg:x="9.431cm" svg:y="13.2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97cm" svg:height="0.245cm" svg:x="9.877cm" svg:y="13.031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6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367cm" svg:height="0.027cm" svg:x="10.458cm" svg:y="13.121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0.917cm" svg:y="12.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0.307cm" svg:y="12.965cm" svg:viewBox="0 0 2768 697" draw:points="1383,697 0,697 0,0 2768,0 2768,697">
            <text:p/>
          </draw:polygon>
          <draw:path draw:style-name="gr3" draw:text-style-name="P9" draw:layer="layout" svg:width="0.083cm" svg:height="0.083cm" svg:x="10.335cm" svg:y="13.4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7cm" svg:y="13.4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8cm" svg:y="13.4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8cm" svg:y="12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2.535cm" svg:y="12.9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933cm" svg:y="12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Hence, }§svg§600§FALSE§</svg:desc>
          <draw:polygon draw:style-name="gr2" draw:text-style-name="P8" draw:layer="layout" svg:width="2.12cm" svg:height="0.601cm" svg:x="4.119cm" svg:y="12.066cm" svg:viewBox="0 0 2121 602" draw:points="1061,602 0,602 0,0 2121,0 2121,602">
            <text:p/>
          </draw:polygon>
          <draw:path draw:style-name="gr3" draw:text-style-name="P9" draw:layer="layout" svg:width="0.529cm" svg:height="0.529cm" svg:x="4.105cm" svg:y="12.027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5-2 114-2 30 0 88 0 115 2v-25h-20c-58 0-59-7-59-35z">
            <text:p/>
          </draw:path>
          <draw:path draw:style-name="gr3" draw:text-style-name="P9" draw:layer="layout" svg:width="0.3cm" svg:height="0.356cm" svg:x="4.682cm" svg:y="12.20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9cm" svg:height="0.342cm" svg:x="5.029cm" svg:y="12.2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9" draw:layer="layout" svg:width="0.295cm" svg:height="0.356cm" svg:x="5.46cm" svg:y="12.208cm" svg:viewBox="0 0 296 357" svg:d="M65 180c0-127 64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9" draw:layer="layout" svg:width="0.3cm" svg:height="0.356cm" svg:x="5.798cm" svg:y="12.20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091cm" svg:height="0.231cm" svg:x="6.187cm" svg:y="12.473cm" svg:viewBox="0 0 92 232" svg:d="M92 81c0-49-18-81-50-81-28 0-42 21-42 41 0 21 14 42 42 42 13 0 21-6 30-11l2-2c0 0 2 0 2 11 0 51-23 99-58 136-4 3-6 5-6 7 0 7 4 8 9 8 9 0 71-61 71-151z">
            <text:p/>
          </draw:path>
        </draw:g>
        <draw:g>
          <svg:title>TexMaths</svg:title>
          <svg:desc>22§display§= x^2 \frac{d^2y}{dx^2} - mx \frac{dy}{dx} +  my§svg§600§FALSE§</svg:desc>
          <draw:polygon draw:style-name="gr2" draw:text-style-name="P8" draw:layer="layout" svg:width="8.004cm" svg:height="1.625cm" svg:x="7.004cm" svg:y="1.969cm" svg:viewBox="0 0 8005 1626" draw:points="4002,1626 0,1626 0,0 8005,0 8005,1626">
            <text:p/>
          </draw:polygon>
          <draw:path draw:style-name="gr3" draw:text-style-name="P9" draw:layer="layout" svg:width="0.515cm" svg:height="0.182cm" svg:x="7.009cm" svg:y="2.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803cm" svg:y="2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8.257cm" svg:y="2.41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8.711cm" svg:y="2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9.118cm" svg:y="1.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9.452cm" svg:y="2.22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8.664cm" svg:y="2.884cm" svg:viewBox="0 0 1193 33" draw:points="597,33 0,33 0,0 1193,0 1193,33">
            <text:p/>
          </draw:polygon>
          <draw:path draw:style-name="gr3" draw:text-style-name="P9" draw:layer="layout" svg:width="0.369cm" svg:height="0.546cm" svg:x="8.694cm" svg:y="3.08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9.088cm" svg:y="3.2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9.542cm" svg:y="3.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183cm" svg:y="2.884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915cm" svg:y="2.752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594cm" svg:y="2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12.154cm" svg:y="2.0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12.548cm" svg:y="2.22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12.106cm" svg:y="2.884cm" svg:viewBox="0 0 847 33" draw:points="422,33 0,33 0,0 847,0 847,33">
            <text:p/>
          </draw:polygon>
          <draw:path draw:style-name="gr3" draw:text-style-name="P9" draw:layer="layout" svg:width="0.369cm" svg:height="0.546cm" svg:x="12.136cm" svg:y="3.08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2.53cm" svg:y="3.2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3.257cm" svg:y="2.6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4.011cm" svg:y="2.752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4.69cm" svg:y="2.75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text {Now, consider, }§svg§600§FALSE§</svg:desc>
          <draw:polygon draw:style-name="gr2" draw:text-style-name="P8" draw:layer="layout" svg:width="4.812cm" svg:height="0.609cm" svg:x="3.92cm" svg:y="0.968cm" svg:viewBox="0 0 4813 610" draw:points="2406,610 0,610 0,0 4813,0 4813,610">
            <text:p/>
          </draw:polygon>
          <draw:path draw:style-name="gr3" draw:text-style-name="P9" draw:layer="layout" svg:width="0.529cm" svg:height="0.528cm" svg:x="3.906cm" svg:y="0.938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9" draw:layer="layout" svg:width="0.344cm" svg:height="0.356cm" svg:x="4.483cm" svg:y="1.11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53cm" svg:height="0.342cm" svg:x="4.84cm" svg:y="1.133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4 16-16l79-220 79 222c2 9 5 14 16 14 9 0 12-7 14-14z">
            <text:p/>
          </draw:path>
          <draw:path draw:style-name="gr3" draw:text-style-name="P9" draw:layer="layout" svg:width="0.091cm" svg:height="0.231cm" svg:x="5.451cm" svg:y="1.38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295cm" svg:height="0.356cm" svg:x="5.884cm" svg:y="1.11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6.222cm" svg:y="1.1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6.613cm" svg:y="1.12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54cm" svg:height="0.356cm" svg:x="7.042cm" svg:y="1.119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7.348cm" svg:y="0.94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83cm" svg:height="0.546cm" svg:x="7.563cm" svg:y="0.92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9" draw:layer="layout" svg:width="0.3cm" svg:height="0.356cm" svg:x="7.987cm" svg:y="1.1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332cm" svg:y="1.12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091cm" svg:height="0.231cm" svg:x="8.678cm" svg:y="1.383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 L. H. S.} §svg§600§FALSE§</svg:desc>
          <draw:polygon draw:style-name="gr2" draw:text-style-name="P8" draw:layer="layout" svg:width="2.509cm" svg:height="0.485cm" svg:x="3.921cm" svg:y="2.569cm" svg:viewBox="0 0 2510 486" draw:points="1255,486 0,486 0,0 2510,0 2510,486">
            <text:p/>
          </draw:polygon>
          <draw:path draw:style-name="gr3" draw:text-style-name="P9" draw:layer="layout" svg:width="0.425cm" svg:height="0.529cm" svg:x="3.907cm" svg:y="2.54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9" draw:layer="layout" svg:width="0.084cm" svg:height="0.083cm" svg:x="4.432cm" svg:y="2.993cm" svg:viewBox="0 0 85 84" svg:d="M85 42c0-23-20-42-43-42s-42 19-42 42 19 42 42 42 43-19 43-42z">
            <text:p/>
          </draw:path>
          <draw:path draw:style-name="gr3" draw:text-style-name="P9" draw:layer="layout" svg:width="0.529cm" svg:height="0.529cm" svg:x="4.865cm" svg:y="2.548cm" svg:viewBox="0 0 530 530" svg:d="M451 60c0-27 1-35 60-35h19v-25c-27 2-85 2-115 2-28 0-88 0-114-2v25h19c60 0 60 8 60 35v183h-230v-183c0-27 1-35 59-35h20v-25c-27 2-85 2-115 2-29 0-88 0-114-2v25h19c60 0 60 8 60 35v410c0 28 0 35-60 35h-19v25c26-2 85-2 114-2 30 0 88 0 115 2v-25h-20c-58 0-59-7-59-35v-204h230v204c0 28 0 35-60 35h-19v25c26-2 85-2 114-2 30 0 88 0 115 2v-25h-19c-59 0-60-7-60-35z">
            <text:p/>
          </draw:path>
          <draw:path draw:style-name="gr3" draw:text-style-name="P9" draw:layer="layout" svg:width="0.084cm" svg:height="0.083cm" svg:x="5.484cm" svg:y="2.993cm" svg:viewBox="0 0 85 84" svg:d="M85 42c0-23-20-42-43-42s-42 19-42 42 19 42 42 42 43-19 43-42z">
            <text:p/>
          </draw:path>
          <draw:path draw:style-name="gr3" draw:text-style-name="P9" draw:layer="layout" svg:width="0.344cm" svg:height="0.562cm" svg:x="5.935cm" svg:y="2.53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9" draw:layer="layout" svg:width="0.084cm" svg:height="0.083cm" svg:x="6.387cm" svg:y="2.993cm" svg:viewBox="0 0 85 84" svg:d="M85 42c0-23-20-42-43-42s-42 19-42 42 19 42 42 42 43-19 43-42z">
            <text:p/>
          </draw:path>
        </draw:g>
        <draw:g>
          <svg:title>TexMaths</svg:title>
          <svg:desc>22§display§= x^2 [ \  m(m-1)x^{m-2}  \ ]  - mx [ \  m x^{m-1}  \ ] + my§svg§600§FALSE§</svg:desc>
          <draw:polygon draw:style-name="gr2" draw:text-style-name="P8" draw:layer="layout" svg:width="15.099cm" svg:height="0.795cm" svg:x="7.006cm" svg:y="4.071cm" svg:viewBox="0 0 15100 796" draw:points="7549,796 0,796 0,0 15100,0 15100,796">
            <text:p/>
          </draw:polygon>
          <draw:path draw:style-name="gr3" draw:text-style-name="P9" draw:layer="layout" svg:width="0.515cm" svg:height="0.182cm" svg:x="7.011cm" svg:y="4.4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805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8.259cm" svg:y="4.0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106cm" svg:height="0.773cm" svg:x="8.664cm" svg:y="4.131cm" svg:viewBox="0 0 107 774" draw:points="107,774 107,745 32,745 32,32 107,32 107,0 0,0 0,774">
            <text:p/>
          </draw:polygon>
          <draw:path draw:style-name="gr3" draw:text-style-name="P9" draw:layer="layout" svg:width="0.634cm" svg:height="0.351cm" svg:x="9.067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9.801cm" svg:y="4.1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634cm" svg:height="0.351cm" svg:x="10.047cm" svg:y="4.368cm" svg:viewBox="0 0 635 352" svg:d="M46 297c-2 13-7 30-7 34 0 14 10 21 23 21 8 0 22-7 28-21 2-2 10-39 14-58l17-71c6-15 9-33 15-51 1-14 8-37 8-38 13-25 53-95 127-95 35 0 42 28 42 54 0 20-5 41-12 64l-21 89-16 60c-4 16-11 42-11 46 0 14 13 21 23 21 25 0 30-19 36-44 10-44 40-157 45-188 4-9 44-102 129-102 33 0 42 26 42 54 0 44-32 132-48 174-7 18-10 27-10 43 0 37 26 63 63 63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10.94cm" svg:y="4.50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1.718cm" svg:y="4.1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2.078cm" svg:y="4.13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6cm" svg:height="0.351cm" svg:x="12.358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97cm" svg:height="0.245cm" svg:x="12.804cm" svg:y="4.153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13.384cm" svg:y="4.243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3.844cm" svg:y="4.0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106cm" svg:height="0.773cm" svg:x="14.432cm" svg:y="4.131cm" svg:viewBox="0 0 107 774" draw:points="107,0 0,0 0,32 76,32 76,745 0,745 0,774 107,774">
            <text:p/>
          </draw:polygon>
          <draw:path draw:style-name="gr3" draw:text-style-name="P9" draw:layer="layout" svg:width="0.472cm" svg:height="0.032cm" svg:x="14.865cm" svg:y="4.502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5.597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6.276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106cm" svg:height="0.773cm" svg:x="16.787cm" svg:y="4.131cm" svg:viewBox="0 0 107 774" draw:points="107,774 107,745 32,745 32,32 107,32 107,0 0,0 0,774">
            <text:p/>
          </draw:polygon>
          <draw:path draw:style-name="gr3" draw:text-style-name="P9" draw:layer="layout" svg:width="0.634cm" svg:height="0.351cm" svg:x="17.19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7.869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97cm" svg:height="0.245cm" svg:x="18.314cm" svg:y="4.153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18.895cm" svg:y="4.243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9.379cm" svg:y="4.03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9" draw:layer="layout" svg:width="0.106cm" svg:height="0.773cm" svg:x="19.942cm" svg:y="4.131cm" svg:viewBox="0 0 107 774" draw:points="107,0 0,0 0,32 76,32 76,745 0,745 0,774 107,774">
            <text:p/>
          </draw:polygon>
          <draw:path draw:style-name="gr3" draw:text-style-name="P9" draw:layer="layout" svg:width="0.515cm" svg:height="0.516cm" svg:x="20.354cm" svg:y="4.2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34cm" svg:height="0.351cm" svg:x="21.108cm" svg:y="4.368cm" svg:viewBox="0 0 635 352" svg:d="M46 297c-2 13-7 30-7 34 0 14 10 21 23 21 8 0 22-7 28-21 2-2 10-39 14-58l17-71c6-15 9-33 15-51 1-14 8-37 8-38 13-25 53-95 127-95 35 0 42 28 42 54 0 20-5 41-12 64l-21 89-16 60c-4 16-11 42-11 46 0 14 13 21 23 21 25 0 30-19 36-44 10-44 40-157 45-188 4-9 44-102 129-102 33 0 42 26 42 54 0 44-32 132-48 174-7 18-10 27-10 43 0 37 26 63 63 63 72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01cm" svg:x="21.787cm" svg:y="4.36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</draw:g>
        <draw:g>
          <svg:title>TexMaths</svg:title>
          <svg:desc>22§display§= m(m-1)x^m - m^2 x^m + mx^m§svg§600§FALSE§</svg:desc>
          <draw:polygon draw:style-name="gr2" draw:text-style-name="P8" draw:layer="layout" svg:width="10.648cm" svg:height="0.795cm" svg:x="7.007cm" svg:y="6.774cm" svg:viewBox="0 0 10649 796" draw:points="5325,796 0,796 0,0 10649,0 10649,796">
            <text:p/>
          </draw:polygon>
          <draw:path draw:style-name="gr3" draw:text-style-name="P9" draw:layer="layout" svg:width="0.515cm" svg:height="0.182cm" svg:x="7.012cm" svg:y="7.1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7.806cm" svg:y="7.071cm" svg:viewBox="0 0 635 352" svg:d="M46 297c-2 13-7 30-7 34 0 14 10 21 23 21 8 0 22-7 28-21 2-2 10-39 14-58l17-71c6-15 9-33 15-51 1-14 8-37 8-38 13-25 53-95 127-95 35 0 42 28 42 54 0 20-5 41-12 64l-21 89-16 60c-3 16-9 42-9 46 0 14 11 21 21 21 25 0 30-19 36-44 10-44 40-157 47-188 2-9 42-102 127-102 33 0 42 26 42 54 0 44-32 132-47 174-8 18-11 27-11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8.54cm" svg:y="6.83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634cm" svg:height="0.351cm" svg:x="8.787cm" svg:y="7.071cm" svg:viewBox="0 0 635 352" svg:d="M46 297c-2 13-7 30-7 34 0 14 10 21 23 21 8 0 22-7 28-21 2-2 10-39 14-58l17-71c6-15 9-33 15-51 1-14 8-37 8-38 13-25 53-95 127-95 35 0 42 28 42 54 0 20-5 41-12 64l-21 89-16 60c-3 16-9 42-9 46 0 14 11 21 21 21 25 0 30-19 36-44 10-44 40-157 47-188 2-9 42-102 127-102 33 0 42 26 42 54 0 44-32 132-47 174-8 18-11 27-11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9.679cm" svg:y="7.20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0.457cm" svg:y="6.8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0.82cm" svg:y="6.83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386cm" svg:height="0.351cm" svg:x="11.098cm" svg:y="7.07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97cm" svg:height="0.245cm" svg:x="11.543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472cm" svg:height="0.032cm" svg:x="12.34cm" svg:y="7.205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3.073cm" svg:y="7.071cm" svg:viewBox="0 0 635 352" svg:d="M46 297c-2 13-7 30-7 34 0 14 10 21 23 21 8 0 22-7 28-21 2-2 10-39 14-58l17-71c6-15 9-33 15-51 1-14 8-37 8-38 13-25 53-95 127-95 35 0 42 28 42 54 0 20-5 41-12 64l-21 89-16 60c-3 16-11 42-11 46 0 14 13 21 23 21 25 0 30-19 36-44 10-44 40-157 45-188 4-9 44-102 129-102 33 0 42 26 42 54 0 44-32 132-47 174-8 18-11 27-11 43 0 37 26 63 63 63 73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13.763cm" svg:y="6.73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4.099cm" svg:y="7.0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97cm" svg:height="0.245cm" svg:x="14.544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515cm" svg:height="0.516cm" svg:x="15.32cm" svg:y="6.9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34cm" svg:height="0.351cm" svg:x="16.074cm" svg:y="7.071cm" svg:viewBox="0 0 635 352" svg:d="M46 297c-2 13-7 30-7 34 0 14 10 21 23 21 8 0 22-7 28-21 2-2 10-39 14-58l17-71c6-15 9-33 15-51 1-14 8-37 8-38 13-25 53-95 127-95 35 0 42 28 42 54 0 20-5 41-12 64l-21 89-16 60c-3 16-11 42-11 46 0 14 13 21 23 21 25 0 30-19 36-44 10-44 40-157 45-188 4-9 44-102 129-102 33 0 42 26 42 54 0 44-32 132-47 174-8 18-11 27-11 43 0 37 26 63 63 63 73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6.752cm" svg:y="7.0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97cm" svg:height="0.245cm" svg:x="17.197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</draw:g>
        <draw:g>
          <svg:title>TexMaths</svg:title>
          <svg:desc>22§display§.\ .\ .\  \ \ [ \ \text { From (2) and (3)}\ ]§svg§600§FALSE§</svg:desc>
          <draw:polygon draw:style-name="gr2" draw:text-style-name="P8" draw:layer="layout" svg:width="8.736cm" svg:height="0.696cm" svg:x="18.104cm" svg:y="5.367cm" svg:viewBox="0 0 8737 697" draw:points="4369,697 0,697 0,0 8737,0 8737,697">
            <text:p/>
          </draw:polygon>
          <draw:path draw:style-name="gr3" draw:text-style-name="P9" draw:layer="layout" svg:width="0.083cm" svg:height="0.083cm" svg:x="18.132cm" svg:y="5.82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604cm" svg:y="5.82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077cm" svg:y="5.826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0.089cm" svg:y="5.328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20.755cm" svg:y="5.3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1.191cm" svg:y="5.5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494cm" svg:y="5.5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21.883cm" svg:y="5.56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2.837cm" svg:y="5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23.099cm" svg:y="5.3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23.492cm" svg:y="5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24.039cm" svg:y="5.56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24.418cm" svg:y="5.5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24.849cm" svg:y="5.372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9" draw:layer="layout" svg:width="0.18cm" svg:height="0.773cm" svg:x="25.586cm" svg:y="5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25.843cm" svg:y="5.39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26.241cm" svg:y="5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6.773cm" svg:y="5.328cm" svg:viewBox="0 0 107 774" draw:points="107,0 0,0 0,32 76,32 76,744 0,744 0,774 107,774">
            <text:p/>
          </draw:polygon>
        </draw:g>
        <draw:g>
          <svg:title>TexMaths</svg:title>
          <svg:desc>22§display§.\ .\ .\  \ \ [ \ \text { From (1) }\ ]§svg§600§FALSE§</svg:desc>
          <draw:polygon draw:style-name="gr2" draw:text-style-name="P8" draw:layer="layout" svg:width="6.245cm" svg:height="0.696cm" svg:x="18.105cm" svg:y="6.768cm" svg:viewBox="0 0 6246 697" draw:points="3122,697 0,697 0,0 6246,0 6246,697">
            <text:p/>
          </draw:polygon>
          <draw:path draw:style-name="gr3" draw:text-style-name="P9" draw:layer="layout" svg:width="0.083cm" svg:height="0.083cm" svg:x="18.133cm" svg:y="7.2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605cm" svg:y="7.2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078cm" svg:y="7.22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0.09cm" svg:y="6.72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20.756cm" svg:y="6.7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1.192cm" svg:y="6.9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495cm" svg:y="6.9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21.884cm" svg:y="6.9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2.838cm" svg:y="6.7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3.132cm" svg:y="6.7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3.492cm" svg:y="6.7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4.283cm" svg:y="6.729cm" svg:viewBox="0 0 107 774" draw:points="107,0 0,0 0,32 76,32 76,744 0,744 0,774 107,774">
            <text:p/>
          </draw:polygon>
        </draw:g>
        <draw:g>
          <svg:title>TexMaths</svg:title>
          <svg:desc>22§display§= m^2 x^m - mx^m - m^2 x^m + mx^m§svg§600§FALSE§</svg:desc>
          <draw:polygon draw:style-name="gr2" draw:text-style-name="P8" draw:layer="layout" svg:width="11.035cm" svg:height="0.666cm" svg:x="7.008cm" svg:y="8.175cm" svg:viewBox="0 0 11036 667" draw:points="5517,667 0,667 0,0 11036,0 11036,667">
            <text:p/>
          </draw:polygon>
          <draw:path draw:style-name="gr3" draw:text-style-name="P9" draw:layer="layout" svg:width="0.515cm" svg:height="0.182cm" svg:x="7.013cm" svg:y="8.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7.807cm" svg:y="8.472cm" svg:viewBox="0 0 635 352" svg:d="M46 297c-2 13-7 30-7 34 0 14 10 21 23 21 8 0 22-7 28-21 2-2 10-39 14-58l17-71c6-16 9-33 15-51 1-14 8-37 8-38 13-25 53-95 127-95 35 0 42 28 42 54 0 19-5 41-12 63l-21 90-16 60c-4 16-9 42-9 46 0 14 11 21 21 21 25 0 30-20 36-44 10-44 40-157 47-188 2-9 42-102 127-102 33 0 42 26 42 54 0 44-32 132-48 174-7 18-10 27-10 42 0 37 26 64 63 64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8.499cm" svg:y="8.13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8.833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497cm" svg:height="0.245cm" svg:x="9.278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472cm" svg:height="0.032cm" svg:x="10.075cm" svg:y="8.60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808cm" svg:y="8.472cm" svg:viewBox="0 0 635 352" svg:d="M46 297c-2 13-7 30-7 34 0 14 10 21 23 21 8 0 22-7 28-21 2-2 10-39 14-58l17-71c6-16 9-33 15-51 1-14 8-37 8-38 13-25 53-95 127-95 35 0 42 28 42 54 0 19-5 41-12 63l-21 90-16 60c-4 16-9 42-9 46 0 14 11 21 21 21 25 0 30-20 36-44 10-44 40-157 47-188 2-9 42-102 127-102 33 0 42 26 42 54 0 44-32 132-48 174-7 18-10 27-10 42 0 37 26 64 63 64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487cm" svg:y="8.4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97cm" svg:height="0.245cm" svg:x="11.932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472cm" svg:height="0.032cm" svg:x="12.729cm" svg:y="8.60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3.462cm" svg:y="8.472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8 174-7 18-10 27-10 42 0 37 26 64 63 64 72 0 102-113 102-120s-7-7-8-7c-9 0-9 2-13 14-12 41-37 95-79 95-14 0-19-7-19-24 0-20 7-39 14-57 16-40 47-126 47-170 0-50-30-83-88-83-60 0-98 33-126 76-2-11-4-37-25-57-19-15-44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14.151cm" svg:y="8.13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14.486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497cm" svg:height="0.245cm" svg:x="14.931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515cm" svg:height="0.516cm" svg:x="15.709cm" svg:y="8.3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6.46cm" svg:y="8.472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8 174-7 18-10 27-10 42 0 37 26 64 63 64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7.14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497cm" svg:height="0.245cm" svg:x="17.585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</draw:g>
        <draw:g>
          <svg:title>TexMaths</svg:title>
          <svg:desc>22§display§= 0§svg§600§FALSE§</svg:desc>
          <draw:polygon draw:style-name="gr2" draw:text-style-name="P8" draw:layer="layout" svg:width="1.095cm" svg:height="0.454cm" svg:x="7.01cm" svg:y="9.575cm" svg:viewBox="0 0 1096 455" draw:points="547,455 0,455 0,0 1096,0 1096,455">
            <text:p/>
          </draw:polygon>
          <draw:path draw:style-name="gr3" draw:text-style-name="P9" draw:layer="layout" svg:width="0.515cm" svg:height="0.182cm" svg:x="7.015cm" svg:y="9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1cm" svg:x="7.818cm" svg:y="9.536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5 14 91 89 7 44 7 102 7 151 0 58 0 111-9 160-10 74-54 98-89 98z">
            <text:p/>
          </draw:path>
        </draw:g>
        <draw:g>
          <svg:title>TexMaths</svg:title>
          <svg:desc>22§display§= \text {R. H. S.}§svg§600§FALSE§</svg:desc>
          <draw:polygon draw:style-name="gr2" draw:text-style-name="P8" draw:layer="layout" svg:width="3.412cm" svg:height="0.485cm" svg:x="7.012cm" svg:y="10.776cm" svg:viewBox="0 0 3413 486" draw:points="1706,486 0,486 0,0 3413,0 3413,486">
            <text:p/>
          </draw:polygon>
          <draw:path draw:style-name="gr3" draw:text-style-name="P9" draw:layer="layout" svg:width="0.515cm" svg:height="0.182cm" svg:x="7.017cm" svg:y="10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9cm" svg:height="0.546cm" svg:x="7.816cm" svg:y="10.755cm" svg:viewBox="0 0 540 547" svg:d="M146 255v-200c0-18 0-27 18-29 7-1 30-1 45-1 71 0 157 1 157 114 0 55-19 116-134 116zM310 266c76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9" draw:layer="layout" svg:width="0.083cm" svg:height="0.083cm" svg:x="8.426cm" svg:y="11.2cm" svg:viewBox="0 0 84 84" svg:d="M84 42c0-23-19-42-42-42s-42 19-42 42 19 42 42 42 42-19 42-42z">
            <text:p/>
          </draw:path>
          <draw:path draw:style-name="gr3" draw:text-style-name="P9" draw:layer="layout" svg:width="0.529cm" svg:height="0.529cm" svg:x="8.857cm" svg:y="10.755cm" svg:viewBox="0 0 530 530" svg:d="M451 60c0-27 1-35 59-35h20v-25c-27 2-85 2-115 2-29 0-88 0-114-2v25h19c60 0 60 8 60 35v183h-230v-183c0-27 1-35 59-35h20v-25c-27 2-85 2-115 2-28 0-88 0-114-2v25h19c60 0 60 8 60 35v410c0 28 0 35-60 35h-19v25c26-2 84-2 114-2s88 0 115 2v-25h-20c-58 0-59-7-59-35v-204h230v204c0 28 0 35-60 35h-19v25c26-2 85-2 114-2 30 0 88 0 115 2v-25h-20c-58 0-59-7-59-35z">
            <text:p/>
          </draw:path>
          <draw:path draw:style-name="gr3" draw:text-style-name="P9" draw:layer="layout" svg:width="0.083cm" svg:height="0.083cm" svg:x="9.478cm" svg:y="11.2cm" svg:viewBox="0 0 84 84" svg:d="M84 42c0-23-19-42-42-42s-42 19-42 42 19 42 42 42 42-19 42-42z">
            <text:p/>
          </draw:path>
          <draw:path draw:style-name="gr3" draw:text-style-name="P9" draw:layer="layout" svg:width="0.344cm" svg:height="0.562cm" svg:x="9.927cm" svg:y="10.737cm" svg:viewBox="0 0 345 563" svg:d="M227 246l-98-24c-50-13-80-53-80-99 0-54 43-102 104-102 129 0 146 129 152 162 0 5 0 11 8 11 11 0 11-4 11-20v-155c0-14 0-19-9-19-5 0-7 0-12 11l-27 44c-24-23-56-55-125-55-86 0-151 69-151 150 0 65 40 121 102 142 9 4 48 13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083cm" svg:height="0.083cm" svg:x="10.38cm" svg:y="11.2cm" svg:viewBox="0 0 84 84" svg:d="M84 42c0-23-19-42-42-42s-42 19-42 42 19 42 42 42 42-19 42-42z">
            <text:p/>
          </draw:path>
        </draw:g>
        <draw:g>
          <svg:title>TexMaths</svg:title>
          <svg:desc>22§display§x^2 \frac{d^2y}{dx^2} - mx \frac{dy}{dx} +  my = 0§svg§600§FALSE§</svg:desc>
          <draw:polygon draw:style-name="gr2" draw:text-style-name="P8" draw:layer="layout" svg:width="8.601cm" svg:height="1.625cm" svg:x="4.022cm" svg:y="13.071cm" svg:viewBox="0 0 8602 1626" draw:points="4301,1626 0,1626 0,0 8602,0 8602,1626">
            <text:p/>
          </draw:polygon>
          <draw:path draw:style-name="gr3" draw:text-style-name="P9" draw:layer="layout" svg:width="0.386cm" svg:height="0.351cm" svg:x="4.006cm" svg:y="13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458cm" svg:y="13.51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4.912cm" svg:y="13.1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319cm" svg:y="13.0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653cm" svg:y="13.32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4.865cm" svg:y="13.986cm" svg:viewBox="0 0 1193 33" draw:points="597,33 0,33 0,0 1193,0 1193,33">
            <text:p/>
          </draw:polygon>
          <draw:path draw:style-name="gr3" draw:text-style-name="P9" draw:layer="layout" svg:width="0.369cm" svg:height="0.546cm" svg:x="4.895cm" svg:y="14.18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289cm" svg:y="14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743cm" svg:y="14.1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6.385cm" svg:y="13.98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7.116cm" svg:y="13.854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7.795cm" svg:y="13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8.355cm" svg:y="13.1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8.749cm" svg:y="13.32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8.307cm" svg:y="13.986cm" svg:viewBox="0 0 847 33" draw:points="422,33 0,33 0,0 847,0 847,33">
            <text:p/>
          </draw:polygon>
          <draw:path draw:style-name="gr3" draw:text-style-name="P9" draw:layer="layout" svg:width="0.369cm" svg:height="0.546cm" svg:x="8.339cm" svg:y="14.18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8.731cm" svg:y="14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46cm" svg:y="13.7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0.211cm" svg:y="13.854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0.891cm" svg:y="13.85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11.533cm" svg:y="13.9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336cm" svg:y="13.6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6" draw:text-style-name="P12" draw:layer="layout" svg:width="25.199cm" svg:height="1.6cm" svg:x="1.398cm" svg:y="0.4cm" presentation:class="title" presentation:user-transformed="true">
          <draw:text-box>
            <text:p><text:span text:style-name="T16">Examples</text:span></text:p>
          </draw:text-box>
        </draw:frame>
        <draw:frame presentation:style-name="pr9" draw:text-style-name="P7" draw:layer="layout" svg:width="26.6cm" svg:height="12.4cm" svg:x="0.8cm" svg:y="2.4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4§display§(2) \text { Solve the following differential equstions}§svg§600§FALSE§</svg:desc>
          <draw:polygon draw:style-name="gr2" draw:text-style-name="P8" draw:layer="layout" svg:width="16.088cm" svg:height="0.76cm" svg:x="1.786cm" svg:y="2.442cm" svg:viewBox="0 0 16089 761" draw:points="8044,761 0,761 0,0 16089,0 16089,761">
            <text:p/>
          </draw:polygon>
          <draw:path draw:style-name="gr3" draw:text-style-name="P9" draw:layer="layout" svg:width="0.197cm" svg:height="0.844cm" svg:x="1.826cm" svg:y="2.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37cm" svg:height="0.564cm" svg:x="2.114cm" svg:y="2.4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2.542cm" svg:y="2.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75cm" svg:height="0.614cm" svg:x="3.149cm" svg:y="2.438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9" draw:layer="layout" svg:width="0.375cm" svg:height="0.389cm" svg:x="3.595cm" svg:y="2.6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9cm" svg:height="0.587cm" svg:x="4.021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373cm" svg:x="4.243cm" svg:y="2.669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4.674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5.321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5.66cm" svg:y="2.44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6.125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4cm" svg:height="0.596cm" svg:x="6.785cm" svg:y="2.43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375cm" svg:height="0.389cm" svg:x="7.039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189cm" svg:height="0.587cm" svg:x="7.465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7.699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7.93cm" svg:y="2.6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579cm" svg:height="0.373cm" svg:x="8.319cm" svg:y="2.66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181cm" svg:height="0.566cm" svg:x="8.942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174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7cm" svg:height="0.558cm" svg:x="9.64cm" svg:y="2.65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8cm" svg:height="0.596cm" svg:x="10.347cm" svg:y="2.44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181cm" svg:height="0.566cm" svg:x="10.815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11.044cm" svg:y="2.438cm" svg:viewBox="0 0 509 597" svg:d="M357 257h96v-25h-100v-98c0-76 41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3 12-33 35 0 6 2 27 25 35-2 11-2 19-2 28v98z">
            <text:p/>
          </draw:path>
          <draw:path draw:style-name="gr3" draw:text-style-name="P9" draw:layer="layout" svg:width="0.327cm" svg:height="0.389cm" svg:x="11.537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1.912cm" svg:y="2.65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2.242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12.622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6cm" svg:height="0.529cm" svg:x="13.056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3.396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13.638cm" svg:y="2.65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189cm" svg:height="0.587cm" svg:x="14.05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27cm" svg:height="0.389cm" svg:x="14.563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14.943cm" svg:y="2.65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15.387cm" svg:y="2.65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77cm" svg:height="0.389cm" svg:x="15.855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6cm" svg:height="0.529cm" svg:x="16.176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6.516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6.746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7.17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17.641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>
          <svg:title>TexMaths</svg:title>
          <svg:desc>22§display§(i) \ \log \left( \frac{dy}{dx} \right) = 2x + 3y§svg§600§FALSE§</svg:desc>
          <draw:polygon draw:style-name="gr2" draw:text-style-name="P8" draw:layer="layout" svg:width="8.045cm" svg:height="1.779cm" svg:x="2.887cm" svg:y="3.84cm" svg:viewBox="0 0 8046 1780" draw:points="4022,1780 0,1780 0,0 8046,0 8046,1780">
            <text:p/>
          </draw:polygon>
          <draw:path draw:style-name="gr3" draw:text-style-name="P9" draw:layer="layout" svg:width="0.18cm" svg:height="0.773cm" svg:x="2.924cm" svg:y="4.343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205cm" svg:height="0.52cm" svg:x="3.172cm" svg:y="4.41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459cm" svg:y="4.343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173cm" svg:height="0.538cm" svg:x="4.128cm" svg:y="4.38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4.339cm" svg:y="4.575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355cm" svg:height="0.511cm" svg:x="4.726cm" svg:y="4.5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9" draw:layer="layout" svg:width="0.381cm" svg:height="1.856cm" svg:x="5.392cm" svg:y="3.80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5.941cm" svg:y="3.863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335cm" svg:y="4.05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5.893cm" svg:y="4.713cm" svg:viewBox="0 0 847 33" draw:points="422,33 0,33 0,0 847,0 847,33">
            <text:p/>
          </draw:polygon>
          <draw:path draw:style-name="gr3" draw:text-style-name="P9" draw:layer="layout" svg:width="0.369cm" svg:height="0.546cm" svg:x="5.923cm" svg:y="4.915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318cm" svg:y="5.11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6.856cm" svg:y="3.801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7.657cm" svg:y="4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469cm" svg:y="4.4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6 7-72 7z">
            <text:p/>
          </draw:path>
          <draw:path draw:style-name="gr3" draw:text-style-name="P9" draw:layer="layout" svg:width="0.386cm" svg:height="0.351cm" svg:x="8.84cm" svg:y="4.58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9.474cm" svg:y="4.4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0.236cm" svg:y="4.4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6cm" svg:height="0.501cm" svg:x="10.613cm" svg:y="4.58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</draw:g>
        <draw:g>
          <svg:title>TexMaths</svg:title>
          <svg:desc>22§display§(ii) \ y -  x \frac{dy}{dx} = 0§svg§600§FALSE§</svg:desc>
          <draw:polygon draw:style-name="gr2" draw:text-style-name="P8" draw:layer="layout" svg:width="5.526cm" svg:height="1.522cm" svg:x="14.887cm" svg:y="3.841cm" svg:viewBox="0 0 5527 1523" draw:points="2764,1523 0,1523 0,0 5527,0 5527,1523">
            <text:p/>
          </draw:polygon>
          <draw:path draw:style-name="gr3" draw:text-style-name="P9" draw:layer="layout" svg:width="0.18cm" svg:height="0.774cm" svg:x="14.924cm" svg:y="4.283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9" draw:layer="layout" svg:width="0.205cm" svg:height="0.52cm" svg:x="15.172cm" svg:y="4.351cm" svg:viewBox="0 0 206 521" svg:d="M199 28c0-16-11-28-28-28-21 0-42 19-42 40 0 16 10 29 29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15.438cm" svg:y="4.351cm" svg:viewBox="0 0 206 521" svg:d="M199 28c0-16-11-28-28-28-21 0-42 19-42 40 0 16 10 29 29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15.727cm" svg:y="4.283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9" draw:layer="layout" svg:width="0.358cm" svg:height="0.501cm" svg:x="16.264cm" svg:y="4.5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3cm" svg:height="0.032cm" svg:x="16.883cm" svg:y="4.652cm" svg:viewBox="0 0 474 33" svg:d="M447 33c12 0 27 0 27-17 0-16-15-16-27-16h-421c-12 0-26 0-26 16 0 17 14 17 26 17z">
            <text:p/>
          </draw:path>
          <draw:path draw:style-name="gr3" draw:text-style-name="P9" draw:layer="layout" svg:width="0.386cm" svg:height="0.351cm" svg:x="17.615cm" svg:y="4.5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8.175cm" svg:y="3.8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8.57cm" svg:y="3.997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8.128cm" svg:y="4.652cm" svg:viewBox="0 0 847 33" draw:points="422,33 0,33 0,0 847,0 847,33">
            <text:p/>
          </draw:polygon>
          <draw:path draw:style-name="gr3" draw:text-style-name="P9" draw:layer="layout" svg:width="0.369cm" svg:height="0.546cm" svg:x="18.158cm" svg:y="4.85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8.552cm" svg:y="5.0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9.323cm" svg:y="4.5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126cm" svg:y="4.348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(iii) \ \sec^2 x . \tan y \ dx + \sec^2 y . \tan x \ dy = 0§svg§600§FALSE§</svg:desc>
          <draw:polygon draw:style-name="gr2" draw:text-style-name="P8" draw:layer="layout" svg:width="14.024cm" svg:height="0.795cm" svg:x="2.395cm" svg:y="6.244cm" svg:viewBox="0 0 14025 796" draw:points="7012,796 0,796 0,0 14025,0 14025,796">
            <text:p/>
          </draw:polygon>
          <draw:path draw:style-name="gr3" draw:text-style-name="P9" draw:layer="layout" svg:width="0.18cm" svg:height="0.773cm" svg:x="2.432cm" svg:y="6.3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05cm" svg:height="0.52cm" svg:x="2.68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2.946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3.212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5cm" svg:y="6.3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54cm" svg:height="0.356cm" svg:x="4.169cm" svg:y="6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4.47cm" svg:y="6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4.819cm" svg:y="6.5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24cm" svg:height="0.36cm" svg:x="5.171cm" svg:y="6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5.634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6.119cm" svg:y="6.802cm" svg:viewBox="0 0 84 84" svg:d="M84 42c0-23-19-42-42-42s-42 19-42 42 19 42 42 42 42-19 42-42z">
            <text:p/>
          </draw:path>
          <draw:path draw:style-name="gr3" draw:text-style-name="P9" draw:layer="layout" svg:width="0.244cm" svg:height="0.485cm" svg:x="6.412cm" svg:y="6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49cm" svg:height="0.356cm" svg:x="6.73cm" svg:y="6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7.109cm" svg:y="6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7.665cm" svg:y="6.54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369cm" svg:height="0.546cm" svg:x="8.339cm" svg:y="6.348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733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367cm" svg:y="6.4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4cm" svg:height="0.356cm" svg:x="10.122cm" svg:y="6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0.425cm" svg:y="6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0.771cm" svg:y="6.5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24cm" svg:height="0.36cm" svg:x="11.123cm" svg:y="6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11.588cm" svg:y="6.54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083cm" svg:height="0.083cm" svg:x="12.039cm" svg:y="6.802cm" svg:viewBox="0 0 84 84" svg:d="M84 42c0-23-19-42-42-42s-42 19-42 42 19 42 42 42 42-19 42-42z">
            <text:p/>
          </draw:path>
          <draw:path draw:style-name="gr3" draw:text-style-name="P9" draw:layer="layout" svg:width="0.242cm" svg:height="0.485cm" svg:x="12.331cm" svg:y="6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349cm" svg:height="0.356cm" svg:x="12.649cm" svg:y="6.53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3.028cm" svg:y="6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3.584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6cm" svg:x="14.292cm" svg:y="6.34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4.686cm" svg:y="6.54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182cm" svg:x="15.328cm" svg:y="6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133cm" svg:y="6.369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(iv) \ \frac{\cos^2 y . dy}{x} + \frac{\cos^2 x . dx}{y} = 0§svg§600§FALSE§</svg:desc>
          <draw:polygon draw:style-name="gr2" draw:text-style-name="P8" draw:layer="layout" svg:width="10.109cm" svg:height="1.774cm" svg:x="2.394cm" svg:y="7.841cm" svg:viewBox="0 0 10110 1775" draw:points="5055,1775 0,1775 0,0 10110,0 10110,1775">
            <text:p/>
          </draw:polygon>
          <draw:path draw:style-name="gr3" draw:text-style-name="P9" draw:layer="layout" svg:width="0.18cm" svg:height="0.773cm" svg:x="2.431cm" svg:y="8.384cm" svg:viewBox="0 0 181 774" svg:d="M181 767c0-2 0-4-14-18-97-96-121-242-121-362 0-134 30-269 125-366 10-9 10-10 10-14 0-5-3-7-9-7-7 0-77 53-123 151-40 85-49 171-49 236 0 61 9 155 51 243 48 95 114 144 121 144 6 0 9-2 9-7z">
            <text:p/>
          </draw:path>
          <draw:path draw:style-name="gr3" draw:text-style-name="P9" draw:layer="layout" svg:width="0.205cm" svg:height="0.52cm" svg:x="2.679cm" svg:y="8.453cm" svg:viewBox="0 0 206 521" svg:d="M199 28c0-16-11-28-28-28-21 0-43 19-43 40 0 16 11 29 30 29 18 0 41-18 41-41zM139 320c11-23 11-25 18-46 7-15 10-26 10-40 0-35-24-63-65-63-72 0-102 110-102 117 0 9 7 9 9 9 9 0 9-2 12-14 21-74 53-97 79-97 7 0 20 0 20 25 0 18-6 33-9 41-5 21-41 110-53 144-9 19-18 45-18 61 0 37 27 64 64 64 74 0 102-113 102-120s-7-7-9-7c-9 0-9 2-12 14-14 49-41 97-79 97-14 0-20-9-20-27 0-19 6-30 23-77z">
            <text:p/>
          </draw:path>
          <draw:path draw:style-name="gr3" draw:text-style-name="P9" draw:layer="layout" svg:width="0.34cm" svg:height="0.351cm" svg:x="2.945cm" svg:y="8.623cm" svg:viewBox="0 0 341 352" svg:d="M341 55c0-43-21-55-35-55-19 0-37 19-37 37 0 10 4 16 13 23 15 16 26 37 26 65 0 32-47 209-139 209-39 0-56-26-56-67 0-44 21-100 44-165 5-12 10-23 10-39 0-35-26-63-65-63-72 0-102 113-102 120s7 7 9 7c9 0 9 0 12-14 23-78 56-95 79-95 7 0 20 0 20 24 0 20-7 41-13 55-35 89-45 125-45 158 0 84 68 97 105 97 130 0 174-257 174-297z">
            <text:p/>
          </draw:path>
          <draw:path draw:style-name="gr3" draw:text-style-name="P9" draw:layer="layout" svg:width="0.18cm" svg:height="0.773cm" svg:x="3.369cm" svg:y="8.38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295cm" svg:height="0.356cm" svg:x="4.003cm" svg:y="8.0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4.341cm" svg:y="8.096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254cm" svg:height="0.356cm" svg:x="4.731cm" svg:y="8.096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5.047cm" svg:y="7.80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5.509cm" svg:y="8.099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083cm" svg:height="0.083cm" svg:x="5.96cm" svg:y="8.3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6.14cm" svg:y="7.90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6.534cm" svg:y="8.099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2.944cm" svg:height="0.032cm" svg:x="3.976cm" svg:y="8.755cm" svg:viewBox="0 0 2945 33" draw:points="1471,33 0,33 0,0 2945,0 2945,33">
            <text:p/>
          </draw:polygon>
          <draw:path draw:style-name="gr3" draw:text-style-name="P9" draw:layer="layout" svg:width="0.386cm" svg:height="0.351cm" svg:x="5.249cm" svg:y="9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7.226cm" svg:y="8.5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8.076cm" svg:y="8.0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414cm" svg:y="8.09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8.804cm" svg:y="8.096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9.118cm" svg:y="7.80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9.582cm" svg:y="8.0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3cm" svg:x="10.068cm" svg:y="8.3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0.248cm" svg:y="7.90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86cm" svg:height="0.351cm" svg:x="10.642cm" svg:y="8.0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3.012cm" svg:height="0.032cm" svg:x="8.049cm" svg:y="8.755cm" svg:viewBox="0 0 3013 33" draw:points="1507,33 0,33 0,0 3013,0 3013,33">
            <text:p/>
          </draw:polygon>
          <draw:path draw:style-name="gr3" draw:text-style-name="P9" draw:layer="layout" svg:width="0.358cm" svg:height="0.5cm" svg:x="9.375cm" svg:y="9.15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1.413cm" svg:y="8.6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216cm" svg:y="8.449cm" svg:viewBox="0 0 327 533" svg:d="M327 269c0-63-3-125-31-183-35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>
          <svg:title>TexMaths</svg:title>
          <svg:desc>22§display§(v) \ ( x - y )^2 \ \frac{dy}{dx} = a^2§svg§600§FALSE§</svg:desc>
          <draw:polygon draw:style-name="gr2" draw:text-style-name="P8" draw:layer="layout" svg:width="6.927cm" svg:height="1.522cm" svg:x="2.695cm" svg:y="10.039cm" svg:viewBox="0 0 6928 1523" draw:points="3463,1523 0,1523 0,0 6928,0 6928,1523">
            <text:p/>
          </draw:polygon>
          <draw:path draw:style-name="gr3" draw:text-style-name="P9" draw:layer="layout" svg:width="0.18cm" svg:height="0.774cm" svg:x="2.732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98cm" svg:y="10.7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18cm" svg:height="0.774cm" svg:x="3.404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18cm" svg:height="0.774cm" svg:x="3.994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4.24cm" svg:y="10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472cm" svg:height="0.032cm" svg:x="4.896cm" svg:y="10.8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5.627cm" svg:y="10.71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9" draw:layer="layout" svg:width="0.18cm" svg:height="0.774cm" svg:x="6.056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6cm" svg:x="6.347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7.059cm" svg:y="10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452cm" svg:y="10.195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7.01cm" svg:y="10.85cm" svg:viewBox="0 0 846 33" draw:points="422,33 0,33 0,0 846,0 846,33">
            <text:p/>
          </draw:polygon>
          <draw:path draw:style-name="gr3" draw:text-style-name="P9" draw:layer="layout" svg:width="0.369cm" svg:height="0.546cm" svg:x="7.042cm" svg:y="11.05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434cm" svg:y="11.2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205cm" svg:y="10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9.009cm" svg:y="10.71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9.421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(vii) \  ( 2x - 2y + 3 )\ dx - ( x - y + 1 )\ dy = 0 \ \text { when } x = 0, \ y = 1.§svg§600§FALSE§</svg:desc>
          <draw:polygon draw:style-name="gr2" draw:text-style-name="P8" draw:layer="layout" svg:width="21.445cm" svg:height="0.696cm" svg:x="2.298cm" svg:y="12.444cm" svg:viewBox="0 0 21446 697" draw:points="10722,697 0,697 0,0 21446,0 21446,697">
            <text:p/>
          </draw:polygon>
          <draw:path draw:style-name="gr3" draw:text-style-name="P9" draw:layer="layout" svg:width="0.18cm" svg:height="0.773cm" svg:x="2.335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2.583cm" svg:y="12.642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205cm" svg:height="0.52cm" svg:x="2.984cm" svg:y="12.47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52cm" svg:y="12.47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539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18cm" svg:height="0.773cm" svg:x="4.13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4.392cm" svg:y="12.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86cm" svg:height="0.351cm" svg:x="4.764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5.419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6.167cm" svg:y="12.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536cm" svg:y="12.64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7.136cm" svg:y="12.5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7.898cm" svg:y="12.4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8.298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8.842cm" svg:y="12.449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9.236cm" svg:y="12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9.893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0.678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0.924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11.581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2.311cm" svg:y="12.642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2.911cm" svg:y="12.5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3.71cm" svg:y="12.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4.071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4.617cm" svg:y="12.449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6cm" svg:height="0.5cm" svg:x="15.011cm" svg:y="12.64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5.653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456cm" svg:y="12.4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9" draw:layer="layout" svg:width="0.531cm" svg:height="0.342cm" svg:x="17.341cm" svg:y="12.65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9" draw:layer="layout" svg:width="0.39cm" svg:height="0.537cm" svg:x="17.911cm" svg:y="12.44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8.337cm" svg:y="12.6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8.684cm" svg:y="12.6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19.369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0.046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851cm" svg:y="12.4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9" draw:layer="layout" svg:width="0.091cm" svg:height="0.231cm" svg:x="21.273cm" svg:y="12.9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58cm" svg:height="0.5cm" svg:x="21.831cm" svg:y="12.642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22.474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23.315cm" svg:y="12.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083cm" svg:height="0.083cm" svg:x="23.699cm" svg:y="12.903cm" svg:viewBox="0 0 84 84" svg:d="M84 42c0-23-19-42-42-42s-42 19-42 42 19 42 42 42 42-19 42-42z">
            <text:p/>
          </draw:path>
        </draw:g>
        <draw:g>
          <svg:title>TexMaths</svg:title>
          <svg:desc>22§display§(vi) \  x + y \ \frac{dy}{dx} = \sec (x^2 + y^2)§svg§600§FALSE§</svg:desc>
          <draw:polygon draw:style-name="gr2" draw:text-style-name="P8" draw:layer="layout" svg:width="9.567cm" svg:height="1.522cm" svg:x="14.797cm" svg:y="10.039cm" svg:viewBox="0 0 9568 1523" draw:points="4783,1523 0,1523 0,0 9568,0 9568,1523">
            <text:p/>
          </draw:polygon>
          <draw:path draw:style-name="gr3" draw:text-style-name="P9" draw:layer="layout" svg:width="0.18cm" svg:height="0.774cm" svg:x="14.834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15.082cm" svg:y="10.7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15.483cm" svg:y="10.549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15.772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86cm" svg:height="0.351cm" svg:x="16.309cm" svg:y="10.7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7cm" svg:x="16.942cm" svg:y="10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7.695cm" svg:y="10.71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18.479cm" svg:y="10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8.873cm" svg:y="10.195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5cm" svg:height="0.032cm" svg:x="18.431cm" svg:y="10.85cm" svg:viewBox="0 0 846 33" draw:points="422,33 0,33 0,0 846,0 846,33">
            <text:p/>
          </draw:polygon>
          <draw:path draw:style-name="gr3" draw:text-style-name="P9" draw:layer="layout" svg:width="0.369cm" svg:height="0.546cm" svg:x="18.461cm" svg:y="11.05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855cm" svg:y="11.2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9.626cm" svg:y="10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20.423cm" svg:y="10.71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20.724cm" svg:y="10.7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21.073cm" svg:y="10.71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18cm" svg:height="0.774cm" svg:x="21.467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21.713cm" svg:y="10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22.167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22.695cm" svg:y="10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23.447cm" svg:y="10.71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23.865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24.223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20"><text:tab/></text:span><text:span text:style-name="T20">Solutions :</text:span><text:span text:style-name="T11"> <text:s text:c="15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)\ \text { Given that,}§svg§600§FALSE§</svg:desc>
          <draw:polygon draw:style-name="gr2" draw:text-style-name="P8" draw:layer="layout" svg:width="5.121cm" svg:height="0.696cm" svg:x="3.044cm" svg:y="2.891cm" svg:viewBox="0 0 5122 697" draw:points="2561,697 0,697 0,0 5122,0 5122,697">
            <text:p/>
          </draw:polygon>
          <draw:path draw:style-name="gr3" draw:text-style-name="P9" draw:layer="layout" svg:width="0.18cm" svg:height="0.773cm" svg:x="3.081cm" svg:y="2.8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329cm" svg:y="2.9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616cm" svg:y="2.8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433cm" svg:y="2.887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021cm" svg:y="2.9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225cm" svg:y="3.098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5.619cm" svg:y="3.0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966cm" svg:y="3.0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644cm" svg:y="2.9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6.953cm" svg:y="2.896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392cm" svg:y="3.0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7.759cm" svg:y="2.9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8.111cm" svg:y="3.3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7.7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7.7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7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7.9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7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7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7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7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7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8.2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7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7.8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log \left( \frac{dy}{dx} \right) = 2x + 3y§svg§600§FALSE§</svg:desc>
          <draw:polygon draw:style-name="gr2" draw:text-style-name="P8" draw:layer="layout" svg:width="6.788cm" svg:height="1.779cm" svg:x="8.558cm" svg:y="2.392cm" svg:viewBox="0 0 6789 1780" draw:points="3395,1780 0,1780 0,0 6789,0 6789,1780">
            <text:p/>
          </draw:polygon>
          <draw:path draw:style-name="gr3" draw:text-style-name="P9" draw:layer="layout" svg:width="0.173cm" svg:height="0.538cm" svg:x="8.544cm" svg:y="2.93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8.755cm" svg:y="3.12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9.142cm" svg:y="3.124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1cm" svg:height="1.856cm" svg:x="9.808cm" svg:y="2.353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69cm" svg:height="0.546cm" svg:x="10.357cm" svg:y="2.415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0.751cm" svg:y="2.61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5cm" svg:height="0.032cm" svg:x="10.309cm" svg:y="3.265cm" svg:viewBox="0 0 846 33" draw:points="422,33 0,33 0,0 846,0 846,33">
            <text:p/>
          </draw:polygon>
          <draw:path draw:style-name="gr3" draw:text-style-name="P9" draw:layer="layout" svg:width="0.369cm" svg:height="0.546cm" svg:x="10.339cm" svg:y="3.46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733cm" svg:y="3.6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81cm" svg:height="1.856cm" svg:x="11.274cm" svg:y="2.353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2.072cm" svg:y="3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2.884cm" svg:y="2.9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9" draw:layer="layout" svg:width="0.386cm" svg:height="0.351cm" svg:x="13.255cm" svg:y="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6cm" svg:x="13.889cm" svg:y="3.0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4.652cm" svg:y="2.95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8cm" svg:height="0.501cm" svg:x="15.029cm" svg:y="3.13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</draw:g>
        <draw:g>
          <svg:title>TexMaths</svg:title>
          <svg:desc>22§display§\therefore \ \ \frac{dy}{dx} = e^{2x + 3y} = e^{2x}.e^{3y}§svg§600§FALSE§</svg:desc>
          <draw:polygon draw:style-name="gr2" draw:text-style-name="P8" draw:layer="layout" svg:width="8.678cm" svg:height="1.522cm" svg:x="4.66cm" svg:y="4.493cm" svg:viewBox="0 0 8679 1523" draw:points="4341,1523 0,1523 0,0 8679,0 8679,1523">
            <text:p/>
          </draw:polygon>
          <draw:path draw:style-name="gr3" draw:text-style-name="P9" draw:layer="layout" svg:width="0.469cm" svg:height="0.418cm" svg:x="4.644cm" svg:y="5.15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6cm" svg:x="6.008cm" svg:y="4.454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402cm" svg:y="4.64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5.961cm" svg:y="5.304cm" svg:viewBox="0 0 847 33" draw:points="422,33 0,33 0,0 847,0 847,33">
            <text:p/>
          </draw:polygon>
          <draw:path draw:style-name="gr3" draw:text-style-name="P9" draw:layer="layout" svg:width="0.369cm" svg:height="0.546cm" svg:x="5.991cm" svg:y="5.509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385cm" svg:y="5.7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7.156cm" svg:y="5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7.964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6cm" svg:x="8.323cm" svg:y="4.8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8.622cm" svg:y="4.956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99cm" svg:height="0.4cm" svg:x="8.985cm" svg:y="4.85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9" draw:layer="layout" svg:width="0.249cm" svg:height="0.37cm" svg:x="9.451cm" svg:y="4.836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9.756cm" svg:y="4.956cm" svg:viewBox="0 0 280 350" svg:d="M278 35c2-9 2-9 2-12 0-11-9-18-18-18-7 0-17 4-23 14-1 2-7 20-8 30l-13 46c-1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10.359cm" svg:y="5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1.169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cm" svg:height="0.36cm" svg:x="11.526cm" svg:y="4.8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1.827cm" svg:y="4.956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083cm" svg:height="0.084cm" svg:x="12.257cm" svg:y="5.433cm" svg:viewBox="0 0 84 85" svg:d="M84 42c0-23-19-42-42-42s-42 19-42 42 19 43 42 43 42-20 42-43z">
            <text:p/>
          </draw:path>
          <draw:path draw:style-name="gr3" draw:text-style-name="P9" draw:layer="layout" svg:width="0.298cm" svg:height="0.351cm" svg:x="12.442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9cm" svg:height="0.37cm" svg:x="12.794cm" svg:y="4.836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13.098cm" svg:y="4.956cm" svg:viewBox="0 0 280 350" svg:d="M276 35c4-9 4-9 4-12 0-11-9-18-18-18-7 0-17 4-23 14-1 2-7 20-8 30l-13 46c-1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</draw:g>
        <draw:g>
          <svg:title>TexMaths</svg:title>
          <svg:desc>22§display§\Rightarrow  \ \ \frac{dy}{e^{3y}} = e^{2x}\ dx§svg§600§FALSE§</svg:desc>
          <draw:polygon draw:style-name="gr2" draw:text-style-name="P8" draw:layer="layout" svg:width="5.808cm" svg:height="1.521cm" svg:x="13.946cm" svg:y="4.497cm" svg:viewBox="0 0 5809 1522" draw:points="2904,1522 0,1522 0,0 5809,0 5809,1522">
            <text:p/>
          </draw:polygon>
          <draw:path draw:style-name="gr3" draw:text-style-name="P9" draw:layer="layout" svg:width="0.687cm" svg:height="0.426cm" svg:x="13.95cm" svg:y="5.111cm" svg:viewBox="0 0 688 427" svg:d="M521 153c32 28 72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69cm" svg:height="0.546cm" svg:x="15.65cm" svg:y="4.45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6.044cm" svg:y="4.653cm" svg:viewBox="0 0 357 501" svg:d="M355 47c2-10 2-12 2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olygon draw:style-name="gr3" draw:text-style-name="P9" draw:layer="layout" svg:width="1.041cm" svg:height="0.032cm" svg:x="15.503cm" svg:y="5.308cm" svg:viewBox="0 0 1042 33" draw:points="521,33 0,33 0,0 1042,0 1042,33">
            <text:p/>
          </draw:polygon>
          <draw:path draw:style-name="gr3" draw:text-style-name="P9" draw:layer="layout" svg:width="0.298cm" svg:height="0.351cm" svg:x="15.539cm" svg:y="5.70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9cm" svg:height="0.37cm" svg:x="15.892cm" svg:y="5.46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9" draw:layer="layout" svg:width="0.279cm" svg:height="0.349cm" svg:x="16.197cm" svg:y="5.586cm" svg:viewBox="0 0 280 350" svg:d="M278 35c2-9 2-9 2-12 0-11-9-18-18-18-7 0-17 4-23 14-1 2-7 20-8 30l-13 46c-2 14-19 81-21 88 0 0-25 47-67 47-37 0-37-35-37-45 0-30 13-64 28-106 7-17 11-23 11-33 0-27-23-46-53-46-54 0-79 74-79 83 0 7 7 7 9 7 9 0 9-2 10-9 14-44 37-65 58-65 11 0 15 5 15 17 0 14-6 25-8 32-26 67-31 88-31 111 0 9 0 35 21 53 16 14 39 16 54 16 22 0 41-8 59-25-7 30-13 53-36 81-14 17-37 35-65 35-3 0-30 0-40-18 28-3 28-30 28-30 0-17-16-21-21-21-13 0-32 11-32 36 0 28 27 47 65 47 55 0 123-42 139-109z">
            <text:p/>
          </draw:path>
          <draw:path draw:style-name="gr3" draw:text-style-name="P9" draw:layer="layout" svg:width="0.515cm" svg:height="0.182cm" svg:x="16.894cm" svg:y="5.2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7.703cm" svg:y="5.17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18.061cm" svg:y="4.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8.361cm" svg:y="4.959cm" svg:viewBox="0 0 292 246" svg:d="M109 183c-5 18-23 47-51 47-2 0-18 0-30-7 23-7 25-26 25-30 0-12-9-21-21-21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6cm" svg:x="19.013cm" svg:y="4.9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19.407cm" svg:y="5.1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\therefore \ \ e^{-3y}\ dy = e^{2x}\ dx§svg§600§FALSE§</svg:desc>
          <draw:polygon draw:style-name="gr2" draw:text-style-name="P8" draw:layer="layout" svg:width="6.916cm" svg:height="0.761cm" svg:x="4.762cm" svg:y="6.496cm" svg:viewBox="0 0 6917 762" draw:points="3459,762 0,762 0,0 6917,0 6917,762">
            <text:p/>
          </draw:polygon>
          <draw:path draw:style-name="gr3" draw:text-style-name="P9" draw:layer="layout" svg:width="0.469cm" svg:height="0.418cm" svg:x="4.746cm" svg:y="6.77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298cm" svg:height="0.351cm" svg:x="6.005cm" svg:y="6.79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6.388cm" svg:y="6.668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6.842cm" svg:y="6.457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7.147cm" svg:y="6.578cm" svg:viewBox="0 0 280 350" svg:d="M276 35c4-9 4-9 4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369cm" svg:height="0.547cm" svg:x="7.781cm" svg:y="6.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5cm" svg:y="6.793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8.817cm" svg:y="6.8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9.625cm" svg:y="6.79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cm" svg:height="0.36cm" svg:x="9.984cm" svg:y="6.4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0.285cm" svg:y="6.578cm" svg:viewBox="0 0 292 246" svg:d="M109 183c-5 18-23 48-51 48-2 0-18 0-30-7 23-7 25-27 25-30 0-13-9-21-21-21-16 0-32 14-32 33 0 28 30 40 58 40 25 0 46-15 60-38 14 28 44 38 65 38 63 0 95-68 95-84 0-7-7-7-9-7-7 0-7 3-8 10-13 37-45 66-76 66-21 0-34-14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7cm" svg:x="10.936cm" svg:y="6.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1.331cm" svg:y="6.7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int e^{2x}\ dx = \int e^{-3y}\ dy§svg§600§FALSE§</svg:desc>
          <draw:polygon draw:style-name="gr2" draw:text-style-name="P8" draw:layer="layout" svg:width="7.48cm" svg:height="1.642cm" svg:x="4.749cm" svg:y="8.796cm" svg:viewBox="0 0 7481 1643" draw:points="3740,1643 0,1643 0,0 7481,0 7481,1643">
            <text:p/>
          </draw:polygon>
          <draw:path draw:style-name="gr3" draw:text-style-name="P9" draw:layer="layout" svg:width="0.687cm" svg:height="1.719cm" svg:x="4.754cm" svg:y="8.75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8cm" svg:height="0.351cm" svg:x="5.648cm" svg:y="9.46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6.006cm" svg:y="9.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6.307cm" svg:y="9.252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7cm" svg:x="6.958cm" svg:y="9.2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352cm" svg:y="9.4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029cm" svg:y="9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8.846cm" svg:y="8.75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8cm" svg:height="0.351cm" svg:x="9.74cm" svg:y="9.46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0.124cm" svg:y="9.341cm" svg:viewBox="0 0 368 28" svg:d="M347 28c7 0 21 0 21-14s-13-14-21-14h-326c-9 0-21 0-21 14s12 14 21 14z">
            <text:p/>
          </draw:path>
          <draw:path draw:style-name="gr3" draw:text-style-name="P9" draw:layer="layout" svg:width="0.249cm" svg:height="0.37cm" svg:x="10.578cm" svg:y="9.13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10.882cm" svg:y="9.252cm" svg:viewBox="0 0 280 350" svg:d="M276 35c4-9 4-9 4-12 0-11-9-18-18-18-7 0-17 4-23 14-1 2-7 20-8 30l-13 46c-2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369cm" svg:height="0.547cm" svg:x="11.516cm" svg:y="9.2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91cm" svg:y="9.46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</draw:g>
        <draw:g>
          <svg:title>TexMaths</svg:title>
          <svg:desc>22§display§\frac{e^{2x}}{2} = \frac{e^{-3y}}{-3}  + c_1§svg§600§FALSE§</svg:desc>
          <draw:polygon draw:style-name="gr2" draw:text-style-name="P8" draw:layer="layout" svg:width="5.349cm" svg:height="1.634cm" svg:x="4.884cm" svg:y="10.893cm" svg:viewBox="0 0 5350 1635" draw:points="2675,1635 0,1635 0,0 5350,0 5350,1635">
            <text:p/>
          </draw:polygon>
          <draw:path draw:style-name="gr3" draw:text-style-name="P9" draw:layer="layout" svg:width="0.298cm" svg:height="0.351cm" svg:x="4.88cm" svg:y="11.15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5.239cm" svg:y="10.8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5.538cm" svg:y="10.975cm" svg:viewBox="0 0 292 246" svg:d="M109 183c-5 18-23 47-51 47-2 0-18 0-30-7 23-7 25-26 25-29 0-13-9-22-21-22-16 0-32 15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9" draw:layer="layout" svg:width="1.058cm" svg:height="0.032cm" svg:x="4.845cm" svg:y="11.808cm" svg:viewBox="0 0 1059 33" draw:points="530,33 0,33 0,0 1059,0 1059,33">
            <text:p/>
          </draw:polygon>
          <draw:path draw:style-name="gr3" draw:text-style-name="P9" draw:layer="layout" svg:width="0.309cm" svg:height="0.516cm" svg:x="5.22cm" svg:y="12.033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515cm" svg:height="0.182cm" svg:x="6.253cm" svg:y="11.7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7.154cm" svg:y="11.15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7.537cm" svg:y="11.065cm" svg:viewBox="0 0 368 28" svg:d="M347 28c7 0 21 0 21-14s-13-14-21-14h-326c-9 0-21 0-21 14s12 14 21 14z">
            <text:p/>
          </draw:path>
          <draw:path draw:style-name="gr3" draw:text-style-name="P9" draw:layer="layout" svg:width="0.249cm" svg:height="0.37cm" svg:x="7.991cm" svg:y="10.85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9" draw:layer="layout" svg:width="0.279cm" svg:height="0.349cm" svg:x="8.296cm" svg:y="10.975cm" svg:viewBox="0 0 280 350" svg:d="M278 35c2-9 2-9 2-12 0-11-9-18-18-18-7 0-17 4-23 14-1 2-7 20-8 30l-13 46c-2 14-19 81-21 88 0 0-25 47-67 47-37 0-37-35-37-45 0-30 13-64 28-106 7-17 11-23 11-33 0-27-23-46-53-46-54 0-79 74-79 83 0 7 7 7 9 7 9 0 9-2 10-9 14-44 37-65 58-65 11 0 15 5 15 17 0 15-6 25-8 32-26 67-31 88-31 111 0 9 0 35 21 53 16 14 39 16 54 16 22 0 41-7 59-25-8 30-13 53-36 81-14 17-37 35-65 35-3 0-30 0-40-18 28-3 28-29 28-29 0-18-16-22-21-22-13 0-32 11-32 36 0 28 27 47 65 47 55 0 123-42 139-109z">
            <text:p/>
          </draw:path>
          <draw:polygon draw:style-name="gr3" draw:text-style-name="P9" draw:layer="layout" svg:width="1.523cm" svg:height="0.032cm" svg:x="7.119cm" svg:y="11.808cm" svg:viewBox="0 0 1524 33" draw:points="762,33 0,33 0,0 1524,0 1524,33">
            <text:p/>
          </draw:polygon>
          <draw:path draw:style-name="gr3" draw:text-style-name="P9" draw:layer="layout" svg:width="0.472cm" svg:height="0.032cm" svg:x="7.451cm" svg:y="12.339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8.02cm" svg:y="12.03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515cm" svg:height="0.516cm" svg:x="8.949cm" svg:y="11.56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9.711cm" svg:y="11.676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0.073cm" svg:y="11.774cm" svg:viewBox="0 0 199 361" svg:d="M123 16c0-16 0-16-16-16-35 33-84 35-107 35v20c12 0 49 0 79-16v278c0 17 0 24-54 24h-21v20c10 0 77-2 96-2 18 0 87 2 99 2v-20h-21c-55 0-55-7-55-24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1.141cm" svg:y="11.616cm" svg:viewBox="0 0 830 445" draw:points="416,445 0,445 0,0 830,0 830,445">
            <text:p/>
          </draw:polygon>
          <draw:path draw:style-name="gr3" draw:text-style-name="P9" draw:layer="layout" svg:width="0.874cm" svg:height="0.542cm" svg:x="11.145cm" svg:y="11.5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3e^{2x} = - 2 e^{-3y} + 6c_1§svg§600§FALSE§</svg:desc>
          <draw:polygon draw:style-name="gr2" draw:text-style-name="P8" draw:layer="layout" svg:width="6.83cm" svg:height="0.718cm" svg:x="12.854cm" svg:y="11.393cm" svg:viewBox="0 0 6831 719" draw:points="3416,719 0,719 0,0 6831,0 6831,719">
            <text:p/>
          </draw:polygon>
          <draw:path draw:style-name="gr3" draw:text-style-name="P9" draw:layer="layout" svg:width="0.321cm" svg:height="0.533cm" svg:x="12.847cm" svg:y="11.518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9" draw:layer="layout" svg:width="0.298cm" svg:height="0.351cm" svg:x="13.238cm" svg:y="11.69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9" draw:layer="layout" svg:width="0.24cm" svg:height="0.36cm" svg:x="13.597cm" svg:y="11.354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6cm" svg:x="13.896cm" svg:y="11.476cm" svg:viewBox="0 0 292 247" svg:d="M109 183c-5 18-23 48-51 48-2 0-18 0-30-7 23-7 25-27 25-30 0-13-9-21-21-21-16 0-32 14-32 33 0 28 30 41 56 41 27 0 48-16 62-39 14 28 44 39 65 39 63 0 95-69 95-85 0-7-7-7-9-7-7 0-7 3-9 11-12 37-44 65-75 65-21 0-34-14-34-36 0-14 14-63 28-125 13-42 37-54 55-54 0 0 18 0 28 7-16 5-23 19-23 30 0 12 9 21 21 21 13 0 32-11 32-33 0-32-35-41-58-41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4.517cm" svg:y="11.7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5.355cm" svg:y="11.82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5.93cm" svg:y="11.518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9" draw:layer="layout" svg:width="0.298cm" svg:height="0.351cm" svg:x="16.314cm" svg:y="11.69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9" draw:layer="layout" svg:width="0.367cm" svg:height="0.027cm" svg:x="16.696cm" svg:y="11.565cm" svg:viewBox="0 0 368 28" svg:d="M347 28c7 0 21 0 21-14s-13-14-21-14h-326c-9 0-21 0-21 14s12 14 21 14z">
            <text:p/>
          </draw:path>
          <draw:path draw:style-name="gr3" draw:text-style-name="P9" draw:layer="layout" svg:width="0.249cm" svg:height="0.371cm" svg:x="17.15cm" svg:y="11.354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9" draw:layer="layout" svg:width="0.279cm" svg:height="0.349cm" svg:x="17.454cm" svg:y="11.476cm" svg:viewBox="0 0 280 350" svg:d="M276 35c4-9 4-9 4-12 0-11-9-18-18-18-7 0-17 4-23 14-1 2-7 20-8 30l-13 46c-2 14-19 81-21 88 0 0-25 48-67 48-37 0-37-36-37-46 0-30 13-63 28-106 7-17 11-23 11-33 0-27-23-46-53-46-54 0-79 74-79 83 0 7 7 7 9 7 9 0 9-2 10-9 14-44 37-65 58-65 11 0 15 5 15 17 0 15-6 25-8 32-26 67-31 88-31 111 0 9 0 35 21 53 16 14 39 16 54 16 22 0 41-7 59-25-8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517cm" svg:x="18.015cm" svg:y="11.5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18.779cm" svg:y="11.518cm" svg:viewBox="0 0 322 534" svg:d="M70 262v-19c0-195 97-224 136-224 19 0 51 6 69 32-13 0-43 0-43 34 0 24 18 37 35 37 13 0 36-8 36-37 0-48-34-85-99-85-98 0-204 100-204 271 0 208 90 263 162 263 86 0 160-73 160-175 0-98-69-174-155-174-53 0-81 40-97 77zM162 512c-49 0-72-47-76-58-14-37-14-98-14-112 0-60 25-139 95-139 12 0 48 0 72 49 14 28 14 69 14 105 0 37 0 76-14 104-23 48-60 51-77 51z">
            <text:p/>
          </draw:path>
          <draw:path draw:style-name="gr3" draw:text-style-name="P9" draw:layer="layout" svg:width="0.302cm" svg:height="0.351cm" svg:x="19.164cm" svg:y="11.6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9.525cm" svg:y="11.789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3e^{2x} + 2 e^{-3y} = c  \ \ \text {where }  \ c = 6c_1§svg§600§FALSE§</svg:desc>
          <draw:polygon draw:style-name="gr2" draw:text-style-name="P8" draw:layer="layout" svg:width="10.94cm" svg:height="0.718cm" svg:x="4.857cm" svg:y="13.094cm" svg:viewBox="0 0 10941 719" draw:points="5471,719 0,719 0,0 10941,0 10941,719">
            <text:p/>
          </draw:polygon>
          <draw:path draw:style-name="gr3" draw:text-style-name="P9" draw:layer="layout" svg:width="0.321cm" svg:height="0.533cm" svg:x="4.85cm" svg:y="13.219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9" draw:layer="layout" svg:width="0.298cm" svg:height="0.351cm" svg:x="5.241cm" svg:y="13.391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9" draw:layer="layout" svg:width="0.24cm" svg:height="0.36cm" svg:x="5.6cm" svg:y="13.05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6cm" svg:x="5.899cm" svg:y="13.177cm" svg:viewBox="0 0 292 247" svg:d="M109 183c-5 18-23 48-51 48-2 0-18 0-30-7 23-7 25-27 25-30 0-13-9-21-21-21-16 0-32 14-32 33 0 28 30 41 56 41 27 0 48-16 62-39 14 28 44 39 65 39 63 0 95-69 95-85 0-7-7-7-9-7-7 0-7 3-8 11-13 37-44 65-76 65-21 0-34-14-34-36 0-14 14-63 29-125 12-42 37-54 54-54 0 0 18 0 28 7-16 5-23 19-23 30 0 12 9 21 22 21 12 0 31-11 31-33 0-32-35-41-58-41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7cm" svg:x="6.478cm" svg:y="13.2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7.246cm" svg:y="13.21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9" draw:layer="layout" svg:width="0.298cm" svg:height="0.351cm" svg:x="7.629cm" svg:y="13.391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9" draw:layer="layout" svg:width="0.367cm" svg:height="0.027cm" svg:x="8.013cm" svg:y="13.266cm" svg:viewBox="0 0 368 28" svg:d="M347 28c7 0 21 0 21-14s-12-14-21-14h-326c-9 0-21 0-21 14s12 14 21 14z">
            <text:p/>
          </draw:path>
          <draw:path draw:style-name="gr3" draw:text-style-name="P9" draw:layer="layout" svg:width="0.249cm" svg:height="0.371cm" svg:x="8.467cm" svg:y="13.055cm" svg:viewBox="0 0 250 372" svg:d="M120 180c42 0 72 30 72 88 0 67-39 86-71 86-21 0-70-5-93-37 27-2 32-19 32-30 0-18-12-30-30-30-14 0-30 9-30 30 0 53 56 85 123 85 76 0 127-50 127-104 0-43-33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9" draw:layer="layout" svg:width="0.279cm" svg:height="0.349cm" svg:x="8.772cm" svg:y="13.177cm" svg:viewBox="0 0 280 350" svg:d="M278 35c2-9 2-9 2-12 0-11-9-18-18-18-7 0-17 4-23 14-1 2-7 20-8 30l-13 46c-1 14-19 81-21 88 0 0-25 48-67 48-37 0-37-36-37-46 0-30 13-63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9.375cm" svg:y="13.4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0.18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531cm" svg:height="0.342cm" svg:x="11.012cm" svg:y="13.4cm" svg:viewBox="0 0 532 343" svg:d="M466 74c15-39 39-49 66-49v-25c-18 2-41 2-57 2-23 0-58-2-72-2v25c28 0 44 14 44 37 0 5 0 5-3 15l-71 199-77-216c-2-9-4-11-4-14 0-21 30-21 46-21v-25c-23 0-62 2-81 2-23 0-46 0-69-2v25c29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9" draw:layer="layout" svg:width="0.39cm" svg:height="0.538cm" svg:x="11.583cm" svg:y="13.198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2.009cm" svg:y="13.38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261cm" svg:height="0.342cm" svg:x="12.352cm" svg:y="13.391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2.655cm" svg:y="13.38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02cm" svg:height="0.351cm" svg:x="13.524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515cm" svg:height="0.182cm" svg:x="14.086cm" svg:y="13.4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3cm" svg:x="14.89cm" svg:y="13.219cm" svg:viewBox="0 0 322 534" svg:d="M70 262v-19c0-195 97-224 136-224 19 0 51 6 69 32-13 0-43 0-43 34 0 24 18 37 36 37 12 0 35-8 35-37 0-48-34-85-99-85-98 0-204 100-204 271 0 208 90 263 162 263 86 0 160-73 160-175 0-98-69-174-155-174-53 0-81 40-97 77zM162 512c-48 0-72-47-76-58-14-37-14-98-14-112 0-60 25-139 95-139 13 0 48 0 72 49 14 28 14 69 14 105 0 37 0 76-14 104-22 48-58 51-77 51z">
            <text:p/>
          </draw:path>
          <draw:path draw:style-name="gr3" draw:text-style-name="P9" draw:layer="layout" svg:width="0.302cm" svg:height="0.351cm" svg:x="15.277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5.638cm" svg:y="13.49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864cm" svg:y="14.395cm" svg:viewBox="0 0 10892 620" draw:points="5445,620 0,620 0,0 10892,0 10892,620">
            <text:p/>
          </draw:polygon>
          <draw:path draw:style-name="gr3" draw:text-style-name="P9" draw:layer="layout" svg:width="0.166cm" svg:height="0.518cm" svg:x="4.85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5.066cm" svg:y="14.5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617cm" svg:y="14.4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929cm" svg:y="14.3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355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957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25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608cm" svg:y="14.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8.014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444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655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958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306cm" svg:y="14.3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0.01cm" svg:y="14.3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596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943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36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712cm" svg:y="14.5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2.025cm" svg:y="14.5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405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896cm" svg:y="14.3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303cm" svg:y="14.5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694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908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327cm" svg:y="14.4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639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85cm" svg:y="14.5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239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711cm" svg:y="14.819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i)\ \text { Given that,}§svg§600§FALSE§</svg:desc>
          <draw:polygon draw:style-name="gr2" draw:text-style-name="P8" draw:layer="layout" svg:width="5.385cm" svg:height="0.696cm" svg:x="2.745cm" svg:y="1.091cm" svg:viewBox="0 0 5386 697" draw:points="2694,697 0,697 0,0 5386,0 5386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96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584cm" svg:y="1.052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9" draw:layer="layout" svg:width="0.525cm" svg:height="0.562cm" svg:x="4.399cm" svg:y="1.087cm" svg:viewBox="0 0 526 563" svg:d="M417 498c9 17 41 47 49 47 7 0 7-5 7-17v-136c0-30 4-33 53-33v-25c-28 2-70 4-93 4-32 0-99 0-125-4v25h25c68 0 72 9 72 37v49c0 88-99 95-122 95-49 0-204-28-204-259 0-232 153-256 201-256 82 0 153 68 169 183 1 10 1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4.989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191cm" svg:y="1.298cm" svg:viewBox="0 0 380 343" svg:d="M308 76c7-18 21-51 72-51v-25c-18 2-40 2-58 2-19 0-55-2-69-2v25c30 0 39 17 39 33 0 7-2 9-5 18l-79 198-88-216c-4-11-4-12-4-14 0-19 30-19 44-19v-25c-23 0-67 2-84 2-21 0-53 0-76-2v25c49 0 53 3 62 28l112 276c4 11 5 14 16 14s14-7 16-14z">
            <text:p/>
          </draw:path>
          <draw:path draw:style-name="gr3" draw:text-style-name="P9" draw:layer="layout" svg:width="0.3cm" svg:height="0.356cm" svg:x="5.585cm" svg:y="1.286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932cm" svg:y="1.28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609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39cm" svg:height="0.537cm" svg:x="6.919cm" svg:y="1.096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357cm" svg:y="1.286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7.725cm" svg:y="1.156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9" draw:layer="layout" svg:width="0.091cm" svg:height="0.231cm" svg:x="8.078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5.8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5.8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6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5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6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6.0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5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5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6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5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5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6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6.0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6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5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6.0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6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5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6.3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6.0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5.9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y -  x \frac{dy}{dx} = 0§svg§600§FALSE§</svg:desc>
          <draw:polygon draw:style-name="gr2" draw:text-style-name="P8" draw:layer="layout" svg:width="4.133cm" svg:height="1.522cm" svg:x="8.561cm" svg:y="0.492cm" svg:viewBox="0 0 4134 1523" draw:points="2068,1523 0,1523 0,0 4134,0 4134,1523">
            <text:p/>
          </draw:polygon>
          <draw:path draw:style-name="gr3" draw:text-style-name="P9" draw:layer="layout" svg:width="0.358cm" svg:height="0.501cm" svg:x="8.545cm" svg:y="1.17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2cm" svg:height="0.032cm" svg:x="9.165cm" svg:y="1.303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897cm" svg:y="1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0.456cm" svg:y="0.45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0.851cm" svg:y="0.648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0.409cm" svg:y="1.303cm" svg:viewBox="0 0 847 33" draw:points="422,33 0,33 0,0 847,0 847,33">
            <text:p/>
          </draw:polygon>
          <draw:path draw:style-name="gr3" draw:text-style-name="P9" draw:layer="layout" svg:width="0.369cm" svg:height="0.546cm" svg:x="10.439cm" svg:y="1.5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833cm" svg:y="1.7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1.604cm" svg:y="1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407cm" svg:y="0.999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therefore \ \ \frac{dx}{x} =  \frac{dy}{y}§svg§600§FALSE§</svg:desc>
          <draw:polygon draw:style-name="gr2" draw:text-style-name="P8" draw:layer="layout" svg:width="4.131cm" svg:height="1.671cm" svg:x="7.161cm" svg:y="3.694cm" svg:viewBox="0 0 4132 1672" draw:points="2066,1672 0,1672 0,0 4132,0 4132,1672">
            <text:p/>
          </draw:polygon>
          <draw:path draw:style-name="gr3" draw:text-style-name="P9" draw:layer="layout" svg:width="0.469cm" svg:height="0.418cm" svg:x="7.145cm" svg:y="4.35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9" draw:layer="layout" svg:width="0.369cm" svg:height="0.546cm" svg:x="8.491cm" svg:y="3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8.886cm" svg:y="3.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846cm" svg:height="0.032cm" svg:x="8.461cm" svg:y="4.505cm" svg:viewBox="0 0 847 33" draw:points="422,33 0,33 0,0 847,0 847,33">
            <text:p/>
          </draw:polygon>
          <draw:path draw:style-name="gr3" draw:text-style-name="P9" draw:layer="layout" svg:width="0.386cm" svg:height="0.351cm" svg:x="8.685cm" svg:y="4.9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9" draw:layer="layout" svg:width="0.515cm" svg:height="0.182cm" svg:x="9.656cm" svg:y="4.4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10.552cm" svg:y="3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10.947cm" svg:y="3.85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1cm" svg:height="0.032cm" svg:x="10.521cm" svg:y="4.505cm" svg:viewBox="0 0 811 33" draw:points="405,33 0,33 0,0 811,0 811,33">
            <text:p/>
          </draw:polygon>
          <draw:path draw:style-name="gr3" draw:text-style-name="P9" draw:layer="layout" svg:width="0.358cm" svg:height="0.5cm" svg:x="10.746cm" svg:y="4.903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log x =  \log y + \log c§svg§600§FALSE§</svg:desc>
          <draw:polygon draw:style-name="gr2" draw:text-style-name="P8" draw:layer="layout" svg:width="6.462cm" svg:height="0.62cm" svg:x="7.162cm" svg:y="9.293cm" svg:viewBox="0 0 6463 621" draw:points="3231,621 0,621 0,0 6463,0 6463,621">
            <text:p/>
          </draw:polygon>
          <draw:path draw:style-name="gr3" draw:text-style-name="P9" draw:layer="layout" svg:width="0.173cm" svg:height="0.539cm" svg:x="7.148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7.359cm" svg:y="9.444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7.746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86cm" svg:height="0.352cm" svg:x="8.272cm" svg:y="9.45cm" svg:viewBox="0 0 387 353" svg:d="M238 109c3-21 21-91 75-91 5 0 23 0 39 8-21 6-37 25-37 43 0 12 9 28 30 28 17 0 42-14 42-46 0-40-46-51-72-51-46 0-72 41-83 60-19-53-60-60-82-60-81 0-125 101-125 120 0 7 7 7 8 7 7 0 9 0 11-7 26-83 77-102 104-102 14 0 42 7 42 51 0 24-14 77-42 185-13 49-41 81-74 81-5 0-23 0-39-9 20-5 37-21 37-42s-17-28-30-28c-23 0-42 21-42 46 0 35 39 51 72 51 53 0 81-55 83-60 9 30 37 60 83 60 80 0 124-101 124-120 0-7-7-7-8-7-7 0-9 1-11 7-25 84-79 102-104 102-30 0-42-25-42-51 0-18 5-34 14-69z">
            <text:p/>
          </draw:path>
          <draw:path draw:style-name="gr3" draw:text-style-name="P9" draw:layer="layout" svg:width="0.515cm" svg:height="0.182cm" svg:x="8.95cm" svg:y="9.508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173cm" svg:height="0.539cm" svg:x="9.749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9.96cm" svg:y="9.444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10.347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58cm" svg:height="0.502cm" svg:x="10.873cm" svg:y="9.45cm" svg:viewBox="0 0 359 503" svg:d="M355 48c4-11 4-13 4-18 0-14-12-21-23-21-9 0-21 3-28 16-2 3-7 28-11 42-5 19-10 41-15 62l-36 141c-1 10-35 65-86 65-40 0-49-33-49-63 0-36 14-83 40-152 13-32 14-41 14-57 0-35-24-63-63-63-74 0-102 113-102 120s7 7 9 7c9 0 9-2 12-14 21-72 53-95 79-95 6 0 20 0 20 24 0 20-7 39-14 55-30 81-44 127-44 162 0 69 49 94 95 94 30 0 56-14 77-36-9 41-19 78-49 120-21 27-51 50-86 50-11 0-46-4-59-34 13 0 22 0 34-9 7-7 14-17 14-31 0-25-21-29-28-29-18 0-44 13-44 52 0 38 35 67 83 67 80 0 160-71 181-159z">
            <text:p/>
          </draw:path>
          <draw:path draw:style-name="gr3" draw:text-style-name="P9" draw:layer="layout" svg:width="0.515cm" svg:height="0.517cm" svg:x="11.473cm" svg:y="9.34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173cm" svg:height="0.539cm" svg:x="12.228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12.439cm" svg:y="9.444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54cm" svg:height="0.512cm" svg:x="12.825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02cm" svg:height="0.352cm" svg:x="13.361cm" svg:y="9.45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864cm" svg:y="14.395cm" svg:viewBox="0 0 10892 620" draw:points="5445,620 0,620 0,0 10892,0 10892,620">
            <text:p/>
          </draw:polygon>
          <draw:path draw:style-name="gr3" draw:text-style-name="P9" draw:layer="layout" svg:width="0.166cm" svg:height="0.518cm" svg:x="4.85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5.066cm" svg:y="14.5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617cm" svg:y="14.4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929cm" svg:y="14.3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355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957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25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608cm" svg:y="14.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8.014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444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655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958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306cm" svg:y="14.3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0.01cm" svg:y="14.3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596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943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36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712cm" svg:y="14.5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2.025cm" svg:y="14.5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405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896cm" svg:y="14.3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303cm" svg:y="14.5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694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908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327cm" svg:y="14.4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639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85cm" svg:y="14.5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239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711cm" svg:y="14.819cm" svg:viewBox="0 0 84 84" svg:d="M84 42c0-23-19-42-42-42s-42 19-42 42 19 42 42 42 42-19 42-42z">
            <text:p/>
          </draw:path>
        </draw:g>
        <draw:g>
          <svg:title>TexMaths</svg:title>
          <svg:desc>22§display§y \ dx -  x \ dy = 0§svg§600§FALSE§</svg:desc>
          <draw:polygon draw:style-name="gr2" draw:text-style-name="P8" draw:layer="layout" svg:width="5.271cm" svg:height="0.619cm" svg:x="8.562cm" svg:y="2.493cm" svg:viewBox="0 0 5272 620" draw:points="2636,620 0,620 0,0 5272,0 5272,620">
            <text:p/>
          </draw:polygon>
          <draw:path draw:style-name="gr3" draw:text-style-name="P9" draw:layer="layout" svg:width="0.358cm" svg:height="0.501cm" svg:x="8.546cm" svg:y="2.649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369cm" svg:height="0.546cm" svg:x="9.218cm" svg:y="2.454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612cm" svg:y="2.64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472cm" svg:height="0.032cm" svg:x="10.267cm" svg:y="2.781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0.999cm" svg:y="2.64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369cm" svg:height="0.546cm" svg:x="11.706cm" svg:y="2.454cm" svg:viewBox="0 0 370 547" svg:d="M370 9c0-2 0-9-11-9s-85 7-99 9c-5 0-10 3-10 14 0 10 7 10 19 10 37 0 39 6 39 13l-2 16-47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1cm" svg:y="2.649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515cm" svg:height="0.182cm" svg:x="12.743cm" svg:y="2.70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26cm" svg:height="0.532cm" svg:x="13.547cm" svg:y="2.47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y \ dx = x \ dy§svg§600§FALSE§</svg:desc>
          <draw:polygon draw:style-name="gr2" draw:text-style-name="P8" draw:layer="layout" svg:width="3.943cm" svg:height="0.619cm" svg:x="16.562cm" svg:y="2.495cm" svg:viewBox="0 0 3944 620" draw:points="1973,620 0,620 0,0 3944,0 3944,620">
            <text:p/>
          </draw:polygon>
          <draw:path draw:style-name="gr3" draw:text-style-name="P9" draw:layer="layout" svg:width="0.358cm" svg:height="0.501cm" svg:x="16.546cm" svg:y="2.65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369cm" svg:height="0.546cm" svg:x="17.218cm" svg:y="2.45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7.612cm" svg:y="2.6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8.29cm" svg:y="2.7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9.085cm" svg:y="2.6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69cm" svg:height="0.546cm" svg:x="19.793cm" svg:y="2.456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20.187cm" svg:y="2.651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4.742cm" svg:y="2.617cm" svg:viewBox="0 0 830 445" draw:points="416,445 0,445 0,0 830,0 830,445">
            <text:p/>
          </draw:polygon>
          <draw:path draw:style-name="gr3" draw:text-style-name="P9" draw:layer="layout" svg:width="0.874cm" svg:height="0.542cm" svg:x="14.746cm" svg:y="2.5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int \frac{1}{x} \ dx = \int \frac{1}{y} \ dy§svg§600§FALSE§</svg:desc>
          <draw:polygon draw:style-name="gr2" draw:text-style-name="P8" draw:layer="layout" svg:width="6.119cm" svg:height="1.664cm" svg:x="7.246cm" svg:y="6.996cm" svg:viewBox="0 0 6120 1665" draw:points="3061,1665 0,1665 0,0 6120,0 6120,1665">
            <text:p/>
          </draw:polygon>
          <draw:path draw:style-name="gr3" draw:text-style-name="P9" draw:layer="layout" svg:width="0.687cm" svg:height="1.718cm" svg:x="7.251cm" svg:y="6.95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8.298cm" svg:y="6.97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8.202cm" svg:y="7.8cm" svg:viewBox="0 0 444 33" draw:points="222,33 0,33 0,0 444,0 444,33">
            <text:p/>
          </draw:polygon>
          <draw:path draw:style-name="gr3" draw:text-style-name="P9" draw:layer="layout" svg:width="0.386cm" svg:height="0.351cm" svg:x="8.225cm" svg:y="8.1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9.025cm" svg:y="7.47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9.42cm" svg:y="7.6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0.097cm" svg:y="7.7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10.914cm" svg:y="6.95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11.943cm" svg:y="6.97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07cm" svg:height="0.032cm" svg:x="11.864cm" svg:y="7.8cm" svg:viewBox="0 0 408 33" draw:points="204,33 0,33 0,0 408,0 408,33">
            <text:p/>
          </draw:polygon>
          <draw:path draw:style-name="gr3" draw:text-style-name="P9" draw:layer="layout" svg:width="0.358cm" svg:height="0.5cm" svg:x="11.887cm" svg:y="8.198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369cm" svg:height="0.546cm" svg:x="12.653cm" svg:y="7.47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358cm" svg:height="0.5cm" svg:x="13.047cm" svg:y="7.668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log \left( \frac{x}{y} \right) = \log c \ \Rightarrow \ \frac{x}{y} = c§svg§600§FALSE§</svg:desc>
          <draw:polygon draw:style-name="gr2" draw:text-style-name="P8" draw:layer="layout" svg:width="9.019cm" svg:height="1.779cm" svg:x="7.164cm" svg:y="10.694cm" svg:viewBox="0 0 9020 1780" draw:points="4509,1780 0,1780 0,0 9020,0 9020,1780">
            <text:p/>
          </draw:polygon>
          <draw:path draw:style-name="gr3" draw:text-style-name="P9" draw:layer="layout" svg:width="0.173cm" svg:height="0.538cm" svg:x="7.15cm" svg:y="11.23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7.361cm" svg:y="11.42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7.748cm" svg:y="11.4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1cm" svg:height="1.856cm" svg:x="8.414cm" svg:y="10.65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86cm" svg:height="0.351cm" svg:x="8.938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443cm" svg:height="0.032cm" svg:x="8.915cm" svg:y="11.567cm" svg:viewBox="0 0 444 33" draw:points="222,33 0,33 0,0 444,0 444,33">
            <text:p/>
          </draw:polygon>
          <draw:path draw:style-name="gr3" draw:text-style-name="P9" draw:layer="layout" svg:width="0.358cm" svg:height="0.501cm" svg:x="8.954cm" svg:y="11.96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9.477cm" svg:y="10.65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0.278cm" svg:y="11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11.075cm" svg:y="11.23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286cm" svg:y="11.42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1.673cm" svg:y="11.4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02cm" svg:height="0.351cm" svg:x="12.208cm" svg:y="11.43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ath draw:style-name="gr3" draw:text-style-name="P9" draw:layer="layout" svg:width="0.687cm" svg:height="0.427cm" svg:x="13.027cm" svg:y="11.37cm" svg:viewBox="0 0 688 428" svg:d="M521 153c32 28 72 49 97 60-28 12-65 33-97 60h-493c-14 0-28 0-28 16s14 16 26 16h460c-37 35-78 103-78 114 0 9 9 9 14 9 7 0 13 0 14-7 18-30 39-71 90-116 53-48 106-67 145-80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9" draw:layer="layout" svg:width="0.386cm" svg:height="0.351cm" svg:x="14.345cm" svg:y="10.9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9" draw:layer="layout" svg:width="0.443cm" svg:height="0.032cm" svg:x="14.324cm" svg:y="11.567cm" svg:viewBox="0 0 444 33" draw:points="222,33 0,33 0,0 444,0 444,33">
            <text:p/>
          </draw:polygon>
          <draw:path draw:style-name="gr3" draw:text-style-name="P9" draw:layer="layout" svg:width="0.356cm" svg:height="0.501cm" svg:x="14.363cm" svg:y="11.96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5.116cm" svg:y="11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5.92cm" svg:y="11.43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\therefore \ \ \  x =  \ cy§svg§600§FALSE§</svg:desc>
          <draw:polygon draw:style-name="gr2" draw:text-style-name="P8" draw:layer="layout" svg:width="3.871cm" svg:height="0.441cm" svg:x="7.162cm" svg:y="13.296cm" svg:viewBox="0 0 3872 442" draw:points="1936,442 0,442 0,0 3872,0 3872,442">
            <text:p/>
          </draw:polygon>
          <draw:path draw:style-name="gr3" draw:text-style-name="P9" draw:layer="layout" svg:width="0.469cm" svg:height="0.418cm" svg:x="7.146cm" svg:y="13.257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386cm" svg:height="0.351cm" svg:x="8.649cm" svg:y="13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9.327cm" svg:y="13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0.39cm" svg:y="13.27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356cm" svg:height="0.5cm" svg:x="10.714cm" svg:y="13.275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ii)\ \text { Given that,}§svg§600§FALSE§</svg:desc>
          <draw:polygon draw:style-name="gr2" draw:text-style-name="P8" draw:layer="layout" svg:width="5.651cm" svg:height="0.696cm" svg:x="2.745cm" svg:y="1.091cm" svg:viewBox="0 0 5652 697" draw:points="2826,697 0,697 0,0 5652,0 5652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96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562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85cm" svg:y="1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665cm" svg:y="1.087cm" svg:viewBox="0 0 526 563" svg:d="M417 498c9 17 41 47 49 47 7 0 7-5 7-17v-136c0-30 4-33 53-33v-25c-28 2-70 4-93 4-32 0-99 0-125-4v25h25c68 0 72 9 72 37v49c0 88-99 95-122 95-49 0-204-28-204-259 0-232 153-256 201-256 83 0 153 68 169 183 1 10 1 14 12 14 12 0 12-4 12-20v-183c0-14 0-19-8-19-4 0-7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254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459cm" svg:y="1.298cm" svg:viewBox="0 0 380 343" svg:d="M308 76c7-18 21-51 72-51v-25c-17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9" draw:layer="layout" svg:width="0.3cm" svg:height="0.356cm" svg:x="5.851cm" svg:y="1.2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198cm" svg:y="1.28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875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39cm" svg:height="0.537cm" svg:x="7.187cm" svg:y="1.096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623cm" svg:y="1.286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242cm" svg:height="0.485cm" svg:x="7.993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091cm" svg:height="0.231cm" svg:x="8.344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5.7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5.7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5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5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5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5.9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5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5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5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5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5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5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5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5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5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5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5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5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6.2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5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5.8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sec^2 x . \tan y \ dx + \sec^2 y . \tan x \ dy = 0§svg§600§FALSE§</svg:desc>
          <draw:polygon draw:style-name="gr2" draw:text-style-name="P8" draw:layer="layout" svg:width="12.235cm" svg:height="0.761cm" svg:x="8.96cm" svg:y="0.992cm" svg:viewBox="0 0 12236 762" draw:points="6117,762 0,762 0,0 12236,0 12236,762">
            <text:p/>
          </draw:polygon>
          <draw:path draw:style-name="gr3" draw:text-style-name="P9" draw:layer="layout" svg:width="0.254cm" svg:height="0.356cm" svg:x="8.946cm" svg:y="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9.249cm" svg:y="1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95cm" svg:y="1.286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24cm" svg:height="0.36cm" svg:x="9.947cm" svg:y="0.9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0.412cm" svg:y="1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083cm" svg:height="0.084cm" svg:x="10.898cm" svg:y="1.55cm" svg:viewBox="0 0 84 85" svg:d="M84 42c0-23-19-42-42-42s-42 19-42 42 19 43 42 43 42-20 42-43z">
            <text:p/>
          </draw:path>
          <draw:path draw:style-name="gr3" draw:text-style-name="P9" draw:layer="layout" svg:width="0.242cm" svg:height="0.485cm" svg:x="11.19cm" svg:y="1.1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6cm" svg:x="11.508cm" svg:y="1.286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1.887cm" svg:y="1.28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12.443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13.115cm" svg:y="1.096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509cm" svg:y="1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7cm" svg:x="14.145cm" svg:y="1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4cm" svg:height="0.356cm" svg:x="14.9cm" svg:y="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5.2cm" svg:y="1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5.549cm" svg:y="1.28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24cm" svg:height="0.36cm" svg:x="15.901cm" svg:y="0.9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6.364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083cm" svg:height="0.084cm" svg:x="16.816cm" svg:y="1.55cm" svg:viewBox="0 0 84 85" svg:d="M84 42c0-23-19-42-42-42s-42 19-42 42 19 43 42 43 42-20 42-43z">
            <text:p/>
          </draw:path>
          <draw:path draw:style-name="gr3" draw:text-style-name="P9" draw:layer="layout" svg:width="0.242cm" svg:height="0.485cm" svg:x="17.106cm" svg:y="1.1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6cm" svg:x="17.425cm" svg:y="1.286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7.805cm" svg:y="1.28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8.361cm" svg:y="1.2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7cm" svg:x="19.069cm" svg:y="1.09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9.463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20.105cm" svg:y="1.3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908cm" svg:y="1.11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</draw:g>
        <draw:g>
          <svg:title>TexMaths</svg:title>
          <svg:desc>22§display§\frac{\sec^2 x}{ \tan x}\ dx + \frac{ \sec^2 y}{ \tan y} \ dy = 0§svg§600§FALSE§</svg:desc>
          <draw:polygon draw:style-name="gr2" draw:text-style-name="P8" draw:layer="layout" svg:width="8.489cm" svg:height="1.774cm" svg:x="4.785cm" svg:y="3.395cm" svg:viewBox="0 0 8490 1775" draw:points="4244,1775 0,1775 0,0 8490,0 8490,1775">
            <text:p/>
          </draw:polygon>
          <draw:path draw:style-name="gr3" draw:text-style-name="P9" draw:layer="layout" svg:width="0.254cm" svg:height="0.356cm" svg:x="4.771cm" svg:y="3.65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5.073cm" svg:y="3.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5.42cm" svg:y="3.65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5.772cm" svg:y="3.35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6.237cm" svg:y="3.65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11cm" svg:height="0.032cm" svg:x="4.746cm" svg:y="4.309cm" svg:viewBox="0 0 1912 33" draw:points="956,33 0,33 0,0 1912,0 1912,33">
            <text:p/>
          </draw:polygon>
          <draw:path draw:style-name="gr3" draw:text-style-name="P9" draw:layer="layout" svg:width="0.244cm" svg:height="0.484cm" svg:x="4.871cm" svg:y="4.573cm" svg:viewBox="0 0 245 485" svg:d="M120 167h111v-25h-111v-142h-20c0 63-24 146-100 149v18h67v213c0 97 72 105 100 105 55 0 78-54 78-105v-44h-21v44c0 56-23 86-51 86-53 0-53-70-53-84z">
            <text:p/>
          </draw:path>
          <draw:path draw:style-name="gr3" draw:text-style-name="P9" draw:layer="layout" svg:width="0.349cm" svg:height="0.356cm" svg:x="5.19cm" svg:y="4.701cm" svg:viewBox="0 0 350 357" svg:d="M225 288c4 32 25 64 62 64 16 0 63-11 63-74v-42h-19v42c0 46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5.57cm" svg:y="4.707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86cm" svg:height="0.351cm" svg:x="6.126cm" svg:y="4.7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7.038cm" svg:y="3.982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7.432cm" svg:y="4.177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066cm" svg:y="4.0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4cm" svg:height="0.356cm" svg:x="8.914cm" svg:y="3.65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9.215cm" svg:y="3.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64cm" svg:y="3.65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9.916cm" svg:y="3.35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0.38cm" svg:y="3.65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1.875cm" svg:height="0.032cm" svg:x="8.89cm" svg:y="4.309cm" svg:viewBox="0 0 1876 33" draw:points="938,33 0,33 0,0 1876,0 1876,33">
            <text:p/>
          </draw:polygon>
          <draw:path draw:style-name="gr3" draw:text-style-name="P9" draw:layer="layout" svg:width="0.242cm" svg:height="0.484cm" svg:x="9.015cm" svg:y="4.573cm" svg:viewBox="0 0 243 485" svg:d="M120 167h111v-25h-111v-142h-20c0 63-24 146-100 149v18h67v213c0 97 72 105 100 105 55 0 76-54 76-105v-44h-19v44c0 56-23 86-51 86-53 0-53-70-53-84z">
            <text:p/>
          </draw:path>
          <draw:path draw:style-name="gr3" draw:text-style-name="P9" draw:layer="layout" svg:width="0.349cm" svg:height="0.356cm" svg:x="9.333cm" svg:y="4.701cm" svg:viewBox="0 0 350 357" svg:d="M225 288c4 32 25 64 62 64 16 0 63-11 63-74v-42h-19v42c0 46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9.712cm" svg:y="4.707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56cm" svg:height="0.5cm" svg:x="10.268cm" svg:y="4.707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369cm" svg:height="0.546cm" svg:x="11.146cm" svg:y="3.982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8cm" svg:height="0.5cm" svg:x="11.54cm" svg:y="4.17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2.183cm" svg:y="4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986cm" svg:y="4.003cm" svg:viewBox="0 0 327 533" svg:d="M327 269c0-63-3-125-31-183-35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>
          <svg:title>TexMaths</svg:title>
          <svg:desc>22§display§\log ( \tan x ) +  \log ( \tan y  )  = \log c§svg§600§FALSE§</svg:desc>
          <draw:polygon draw:style-name="gr2" draw:text-style-name="P8" draw:layer="layout" svg:width="9.899cm" svg:height="0.696cm" svg:x="4.763cm" svg:y="9.394cm" svg:viewBox="0 0 9900 697" draw:points="4951,697 0,697 0,0 9900,0 9900,697">
            <text:p/>
          </draw:polygon>
          <draw:path draw:style-name="gr3" draw:text-style-name="P9" draw:layer="layout" svg:width="0.173cm" svg:height="0.537cm" svg:x="4.749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96cm" svg:y="9.5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347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8cm" svg:y="9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4cm" svg:height="0.485cm" svg:x="6.039cm" svg:y="9.45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9cm" svg:height="0.356cm" svg:x="6.358cm" svg:y="9.5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6.736cm" svg:y="9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7.292cm" svg:y="9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7.755cm" svg:y="9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8.227cm" svg:y="9.4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73cm" svg:height="0.537cm" svg:x="8.984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9.193cm" svg:y="9.58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9.58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10.033cm" svg:y="9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2cm" svg:height="0.485cm" svg:x="10.272cm" svg:y="9.4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10.591cm" svg:y="9.589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39cm" svg:height="0.342cm" svg:x="10.969cm" svg:y="9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8cm" svg:height="0.5cm" svg:x="11.525cm" svg:y="9.59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18cm" svg:height="0.773cm" svg:x="11.953cm" svg:y="9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2.469cm" svg:y="9.6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3.266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3.477cm" svg:y="9.5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3.864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4.401cm" svg:y="9.5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664cm" svg:y="13.595cm" svg:viewBox="0 0 10892 620" draw:points="5445,620 0,620 0,0 10892,0 10892,620">
            <text:p/>
          </draw:polygon>
          <draw:path draw:style-name="gr3" draw:text-style-name="P9" draw:layer="layout" svg:width="0.166cm" svg:height="0.518cm" svg:x="4.65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4.866cm" svg:y="13.7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417cm" svg:y="13.6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729cm" svg:y="13.5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155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757cm" svg:y="13.7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059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408cm" svg:y="13.7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7.814cm" svg:y="13.7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244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455cm" svg:y="13.7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758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106cm" svg:y="13.5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9.81cm" svg:y="13.5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396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743cm" svg:y="13.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169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512cm" svg:y="13.7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1.825cm" svg:y="13.7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205cm" svg:y="13.5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696cm" svg:y="13.5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103cm" svg:y="13.7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494cm" svg:y="13.5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708cm" svg:y="13.7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127cm" svg:y="13.6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439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65cm" svg:y="13.7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039cm" svg:y="13.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511cm" svg:y="14.019cm" svg:viewBox="0 0 84 84" svg:d="M84 42c0-23-19-42-42-42s-42 19-42 42 19 42 42 42 42-19 42-42z">
            <text:p/>
          </draw:path>
        </draw:g>
        <draw:g>
          <svg:title>TexMaths</svg:title>
          <svg:desc>22§display§\therefore \ \ \  \tan x \tan y \ = \ c§svg§600§FALSE§</svg:desc>
          <draw:polygon draw:style-name="gr2" draw:text-style-name="P8" draw:layer="layout" svg:width="6.775cm" svg:height="0.557cm" svg:x="3.262cm" svg:y="12.296cm" svg:viewBox="0 0 6776 558" draw:points="3388,558 0,558 0,0 6776,0 6776,558">
            <text:p/>
          </draw:polygon>
          <draw:path draw:style-name="gr3" draw:text-style-name="P9" draw:layer="layout" svg:width="0.469cm" svg:height="0.418cm" svg:x="3.246cm" svg:y="12.373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244cm" svg:height="0.485cm" svg:x="4.742cm" svg:y="12.25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9" draw:layer="layout" svg:width="0.349cm" svg:height="0.357cm" svg:x="5.061cm" svg:y="12.38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5.439cm" svg:y="12.39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5.995cm" svg:y="12.39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5 39 51 72 51 53 0 81-54 83-60 9 30 37 60 83 60 81 0 125-100 125-119 0-7-7-7-9-7-7 0-9 1-11 7-24 84-79 102-104 102-30 0-42-25-42-51 0-18 5-34 14-69z">
            <text:p/>
          </draw:path>
          <draw:path draw:style-name="gr3" draw:text-style-name="P9" draw:layer="layout" svg:width="0.242cm" svg:height="0.485cm" svg:x="6.559cm" svg:y="12.25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9" draw:layer="layout" svg:width="0.349cm" svg:height="0.357cm" svg:x="6.877cm" svg:y="12.38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7.256cm" svg:y="12.39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7.812cm" svg:y="12.391cm" svg:viewBox="0 0 359 502" svg:d="M356 48c3-11 3-13 3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9" draw:layer="layout" svg:width="0.515cm" svg:height="0.182cm" svg:x="8.711cm" svg:y="12.44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2cm" svg:height="0.351cm" svg:x="9.774cm" svg:y="12.391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\text {Dividing through out by } \tan x . \tan y \text { we get,}§svg§600§FALSE§</svg:desc>
          <draw:polygon draw:style-name="gr2" draw:text-style-name="P8" draw:layer="layout" svg:width="14.838cm" svg:height="0.62cm" svg:x="4.759cm" svg:y="2.291cm" svg:viewBox="0 0 14839 621" draw:points="7420,621 0,621 0,0 14839,0 14839,621">
            <text:p/>
          </draw:polygon>
          <draw:path draw:style-name="gr3" draw:text-style-name="P9" draw:layer="layout" svg:width="0.52cm" svg:height="0.53cm" svg:x="4.747cm" svg:y="2.261cm" svg:viewBox="0 0 521 531" svg:d="M0 0v25h19c60 0 60 9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5.337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79cm" svg:height="0.343cm" svg:x="5.541cm" svg:y="2.457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9" draw:layer="layout" svg:width="0.166cm" svg:height="0.519cm" svg:x="5.96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547cm" svg:x="6.174cm" svg:y="2.252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166cm" svg:height="0.519cm" svg:x="6.604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819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7.245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882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8.193cm" svg:y="2.2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619cm" svg:y="2.4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922cm" svg:y="2.4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9.313cm" svg:y="2.4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738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127cm" svg:y="2.2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812cm" svg:y="2.4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1.201cm" svg:y="2.4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1.622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83cm" svg:height="0.547cm" svg:x="12.187cm" svg:y="2.252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2.588cm" svg:y="2.4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244cm" svg:height="0.486cm" svg:x="13.382cm" svg:y="2.3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49cm" svg:height="0.357cm" svg:x="13.7cm" svg:y="2.4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14.081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86cm" svg:height="0.352cm" svg:x="14.637cm" svg:y="2.448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9" draw:layer="layout" svg:width="0.083cm" svg:height="0.084cm" svg:x="15.122cm" svg:y="2.707cm" svg:viewBox="0 0 84 85" svg:d="M84 42c0-23-19-42-42-42s-42 19-42 42 19 43 42 43 42-20 42-43z">
            <text:p/>
          </draw:path>
          <draw:path draw:style-name="gr3" draw:text-style-name="P9" draw:layer="layout" svg:width="0.242cm" svg:height="0.486cm" svg:x="15.415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49cm" svg:height="0.357cm" svg:x="15.733cm" svg:y="2.4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16.112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6cm" svg:height="0.502cm" svg:x="16.668cm" svg:y="2.448cm" svg:viewBox="0 0 357 503" svg:d="M356 48c1-11 1-13 1-18 0-14-10-21-21-21-9 0-21 3-28 16-2 3-7 28-11 42-5 19-10 41-15 62l-36 141c-1 10-35 65-88 65-38 0-47-33-47-63 0-36 14-83 40-152 13-32 14-41 14-57 0-35-24-63-63-63-74 0-102 113-102 120s7 7 9 7c9 0 9-2 12-14 21-72 53-95 79-95 6 0 20 0 20 24 0 20-7 39-14 55-30 81-44 127-44 162 0 69 49 94 95 94 30 0 56-14 77-36-9 41-19 78-49 120-21 27-51 50-86 50-11 0-46-4-59-34 13 0 22 0 32-9 9-7 16-17 16-31 0-25-21-29-28-29-18 0-44 13-44 52 0 38 35 67 83 67 81 0 160-71 181-159z">
            <text:p/>
          </draw:path>
          <draw:path draw:style-name="gr3" draw:text-style-name="P9" draw:layer="layout" svg:width="0.531cm" svg:height="0.343cm" svg:x="17.324cm" svg:y="2.4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4 14 11 0 14-7 16-14z">
            <text:p/>
          </draw:path>
          <draw:path draw:style-name="gr3" draw:text-style-name="P9" draw:layer="layout" svg:width="0.3cm" svg:height="0.357cm" svg:x="17.868cm" svg:y="2.4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8.47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8.856cm" svg:y="2.4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9.193cm" svg:y="2.3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9.545cm" svg:y="2.7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\sec^2 x}{ \tan x}\ dx + \int \frac{ \sec^2 y}{ \tan y} \ dy = 0§svg§600§FALSE§</svg:desc>
          <draw:polygon draw:style-name="gr2" draw:text-style-name="P8" draw:layer="layout" svg:width="10.384cm" svg:height="1.774cm" svg:x="4.546cm" svg:y="6.896cm" svg:viewBox="0 0 10385 1775" draw:points="5192,1775 0,1775 0,0 10385,0 10385,1775">
            <text:p/>
          </draw:polygon>
          <draw:path draw:style-name="gr3" draw:text-style-name="P9" draw:layer="layout" svg:width="0.687cm" svg:height="1.717cm" svg:x="4.551cm" svg:y="6.96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9" draw:layer="layout" svg:width="0.254cm" svg:height="0.356cm" svg:x="5.528cm" svg:y="7.151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5.829cm" svg:y="7.15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6.177cm" svg:y="7.15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6.528cm" svg:y="6.8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6.992cm" svg:y="7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1cm" svg:height="0.032cm" svg:x="5.502cm" svg:y="7.81cm" svg:viewBox="0 0 1911 33" draw:points="956,33 0,33 0,0 1911,0 1911,33">
            <text:p/>
          </draw:polygon>
          <draw:path draw:style-name="gr3" draw:text-style-name="P9" draw:layer="layout" svg:width="0.244cm" svg:height="0.484cm" svg:x="5.628cm" svg:y="8.074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9" draw:layer="layout" svg:width="0.349cm" svg:height="0.356cm" svg:x="5.947cm" svg:y="8.2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6.325cm" svg:y="8.20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86cm" svg:height="0.351cm" svg:x="6.881cm" svg:y="8.2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7.793cm" svg:y="7.483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8.187cm" svg:y="7.6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823cm" svg:y="7.5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87cm" svg:height="1.717cm" svg:x="9.595cm" svg:y="6.96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9" draw:layer="layout" svg:width="0.254cm" svg:height="0.356cm" svg:x="10.572cm" svg:y="7.151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10.873cm" svg:y="7.15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1.221cm" svg:y="7.15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11.573cm" svg:y="6.8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2.036cm" svg:y="7.154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1.875cm" svg:height="0.032cm" svg:x="10.547cm" svg:y="7.81cm" svg:viewBox="0 0 1876 33" draw:points="938,33 0,33 0,0 1876,0 1876,33">
            <text:p/>
          </draw:polygon>
          <draw:path draw:style-name="gr3" draw:text-style-name="P9" draw:layer="layout" svg:width="0.242cm" svg:height="0.484cm" svg:x="10.672cm" svg:y="8.074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9" draw:layer="layout" svg:width="0.349cm" svg:height="0.356cm" svg:x="10.991cm" svg:y="8.2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11.369cm" svg:y="8.20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8cm" svg:height="0.5cm" svg:x="11.925cm" svg:y="8.208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369cm" svg:height="0.546cm" svg:x="12.804cm" svg:y="7.483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3.196cm" svg:y="7.678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3.838cm" svg:y="7.7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643cm" svg:y="7.504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>
          <svg:title>TexMaths</svg:title>
          <svg:desc>22§display§\log ( \tan x .  \tan y  )  = \log c§svg§600§FALSE§</svg:desc>
          <draw:polygon draw:style-name="gr2" draw:text-style-name="P8" draw:layer="layout" svg:width="7.699cm" svg:height="0.696cm" svg:x="4.765cm" svg:y="10.794cm" svg:viewBox="0 0 7700 697" draw:points="3849,697 0,697 0,0 7700,0 7700,697">
            <text:p/>
          </draw:polygon>
          <draw:path draw:style-name="gr3" draw:text-style-name="P9" draw:layer="layout" svg:width="0.173cm" svg:height="0.537cm" svg:x="4.751cm" svg:y="10.7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962cm" svg:y="10.9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349cm" svg:y="10.9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802cm" svg:y="10.7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4cm" svg:height="0.485cm" svg:x="6.041cm" svg:y="10.85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9cm" svg:height="0.356cm" svg:x="6.36cm" svg:y="10.9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6.738cm" svg:y="10.9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7.294cm" svg:y="10.9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7.78cm" svg:y="11.253cm" svg:viewBox="0 0 84 84" svg:d="M84 42c0-23-19-42-42-42s-42 19-42 42 19 42 42 42 42-19 42-42z">
            <text:p/>
          </draw:path>
          <draw:path draw:style-name="gr3" draw:text-style-name="P9" draw:layer="layout" svg:width="0.242cm" svg:height="0.485cm" svg:x="8.072cm" svg:y="10.8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8.391cm" svg:y="10.9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8.769cm" svg:y="10.9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6cm" svg:height="0.5cm" svg:x="9.325cm" svg:y="10.99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9.753cm" svg:y="10.7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269cm" svg:y="11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1.068cm" svg:y="10.7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277cm" svg:y="10.9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1.664cm" svg:y="10.9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2.201cm" svg:y="10.9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.\ .\ .\   \left[\ \because \int \frac{f'(x)}{f(x)}\ dx = \log [ f(x) ] + c  \ \right]
 §svg§600§FALSE§</svg:desc>
          <draw:polygon draw:style-name="gr2" draw:text-style-name="P8" draw:layer="layout" svg:width="12.495cm" svg:height="1.779cm" svg:x="15.151cm" svg:y="8.795cm" svg:viewBox="0 0 12496 1780" draw:points="6249,1780 0,1780 0,0 12496,0 12496,1780">
            <text:p/>
          </draw:polygon>
          <draw:path draw:style-name="gr3" draw:text-style-name="P9" draw:layer="layout" svg:width="0.083cm" svg:height="0.083cm" svg:x="15.179cm" svg:y="9.7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651cm" svg:y="9.7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124cm" svg:y="9.795cm" svg:viewBox="0 0 84 84" svg:d="M84 42c0-23-19-42-42-42s-42 19-42 42 19 42 42 42 42-19 42-42z">
            <text:p/>
          </draw:path>
          <draw:polygon draw:style-name="gr3" draw:text-style-name="P9" draw:layer="layout" svg:width="0.205cm" svg:height="1.856cm" svg:x="16.851cm" svg:y="8.756cm" svg:viewBox="0 0 206 1857" draw:points="0,1857 206,1857 206,1815 42,1815 42,42 206,42 206,0 0,0">
            <text:p/>
          </draw:polygon>
          <draw:path draw:style-name="gr3" draw:text-style-name="P9" draw:layer="layout" svg:width="0.469cm" svg:height="0.418cm" svg:x="17.348cm" svg:y="9.518cm" svg:viewBox="0 0 470 419" svg:d="M83 40c0-21-20-40-43-40-21 0-40 19-40 40 0 23 19 43 40 43 23 0 43-18 43-43zM276 377c0-21-19-41-40-41-23 0-42 20-42 41 0 23 19 42 42 42 21 0 40-19 40-42zM470 40c0-21-18-40-41-40-22 0-40 19-40 40 0 23 18 43 40 43s41-18 41-43z">
            <text:p/>
          </draw:path>
          <draw:path draw:style-name="gr3" draw:text-style-name="P9" draw:layer="layout" svg:width="0.687cm" svg:height="1.719cm" svg:x="18.098cm" svg:y="8.825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4 84-146 243-2 7-108 396-192 903-21 118-44 248-69 355-14 57-49 203-113 203-28 0-45-19-47-19z">
            <text:p/>
          </draw:path>
          <draw:path draw:style-name="gr3" draw:text-style-name="P9" draw:layer="layout" svg:width="0.386cm" svg:height="0.705cm" svg:x="19.09cm" svg:y="8.809cm" svg:viewBox="0 0 387 706" svg:d="M245 236h67c14 0 22 0 22-14 0-9-8-9-21-9h-65l18-90c2-16 12-70 17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36cm" svg:height="0.281cm" svg:x="19.537cm" svg:y="8.77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19.805cm" svg:y="8.77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20.051cm" svg:y="9.0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20.516cm" svg:y="8.77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1.722cm" svg:height="0.032cm" svg:x="19.05cm" svg:y="9.668cm" svg:viewBox="0 0 1723 33" draw:points="862,33 0,33 0,0 1723,0 1723,33">
            <text:p/>
          </draw:polygon>
          <draw:path draw:style-name="gr3" draw:text-style-name="P9" draw:layer="layout" svg:width="0.386cm" svg:height="0.705cm" svg:x="19.199cm" svg:y="9.863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5-49 44-142 44-148z">
            <text:p/>
          </draw:path>
          <draw:path draw:style-name="gr3" draw:text-style-name="P9" draw:layer="layout" svg:width="0.18cm" svg:height="0.773cm" svg:x="19.698cm" svg:y="9.8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9.944cm" svg:y="10.0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20.407cm" svg:y="9.8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21.153cm" svg:y="9.3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1.547cm" svg:y="9.5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2.225cm" svg:y="9.5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23.024cm" svg:y="9.34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23.236cm" svg:y="9.53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55cm" svg:height="0.511cm" svg:x="23.621cm" svg:y="9.52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olygon draw:style-name="gr3" draw:text-style-name="P9" draw:layer="layout" svg:width="0.106cm" svg:height="0.773cm" svg:x="24.089cm" svg:y="9.298cm" svg:viewBox="0 0 107 774" draw:points="107,774 107,745 32,745 32,32 107,32 107,0 0,0 0,774">
            <text:p/>
          </draw:polygon>
          <draw:path draw:style-name="gr3" draw:text-style-name="P9" draw:layer="layout" svg:width="0.386cm" svg:height="0.705cm" svg:x="24.253cm" svg:y="9.332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5-49 44-142 44-148z">
            <text:p/>
          </draw:path>
          <draw:path draw:style-name="gr3" draw:text-style-name="P9" draw:layer="layout" svg:width="0.18cm" svg:height="0.773cm" svg:x="24.751cm" svg:y="9.29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24.997cm" svg:y="9.5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25.46cm" svg:y="9.29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0.106cm" svg:height="0.773cm" svg:x="25.735cm" svg:y="9.298cm" svg:viewBox="0 0 107 774" draw:points="107,0 0,0 0,32 76,32 76,745 0,745 0,774 107,774">
            <text:p/>
          </draw:polygon>
          <draw:path draw:style-name="gr3" draw:text-style-name="P9" draw:layer="layout" svg:width="0.515cm" svg:height="0.516cm" svg:x="26.147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6.909cm" svg:y="9.53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olygon draw:style-name="gr3" draw:text-style-name="P9" draw:layer="layout" svg:width="0.205cm" svg:height="1.856cm" svg:x="27.481cm" svg:y="8.756cm" svg:viewBox="0 0 206 1857" draw:points="162,1815 0,1815 0,1857 206,1857 206,0 0,0 0,42 162,42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11" draw:text-style-name="P14" draw:layer="layout" svg:width="26.4cm" svg:height="14.605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v)\ \text { Given that,}§svg§600§FALSE§</svg:desc>
          <draw:polygon draw:style-name="gr2" draw:text-style-name="P8" draw:layer="layout" svg:width="5.522cm" svg:height="0.696cm" svg:x="2.745cm" svg:y="1.091cm" svg:viewBox="0 0 5523 697" draw:points="2762,697 0,697 0,0 5523,0 5523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34cm" svg:height="0.351cm" svg:x="3.296cm" svg:y="1.289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18cm" svg:height="0.773cm" svg:x="3.72cm" svg:y="1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535cm" svg:y="1.087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7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125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329cm" svg:y="1.2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721cm" svg:y="1.2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068cm" svg:y="1.2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746cm" svg:y="1.1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7.057cm" svg:y="1.096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494cm" svg:y="1.2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242cm" svg:height="0.485cm" svg:x="7.863cm" svg:y="1.1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8.215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10.4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10.4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10.6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10.5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10.6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10.6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10.5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10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10.6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10.5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10.4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10.6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10.6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10.6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10.4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10.6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10.6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10.5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10.9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10.6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10.5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frac{\cos^2 y . dy}{x} + \frac{\cos^2 x . dx}{y} = 0§svg§600§FALSE§</svg:desc>
          <draw:polygon draw:style-name="gr2" draw:text-style-name="P8" draw:layer="layout" svg:width="8.489cm" svg:height="1.774cm" svg:x="8.986cm" svg:y="0.593cm" svg:viewBox="0 0 8490 1775" draw:points="4244,1775 0,1775 0,0 8490,0 8490,1775">
            <text:p/>
          </draw:polygon>
          <draw:path draw:style-name="gr3" draw:text-style-name="P9" draw:layer="layout" svg:width="0.295cm" svg:height="0.356cm" svg:x="8.973cm" svg:y="0.84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9.313cm" svg:y="0.84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254cm" svg:height="0.356cm" svg:x="9.702cm" svg:y="0.848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10.017cm" svg:y="0.5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0.48cm" svg:y="0.85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083cm" svg:height="0.083cm" svg:x="10.931cm" svg:y="1.112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1.11cm" svg:y="0.658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58cm" svg:height="0.5cm" svg:x="11.505cm" svg:y="0.85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olygon draw:style-name="gr3" draw:text-style-name="P9" draw:layer="layout" svg:width="2.944cm" svg:height="0.032cm" svg:x="8.947cm" svg:y="1.507cm" svg:viewBox="0 0 2945 33" draw:points="1472,33 0,33 0,0 2945,0 2945,33">
            <text:p/>
          </draw:polygon>
          <draw:path draw:style-name="gr3" draw:text-style-name="P9" draw:layer="layout" svg:width="0.386cm" svg:height="0.351cm" svg:x="10.22cm" svg:y="1.90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2.196cm" svg:y="1.2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13.047cm" svg:y="0.84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3.385cm" svg:y="0.84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254cm" svg:height="0.356cm" svg:x="13.775cm" svg:y="0.848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14.089cm" svg:y="0.5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14.553cm" svg:y="0.8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083cm" svg:height="0.083cm" svg:x="15.039cm" svg:y="1.112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5.219cm" svg:y="0.658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5.613cm" svg:y="0.8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3.012cm" svg:height="0.032cm" svg:x="13.02cm" svg:y="1.507cm" svg:viewBox="0 0 3013 33" draw:points="1507,33 0,33 0,0 3013,0 3013,33">
            <text:p/>
          </draw:polygon>
          <draw:path draw:style-name="gr3" draw:text-style-name="P9" draw:layer="layout" svg:width="0.358cm" svg:height="0.5cm" svg:x="14.346cm" svg:y="1.90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6.384cm" svg:y="1.4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7.187cm" svg:y="1.201cm" svg:viewBox="0 0 327 533" svg:d="M327 269c0-63-3-125-31-183-35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>
          <svg:title>TexMaths</svg:title>
          <svg:desc>22§display§y \cos^2 y\ dy + x \cos^2 x \ dx = 0§svg§600§FALSE§</svg:desc>
          <draw:polygon draw:style-name="gr2" draw:text-style-name="P8" draw:layer="layout" svg:width="9.4cm" svg:height="0.761cm" svg:x="4.762cm" svg:y="3.895cm" svg:viewBox="0 0 9401 762" draw:points="4701,762 0,762 0,0 9401,0 9401,762">
            <text:p/>
          </draw:polygon>
          <draw:path draw:style-name="gr3" draw:text-style-name="P9" draw:layer="layout" svg:width="0.358cm" svg:height="0.501cm" svg:x="4.746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5.285cm" svg:y="4.18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5.624cm" svg:y="4.18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6.015cm" svg:y="4.1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cm" svg:height="0.36cm" svg:x="6.328cm" svg:y="3.85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6.793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7.465cm" svg:y="3.99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7.859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8.459cm" svg:y="4.0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9.211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95cm" svg:height="0.356cm" svg:x="9.785cm" svg:y="4.18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0.124cm" svg:y="4.18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0.515cm" svg:y="4.1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cm" svg:height="0.36cm" svg:x="10.828cm" svg:y="3.85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1.293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7cm" svg:x="12cm" svg:y="3.99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395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3.072cm" svg:y="4.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875cm" svg:y="4.02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text {Multiplying through out by }x . y \text { we get,}§svg§600§FALSE§</svg:desc>
          <draw:polygon draw:style-name="gr2" draw:text-style-name="P8" draw:layer="layout" svg:width="13.152cm" svg:height="0.62cm" svg:x="4.658cm" svg:y="2.791cm" svg:viewBox="0 0 13153 621" draw:points="6577,621 0,621 0,0 13153,0 13153,621">
            <text:p/>
          </draw:polygon>
          <draw:path draw:style-name="gr3" draw:text-style-name="P9" draw:layer="layout" svg:width="0.652cm" svg:height="0.53cm" svg:x="4.647cm" svg:y="2.761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5.353cm" svg:y="2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782cm" svg:y="2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986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298cm" svg:y="2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6.509cm" svg:y="2.9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942cm" svg:y="2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7.146cm" svg:y="2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7.565cm" svg:y="2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78cm" svg:y="2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206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843cm" svg:y="2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154cm" svg:y="2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58cm" svg:y="2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883cm" svg:y="2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274cm" svg:y="2.9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7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1.089cm" svg:y="2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773cm" svg:y="2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2.164cm" svg:y="2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2.583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3.148cm" svg:y="2.7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3.549cm" svg:y="2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86cm" svg:height="0.352cm" svg:x="14.223cm" svg:y="2.948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4 51 51 0 79-55 81-60 9 30 37 60 84 60 80 0 124-101 124-120 0-7-7-7-9-7-7 0-9 1-11 7-24 84-77 102-104 102-30 0-42-25-42-51 0-18 5-34 14-69z">
            <text:p/>
          </draw:path>
          <draw:path draw:style-name="gr3" draw:text-style-name="P9" draw:layer="layout" svg:width="0.083cm" svg:height="0.084cm" svg:x="14.709cm" svg:y="3.207cm" svg:viewBox="0 0 84 85" svg:d="M84 42c0-23-19-42-42-42s-42 19-42 42 19 43 42 43 42-20 42-43z">
            <text:p/>
          </draw:path>
          <draw:path draw:style-name="gr3" draw:text-style-name="P9" draw:layer="layout" svg:width="0.356cm" svg:height="0.502cm" svg:x="14.88cm" svg:y="2.948cm" svg:viewBox="0 0 357 503" svg:d="M356 48c1-11 1-13 1-18 0-14-10-21-21-21-9 0-21 3-28 16-2 3-7 28-11 42-5 19-10 41-15 62l-36 141c-1 10-35 65-88 65-38 0-47-33-47-63 0-36 14-83 40-152 13-32 14-41 14-57 0-35-24-63-63-63-74 0-102 113-102 120s7 7 9 7c9 0 9-2 12-14 21-72 53-95 79-95 6 0 20 0 20 24 0 20-7 39-14 55-30 81-44 127-44 162 0 69 49 94 95 94 30 0 56-14 77-36-9 41-19 78-49 120-21 27-51 50-86 50-11 0-46-4-59-34 13 0 22 0 32-9 9-7 16-17 16-31 0-25-21-29-28-29-18 0-44 13-44 52 0 38 35 67 83 67 81 0 160-71 181-159z">
            <text:p/>
          </draw:path>
          <draw:path draw:style-name="gr3" draw:text-style-name="P9" draw:layer="layout" svg:width="0.531cm" svg:height="0.343cm" svg:x="15.536cm" svg:y="2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cm" svg:height="0.357cm" svg:x="16.08cm" svg:y="2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6.682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7.068cm" svg:y="2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7.405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7.757cm" svg:y="3.2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y \left( \frac{1 + \cos 2y}{2} \right)\ dy + x \left( \frac{1 + \cos 2x}{2} \right) \ dx = 0§svg§600§FALSE§</svg:desc>
          <draw:polygon draw:style-name="gr2" draw:text-style-name="P8" draw:layer="layout" svg:width="15.048cm" svg:height="1.779cm" svg:x="4.763cm" svg:y="5.297cm" svg:viewBox="0 0 15049 1780" draw:points="7525,1780 0,1780 0,0 15049,0 15049,1780">
            <text:p/>
          </draw:polygon>
          <draw:path draw:style-name="gr3" draw:text-style-name="P9" draw:layer="layout" svg:width="0.358cm" svg:height="0.501cm" svg:x="4.747cm" svg:y="6.03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5.421cm" svg:y="5.258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9" draw:layer="layout" svg:width="0.256cm" svg:height="0.516cm" svg:x="5.991cm" svg:y="5.34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6.523cm" svg:y="5.4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7.279cm" svg:y="5.5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7.619cm" svg:y="5.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8.01cm" svg:y="5.5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8.455cm" svg:y="5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8.826cm" svg:y="5.515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3.29cm" svg:height="0.032cm" svg:x="5.921cm" svg:y="6.17cm" svg:viewBox="0 0 3291 33" draw:points="1645,33 0,33 0,0 3291,0 3291,33">
            <text:p/>
          </draw:polygon>
          <draw:path draw:style-name="gr3" draw:text-style-name="P9" draw:layer="layout" svg:width="0.309cm" svg:height="0.516cm" svg:x="7.411cm" svg:y="6.3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9.33cm" svg:y="5.258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69cm" svg:height="0.546cm" svg:x="10.291cm" svg:y="5.84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685cm" svg:y="6.038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516cm" svg:x="11.283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2.036cm" svg:y="6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381cm" svg:height="1.856cm" svg:x="12.746cm" svg:y="5.258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9" draw:layer="layout" svg:width="0.256cm" svg:height="0.516cm" svg:x="13.314cm" svg:y="5.3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3.847cm" svg:y="5.4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4.604cm" svg:y="5.51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4.942cm" svg:y="5.5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333cm" svg:y="5.5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5.78cm" svg:y="5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6.151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3.325cm" svg:height="0.032cm" svg:x="13.245cm" svg:y="6.17cm" svg:viewBox="0 0 3326 33" draw:points="1663,33 0,33 0,0 3326,0 3326,33">
            <text:p/>
          </draw:polygon>
          <draw:path draw:style-name="gr3" draw:text-style-name="P9" draw:layer="layout" svg:width="0.309cm" svg:height="0.516cm" svg:x="14.754cm" svg:y="6.3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1cm" svg:height="1.856cm" svg:x="16.69cm" svg:y="5.258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69cm" svg:height="0.546cm" svg:x="17.649cm" svg:y="5.842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043cm" svg:y="6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18.72cm" svg:y="6.0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525cm" svg:y="5.864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</draw:g>
        <draw:g>
          <svg:title>TexMaths</svg:title>
          <svg:desc>22§display§\text {Multiplying through out by } 2 \text { we get,}§svg§600§FALSE§</svg:desc>
          <draw:polygon draw:style-name="gr2" draw:text-style-name="P8" draw:layer="layout" svg:width="12.476cm" svg:height="0.62cm" svg:x="4.659cm" svg:y="7.791cm" svg:viewBox="0 0 12477 621" draw:points="6238,621 0,621 0,0 12477,0 12477,621">
            <text:p/>
          </draw:polygon>
          <draw:path draw:style-name="gr3" draw:text-style-name="P9" draw:layer="layout" svg:width="0.652cm" svg:height="0.53cm" svg:x="4.648cm" svg:y="7.761cm" svg:viewBox="0 0 653 531" svg:d="M158 18c-7-18-8-18-28-18h-130v25h19c58 0 60 9 60 35v390c0 21 0 56-79 56v25c26 0 65-2 92-2 24 0 63 2 89 2v-25c-79 0-79-35-79-56v-420l187 483c5 11 8 18 16 18s10-6 14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5.354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783cm" svg:y="7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98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299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6.51cm" svg:y="7.9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943cm" svg:y="7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7.147cm" svg:y="7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7.566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781cm" svg:y="7.948cm" svg:viewBox="0 0 391 344" svg:d="M60 76v210c0 33-7 33-60 33v25c26 0 67-2 88-2 19 0 60 2 86 2v-25c-51 0-60 0-60-33v-145c0-81 55-123 104-123 50 0 58 42 58 86v182c0 33-8 33-60 33v25c27 0 67-2 89-2 19 0 59 2 86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207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242cm" svg:height="0.486cm" svg:x="8.844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156cm" svg:y="7.7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582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884cm" svg:y="7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275cm" svg:y="7.9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701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9cm" svg:height="0.539cm" svg:x="11.09cm" svg:y="7.7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775cm" svg:y="7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2.165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2.584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3.149cm" svg:y="7.7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3.551cm" svg:y="7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09cm" svg:height="0.517cm" svg:x="14.241cm" svg:y="7.773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9" draw:layer="layout" svg:width="0.531cm" svg:height="0.343cm" svg:x="14.86cm" svg:y="7.957cm" svg:viewBox="0 0 532 344" svg:d="M466 74c15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cm" svg:height="0.357cm" svg:x="15.404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6.006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cm" svg:height="0.357cm" svg:x="16.393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6.729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7.081cm" svg:y="8.2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left( y  + y \cos 2y \right)\ dy + \left( x + x \cos 2x \right) \ dx = 0§svg§600§FALSE§</svg:desc>
          <draw:polygon draw:style-name="gr2" draw:text-style-name="P8" draw:layer="layout" svg:width="13.679cm" svg:height="0.696cm" svg:x="4.748cm" svg:y="9.098cm" svg:viewBox="0 0 13680 697" draw:points="6841,697 0,697 0,0 13680,0 13680,697">
            <text:p/>
          </draw:polygon>
          <draw:path draw:style-name="gr3" draw:text-style-name="P9" draw:layer="layout" svg:width="0.18cm" svg:height="0.773cm" svg:x="4.785cm" svg:y="9.0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cm" svg:x="5.033cm" svg:y="9.29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5.632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6.385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295cm" svg:height="0.356cm" svg:x="6.923cm" svg:y="9.2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7.263cm" svg:y="9.2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7.654cm" svg:y="9.2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8.101cm" svg:y="9.1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8.47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8.9cm" svg:y="9.0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9.574cm" svg:y="9.103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9.966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0.566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8cm" svg:height="0.773cm" svg:x="11.373cm" svg:y="9.0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1.619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2.254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006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95cm" svg:height="0.356cm" svg:x="13.581cm" svg:y="9.2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3.921cm" svg:y="9.2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4.31cm" svg:y="9.2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14.757cm" svg:y="9.1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5.128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5.591cm" svg:y="9.0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6.265cm" svg:y="9.103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6.66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7.337cm" svg:y="9.3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8.14cm" svg:y="9.12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int \left( y  + y \cos 2y \right)\ dy + \int \left( x + x \cos 2x \right) \ dx = 0§svg§600§FALSE§</svg:desc>
          <draw:polygon draw:style-name="gr2" draw:text-style-name="P8" draw:layer="layout" svg:width="15.483cm" svg:height="1.642cm" svg:x="4.749cm" svg:y="11.598cm" svg:viewBox="0 0 15484 1643" draw:points="7742,1643 0,1643 0,0 15484,0 15484,1643">
            <text:p/>
          </draw:polygon>
          <draw:path draw:style-name="gr3" draw:text-style-name="P9" draw:layer="layout" svg:width="0.687cm" svg:height="1.719cm" svg:x="4.754cm" svg:y="11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5.689cm" svg:y="12.03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8cm" svg:height="0.501cm" svg:x="5.935cm" svg:y="12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6.535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7.287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7.827cm" svg:y="12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8.165cm" svg:y="12.265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8.556cm" svg:y="12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9.003cm" svg:y="12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9.374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18cm" svg:height="0.774cm" svg:x="9.802cm" svg:y="12.0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0.476cm" svg:y="12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87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11.47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2.243cm" svg:y="11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13.178cm" svg:y="12.03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3.426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4.059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14.813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95cm" svg:height="0.356cm" svg:x="15.386cm" svg:y="12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5.726cm" svg:y="12.2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6.117cm" svg:y="12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6.564cm" svg:y="12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6.933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4cm" svg:x="17.396cm" svg:y="12.0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8.07cm" svg:y="12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8.465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9.142cm" svg:y="12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945cm" svg:y="12.096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int y \ dy  + \int y \cos 2y \ dy + \int x \ dx + \int x \cos 2x \ dx = 0§svg§600§FALSE§</svg:desc>
          <draw:polygon draw:style-name="gr2" draw:text-style-name="P8" draw:layer="layout" svg:width="17.996cm" svg:height="1.642cm" svg:x="4.751cm" svg:y="13.598cm" svg:viewBox="0 0 17997 1643" draw:points="8999,1643 0,1643 0,0 17997,0 17997,1643">
            <text:p/>
          </draw:polygon>
          <draw:path draw:style-name="gr3" draw:text-style-name="P9" draw:layer="layout" svg:width="0.687cm" svg:height="1.719cm" svg:x="4.756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58cm" svg:height="0.501cm" svg:x="5.636cm" svg:y="14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6.31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6cm" svg:height="0.501cm" svg:x="6.705cm" svg:y="14.27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517cm" svg:x="7.303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8.077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58cm" svg:height="0.501cm" svg:x="8.957cm" svg:y="14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9.498cm" svg:y="14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9.836cm" svg:y="14.265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0.226cm" svg:y="14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0.673cm" svg:y="14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11.045cm" svg:y="14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69cm" svg:height="0.547cm" svg:x="11.717cm" svg:y="14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2.111cm" svg:y="14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12.711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3.484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86cm" svg:height="0.351cm" svg:x="14.366cm" svg:y="14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7cm" svg:x="15.073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467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6.101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6.875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86cm" svg:height="0.351cm" svg:x="17.755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95cm" svg:height="0.356cm" svg:x="18.331cm" svg:y="14.26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8.669cm" svg:y="14.2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9.059cm" svg:y="14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9.506cm" svg:y="14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9.878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7cm" svg:x="20.585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0.98cm" svg:y="14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1.657cm" svg:y="14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2.46cm" svg:y="14.096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10" draw:text-style-name="P14" draw:layer="layout" svg:width="26.716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frac{y^2}{2} + y \int \cos 2y \ dy - \int \left[ \smallint \cos 2y \ dy . \frac{d}{dy}(y) \right] \ dy§svg§600§FALSE§</svg:desc>
          <draw:polygon draw:style-name="gr2" draw:text-style-name="P8" draw:layer="layout" svg:width="15.788cm" svg:height="1.821cm" svg:x="2.991cm" svg:y="0.701cm" svg:viewBox="0 0 15789 1822" draw:points="7893,1822 0,1822 0,0 15789,0 15789,1822">
            <text:p/>
          </draw:polygon>
          <draw:path draw:style-name="gr3" draw:text-style-name="P9" draw:layer="layout" svg:width="0.358cm" svg:height="0.501cm" svg:x="2.975cm" svg:y="0.95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4cm" svg:y="0.6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2cm" svg:y="1.616cm" svg:viewBox="0 0 755 33" draw:points="378,33 0,33 0,0 755,0 755,33">
            <text:p/>
          </draw:polygon>
          <draw:path draw:style-name="gr3" draw:text-style-name="P9" draw:layer="layout" svg:width="0.309cm" svg:height="0.516cm" svg:x="3.174cm" svg:y="1.8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013cm" svg:y="1.3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4.767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687cm" svg:height="1.718cm" svg:x="5.323cm" svg:y="0.77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295cm" svg:height="0.356cm" svg:x="6.208cm" svg:y="1.4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6.546cm" svg:y="1.4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6.937cm" svg:y="1.4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7.384cm" svg:y="1.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755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369cm" svg:height="0.546cm" svg:x="8.427cm" svg:y="1.2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8.821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472cm" svg:height="0.032cm" svg:x="9.441cm" svg:y="1.61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194cm" svg:y="0.77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1.247cm" svg:y="0.704cm" svg:viewBox="0 0 206 1857" draw:points="0,1857 206,1857 206,1815 42,1815 42,42 206,42 206,0 0,0">
            <text:p/>
          </draw:polygon>
          <draw:path draw:style-name="gr3" draw:text-style-name="P9" draw:layer="layout" svg:width="0.323cm" svg:height="0.721cm" svg:x="11.504cm" svg:y="1.271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9" draw:layer="layout" svg:width="0.295cm" svg:height="0.356cm" svg:x="12.025cm" svg:y="1.4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2.362cm" svg:y="1.4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2.753cm" svg:y="1.4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3.2cm" svg:y="1.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3.572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369cm" svg:height="0.546cm" svg:x="14.244cm" svg:y="1.2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4.638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083cm" svg:height="0.083cm" svg:x="15.089cm" svg:y="1.743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5.564cm" svg:y="0.76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olygon draw:style-name="gr3" draw:text-style-name="P9" draw:layer="layout" svg:width="0.81cm" svg:height="0.032cm" svg:x="15.33cm" svg:y="1.616cm" svg:viewBox="0 0 811 33" draw:points="405,33 0,33 0,0 811,0 811,33">
            <text:p/>
          </draw:polygon>
          <draw:path draw:style-name="gr3" draw:text-style-name="P9" draw:layer="layout" svg:width="0.369cm" svg:height="0.546cm" svg:x="15.361cm" svg:y="1.8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5.754cm" svg:y="2.01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18cm" svg:height="0.773cm" svg:x="16.308cm" svg:y="1.2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16.555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18cm" svg:height="0.773cm" svg:x="16.984cm" svg:y="1.24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7.252cm" svg:y="0.704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8.066cm" svg:y="1.28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18.459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</draw:g>
        <draw:g>
          <svg:title>TexMaths</svg:title>
          <svg:desc>22§display§+ \frac{x^2}{2} + x \int \cos 2x \ dx - \int \left[ \smallint \cos 2x \ dx . \frac{d}{dx}(x) \right] \ dx = 0§svg§600§FALSE§</svg:desc>
          <draw:polygon draw:style-name="gr2" draw:text-style-name="P8" draw:layer="layout" svg:width="18.211cm" svg:height="1.821cm" svg:x="2.953cm" svg:y="3.004cm" svg:viewBox="0 0 18212 1822" draw:points="9106,1822 0,1822 0,0 18212,0 18212,1822">
            <text:p/>
          </draw:polygon>
          <draw:path draw:style-name="gr3" draw:text-style-name="P9" draw:layer="layout" svg:width="0.515cm" svg:height="0.516cm" svg:x="2.958cm" svg:y="3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3.631cm" svg:y="3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5cm" svg:y="2.9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3.608cm" svg:y="3.919cm" svg:viewBox="0 0 790 33" draw:points="396,33 0,33 0,0 790,0 790,33">
            <text:p/>
          </draw:polygon>
          <draw:path draw:style-name="gr3" draw:text-style-name="P9" draw:layer="layout" svg:width="0.309cm" svg:height="0.516cm" svg:x="3.849cm" svg:y="4.14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706cm" svg:y="3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5.45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687cm" svg:height="1.718cm" svg:x="6.049cm" svg:y="3.07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295cm" svg:height="0.356cm" svg:x="6.934cm" svg:y="3.78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7.274cm" svg:y="3.78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7.664cm" svg:y="3.78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8.112cm" svg:y="3.6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8.481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9.189cm" svg:y="3.59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583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0.239cm" svg:y="3.919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991cm" svg:y="3.07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2.043cm" svg:y="3.007cm" svg:viewBox="0 0 206 1857" draw:points="0,1857 206,1857 206,1815 42,1815 42,42 206,42 206,0 0,0">
            <text:p/>
          </draw:polygon>
          <draw:path draw:style-name="gr3" draw:text-style-name="P9" draw:layer="layout" svg:width="0.323cm" svg:height="0.721cm" svg:x="12.3cm" svg:y="3.574cm" svg:viewBox="0 0 324 722" svg:d="M294 32c-26 1-34 21-34 31 0 20 16 32 32 32s32-11 32-33c0-30-25-62-62-62-65 0-79 84-91 144-21 116-37 215-50 351-3 40-8 84-14 121-7 58-19 90-47 90-14 0-25-9-30-16 26 0 33-19 33-32 0-17-15-30-31-30s-32 9-32 32c0 30 25 62 62 62 65 0 79-83 91-146 19-111 37-210 49-347 4-42 9-86 14-123 8-58 20-88 48-88 14 0 25 7 30 14z">
            <text:p/>
          </draw:path>
          <draw:path draw:style-name="gr3" draw:text-style-name="P9" draw:layer="layout" svg:width="0.295cm" svg:height="0.356cm" svg:x="12.821cm" svg:y="3.78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3.159cm" svg:y="3.78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3.55cm" svg:y="3.78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3.997cm" svg:y="3.6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4.368cm" svg:y="3.7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5.076cm" svg:y="3.59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4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083cm" svg:height="0.083cm" svg:x="15.956cm" svg:y="4.04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6.449cm" svg:y="3.0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16.197cm" svg:y="3.919cm" svg:viewBox="0 0 847 33" draw:points="422,33 0,33 0,0 847,0 847,33">
            <text:p/>
          </draw:polygon>
          <draw:path draw:style-name="gr3" draw:text-style-name="P9" draw:layer="layout" svg:width="0.369cm" svg:height="0.546cm" svg:x="16.229cm" svg:y="4.12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6.621cm" svg:y="4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7.211cm" svg:y="3.54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7.45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7.92cm" svg:y="3.54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8.187cm" svg:y="3.007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9.002cm" svg:y="3.59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9.396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20.074cm" svg:y="3.8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877cm" svg:y="3.61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frac{y^2}{2} + y \left( \frac{\sin 2y}{2} \right) - \int \left[ \left( \frac{\sin 2y}{2} \right) . (1) \right] \ dy§svg§600§FALSE§</svg:desc>
          <draw:polygon draw:style-name="gr2" draw:text-style-name="P8" draw:layer="layout" svg:width="13.804cm" svg:height="1.821cm" svg:x="2.992cm" svg:y="5.302cm" svg:viewBox="0 0 13805 1822" draw:points="6902,1822 0,1822 0,0 13805,0 13805,1822">
            <text:p/>
          </draw:polygon>
          <draw:path draw:style-name="gr3" draw:text-style-name="P9" draw:layer="layout" svg:width="0.358cm" svg:height="0.501cm" svg:x="2.976cm" svg:y="5.56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5cm" svg:y="5.2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3cm" svg:y="6.217cm" svg:viewBox="0 0 755 33" draw:points="378,33 0,33 0,0 755,0 755,33">
            <text:p/>
          </draw:polygon>
          <draw:path draw:style-name="gr3" draw:text-style-name="P9" draw:layer="layout" svg:width="0.309cm" svg:height="0.516cm" svg:x="3.175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014cm" svg:y="5.9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4.767cm" svg:y="6.08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381cm" svg:height="1.856cm" svg:x="5.441cm" svg:y="5.305cm" svg:viewBox="0 0 382 1857" svg:d="M382 1850c0-4-2-6-4-7-28-30-81-81-132-166-125-199-181-450-181-748 0-209 27-477 155-707 62-111 125-174 160-208 2-2 2-3 2-7 0-7-5-7-16-7s-12 0-25 12c-260 236-341 590-341 916 0 304 70 610 268 843 15 17 44 49 77 77 9 9 10 9 21 9s16 0 16-7z">
            <text:p/>
          </draw:path>
          <draw:path draw:style-name="gr3" draw:text-style-name="P9" draw:layer="layout" svg:width="0.254cm" svg:height="0.356cm" svg:x="5.968cm" svg:y="5.5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272cm" svg:y="5.3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487cm" svg:y="5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059cm" svg:y="5.3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428cm" svg:y="5.56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1.872cm" svg:height="0.032cm" svg:x="5.941cm" svg:y="6.217cm" svg:viewBox="0 0 1873 33" draw:points="936,33 0,33 0,0 1873,0 1873,33">
            <text:p/>
          </draw:polygon>
          <draw:path draw:style-name="gr3" draw:text-style-name="P9" draw:layer="layout" svg:width="0.309cm" svg:height="0.516cm" svg:x="6.723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7.933cm" svg:y="5.305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472cm" svg:height="0.032cm" svg:x="8.711cm" svg:y="6.217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9.465cm" svg:y="5.374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0.515cm" svg:y="5.305cm" svg:viewBox="0 0 206 1857" draw:points="0,1857 206,1857 206,1815 42,1815 42,42 206,42 206,0 0,0">
            <text:p/>
          </draw:polygon>
          <draw:path draw:style-name="gr3" draw:text-style-name="P9" draw:layer="layout" svg:width="0.381cm" svg:height="1.856cm" svg:x="10.892cm" svg:y="5.305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9" draw:layer="layout" svg:width="0.254cm" svg:height="0.356cm" svg:x="11.418cm" svg:y="5.5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1.723cm" svg:y="5.3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1.937cm" svg:y="5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2.509cm" svg:y="5.3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12.879cm" svg:y="5.56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872cm" svg:height="0.032cm" svg:x="11.392cm" svg:y="6.217cm" svg:viewBox="0 0 1873 33" draw:points="936,33 0,33 0,0 1873,0 1873,33">
            <text:p/>
          </draw:polygon>
          <draw:path draw:style-name="gr3" draw:text-style-name="P9" draw:layer="layout" svg:width="0.309cm" svg:height="0.516cm" svg:x="12.173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13.384cm" svg:y="5.305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083cm" svg:height="0.083cm" svg:x="14.121cm" svg:y="6.34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347cm" svg:y="5.8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4.639cm" svg:y="5.9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001cm" svg:y="5.8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5.269cm" svg:y="5.305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6.084cm" svg:y="5.8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6.478cm" svg:y="6.085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</draw:g>
        <draw:g>
          <svg:title>TexMaths</svg:title>
          <svg:desc>22§display§+ \frac{x^2}{2} + x \left( \frac{\sin 2x}{2} \right) - \int \left[ \left( \frac{\sin 2x}{2} \right) . (1) \right] \ dx = c_1§svg§600§FALSE§</svg:desc>
          <draw:polygon draw:style-name="gr2" draw:text-style-name="P8" draw:layer="layout" svg:width="16.324cm" svg:height="1.821cm" svg:x="2.954cm" svg:y="7.606cm" svg:viewBox="0 0 16325 1822" draw:points="8164,1822 0,1822 0,0 16325,0 16325,1822">
            <text:p/>
          </draw:polygon>
          <draw:path draw:style-name="gr3" draw:text-style-name="P9" draw:layer="layout" svg:width="0.515cm" svg:height="0.516cm" svg:x="2.959cm" svg:y="8.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3.632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6cm" svg:y="7.5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3.609cm" svg:y="8.521cm" svg:viewBox="0 0 790 33" draw:points="396,33 0,33 0,0 790,0 790,33">
            <text:p/>
          </draw:polygon>
          <draw:path draw:style-name="gr3" draw:text-style-name="P9" draw:layer="layout" svg:width="0.309cm" svg:height="0.516cm" svg:x="3.85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707cm" svg:y="8.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5.459cm" svg:y="8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6.168cm" svg:y="7.609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4cm" svg:height="0.356cm" svg:x="6.694cm" svg:y="7.8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999cm" svg:y="7.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214cm" svg:y="7.8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786cm" svg:y="7.6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8.157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07cm" svg:height="0.032cm" svg:x="6.67cm" svg:y="8.521cm" svg:viewBox="0 0 1908 33" draw:points="954,33 0,33 0,0 1908,0 1908,33">
            <text:p/>
          </draw:polygon>
          <draw:path draw:style-name="gr3" draw:text-style-name="P9" draw:layer="layout" svg:width="0.309cm" svg:height="0.516cm" svg:x="7.469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1cm" svg:height="1.856cm" svg:x="8.696cm" svg:y="7.609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472cm" svg:height="0.032cm" svg:x="9.474cm" svg:y="8.521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227cm" svg:y="7.678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1.278cm" svg:y="7.609cm" svg:viewBox="0 0 206 1857" draw:points="0,1857 206,1857 206,1815 42,1815 42,42 206,42 206,0 0,0">
            <text:p/>
          </draw:polygon>
          <draw:path draw:style-name="gr3" draw:text-style-name="P9" draw:layer="layout" svg:width="0.381cm" svg:height="1.856cm" svg:x="11.654cm" svg:y="7.609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4cm" svg:height="0.356cm" svg:x="12.181cm" svg:y="7.8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485cm" svg:y="7.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7cm" svg:y="7.8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3.272cm" svg:y="7.6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3.643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1.907cm" svg:height="0.032cm" svg:x="12.156cm" svg:y="8.521cm" svg:viewBox="0 0 1908 33" draw:points="954,33 0,33 0,0 1908,0 1908,33">
            <text:p/>
          </draw:polygon>
          <draw:path draw:style-name="gr3" draw:text-style-name="P9" draw:layer="layout" svg:width="0.309cm" svg:height="0.516cm" svg:x="12.953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14.182cm" svg:y="7.609cm" svg:viewBox="0 0 382 1857" svg:d="M382 929c0-304-70-610-268-843-15-17-44-49-75-77-11-9-13-9-23-9-9 0-16 0-16 7 0 4 4 7 5 9 27 28 79 79 131 164 125 198 181 450 181 748 0 209-27 476-155 707-62 111-127 174-158 208-2 1-4 3-4 7 0 7 7 7 16 7 10 0 12 0 24-13 261-235 342-589 342-915z">
            <text:p/>
          </draw:path>
          <draw:path draw:style-name="gr3" draw:text-style-name="P9" draw:layer="layout" svg:width="0.083cm" svg:height="0.083cm" svg:x="14.919cm" svg:y="8.648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5.145cm" svg:y="8.1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5.437cm" svg:y="8.21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799cm" svg:y="8.1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6.067cm" svg:y="7.609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6.882cm" svg:y="8.194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7.276cm" svg:y="8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7.954cm" svg:y="8.4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8.758cm" svg:y="8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9.119cm" svg:y="8.487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frac{y^2}{2} + \frac{y\sin 2y}{2} - \frac{1}{2}\int \sin 2y \ dy§svg§600§FALSE§</svg:desc>
          <draw:polygon draw:style-name="gr2" draw:text-style-name="P8" draw:layer="layout" svg:width="9.767cm" svg:height="1.752cm" svg:x="2.993cm" svg:y="10.104cm" svg:viewBox="0 0 9768 1753" draw:points="4884,1753 0,1753 0,0 9768,0 9768,1753">
            <text:p/>
          </draw:polygon>
          <draw:path draw:style-name="gr3" draw:text-style-name="P9" draw:layer="layout" svg:width="0.358cm" svg:height="0.5cm" svg:x="2.977cm" svg:y="10.36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3.396cm" svg:y="10.0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4cm" svg:y="11.019cm" svg:viewBox="0 0 755 33" draw:points="378,33 0,33 0,0 755,0 755,33">
            <text:p/>
          </draw:polygon>
          <draw:path draw:style-name="gr3" draw:text-style-name="P9" draw:layer="layout" svg:width="0.309cm" svg:height="0.516cm" svg:x="3.176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515cm" svg:height="0.516cm" svg:x="4.015cm" svg:y="10.77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356cm" svg:height="0.5cm" svg:x="4.86cm" svg:y="10.36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54cm" svg:height="0.356cm" svg:x="5.4cm" svg:y="10.35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5.705cm" svg:y="10.1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918cm" svg:y="10.36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6.491cm" svg:y="10.1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356cm" svg:height="0.5cm" svg:x="6.861cm" svg:y="10.36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2.408cm" svg:height="0.032cm" svg:x="4.839cm" svg:y="11.019cm" svg:viewBox="0 0 2409 33" draw:points="1204,33 0,33 0,0 2409,0 2409,33">
            <text:p/>
          </draw:polygon>
          <draw:path draw:style-name="gr3" draw:text-style-name="P9" draw:layer="layout" svg:width="0.309cm" svg:height="0.516cm" svg:x="5.888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472cm" svg:height="0.032cm" svg:x="7.574cm" svg:y="11.019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445cm" svg:y="10.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8.376cm" svg:y="11.019cm" svg:viewBox="0 0 389 33" draw:points="194,33 0,33 0,0 389,0 389,33">
            <text:p/>
          </draw:polygon>
          <draw:path draw:style-name="gr3" draw:text-style-name="P9" draw:layer="layout" svg:width="0.309cm" svg:height="0.516cm" svg:x="8.415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687cm" svg:height="1.718cm" svg:x="9.027cm" svg:y="10.176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254cm" svg:height="0.356cm" svg:x="9.911cm" svg:y="10.8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217cm" svg:y="10.71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0.43cm" svg:y="10.88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1.004cm" svg:y="10.71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358cm" svg:height="0.5cm" svg:x="11.373cm" svg:y="10.88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369cm" svg:height="0.546cm" svg:x="12.046cm" svg:y="10.69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cm" svg:x="12.44cm" svg:y="10.88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+ \frac{x^2}{2} +  \frac{x\sin 2x}{2} - \frac{1}{2} \int \sin 2x \ dx = c_1§svg§600§FALSE§</svg:desc>
          <draw:polygon draw:style-name="gr2" draw:text-style-name="P8" draw:layer="layout" svg:width="12.284cm" svg:height="1.752cm" svg:x="13.156cm" svg:y="10.207cm" svg:viewBox="0 0 12285 1753" draw:points="6142,1753 0,1753 0,0 12285,0 12285,1753">
            <text:p/>
          </draw:polygon>
          <draw:path draw:style-name="gr3" draw:text-style-name="P9" draw:layer="layout" svg:width="0.515cm" svg:height="0.516cm" svg:x="13.161cm" svg:y="10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834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14.288cm" svg:y="10.16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3.811cm" svg:y="11.122cm" svg:viewBox="0 0 790 33" draw:points="396,33 0,33 0,0 790,0 790,33">
            <text:p/>
          </draw:polygon>
          <draw:path draw:style-name="gr3" draw:text-style-name="P9" draw:layer="layout" svg:width="0.309cm" svg:height="0.516cm" svg:x="14.052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515cm" svg:height="0.516cm" svg:x="14.909cm" svg:y="10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5.753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254cm" svg:height="0.356cm" svg:x="16.327cm" svg:y="10.4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6.632cm" svg:y="10.2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6.846cm" svg:y="10.46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7.418cm" svg:y="10.2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386cm" svg:height="0.351cm" svg:x="17.788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2.479cm" svg:height="0.032cm" svg:x="15.731cm" svg:y="11.122cm" svg:viewBox="0 0 2480 33" draw:points="1239,33 0,33 0,0 2480,0 2480,33">
            <text:p/>
          </draw:polygon>
          <draw:path draw:style-name="gr3" draw:text-style-name="P9" draw:layer="layout" svg:width="0.309cm" svg:height="0.516cm" svg:x="16.815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472cm" svg:height="0.032cm" svg:x="18.536cm" svg:y="11.12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9.407cm" svg:y="10.2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19.338cm" svg:y="11.122cm" svg:viewBox="0 0 389 33" draw:points="194,33 0,33 0,0 389,0 389,33">
            <text:p/>
          </draw:polygon>
          <draw:path draw:style-name="gr3" draw:text-style-name="P9" draw:layer="layout" svg:width="0.309cm" svg:height="0.516cm" svg:x="19.377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687cm" svg:height="1.718cm" svg:x="19.989cm" svg:y="10.27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254cm" svg:height="0.356cm" svg:x="20.875cm" svg:y="10.9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21.179cm" svg:y="10.81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21.394cm" svg:y="10.9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21.966cm" svg:y="10.816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7 68-6 8-57 8-72 8z">
            <text:p/>
          </draw:path>
          <draw:path draw:style-name="gr3" draw:text-style-name="P9" draw:layer="layout" svg:width="0.386cm" svg:height="0.351cm" svg:x="22.335cm" svg:y="10.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23.044cm" svg:y="10.79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23.437cm" svg:y="10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24.114cm" svg:y="11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4.92cm" svg:y="10.9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5.281cm" svg:y="11.088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1.3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1.3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1.7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1.4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1.74cm" svg:viewBox="0 0 85 84" svg:d="M85 42c0-23-20-42-43-42s-42 19-42 42 19 42 42 42 43-19 43-42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6.0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6.0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6.4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6.1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6.44cm" svg:viewBox="0 0 85 84" svg:d="M85 42c0-23-20-42-43-42s-42 19-42 42 19 42 42 42 43-19 43-42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10.5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10.5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10.9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10.6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10.94cm" svg:viewBox="0 0 85 84" svg:d="M85 42c0-23-20-42-43-42s-42 19-42 42 19 42 42 42 43-19 43-42z">
            <text:p/>
          </draw:path>
        </draw:g>
        <draw:g>
          <svg:title>TexMaths</svg:title>
          <svg:desc>22§display§\frac{y^2}{2} + \frac{y\sin 2y}{2} - \frac{1}{2}\left( - \frac{\cos 2y}{2} \right)§svg§600§FALSE§</svg:desc>
          <draw:polygon draw:style-name="gr2" draw:text-style-name="P8" draw:layer="layout" svg:width="9.677cm" svg:height="1.821cm" svg:x="2.994cm" svg:y="12.506cm" svg:viewBox="0 0 9678 1822" draw:points="4839,1822 0,1822 0,0 9678,0 9678,1822">
            <text:p/>
          </draw:polygon>
          <draw:path draw:style-name="gr3" draw:text-style-name="P9" draw:layer="layout" svg:width="0.358cm" svg:height="0.501cm" svg:x="2.978cm" svg:y="12.76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7cm" svg:y="12.4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5cm" svg:y="13.421cm" svg:viewBox="0 0 755 33" draw:points="378,33 0,33 0,0 755,0 755,33">
            <text:p/>
          </draw:polygon>
          <draw:path draw:style-name="gr3" draw:text-style-name="P9" draw:layer="layout" svg:width="0.309cm" svg:height="0.516cm" svg:x="3.177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515cm" svg:height="0.516cm" svg:x="4.016cm" svg:y="13.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6cm" svg:height="0.501cm" svg:x="4.861cm" svg:y="12.76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5.402cm" svg:y="12.761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5.706cm" svg:y="12.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919cm" svg:y="12.76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6.493cm" svg:y="12.5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56cm" svg:height="0.501cm" svg:x="6.863cm" svg:y="12.76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2.409cm" svg:height="0.032cm" svg:x="4.84cm" svg:y="13.421cm" svg:viewBox="0 0 2410 33" draw:points="1204,33 0,33 0,0 2410,0 2410,33">
            <text:p/>
          </draw:polygon>
          <draw:path draw:style-name="gr3" draw:text-style-name="P9" draw:layer="layout" svg:width="0.309cm" svg:height="0.516cm" svg:x="5.889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472cm" svg:height="0.032cm" svg:x="7.576cm" svg:y="13.421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447cm" svg:y="12.5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8.378cm" svg:y="13.421cm" svg:viewBox="0 0 389 33" draw:points="194,33 0,33 0,0 389,0 389,33">
            <text:p/>
          </draw:polygon>
          <draw:path draw:style-name="gr3" draw:text-style-name="P9" draw:layer="layout" svg:width="0.309cm" svg:height="0.516cm" svg:x="8.417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81cm" svg:height="1.856cm" svg:x="9.147cm" svg:y="12.509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9.619cm" svg:y="13.421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10.276cm" svg:y="12.761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0.615cm" svg:y="12.761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254cm" svg:height="0.356cm" svg:x="11.006cm" svg:y="12.761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1.453cm" svg:y="12.5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58cm" svg:height="0.501cm" svg:x="11.823cm" svg:y="12.76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958cm" svg:height="0.032cm" svg:x="10.249cm" svg:y="13.421cm" svg:viewBox="0 0 1959 33" draw:points="980,33 0,33 0,0 1959,0 1959,33">
            <text:p/>
          </draw:polygon>
          <draw:path draw:style-name="gr3" draw:text-style-name="P9" draw:layer="layout" svg:width="0.309cm" svg:height="0.516cm" svg:x="11.073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81cm" svg:height="1.856cm" svg:x="12.328cm" svg:y="12.509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</draw:g>
        <draw:g>
          <svg:title>TexMaths</svg:title>
          <svg:desc>22§display§+ \frac{x^2}{2} +  \frac{x\sin 2x}{2} - \frac{1}{2} \left( - \frac{\cos 2x}{2} \right) = c_1 + c_2§svg§600§FALSE§</svg:desc>
          <draw:polygon draw:style-name="gr2" draw:text-style-name="P8" draw:layer="layout" svg:width="13.937cm" svg:height="1.821cm" svg:x="13.158cm" svg:y="12.61cm" svg:viewBox="0 0 13938 1822" draw:points="6968,1822 0,1822 0,0 13938,0 13938,1822">
            <text:p/>
          </draw:polygon>
          <draw:path draw:style-name="gr3" draw:text-style-name="P9" draw:layer="layout" svg:width="0.515cm" svg:height="0.516cm" svg:x="13.163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3.83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4.29cm" svg:y="12.5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3.813cm" svg:y="13.525cm" svg:viewBox="0 0 790 33" draw:points="396,33 0,33 0,0 790,0 790,33">
            <text:p/>
          </draw:polygon>
          <draw:path draw:style-name="gr3" draw:text-style-name="P9" draw:layer="layout" svg:width="0.309cm" svg:height="0.516cm" svg:x="14.054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14.911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5.75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54cm" svg:height="0.356cm" svg:x="16.33cm" svg:y="12.8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6.634cm" svg:y="12.6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6.849cm" svg:y="12.86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7.421cm" svg:y="12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7.791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2.479cm" svg:height="0.032cm" svg:x="15.733cm" svg:y="13.525cm" svg:viewBox="0 0 2480 33" draw:points="1239,33 0,33 0,0 2480,0 2480,33">
            <text:p/>
          </draw:polygon>
          <draw:path draw:style-name="gr3" draw:text-style-name="P9" draw:layer="layout" svg:width="0.309cm" svg:height="0.516cm" svg:x="16.817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472cm" svg:height="0.032cm" svg:x="18.539cm" svg:y="13.52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9.41cm" svg:y="12.69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19.341cm" svg:y="13.525cm" svg:viewBox="0 0 389 33" draw:points="194,33 0,33 0,0 389,0 389,33">
            <text:p/>
          </draw:polygon>
          <draw:path draw:style-name="gr3" draw:text-style-name="P9" draw:layer="layout" svg:width="0.309cm" svg:height="0.516cm" svg:x="19.38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20.11cm" svg:y="12.613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20.584cm" svg:y="13.525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21.239cm" svg:y="12.86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21.578cm" svg:y="12.86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21.969cm" svg:y="12.8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22.416cm" svg:y="12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22.78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1.993cm" svg:height="0.032cm" svg:x="21.212cm" svg:y="13.525cm" svg:viewBox="0 0 1994 33" draw:points="998,33 0,33 0,0 1994,0 1994,33">
            <text:p/>
          </draw:polygon>
          <draw:path draw:style-name="gr3" draw:text-style-name="P9" draw:layer="layout" svg:width="0.309cm" svg:height="0.516cm" svg:x="22.055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23.326cm" svg:y="12.613cm" svg:viewBox="0 0 382 1857" svg:d="M382 929c0-304-70-610-268-843-15-17-44-49-75-77-11-9-13-9-23-9-9 0-16 0-16 7 0 4 4 7 5 9 27 28 79 79 131 164 124 198 181 450 181 748 0 209-27 476-155 707-62 111-127 174-158 208-2 1-4 3-4 7 0 7 7 7 16 7 10 0 12 0 24-13 261-235 342-589 342-915z">
            <text:p/>
          </draw:path>
          <draw:path draw:style-name="gr3" draw:text-style-name="P9" draw:layer="layout" svg:width="0.515cm" svg:height="0.182cm" svg:x="24.125cm" svg:y="13.4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4.931cm" svg:y="13.39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5.292cm" svg:y="13.4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5.796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6.558cm" svg:y="13.39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6.894cm" svg:y="13.4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2cm" svg:y="12.945cm" svg:viewBox="0 0 847 451" draw:points="423,451 0,451 0,0 847,0 847,451">
            <text:p/>
          </draw:polygon>
          <draw:path draw:style-name="gr3" draw:text-style-name="P9" draw:layer="layout" svg:width="0.166cm" svg:height="0.518cm" svg:x="1.198cm" svg:y="12.9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5cm" svg:y="13.341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4cm" svg:y="13.077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3cm" svg:y="13.341cm" svg:viewBox="0 0 85 84" svg:d="M85 42c0-23-20-42-43-42s-42 19-42 42 19 42 42 42 43-19 43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frac{y^2}{2} + \frac{y\sin 2y}{2} + \frac{\cos 2y}{4} + \frac{x^2}{2} +  \frac{x\sin 2x}{2} + \frac{\cos 2x}{4} = c_1 + c_2§svg§600§FALSE§</svg:desc>
          <draw:polygon draw:style-name="gr2" draw:text-style-name="P8" draw:layer="layout" svg:width="19.313cm" svg:height="1.616cm" svg:x="2.996cm" svg:y="0.606cm" svg:viewBox="0 0 19314 1617" draw:points="9658,1617 0,1617 0,0 19314,0 19314,1617">
            <text:p/>
          </draw:polygon>
          <draw:path draw:style-name="gr3" draw:text-style-name="P9" draw:layer="layout" svg:width="0.358cm" svg:height="0.5cm" svg:x="2.98cm" svg:y="0.86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3.399cm" svg:y="0.5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7cm" svg:y="1.521cm" svg:viewBox="0 0 755 33" draw:points="378,33 0,33 0,0 755,0 755,33">
            <text:p/>
          </draw:polygon>
          <draw:path draw:style-name="gr3" draw:text-style-name="P9" draw:layer="layout" svg:width="0.309cm" svg:height="0.516cm" svg:x="3.179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4.018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6cm" svg:height="0.5cm" svg:x="4.863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54cm" svg:height="0.356cm" svg:x="5.404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5.708cm" svg:y="0.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921cm" svg:y="0.8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6.495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6cm" svg:height="0.5cm" svg:x="6.864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2.409cm" svg:height="0.032cm" svg:x="4.842cm" svg:y="1.521cm" svg:viewBox="0 0 2410 33" draw:points="1204,33 0,33 0,0 2410,0 2410,33">
            <text:p/>
          </draw:polygon>
          <draw:path draw:style-name="gr3" draw:text-style-name="P9" draw:layer="layout" svg:width="0.309cm" svg:height="0.516cm" svg:x="5.891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7.556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8.406cm" svg:y="0.86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744cm" svg:y="0.8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9.135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9.582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56cm" svg:height="0.5cm" svg:x="9.953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958cm" svg:height="0.032cm" svg:x="8.38cm" svg:y="1.521cm" svg:viewBox="0 0 1959 33" draw:points="980,33 0,33 0,0 1959,0 1959,33">
            <text:p/>
          </draw:polygon>
          <draw:path draw:style-name="gr3" draw:text-style-name="P9" draw:layer="layout" svg:width="0.344cm" svg:height="0.523cm" svg:x="9.186cm" svg:y="1.73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515cm" svg:height="0.516cm" svg:x="10.645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1.49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1.944cm" svg:y="0.5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1.467cm" svg:y="1.521cm" svg:viewBox="0 0 790 33" draw:points="396,33 0,33 0,0 790,0 790,33">
            <text:p/>
          </draw:polygon>
          <draw:path draw:style-name="gr3" draw:text-style-name="P9" draw:layer="layout" svg:width="0.309cm" svg:height="0.516cm" svg:x="11.708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12.565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41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54cm" svg:height="0.356cm" svg:x="13.984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4.289cm" svg:y="0.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4.503cm" svg:y="0.8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5.075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5.445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2.479cm" svg:height="0.032cm" svg:x="13.387cm" svg:y="1.521cm" svg:viewBox="0 0 2480 33" draw:points="1239,33 0,33 0,0 2480,0 2480,33">
            <text:p/>
          </draw:polygon>
          <draw:path draw:style-name="gr3" draw:text-style-name="P9" draw:layer="layout" svg:width="0.309cm" svg:height="0.516cm" svg:x="14.472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16.174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17.022cm" svg:y="0.86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7.362cm" svg:y="0.86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7.751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18.198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8.569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93cm" svg:height="0.032cm" svg:x="16.996cm" svg:y="1.521cm" svg:viewBox="0 0 1994 33" draw:points="998,33 0,33 0,0 1994,0 1994,33">
            <text:p/>
          </draw:polygon>
          <draw:path draw:style-name="gr3" draw:text-style-name="P9" draw:layer="layout" svg:width="0.344cm" svg:height="0.523cm" svg:x="17.821cm" svg:y="1.73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515cm" svg:height="0.182cm" svg:x="19.34cm" svg:y="1.4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0.144cm" svg:y="1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0.505cm" svg:y="1.48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1.009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1.771cm" svg:y="1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2.107cm" svg:y="1.4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2cm" svg:y="1.045cm" svg:viewBox="0 0 847 451" draw:points="423,451 0,451 0,0 847,0 847,451">
            <text:p/>
          </draw:polygon>
          <draw:path draw:style-name="gr3" draw:text-style-name="P9" draw:layer="layout" svg:width="0.166cm" svg:height="0.518cm" svg:x="1.198cm" svg:y="1.0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5cm" svg:y="1.441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4cm" svg:y="1.177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3cm" svg:y="1.441cm" svg:viewBox="0 0 85 84" svg:d="M85 42c0-23-20-42-43-42s-42 19-42 42 19 42 42 42 43-19 43-42z">
            <text:p/>
          </draw:path>
        </draw:g>
        <draw:g>
          <svg:title>TexMaths</svg:title>
          <svg:desc>22§display§\text {Multiplying through out by  4, we get,}§svg§600§FALSE§</svg:desc>
          <draw:polygon draw:style-name="gr2" draw:text-style-name="P8" draw:layer="layout" svg:width="12.689cm" svg:height="0.62cm" svg:x="2.859cm" svg:y="2.891cm" svg:viewBox="0 0 12690 621" draw:points="6344,621 0,621 0,0 12690,0 12690,621">
            <text:p/>
          </draw:polygon>
          <draw:path draw:style-name="gr3" draw:text-style-name="P9" draw:layer="layout" svg:width="0.652cm" svg:height="0.53cm" svg:x="2.848cm" svg:y="2.861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3.554cm" svg:y="3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3.983cm" svg:y="2.8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4.187cm" svg:y="2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4.499cm" svg:y="2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4.71cm" svg:y="3.0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5.143cm" svg:y="2.8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5.347cm" svg:y="3.0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5.766cm" svg:y="2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81cm" svg:y="3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4cm" svg:height="0.512cm" svg:x="6.406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44cm" svg:y="2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55cm" svg:y="2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81cm" svg:y="3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84cm" svg:y="3.0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8.474cm" svg:y="3.0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4cm" svg:height="0.512cm" svg:x="8.9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9cm" svg:y="2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74cm" svg:y="3.0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364cm" svg:y="3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0.783cm" svg:y="2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1.348cm" svg:y="2.8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1.749cm" svg:y="3.0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44cm" svg:height="0.524cm" svg:x="12.422cm" svg:y="2.864cm" svg:viewBox="0 0 345 525" svg:d="M206 398v67c0 29 0 38-58 38h-16v22c32-1 72-1 104-1 33 0 74 0 105 1v-22h-15c-58 0-60-9-60-38v-67h79v-24h-79v-355c0-14 0-19-13-19-7 0-8 0-14 9l-239 365v24zM211 374h-190l190-289z">
            <text:p/>
          </draw:path>
          <draw:path draw:style-name="gr3" draw:text-style-name="P9" draw:layer="layout" svg:width="0.091cm" svg:height="0.232cm" svg:x="12.853cm" svg:y="3.3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cm" svg:height="0.343cm" svg:x="13.274cm" svg:y="3.057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817cm" svg:y="3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4cm" svg:height="0.512cm" svg:x="14.419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806cm" svg:y="3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43cm" svg:y="2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5.494cm" svg:y="3.3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2y^2 + 2y\sin 2y + \cos 2y + 2x^2 +  2x\sin 2x + \cos 2x = 4(c_1 + c_2)§svg§600§FALSE§</svg:desc>
          <draw:polygon draw:style-name="gr2" draw:text-style-name="P8" draw:layer="layout" svg:width="20.82cm" svg:height="0.795cm" svg:x="2.958cm" svg:y="4.107cm" svg:viewBox="0 0 20821 796" draw:points="10412,796 0,796 0,0 20821,0 20821,796">
            <text:p/>
          </draw:polygon>
          <draw:path draw:style-name="gr3" draw:text-style-name="P9" draw:layer="layout" svg:width="0.309cm" svg:height="0.516cm" svg:x="2.958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3.328cm" svg:y="4.404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3.746cm" svg:y="4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274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043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5.413cm" svg:y="4.404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5.952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258cm" svg:y="4.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471cm" svg:y="4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043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7.414cm" svg:y="4.40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8.014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8.769cm" svg:y="4.40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9.109cm" svg:y="4.4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9.5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9.947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10.316cm" svg:y="4.40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10.916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1.68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2.055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12.509cm" svg:y="4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3.037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3.80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4.176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54cm" svg:height="0.356cm" svg:x="14.749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5.054cm" svg:y="4.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5.268cm" svg:y="4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5.8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6.21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16.845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7.6cm" svg:y="4.40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7.94cm" svg:y="4.4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331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8.778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9.147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19.825cm" svg:y="4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20.62cm" svg:y="4.2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21.062cm" svg:y="4.1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2cm" svg:height="0.351cm" svg:x="21.317cm" svg:y="4.40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1.68cm" svg:y="4.50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2.181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2.943cm" svg:y="4.40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3.281cm" svg:y="4.5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3.637cm" svg:y="4.1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2x^2 + 2y^2 + 2y\sin 2y +  2x\sin 2x + \cos 2x + \cos 2y - 4(c_1 + c_2) = 0§svg§600§FALSE§</svg:desc>
          <draw:polygon draw:style-name="gr2" draw:text-style-name="P8" draw:layer="layout" svg:width="22.2cm" svg:height="0.795cm" svg:x="2.958cm" svg:y="5.408cm" svg:viewBox="0 0 22201 796" draw:points="11101,796 0,796 0,0 22201,0 22201,796">
            <text:p/>
          </draw:polygon>
          <draw:path draw:style-name="gr3" draw:text-style-name="P9" draw:layer="layout" svg:width="0.309cm" svg:height="0.516cm" svg:x="2.958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3.328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3.782cm" svg:y="5.3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31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079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5.448cm" svg:y="5.70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5.867cm" svg:y="5.3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395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165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534cm" svg:y="5.7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8.073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377cm" svg:y="5.5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8.592cm" svg:y="5.70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9.164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9.535cm" svg:y="5.7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10.134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0.903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1.272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54cm" svg:height="0.356cm" svg:x="11.848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153cm" svg:y="5.5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365cm" svg:y="5.70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2.939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3.309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3.944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4.699cm" svg:y="5.7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5.039cm" svg:y="5.7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43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5.877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6.246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6.882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7.637cm" svg:y="5.7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7.977cm" svg:y="5.7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367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8.814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19.184cm" svg:y="5.70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472cm" svg:height="0.032cm" svg:x="19.805cm" svg:y="5.839cm" svg:viewBox="0 0 473 33" svg:d="M447 33c12 0 26 0 26-17 0-16-14-16-26-16h-421c-12 0-26 0-26 16 0 17 14 17 26 17z">
            <text:p/>
          </draw:path>
          <draw:path draw:style-name="gr3" draw:text-style-name="P9" draw:layer="layout" svg:width="0.344cm" svg:height="0.524cm" svg:x="20.536cm" svg:y="5.52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20.977cm" svg:y="5.4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2cm" svg:height="0.351cm" svg:x="21.233cm" svg:y="5.705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1.595cm" svg:y="5.80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2.099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2.859cm" svg:y="5.70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3.197cm" svg:y="5.8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3.554cm" svg:y="5.4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24.068cm" svg:y="5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4.871cm" svg:y="5.53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2(x^2 + y^2) + 2(x\sin 2x + y\sin 2y) + \cos 2x + \cos 2y + c = 0§svg§600§FALSE§</svg:desc>
          <draw:polygon draw:style-name="gr2" draw:text-style-name="P8" draw:layer="layout" svg:width="19.668cm" svg:height="0.795cm" svg:x="2.958cm" svg:y="6.809cm" svg:viewBox="0 0 19669 796" draw:points="9835,796 0,796 0,0 19669,0 19669,796">
            <text:p/>
          </draw:polygon>
          <draw:path draw:style-name="gr3" draw:text-style-name="P9" draw:layer="layout" svg:width="0.309cm" svg:height="0.516cm" svg:x="2.958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18cm" svg:height="0.773cm" svg:x="3.382cm" svg:y="6.8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3.629cm" svg:y="7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3cm" svg:y="6.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61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5.362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5.781cm" svg:y="6.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138cm" svg:y="6.8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516cm" svg:x="6.6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379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18cm" svg:height="0.773cm" svg:x="7.803cm" svg:y="6.8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8.05cm" svg:y="7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54cm" svg:height="0.356cm" svg:x="8.623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928cm" svg:y="6.9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9.142cm" svg:y="7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9.714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0.086cm" svg:y="7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0.719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11.473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54cm" svg:height="0.356cm" svg:x="12.011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316cm" svg:y="6.9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53cm" svg:y="7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3.102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3.472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18cm" svg:height="0.773cm" svg:x="13.901cm" svg:y="6.8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516cm" svg:x="14.373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5.128cm" svg:y="7.10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5.468cm" svg:y="7.1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858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6.306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6.675cm" svg:y="7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7.3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8.065cm" svg:y="7.10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8.405cm" svg:y="7.1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796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9.243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9.612cm" svg:y="7.10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515cm" svg:height="0.516cm" svg:x="20.213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0.975cm" svg:y="7.106cm" svg:viewBox="0 0 303 352" svg:d="M276 48c-12 0-23 0-35 12-12 10-12 24-12 30 0 17 12 26 28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515cm" svg:height="0.182cm" svg:x="21.534cm" svg:y="7.1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2.339cm" svg:y="6.93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\text {where }  \ c = 4( c_1 + c_2 )§svg§600§FALSE§</svg:desc>
          <draw:polygon draw:style-name="gr2" draw:text-style-name="P8" draw:layer="layout" svg:width="7cm" svg:height="0.696cm" svg:x="19.875cm" svg:y="7.894cm" svg:viewBox="0 0 7001 697" draw:points="3500,697 0,697 0,0 7001,0 7001,697">
            <text:p/>
          </draw:polygon>
          <draw:path draw:style-name="gr3" draw:text-style-name="P9" draw:layer="layout" svg:width="0.53cm" svg:height="0.342cm" svg:x="19.85cm" svg:y="8.101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9cm" svg:height="0.537cm" svg:x="20.418cm" svg:y="7.89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20.846cm" svg:y="8.0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21.189cm" svg:y="8.0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cm" svg:height="0.356cm" svg:x="21.492cm" svg:y="8.0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02cm" svg:height="0.351cm" svg:x="22.361cm" svg:y="8.092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22.923cm" svg:y="8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23.717cm" svg:y="7.91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9" draw:layer="layout" svg:width="0.18cm" svg:height="0.773cm" svg:x="24.158cm" svg:y="7.8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2cm" svg:height="0.351cm" svg:x="24.413cm" svg:y="8.0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24.776cm" svg:y="8.1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5.279cm" svg:y="7.9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6.04cm" svg:y="8.0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24cm" svg:height="0.36cm" svg:x="26.377cm" svg:y="8.19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6.735cm" svg:y="7.8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2.964cm" svg:y="8.495cm" svg:viewBox="0 0 10892 620" draw:points="5445,620 0,620 0,0 10892,0 10892,620">
            <text:p/>
          </draw:polygon>
          <draw:path draw:style-name="gr3" draw:text-style-name="P9" draw:layer="layout" svg:width="0.166cm" svg:height="0.518cm" svg:x="2.95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3.166cm" svg:y="8.6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3.717cm" svg:y="8.5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4.029cm" svg:y="8.4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4.455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5.057cm" svg:y="8.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5.359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5.708cm" svg:y="8.6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6.114cm" svg:y="8.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6.544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6.755cm" svg:y="8.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058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7.406cm" svg:y="8.4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8.11cm" svg:y="8.4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8.696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9.043cm" svg:y="8.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9.469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9.812cm" svg:y="8.6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0.125cm" svg:y="8.6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0.505cm" svg:y="8.4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0.996cm" svg:y="8.4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1.403cm" svg:y="8.6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1.794cm" svg:y="8.4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2.008cm" svg:y="8.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2.427cm" svg:y="8.5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2.739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2.95cm" svg:y="8.6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3.339cm" svg:y="8.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3.811cm" svg:y="8.919cm" svg:viewBox="0 0 84 84" svg:d="M84 42c0-23-19-42-42-42s-42 19-42 42 19 42 42 42 42-19 42-42z">
            <text:p/>
          </draw:path>
        </draw:g>
        <draw:g>
          <svg:title>TexMaths</svg:title>
          <svg:desc>22§display§(v) \ \text { Given that , }( x - y )^2 \ \frac{dy}{dx} = a^2§svg§600§FALSE§</svg:desc>
          <draw:polygon draw:style-name="gr2" draw:text-style-name="P8" draw:layer="layout" svg:width="11.572cm" svg:height="1.522cm" svg:x="2.696cm" svg:y="9.539cm" svg:viewBox="0 0 11573 1523" draw:points="5787,1523 0,1523 0,0 11573,0 11573,1523">
            <text:p/>
          </draw:polygon>
          <draw:path draw:style-name="gr3" draw:text-style-name="P9" draw:layer="layout" svg:width="0.18cm" svg:height="0.774cm" svg:x="2.733cm" svg:y="9.9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981cm" svg:y="10.2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18cm" svg:height="0.774cm" svg:x="3.405cm" svg:y="9.9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25cm" svg:height="0.562cm" svg:x="4.22cm" svg:y="10.014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81cm" svg:y="10.0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012cm" svg:y="10.22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5.406cm" svg:y="10.2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753cm" svg:y="10.2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431cm" svg:y="10.0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6.74cm" svg:y="10.0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7.179cm" svg:y="10.213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7.546cm" svg:y="10.08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091cm" svg:height="0.231cm" svg:x="8.157cm" svg:y="10.479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18cm" svg:height="0.774cm" svg:x="8.639cm" svg:y="9.9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8.886cm" svg:y="10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9.542cm" svg:y="10.3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10.272cm" svg:y="10.2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18cm" svg:height="0.774cm" svg:x="10.702cm" svg:y="9.9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6cm" svg:x="10.992cm" svg:y="9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1.705cm" svg:y="9.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098cm" svg:y="9.69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1.656cm" svg:y="10.35cm" svg:viewBox="0 0 847 33" draw:points="422,33 0,33 0,0 847,0 847,33">
            <text:p/>
          </draw:polygon>
          <draw:path draw:style-name="gr3" draw:text-style-name="P9" draw:layer="layout" svg:width="0.369cm" svg:height="0.546cm" svg:x="11.687cm" svg:y="10.55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08cm" svg:y="10.7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2.851cm" svg:y="10.2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13.655cm" svg:y="10.21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4.067cm" svg:y="9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 \text {Put  } \ x - y = u§svg§600§FALSE§</svg:desc>
          <draw:polygon draw:style-name="gr2" draw:text-style-name="P8" draw:layer="layout" svg:width="4.94cm" svg:height="0.61cm" svg:x="4.308cm" svg:y="11.24cm" svg:viewBox="0 0 4941 611" draw:points="2471,611 0,611 0,0 4941,0 4941,611">
            <text:p/>
          </draw:polygon>
          <draw:path draw:style-name="gr3" draw:text-style-name="P9" draw:layer="layout" svg:width="0.457cm" svg:height="0.529cm" svg:x="4.296cm" svg:y="11.201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4.821cm" svg:y="11.388cm" svg:viewBox="0 0 391 352" svg:d="M278 282v70l113-8v-25c-55 0-60-5-60-42v-277l-114 9v24c54 0 59 6 59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5.239cm" svg:y="11.254cm" svg:viewBox="0 0 245 486" svg:d="M120 167h111v-24h-111v-143h-20c0 63-24 146-100 150v17h67v214c0 97 72 105 100 105 55 0 78-54 78-105v-44h-21v44c0 56-23 86-51 86-53 0-53-71-53-85z">
            <text:p/>
          </draw:path>
          <draw:path draw:style-name="gr3" draw:text-style-name="P9" draw:layer="layout" svg:width="0.386cm" svg:height="0.351cm" svg:x="6.065cm" svg:y="11.388cm" svg:viewBox="0 0 387 352" svg:d="M238 109c3-21 21-91 75-91 6 0 23 0 39 8-21 6-37 25-37 43 0 12 9 28 30 28 18 0 42-14 42-46 0-40-46-51-72-51-46 0-72 41-83 60-19-53-59-60-82-60-81 0-125 100-125 120 0 7 7 7 8 7 6 0 9 0 11-7 26-83 77-102 104-102 14 0 42 7 42 51 0 24-14 77-42 185-12 49-41 81-74 81-5 0-23 0-39-9 20-5 37-21 37-42s-17-28-30-28c-23 0-42 21-42 45 0 36 39 51 72 51 53 0 81-54 83-59 9 29 37 59 83 59 81 0 125-100 125-119 0-7-7-7-9-7-7 0-9 1-11 7-24 84-77 102-104 102-30 0-42-25-42-51 0-18 5-34 14-69z">
            <text:p/>
          </draw:path>
          <draw:path draw:style-name="gr3" draw:text-style-name="P9" draw:layer="layout" svg:width="0.473cm" svg:height="0.032cm" svg:x="6.72cm" svg:y="11.52cm" svg:viewBox="0 0 474 33" svg:d="M447 33c12 0 27 0 27-17 0-16-15-16-27-16h-421c-12 0-26 0-26 16 0 17 14 17 26 17z">
            <text:p/>
          </draw:path>
          <draw:path draw:style-name="gr3" draw:text-style-name="P9" draw:layer="layout" svg:width="0.358cm" svg:height="0.501cm" svg:x="7.452cm" svg:y="11.388cm" svg:viewBox="0 0 359 502" svg:d="M356 48c3-11 3-13 3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8.095cm" svg:y="11.446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8.888cm" svg:y="11.388cm" svg:viewBox="0 0 400 352" svg:d="M250 300c9 33 35 52 69 52 26 0 45-17 58-42 12-28 23-76 23-77 0-7-7-7-9-7-9 0-9 1-13 14-10 42-24 95-58 95-15 0-23-9-23-35 0-18 9-53 15-81l22-85c2-11 11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4.316cm" svg:y="12.266cm" svg:viewBox="0 0 4745 478" draw:points="2372,478 0,478 0,0 4745,0 4745,478">
            <text:p/>
          </draw:polygon>
          <draw:path draw:style-name="gr3" draw:text-style-name="P9" draw:layer="layout" svg:width="0.52cm" svg:height="0.53cm" svg:x="4.304cm" svg:y="12.24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894cm" svg:y="12.25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103cm" svg:y="12.22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601cm" svg:y="12.69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115cm" svg:y="12.431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733cm" svg:y="12.69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162cm" svg:y="12.43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534cm" svg:y="12.69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958cm" svg:y="12.28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285cm" svg:y="12.69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713cm" svg:y="12.43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1 - \frac{dy}{dx} = \frac{du}{dx}§svg§600§FALSE§</svg:desc>
          <draw:polygon draw:style-name="gr2" draw:text-style-name="P8" draw:layer="layout" svg:width="4.252cm" svg:height="1.522cm" svg:x="4.296cm" svg:y="13.341cm" svg:viewBox="0 0 4253 1523" draw:points="2128,1523 0,1523 0,0 4253,0 4253,1523">
            <text:p/>
          </draw:polygon>
          <draw:path draw:style-name="gr3" draw:text-style-name="P9" draw:layer="layout" svg:width="0.256cm" svg:height="0.517cm" svg:x="4.326cm" svg:y="13.84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cm" svg:y="14.152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5.73cm" svg:y="13.30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124cm" svg:y="13.49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5.681cm" svg:y="14.152cm" svg:viewBox="0 0 846 33" draw:points="422,33 0,33 0,0 846,0 846,33">
            <text:p/>
          </draw:polygon>
          <draw:path draw:style-name="gr3" draw:text-style-name="P9" draw:layer="layout" svg:width="0.369cm" svg:height="0.546cm" svg:x="5.713cm" svg:y="14.35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07cm" svg:y="14.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6.876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7.773cm" svg:y="13.30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8.167cm" svg:y="13.497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742cm" svg:y="14.152cm" svg:viewBox="0 0 846 33" draw:points="424,33 0,33 0,0 846,0 846,33">
            <text:p/>
          </draw:polygon>
          <draw:path draw:style-name="gr3" draw:text-style-name="P9" draw:layer="layout" svg:width="0.369cm" svg:height="0.546cm" svg:x="7.773cm" svg:y="14.35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8.167cm" svg:y="14.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herefore \ \ \  \frac{dy}{dx} = 1 - \frac{du}{dx}§svg§600§FALSE§</svg:desc>
          <draw:polygon draw:style-name="gr2" draw:text-style-name="P8" draw:layer="layout" svg:width="5.756cm" svg:height="1.522cm" svg:x="10.012cm" svg:y="13.341cm" svg:viewBox="0 0 5757 1523" draw:points="2879,1523 0,1523 0,0 5757,0 5757,1523">
            <text:p/>
          </draw:polygon>
          <draw:path draw:style-name="gr3" draw:text-style-name="P9" draw:layer="layout" svg:width="0.469cm" svg:height="0.418cm" svg:x="9.996cm" svg:y="14.003cm" svg:viewBox="0 0 470 419" svg:d="M276 40c0-21-19-40-40-40-23 0-42 19-42 40 0 23 19 43 42 43 21 0 40-18 40-43zM470 377c0-21-18-41-41-41s-42 20-42 41c0 23 19 42 42 42s41-19 41-42zM83 377c0-21-20-41-43-41-21 0-40 20-40 41 0 23 19 42 40 42 23 0 43-19 43-42z">
            <text:p/>
          </draw:path>
          <draw:path draw:style-name="gr3" draw:text-style-name="P9" draw:layer="layout" svg:width="0.369cm" svg:height="0.546cm" svg:x="11.617cm" svg:y="13.302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011cm" svg:y="13.49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11.569cm" svg:y="14.152cm" svg:viewBox="0 0 846 33" draw:points="422,33 0,33 0,0 846,0 846,33">
            <text:p/>
          </draw:polygon>
          <draw:path draw:style-name="gr3" draw:text-style-name="P9" draw:layer="layout" svg:width="0.369cm" svg:height="0.546cm" svg:x="11.601cm" svg:y="14.357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993cm" svg:y="14.5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12.764cm" svg:y="14.07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7cm" svg:x="13.605cm" svg:y="13.84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4.159cm" svg:y="14.152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14.992cm" svg:y="13.302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5.386cm" svg:y="13.497cm" svg:viewBox="0 0 399 352" svg:d="M250 299c7 34 35 53 68 53 27 0 44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962cm" svg:y="14.152cm" svg:viewBox="0 0 846 33" draw:points="424,33 0,33 0,0 846,0 846,33">
            <text:p/>
          </draw:polygon>
          <draw:path draw:style-name="gr3" draw:text-style-name="P9" draw:layer="layout" svg:width="0.369cm" svg:height="0.546cm" svg:x="14.992cm" svg:y="14.357cm" svg:viewBox="0 0 370 547" svg:d="M370 9c0-2 0-9-11-9s-85 7-99 9c-5 0-10 3-10 14 0 10 7 10 19 10 37 0 39 6 39 13l-2 16-47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386cm" svg:y="14.5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5.904cm" svg:y="9.864cm" svg:viewBox="0 0 2768 697" draw:points="1383,697 0,697 0,0 2768,0 2768,697">
            <text:p/>
          </draw:polygon>
          <draw:path draw:style-name="gr3" draw:text-style-name="P9" draw:layer="layout" svg:width="0.083cm" svg:height="0.083cm" svg:x="15.932cm" svg:y="10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10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10.3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875cm" svg:y="9.8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8.167cm" svg:y="9.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53cm" svg:y="9.8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2.863cm" svg:y="0.892cm" svg:viewBox="0 0 7486 697" draw:points="3742,697 0,697 0,0 7486,0 7486,697">
            <text:p/>
          </draw:polygon>
          <draw:path draw:style-name="gr3" draw:text-style-name="P9" draw:layer="layout" svg:width="0.48cm" svg:height="0.527cm" svg:x="2.849cm" svg:y="0.9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3.377cm" svg:y="1.0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3.784cm" svg:y="1.0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4.22cm" svg:y="1.0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4.59cm" svg:y="0.9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4.901cm" svg:y="0.9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5.113cm" svg:y="1.0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5.502cm" svg:y="1.0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6.241cm" svg:y="0.8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6.535cm" svg:y="0.9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96cm" svg:y="0.8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7.432cm" svg:y="0.8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7.883cm" svg:y="1.0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8.232cm" svg:y="1.0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571cm" svg:y="1.0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8.96cm" svg:y="1.0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9.601cm" svg:y="1.0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9.949cm" svg:y="1.0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0.294cm" svg:y="1.3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u^2 \left( 1 - \frac{du}{dx} \right) = a^2§svg§600§FALSE§</svg:desc>
          <draw:polygon draw:style-name="gr2" draw:text-style-name="P8" draw:layer="layout" svg:width="6.056cm" svg:height="1.779cm" svg:x="3.012cm" svg:y="2.044cm" svg:viewBox="0 0 6057 1780" draw:points="3028,1780 0,1780 0,0 6057,0 6057,1780">
            <text:p/>
          </draw:polygon>
          <draw:path draw:style-name="gr3" draw:text-style-name="P9" draw:layer="layout" svg:width="0.399cm" svg:height="0.351cm" svg:x="2.996cm" svg:y="2.785cm" svg:viewBox="0 0 400 352" svg:d="M250 299c9 34 35 53 69 53 26 0 45-18 58-42 12-28 23-76 23-78 0-7-7-7-9-7-9 0-9 2-13 14-10 43-24 95-58 95-15 0-22-8-22-35 0-17 8-53 14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3.45cm" svg:y="2.4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4.052cm" svg:y="2.005cm" svg:viewBox="0 0 382 1857" svg:d="M382 1850c0-4-2-5-4-7-28-30-80-81-132-166-125-198-181-450-181-748 0-209 28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9" draw:layer="layout" svg:width="0.256cm" svg:height="0.516cm" svg:x="4.529cm" svg:y="2.61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3cm" svg:height="0.032cm" svg:x="5.084cm" svg:y="2.917cm" svg:viewBox="0 0 474 33" svg:d="M447 33c12 0 27 0 27-17 0-16-15-16-27-16h-421c-12 0-26 0-26 16 0 17 14 17 26 17z">
            <text:p/>
          </draw:path>
          <draw:path draw:style-name="gr3" draw:text-style-name="P9" draw:layer="layout" svg:width="0.369cm" svg:height="0.546cm" svg:x="5.916cm" svg:y="2.06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6.311cm" svg:y="2.262cm" svg:viewBox="0 0 400 352" svg:d="M250 299c7 34 35 53 69 53 26 0 44-18 58-42 12-28 23-76 23-78 0-7-7-7-9-7-9 0-9 2-13 14-10 43-24 95-58 95-15 0-22-8-22-35 0-17 8-53 14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887cm" svg:y="2.917cm" svg:viewBox="0 0 847 33" draw:points="424,33 0,33 0,0 847,0 847,33">
            <text:p/>
          </draw:polygon>
          <draw:path draw:style-name="gr3" draw:text-style-name="P9" draw:layer="layout" svg:width="0.369cm" svg:height="0.546cm" svg:x="5.916cm" svg:y="3.119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6.311cm" svg:y="3.31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6.851cm" svg:y="2.00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7.65cm" svg:y="2.8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8.455cm" svg:y="2.785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8.867cm" svg:y="2.4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 } \ u^2  - u^2 \frac{du}{dx}  = a^2§svg§600§FALSE§</svg:desc>
          <draw:polygon draw:style-name="gr2" draw:text-style-name="P8" draw:layer="layout" svg:width="6.779cm" svg:height="1.522cm" svg:x="10.011cm" svg:y="2.045cm" svg:viewBox="0 0 6780 1523" draw:points="3389,1523 0,1523 0,0 6780,0 6780,1523">
            <text:p/>
          </draw:polygon>
          <draw:path draw:style-name="gr3" draw:text-style-name="P9" draw:layer="layout" svg:width="0.166cm" svg:height="0.518cm" svg:x="9.997cm" svg:y="2.5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0.254cm" svg:y="2.9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0.423cm" svg:y="2.71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0.812cm" svg:y="2.985cm" svg:viewBox="0 0 84 85" svg:d="M84 42c0-23-19-42-42-42s-42 19-42 42 19 43 42 43 42-20 42-43z">
            <text:p/>
          </draw:path>
          <draw:path draw:style-name="gr3" draw:text-style-name="P9" draw:layer="layout" svg:width="0.398cm" svg:height="0.351cm" svg:x="11.584cm" svg:y="2.724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2.038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2.587cm" svg:y="2.856cm" svg:viewBox="0 0 473 33" svg:d="M447 33c12 0 26 0 26-17 0-16-14-16-26-16h-421c-12 0-26 0-26 16 0 17 14 17 26 17z">
            <text:p/>
          </draw:path>
          <draw:path draw:style-name="gr3" draw:text-style-name="P9" draw:layer="layout" svg:width="0.398cm" svg:height="0.351cm" svg:x="13.318cm" svg:y="2.724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3.772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4.208cm" svg:y="2.00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4.602cm" svg:y="2.201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178cm" svg:y="2.856cm" svg:viewBox="0 0 846 33" draw:points="424,33 0,33 0,0 846,0 846,33">
            <text:p/>
          </draw:polygon>
          <draw:path draw:style-name="gr3" draw:text-style-name="P9" draw:layer="layout" svg:width="0.369cm" svg:height="0.546cm" svg:x="14.21cm" svg:y="3.061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4.602cm" svg:y="3.2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15.373cm" svg:y="2.7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16.177cm" svg:y="2.724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6.589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\text {i.e. } \ u^2  -  a^2  =  u^2 \frac{du}{dx}§svg§600§FALSE§</svg:desc>
          <draw:polygon draw:style-name="gr2" draw:text-style-name="P8" draw:layer="layout" svg:width="6.762cm" svg:height="1.522cm" svg:x="17.812cm" svg:y="2.045cm" svg:viewBox="0 0 6763 1523" draw:points="3382,1523 0,1523 0,0 6763,0 6763,1523">
            <text:p/>
          </draw:polygon>
          <draw:path draw:style-name="gr3" draw:text-style-name="P9" draw:layer="layout" svg:width="0.166cm" svg:height="0.518cm" svg:x="17.798cm" svg:y="2.5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8.055cm" svg:y="2.9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8.224cm" svg:y="2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8.613cm" svg:y="2.985cm" svg:viewBox="0 0 84 85" svg:d="M84 42c0-23-19-42-42-42s-42 19-42 42 19 43 42 43 42-20 42-43z">
            <text:p/>
          </draw:path>
          <draw:path draw:style-name="gr3" draw:text-style-name="P9" draw:layer="layout" svg:width="0.399cm" svg:height="0.351cm" svg:x="19.386cm" svg:y="2.724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9.84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3cm" svg:height="0.032cm" svg:x="20.389cm" svg:y="2.856cm" svg:viewBox="0 0 474 33" svg:d="M447 33c12 0 27 0 27-17 0-16-15-16-27-16h-421c-12 0-26 0-26 16 0 17 14 17 26 17z">
            <text:p/>
          </draw:path>
          <draw:path draw:style-name="gr3" draw:text-style-name="P9" draw:layer="layout" svg:width="0.355cm" svg:height="0.351cm" svg:x="21.129cm" svg:y="2.724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1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24cm" svg:height="0.36cm" svg:x="21.54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22.113cm" svg:y="2.7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22.906cm" svg:y="2.724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23.362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3.799cm" svg:y="2.006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99cm" svg:height="0.351cm" svg:x="24.192cm" svg:y="2.201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23.767cm" svg:y="2.856cm" svg:viewBox="0 0 847 33" draw:points="424,33 0,33 0,0 847,0 847,33">
            <text:p/>
          </draw:polygon>
          <draw:path draw:style-name="gr3" draw:text-style-name="P9" draw:layer="layout" svg:width="0.369cm" svg:height="0.546cm" svg:x="23.799cm" svg:y="3.061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24.193cm" svg:y="3.254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i.e. } \ ( u^2  -  a^2 ) dx =  u^2 du§svg§600§FALSE§</svg:desc>
          <draw:polygon draw:style-name="gr2" draw:text-style-name="P8" draw:layer="layout" svg:width="8.09cm" svg:height="0.795cm" svg:x="2.912cm" svg:y="4.246cm" svg:viewBox="0 0 8091 796" draw:points="4046,796 0,796 0,0 8091,0 8091,796">
            <text:p/>
          </draw:polygon>
          <draw:path draw:style-name="gr3" draw:text-style-name="P9" draw:layer="layout" svg:width="0.166cm" svg:height="0.518cm" svg:x="2.898cm" svg:y="4.3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3.155cm" svg:y="4.8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3.324cm" svg:y="4.54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713cm" svg:y="4.8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4.54cm" svg:y="4.3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98cm" svg:height="0.351cm" svg:x="4.786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5.24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5.789cm" svg:y="4.677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6.528cm" svg:y="4.543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6.94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7.297cm" svg:y="4.306cm" svg:viewBox="0 0 181 774" svg:d="M181 387c0-60-9-153-51-241-47-95-114-146-123-146-3 0-7 4-7 7 0 4 0 5 14 19 78 76 121 199 121 361 0 132-28 270-124 366-11 11-11 13-11 14 0 6 4 7 7 7 9 0 79-52 125-151 40-84 49-171 49-236z">
            <text:p/>
          </draw:path>
          <draw:path draw:style-name="gr3" draw:text-style-name="P9" draw:layer="layout" svg:width="0.369cm" svg:height="0.546cm" svg:x="7.584cm" svg:y="4.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978cm" svg:y="4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656cm" svg:y="4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9.451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9.905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0.248cm" svg:y="4.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0.643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Rightarrow \ \  dx =  \frac{u^2}{u^2  -  a^2 }\ du§svg§600§FALSE§</svg:desc>
          <draw:polygon draw:style-name="gr2" draw:text-style-name="P8" draw:layer="layout" svg:width="7.057cm" svg:height="1.625cm" svg:x="2.9cm" svg:y="5.647cm" svg:viewBox="0 0 7058 1626" draw:points="3528,1626 0,1626 0,0 7058,0 7058,1626">
            <text:p/>
          </draw:polygon>
          <draw:path draw:style-name="gr3" draw:text-style-name="P9" draw:layer="layout" svg:width="0.687cm" svg:height="0.427cm" svg:x="2.904cm" svg:y="6.364cm" svg:viewBox="0 0 688 428" svg:d="M521 153c32 28 72 49 97 60-28 12-65 33-97 60h-493c-14 0-28 0-28 16 0 15 14 15 26 15h460c-37 36-78 104-78 115 0 9 9 9 14 9 7 0 13 0 14-8 18-29 39-70 90-116 53-47 106-66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69cm" svg:height="0.546cm" svg:x="4.396cm" svg:y="6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79cm" svg:y="6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5.467cm" svg:y="6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7.204cm" svg:y="5.905cm" svg:viewBox="0 0 399 352" svg:d="M250 299c9 34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658cm" svg:y="5.6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6.331cm" svg:y="6.562cm" svg:viewBox="0 0 2492 33" draw:points="1246,33 0,33 0,0 2492,0 2492,33">
            <text:p/>
          </draw:polygon>
          <draw:path draw:style-name="gr3" draw:text-style-name="P9" draw:layer="layout" svg:width="0.398cm" svg:height="0.351cm" svg:x="6.354cm" svg:y="6.959cm" svg:viewBox="0 0 399 352" svg:d="M250 299c9 34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6.808cm" svg:y="6.7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357cm" svg:y="7.093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8.098cm" svg:y="6.959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8.51cm" svg:y="6.7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9.203cm" svg:y="6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98cm" svg:height="0.351cm" svg:x="9.598cm" svg:y="6.43cm" svg:viewBox="0 0 399 352" svg:d="M250 299c7 34 35 53 69 53 26 0 44-18 58-42 12-29 22-76 22-78 0-7-7-7-8-7-9 0-9 2-13 14-10 42-24 95-58 95-16 0-23-9-23-35 0-18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3.065cm" svg:y="7.991cm" svg:viewBox="0 0 10560 621" draw:points="5280,621 0,621 0,0 10560,0 10560,621">
            <text:p/>
          </draw:polygon>
          <draw:path draw:style-name="gr3" draw:text-style-name="P9" draw:layer="layout" svg:width="0.237cm" svg:height="0.53cm" svg:x="3.047cm" svg:y="7.9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33cm" svg:y="8.1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728cm" svg:y="8.0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036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379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4.767cm" svg:y="8.1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08cm" svg:y="8.1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448cm" svg:y="8.0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759cm" svg:y="7.9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74cm" svg:y="8.1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4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37cm" svg:y="8.0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49cm" svg:y="7.9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75cm" svg:y="8.1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77cm" svg:y="8.1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468cm" svg:y="8.1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8.894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5cm" svg:y="7.9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68cm" svg:y="8.1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358cm" svg:y="8.1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777cm" svg:y="8.0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129cm" svg:y="8.4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55cm" svg:y="8.1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094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696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083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419cm" svg:y="8.0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dx =  \int \frac{u^2}{u^2  -  a^2 }\ du§svg§600§FALSE§</svg:desc>
          <draw:polygon draw:style-name="gr2" draw:text-style-name="P8" draw:layer="layout" svg:width="7.358cm" svg:height="1.752cm" svg:x="2.901cm" svg:y="9.447cm" svg:viewBox="0 0 7359 1753" draw:points="3680,1753 0,1753 0,0 7359,0 7359,1753">
            <text:p/>
          </draw:polygon>
          <draw:path draw:style-name="gr3" draw:text-style-name="P9" draw:layer="layout" svg:width="0.687cm" svg:height="1.718cm" svg:x="2.906cm" svg:y="9.51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69cm" svg:height="0.546cm" svg:x="3.795cm" svg:y="10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4.189cm" svg:y="10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867cm" svg:y="10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5.684cm" svg:y="9.51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99cm" svg:height="0.351cm" svg:x="7.507cm" svg:y="9.705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961cm" svg:y="9.4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6.634cm" svg:y="10.362cm" svg:viewBox="0 0 2492 33" draw:points="1246,33 0,33 0,0 2492,0 2492,33">
            <text:p/>
          </draw:polygon>
          <draw:path draw:style-name="gr3" draw:text-style-name="P9" draw:layer="layout" svg:width="0.399cm" svg:height="0.351cm" svg:x="6.657cm" svg:y="10.759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111cm" svg:y="10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66cm" svg:y="10.893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8.399cm" svg:y="10.75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9" draw:layer="layout" svg:width="0.24cm" svg:height="0.36cm" svg:x="8.811cm" svg:y="10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9.506cm" svg:y="10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99cm" svg:height="0.351cm" svg:x="9.9cm" svg:y="10.23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.e. } \ \int dx =  \int \frac{(u^2 - a^2 ) + a^2 }{u^2  -  a^2 }\ du§svg§600§FALSE§</svg:desc>
          <draw:polygon draw:style-name="gr2" draw:text-style-name="P8" draw:layer="layout" svg:width="11.379cm" svg:height="1.752cm" svg:x="11.416cm" svg:y="9.448cm" svg:viewBox="0 0 11380 1753" draw:points="5690,1753 0,1753 0,0 11380,0 11380,1753">
            <text:p/>
          </draw:polygon>
          <draw:path draw:style-name="gr3" draw:text-style-name="P9" draw:layer="layout" svg:width="0.166cm" svg:height="0.518cm" svg:x="11.402cm" svg:y="10.0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11.659cm" svg:y="10.489cm" svg:viewBox="0 0 84 84" svg:d="M84 42c0-23-19-42-42-42s-42 19-42 42 19 42 42 42 42-19 42-42z">
            <text:p/>
          </draw:path>
          <draw:path draw:style-name="gr3" draw:text-style-name="P9" draw:layer="layout" svg:width="0.3cm" svg:height="0.356cm" svg:x="11.828cm" svg:y="10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12.217cm" svg:y="10.489cm" svg:viewBox="0 0 84 84" svg:d="M84 42c0-23-19-42-42-42s-42 19-42 42 19 42 42 42 42-19 42-42z">
            <text:p/>
          </draw:path>
          <draw:path draw:style-name="gr3" draw:text-style-name="P9" draw:layer="layout" svg:width="0.687cm" svg:height="1.718cm" svg:x="13.139cm" svg:y="9.5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69cm" svg:height="0.546cm" svg:x="14.028cm" svg:y="10.0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4.422cm" svg:y="10.2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5.1cm" svg:y="10.2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15.916cm" svg:y="9.5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18cm" svg:height="0.773cm" svg:x="16.944cm" svg:y="9.469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17.191cm" svg:y="9.70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7.645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8.194cm" svg:y="9.8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8.935cm" svg:y="9.70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19.347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9.702cm" svg:y="9.46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20.174cm" svg:y="9.59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355cm" svg:height="0.351cm" svg:x="20.936cm" svg:y="9.70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21.348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4.793cm" svg:height="0.032cm" svg:x="16.869cm" svg:y="10.363cm" svg:viewBox="0 0 4794 33" draw:points="2397,33 0,33 0,0 4794,0 4794,33">
            <text:p/>
          </draw:polygon>
          <draw:path draw:style-name="gr3" draw:text-style-name="P9" draw:layer="layout" svg:width="0.399cm" svg:height="0.351cm" svg:x="18.041cm" svg:y="10.7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8.495cm" svg:y="10.5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9.044cm" svg:y="10.89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9.785cm" svg:y="10.7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9" draw:layer="layout" svg:width="0.24cm" svg:height="0.36cm" svg:x="20.197cm" svg:y="10.5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2.041cm" svg:y="10.0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99cm" svg:height="0.351cm" svg:x="22.435cm" svg:y="10.231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.e. } \ \int dx =  \int \left( 1 +   \frac{ a^2 }{u^2  -  a^2 } \right)\ du§svg§600§FALSE§</svg:desc>
          <draw:polygon draw:style-name="gr2" draw:text-style-name="P8" draw:layer="layout" svg:width="11.674cm" svg:height="1.821cm" svg:x="3.116cm" svg:y="12.149cm" svg:viewBox="0 0 11675 1822" draw:points="5838,1822 0,1822 0,0 11675,0 11675,1822">
            <text:p/>
          </draw:polygon>
          <draw:path draw:style-name="gr3" draw:text-style-name="P9" draw:layer="layout" svg:width="0.166cm" svg:height="0.518cm" svg:x="3.102cm" svg:y="12.75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3.359cm" svg:y="13.191cm" svg:viewBox="0 0 84 84" svg:d="M84 42c0-23-19-42-42-42s-42 19-42 42 19 42 42 42 42-19 42-42z">
            <text:p/>
          </draw:path>
          <draw:path draw:style-name="gr3" draw:text-style-name="P9" draw:layer="layout" svg:width="0.3cm" svg:height="0.356cm" svg:x="3.528cm" svg:y="12.9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917cm" svg:y="13.191cm" svg:viewBox="0 0 84 84" svg:d="M84 42c0-23-19-42-42-42s-42 19-42 42 19 42 42 42 42-19 42-42z">
            <text:p/>
          </draw:path>
          <draw:path draw:style-name="gr3" draw:text-style-name="P9" draw:layer="layout" svg:width="0.687cm" svg:height="1.718cm" svg:x="4.839cm" svg:y="12.22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369cm" svg:height="0.546cm" svg:x="5.728cm" svg:y="12.7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22cm" svg:y="12.9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8cm" svg:y="12.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7.616cm" svg:y="12.22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381cm" svg:height="1.856cm" svg:x="8.635cm" svg:y="12.152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9.112cm" svg:y="12.75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9.645cm" svg:y="12.8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1.367cm" svg:y="12.407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24cm" svg:height="0.36cm" svg:x="11.779cm" svg:y="12.1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10.469cm" svg:y="13.064cm" svg:viewBox="0 0 2492 33" draw:points="1246,33 0,33 0,0 2492,0 2492,33">
            <text:p/>
          </draw:polygon>
          <draw:path draw:style-name="gr3" draw:text-style-name="P9" draw:layer="layout" svg:width="0.399cm" svg:height="0.351cm" svg:x="10.49cm" svg:y="13.462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0.944cm" svg:y="13.2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1.493cm" svg:y="13.59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234cm" svg:y="13.462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2.646cm" svg:y="13.2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13.079cm" svg:y="12.152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369cm" svg:height="0.546cm" svg:x="14.038cm" svg:y="12.7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14.432cm" svg:y="12.932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text {i.e. } \ \int dx =  \int du +  a^2\int  \frac{1}{u^2  -  a^2 }\ du§svg§600§FALSE§</svg:desc>
          <draw:polygon draw:style-name="gr2" draw:text-style-name="P8" draw:layer="layout" svg:width="12.653cm" svg:height="1.642cm" svg:x="3.117cm" svg:y="0.649cm" svg:viewBox="0 0 12654 1643" draw:points="6327,1643 0,1643 0,0 12654,0 12654,1643">
            <text:p/>
          </draw:polygon>
          <draw:path draw:style-name="gr3" draw:text-style-name="P9" draw:layer="layout" svg:width="0.166cm" svg:height="0.518cm" svg:x="3.103cm" svg:y="1.14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3.36cm" svg:y="1.58cm" svg:viewBox="0 0 84 85" svg:d="M84 42c0-23-19-42-42-42s-42 19-42 42 19 43 42 43 42-20 42-43z">
            <text:p/>
          </draw:path>
          <draw:path draw:style-name="gr3" draw:text-style-name="P9" draw:layer="layout" svg:width="0.3cm" svg:height="0.356cm" svg:x="3.529cm" svg:y="1.3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3.918cm" svg:y="1.58cm" svg:viewBox="0 0 84 85" svg:d="M84 42c0-23-19-42-42-42s-42 19-42 42 19 43 42 43 42-20 42-43z">
            <text:p/>
          </draw:path>
          <draw:path draw:style-name="gr3" draw:text-style-name="P9" draw:layer="layout" svg:width="0.687cm" svg:height="1.719cm" svg:x="4.84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5.729cm" svg:y="1.12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23cm" svg:y="1.3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801cm" svg:y="1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7.617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8.506cm" svg:y="1.12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8.9cm" svg:y="1.32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9.536cm" svg:y="1.2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10.298cm" svg:y="1.32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0.71cm" svg:y="0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687cm" svg:height="1.719cm" svg:x="11.194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13.265cm" svg:y="0.6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2.491cm" svg:height="0.032cm" svg:x="12.146cm" svg:y="1.453cm" svg:viewBox="0 0 2492 33" draw:points="1246,33 0,33 0,0 2492,0 2492,33">
            <text:p/>
          </draw:polygon>
          <draw:path draw:style-name="gr3" draw:text-style-name="P9" draw:layer="layout" svg:width="0.399cm" svg:height="0.351cm" svg:x="12.169cm" svg:y="1.851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2.623cm" svg:y="1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3.17cm" svg:y="1.98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3.911cm" svg:y="1.851cm" svg:viewBox="0 0 356 352" svg:d="M259 49c-14-28-37-49-72-49-90 0-187 114-187 227 0 74 42 125 104 125 16 0 54-3 100-58 7 32 34 58 71 58 28 0 45-18 58-42 12-28 23-76 23-78 0-7-8-7-9-7-9 0-9 2-11 14-14 50-28 95-60 95-21 0-23-19-23-35 0-17 2-23 11-58 7-32 9-40 16-68l28-110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24cm" svg:height="0.36cm" svg:x="14.323cm" svg:y="1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7cm" svg:x="15.016cm" svg:y="1.126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15.41cm" svg:y="1.321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x =  u +  a^2 \times \frac{1}{2a} \log \frac{u - a}{u + a} + c_1§svg§600§FALSE§</svg:desc>
          <draw:polygon draw:style-name="gr2" draw:text-style-name="P8" draw:layer="layout" svg:width="10.238cm" svg:height="1.557cm" svg:x="6.021cm" svg:y="2.751cm" svg:viewBox="0 0 10239 1558" draw:points="5120,1558 0,1558 0,0 10239,0 10239,1558">
            <text:p/>
          </draw:polygon>
          <draw:path draw:style-name="gr3" draw:text-style-name="P9" draw:layer="layout" svg:width="0.386cm" svg:height="0.351cm" svg:x="6.005cm" svg:y="3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683cm" svg:y="3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7.478cm" svg:y="3.40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8.113cm" svg:y="3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8.874cm" svg:y="3.40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9.286cm" svg:y="3.0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74cm" svg:height="0.374cm" svg:x="9.884cm" svg:y="3.37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9" draw:layer="layout" svg:width="0.256cm" svg:height="0.516cm" svg:x="10.908cm" svg:y="2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796cm" svg:height="0.032cm" svg:x="10.635cm" svg:y="3.541cm" svg:viewBox="0 0 797 33" draw:points="398,33 0,33 0,0 797,0 797,33">
            <text:p/>
          </draw:polygon>
          <draw:path draw:style-name="gr3" draw:text-style-name="P9" draw:layer="layout" svg:width="0.309cm" svg:height="0.516cm" svg:x="10.674cm" svg:y="3.7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5cm" svg:height="0.351cm" svg:x="11.054cm" svg:y="3.9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173cm" svg:height="0.538cm" svg:x="11.679cm" svg:y="3.214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889cm" svg:y="3.4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2.276cm" svg:y="3.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99cm" svg:height="0.351cm" svg:x="12.895cm" svg:y="2.88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472cm" svg:height="0.032cm" svg:x="13.552cm" svg:y="3.018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4.293cm" svg:y="2.88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9" draw:layer="layout" svg:width="1.798cm" svg:height="0.032cm" svg:x="12.874cm" svg:y="3.541cm" svg:viewBox="0 0 1799 33" draw:points="899,33 0,33 0,0 1799,0 1799,33">
            <text:p/>
          </draw:polygon>
          <draw:path draw:style-name="gr3" draw:text-style-name="P9" draw:layer="layout" svg:width="0.399cm" svg:height="0.351cm" svg:x="12.895cm" svg:y="3.939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13.531cm" svg:y="3.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4.293cm" svg:y="3.9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515cm" svg:height="0.516cm" svg:x="14.977cm" svg:y="3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5.739cm" svg:y="3.40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6.1cm" svg:y="3.506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x =  x - y +  \frac{a}{2} \log \frac{x - y - a}{x - y + a} + c_1§svg§600§FALSE§</svg:desc>
          <draw:polygon draw:style-name="gr2" draw:text-style-name="P8" draw:layer="layout" svg:width="10.854cm" svg:height="1.477cm" svg:x="6.022cm" svg:y="4.854cm" svg:viewBox="0 0 10855 1478" draw:points="5428,1478 0,1478 0,0 10855,0 10855,1478">
            <text:p/>
          </draw:polygon>
          <draw:path draw:style-name="gr3" draw:text-style-name="P9" draw:layer="layout" svg:width="0.386cm" svg:height="0.351cm" svg:x="6.006cm" svg:y="5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684cm" svg:y="5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479cm" svg:y="5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8.134cm" svg:y="5.47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8.866cm" svg:y="5.337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9.464cm" svg:y="5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0.318cm" svg:y="4.815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olygon draw:style-name="gr3" draw:text-style-name="P9" draw:layer="layout" svg:width="0.409cm" svg:height="0.032cm" svg:x="10.288cm" svg:y="5.471cm" svg:viewBox="0 0 410 33" draw:points="206,33 0,33 0,0 410,0 410,33">
            <text:p/>
          </draw:polygon>
          <draw:path draw:style-name="gr3" draw:text-style-name="P9" draw:layer="layout" svg:width="0.309cm" svg:height="0.516cm" svg:x="10.337cm" svg:y="5.6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73cm" svg:height="0.537cm" svg:x="10.943cm" svg:y="5.1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154cm" svg:y="5.3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1.541cm" svg:y="5.3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2.161cm" svg:y="4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12.815cm" svg:y="4.949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3.547cm" svg:y="4.815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14.169cm" svg:y="4.949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4.908cm" svg:y="4.81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olygon draw:style-name="gr3" draw:text-style-name="P9" draw:layer="layout" svg:width="3.148cm" svg:height="0.032cm" svg:x="12.138cm" svg:y="5.471cm" svg:viewBox="0 0 3149 33" draw:points="1575,33 0,33 0,0 3149,0 3149,33">
            <text:p/>
          </draw:polygon>
          <draw:path draw:style-name="gr3" draw:text-style-name="P9" draw:layer="layout" svg:width="0.386cm" svg:height="0.351cm" svg:x="12.161cm" svg:y="5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12.815cm" svg:y="6.00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3.547cm" svg:y="5.869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4.148cm" svg:y="5.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4.908cm" svg:y="5.869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9" draw:layer="layout" svg:width="0.515cm" svg:height="0.516cm" svg:x="15.594cm" svg:y="5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6.355cm" svg:y="5.33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6.717cm" svg:y="5.436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2y = a \log \frac{x - y - a}{x - y + a} + 2c_1§svg§600§FALSE§</svg:desc>
          <draw:polygon draw:style-name="gr2" draw:text-style-name="P8" draw:layer="layout" svg:width="8.668cm" svg:height="1.477cm" svg:x="6.006cm" svg:y="6.955cm" svg:viewBox="0 0 8669 1478" draw:points="4335,1478 0,1478 0,0 8669,0 8669,1478">
            <text:p/>
          </draw:polygon>
          <draw:path draw:style-name="gr3" draw:text-style-name="P9" draw:layer="layout" svg:width="0.309cm" svg:height="0.516cm" svg:x="6.006cm" svg:y="7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376cm" svg:y="7.4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7.018cm" svg:y="7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7.822cm" svg:y="7.438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9" draw:layer="layout" svg:width="0.173cm" svg:height="0.537cm" svg:x="8.355cm" svg:y="7.2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8.565cm" svg:y="7.4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8.952cm" svg:y="7.4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9.572cm" svg:y="6.9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7.0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8cm" svg:y="6.91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472cm" svg:height="0.032cm" svg:x="11.58cm" svg:y="7.0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319cm" svg:y="6.916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7cm" svg:height="0.032cm" svg:x="9.549cm" svg:y="7.572cm" svg:viewBox="0 0 3148 33" draw:points="1575,33 0,33 0,0 3148,0 3148,33">
            <text:p/>
          </draw:polygon>
          <draw:path draw:style-name="gr3" draw:text-style-name="P9" draw:layer="layout" svg:width="0.386cm" svg:height="0.351cm" svg:x="9.572cm" svg:y="7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8.102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8cm" svg:y="7.9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1.558cm" svg:y="7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2.319cm" svg:y="7.9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13.005cm" svg:y="7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3.772cm" svg:y="7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02cm" svg:height="0.351cm" svg:x="14.153cm" svg:y="7.43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4.515cm" svg:y="7.537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y = \frac{a}{2} \log \frac{x - y - a}{x - y + a} + c_1§svg§600§FALSE§</svg:desc>
          <draw:polygon draw:style-name="gr2" draw:text-style-name="P8" draw:layer="layout" svg:width="8.08cm" svg:height="1.477cm" svg:x="18.422cm" svg:y="4.856cm" svg:viewBox="0 0 8081 1478" draw:points="4041,1478 0,1478 0,0 8081,0 8081,1478">
            <text:p/>
          </draw:polygon>
          <draw:path draw:style-name="gr3" draw:text-style-name="P9" draw:layer="layout" svg:width="0.358cm" svg:height="0.5cm" svg:x="18.406cm" svg:y="5.339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9.048cm" svg:y="5.3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19.944cm" svg:y="4.81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olygon draw:style-name="gr3" draw:text-style-name="P9" draw:layer="layout" svg:width="0.409cm" svg:height="0.032cm" svg:x="19.914cm" svg:y="5.473cm" svg:viewBox="0 0 410 33" draw:points="206,33 0,33 0,0 410,0 410,33">
            <text:p/>
          </draw:polygon>
          <draw:path draw:style-name="gr3" draw:text-style-name="P9" draw:layer="layout" svg:width="0.309cm" svg:height="0.516cm" svg:x="19.964cm" svg:y="5.69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73cm" svg:height="0.537cm" svg:x="20.569cm" svg:y="5.146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20.78cm" svg:y="5.33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21.167cm" svg:y="5.331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21.787cm" svg:y="4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22.441cm" svg:y="4.95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23.174cm" svg:y="4.817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23.793cm" svg:y="4.951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24.534cm" svg:y="4.817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7cm" svg:height="0.032cm" svg:x="21.764cm" svg:y="5.473cm" svg:viewBox="0 0 3148 33" draw:points="1575,33 0,33 0,0 3148,0 3148,33">
            <text:p/>
          </draw:polygon>
          <draw:path draw:style-name="gr3" draw:text-style-name="P9" draw:layer="layout" svg:width="0.386cm" svg:height="0.351cm" svg:x="21.787cm" svg:y="5.8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22.441cm" svg:y="6.003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23.174cm" svg:y="5.87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23.774cm" svg:y="5.7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4cm" svg:height="0.351cm" svg:x="24.534cm" svg:y="5.871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25.22cm" svg:y="5.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5.981cm" svg:y="5.33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26.343cm" svg:y="5.438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7.241cm" svg:y="5.316cm" svg:viewBox="0 0 830 445" draw:points="416,445 0,445 0,0 830,0 830,445">
            <text:p/>
          </draw:polygon>
          <draw:path draw:style-name="gr3" draw:text-style-name="P9" draw:layer="layout" svg:width="0.874cm" svg:height="0.542cm" svg:x="17.245cm" svg:y="5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2y = a \log \frac{x - y - a}{x - y + a} + c§svg§600§FALSE§</svg:desc>
          <draw:polygon draw:style-name="gr2" draw:text-style-name="P8" draw:layer="layout" svg:width="8.023cm" svg:height="1.477cm" svg:x="6.006cm" svg:y="8.955cm" svg:viewBox="0 0 8024 1478" draw:points="4013,1478 0,1478 0,0 8024,0 8024,1478">
            <text:p/>
          </draw:polygon>
          <draw:path draw:style-name="gr3" draw:text-style-name="P9" draw:layer="layout" svg:width="0.309cm" svg:height="0.516cm" svg:x="6.006cm" svg:y="9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376cm" svg:y="9.4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7.018cm" svg:y="9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7.822cm" svg:y="9.438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9" draw:layer="layout" svg:width="0.173cm" svg:height="0.537cm" svg:x="8.356cm" svg:y="9.2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8.565cm" svg:y="9.4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8.952cm" svg:y="9.4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9.572cm" svg:y="8.9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9.0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9cm" svg:y="8.91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472cm" svg:height="0.032cm" svg:x="11.58cm" svg:y="9.0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319cm" svg:y="8.916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8cm" svg:height="0.032cm" svg:x="9.549cm" svg:y="9.572cm" svg:viewBox="0 0 3149 33" draw:points="1575,33 0,33 0,0 3149,0 3149,33">
            <text:p/>
          </draw:polygon>
          <draw:path draw:style-name="gr3" draw:text-style-name="P9" draw:layer="layout" svg:width="0.386cm" svg:height="0.351cm" svg:x="9.572cm" svg:y="9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10.102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9cm" svg:y="9.9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1.559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2.319cm" svg:y="9.9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13.006cm" svg:y="9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3.766cm" svg:y="9.438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>
          <svg:title>TexMaths</svg:title>
          <svg:desc>22§display§\text {where } c = 2c_1 §svg§600§FALSE§</svg:desc>
          <draw:polygon draw:style-name="gr2" draw:text-style-name="P8" draw:layer="layout" svg:width="4.501cm" svg:height="0.577cm" svg:x="14.832cm" svg:y="9.255cm" svg:viewBox="0 0 4502 578" draw:points="2251,578 0,578 0,0 4502,0 4502,578">
            <text:p/>
          </draw:polygon>
          <draw:path draw:style-name="gr3" draw:text-style-name="P9" draw:layer="layout" svg:width="0.53cm" svg:height="0.343cm" svg:x="14.807cm" svg:y="9.421cm" svg:viewBox="0 0 531 344" svg:d="M466 74c14-39 39-49 65-49v-25c-17 2-40 2-56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9cm" svg:height="0.539cm" svg:x="15.375cm" svg:y="9.21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5.803cm" svg:y="9.40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261cm" svg:height="0.343cm" svg:x="16.146cm" svg:y="9.41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6.449cm" svg:y="9.40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302cm" svg:height="0.352cm" svg:x="17.06cm" svg:y="9.412cm" svg:viewBox="0 0 303 353" svg:d="M276 48c-12 0-23 0-35 12-12 11-12 25-12 30 0 18 12 26 28 26 23 0 44-17 44-49 0-39-37-67-93-67-104 0-208 111-208 220 0 71 46 133 127 133 111 0 176-83 176-92 0-5-6-11-9-11-5 0-5 2-11 9-61 76-146 76-156 76-48 0-69-37-69-85 0-31 16-107 42-155 23-44 67-77 109-77 27 0 57 8 67 30z">
            <text:p/>
          </draw:path>
          <draw:path draw:style-name="gr3" draw:text-style-name="P9" draw:layer="layout" svg:width="0.515cm" svg:height="0.182cm" svg:x="17.621cm" svg:y="9.47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309cm" svg:height="0.517cm" svg:x="18.432cm" svg:y="9.237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9" draw:layer="layout" svg:width="0.302cm" svg:height="0.352cm" svg:x="18.813cm" svg:y="9.412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9" draw:layer="layout" svg:width="0.198cm" svg:height="0.361cm" svg:x="19.175cm" svg:y="9.51cm" svg:viewBox="0 0 199 362" svg:d="M123 16c0-16-2-16-16-16-35 34-84 35-107 35v20c12 0 49 0 79-16v278c0 18 0 25-54 25h-21v20c10 0 77-2 96-2 18 0 87 2 99 2v-20h-21c-55 0-55-7-55-25z">
            <text:p/>
          </draw:path>
        </draw:g>
        <draw:g>
          <svg:title>TexMaths</svg:title>
          <svg:desc>22§display§(vi) \ \text { Given that , } x + y \ \frac{dy}{dx} = \sec (x^2 + y^2)§svg§600§FALSE§</svg:desc>
          <draw:polygon draw:style-name="gr2" draw:text-style-name="P8" draw:layer="layout" svg:width="14.212cm" svg:height="1.522cm" svg:x="2.499cm" svg:y="11.839cm" svg:viewBox="0 0 14213 1523" draw:points="7107,1523 0,1523 0,0 14213,0 14213,1523">
            <text:p/>
          </draw:polygon>
          <draw:path draw:style-name="gr3" draw:text-style-name="P9" draw:layer="layout" svg:width="0.18cm" svg:height="0.774cm" svg:x="2.536cm" svg:y="12.2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784cm" svg:y="12.5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3.185cm" svg:y="12.349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3.474cm" svg:y="12.2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25cm" svg:height="0.562cm" svg:x="4.289cm" svg:y="12.314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7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878cm" svg:y="12.3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083cm" svg:y="12.527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475cm" svg:y="12.5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822cm" svg:y="12.5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499cm" svg:y="12.3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6.811cm" svg:y="12.3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7.247cm" svg:y="12.513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9" draw:layer="layout" svg:width="0.242cm" svg:height="0.485cm" svg:x="7.617cm" svg:y="12.3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091cm" svg:height="0.231cm" svg:x="8.226cm" svg:y="12.779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386cm" svg:height="0.351cm" svg:x="8.655cm" svg:y="12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9.291cm" svg:y="12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0.042cm" svg:y="12.5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10.825cm" svg:y="11.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22cm" svg:y="11.99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0.778cm" svg:y="12.65cm" svg:viewBox="0 0 847 33" draw:points="422,33 0,33 0,0 847,0 847,33">
            <text:p/>
          </draw:polygon>
          <draw:path draw:style-name="gr3" draw:text-style-name="P9" draw:layer="layout" svg:width="0.369cm" svg:height="0.546cm" svg:x="10.808cm" svg:y="12.85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202cm" svg:y="13.0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1.973cm" svg:y="12.5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12.77cm" svg:y="12.51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3.071cm" svg:y="12.5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3.419cm" svg:y="12.51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18cm" svg:height="0.774cm" svg:x="13.814cm" svg:y="12.2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4.06cm" svg:y="12.5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4.514cm" svg:y="12.1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5.042cm" svg:y="12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5.794cm" svg:y="12.5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16.212cm" svg:y="12.1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16.57cm" svg:y="12.2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7.905cm" svg:y="12.264cm" svg:viewBox="0 0 2768 697" draw:points="1383,697 0,697 0,0 2768,0 2768,697">
            <text:p/>
          </draw:polygon>
          <draw:path draw:style-name="gr3" draw:text-style-name="P9" draw:layer="layout" svg:width="0.083cm" svg:height="0.083cm" svg:x="17.933cm" svg:y="12.7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405cm" svg:y="12.7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878cm" svg:y="12.7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876cm" svg:y="12.2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168cm" svg:y="12.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0.531cm" svg:y="12.2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 \text {Put  } \ x^2 + y^2 = u§svg§600§FALSE§</svg:desc>
          <draw:polygon draw:style-name="gr2" draw:text-style-name="P8" draw:layer="layout" svg:width="5.633cm" svg:height="0.761cm" svg:x="4.409cm" svg:y="13.441cm" svg:viewBox="0 0 5634 762" draw:points="2818,762 0,762 0,0 5634,0 5634,762">
            <text:p/>
          </draw:polygon>
          <draw:path draw:style-name="gr3" draw:text-style-name="P9" draw:layer="layout" svg:width="0.457cm" svg:height="0.529cm" svg:x="4.397cm" svg:y="13.55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9" draw:layer="layout" svg:width="0.39cm" svg:height="0.351cm" svg:x="4.922cm" svg:y="13.73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44cm" svg:height="0.485cm" svg:x="5.34cm" svg:y="13.60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86cm" svg:height="0.351cm" svg:x="6.166cm" svg:y="13.738cm" svg:viewBox="0 0 387 352" svg:d="M238 109c3-21 21-91 75-91 6 0 23 0 39 8-21 6-37 25-37 43 0 12 9 28 30 28 18 0 42-14 42-46 0-40-46-51-72-51-46 0-72 40-83 60-19-53-60-60-82-60-81 0-125 100-125 120 0 7 7 7 8 7 6 0 9 0 11-7 26-83 77-102 104-102 14 0 42 7 42 51 0 24-14 77-42 185-12 49-41 80-74 80-5 0-23 0-39-8 20-6 37-21 37-43 0-21-17-28-30-28-23 0-42 21-42 46 0 35 39 51 72 51 53 0 81-54 83-60 9 30 37 60 83 60 81 0 125-100 125-120 0-7-7-7-9-7-7 0-9 2-11 7-24 85-77 102-104 102-30 0-42-24-42-51 0-17 5-33 14-68z">
            <text:p/>
          </draw:path>
          <draw:path draw:style-name="gr3" draw:text-style-name="P9" draw:layer="layout" svg:width="0.24cm" svg:height="0.36cm" svg:x="6.618cm" svg:y="13.4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7.146cm" svg:y="13.6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7.9cm" svg:y="13.73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8.317cm" svg:y="13.4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8.889cm" svg:y="13.7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9.684cm" svg:y="13.738cm" svg:viewBox="0 0 400 352" svg:d="M250 299c7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4.416cm" svg:y="14.567cm" svg:viewBox="0 0 4745 478" draw:points="2372,478 0,478 0,0 4745,0 4745,478">
            <text:p/>
          </draw:polygon>
          <draw:path draw:style-name="gr3" draw:text-style-name="P9" draw:layer="layout" svg:width="0.52cm" svg:height="0.53cm" svg:x="4.404cm" svg:y="14.54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994cm" svg:y="14.55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203cm" svg:y="14.52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701cm" svg:y="14.99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215cm" svg:y="14.732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833cm" svg:y="14.99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262cm" svg:y="14.73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634cm" svg:y="14.99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8.058cm" svg:y="14.5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385cm" svg:y="14.99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813cm" svg:y="14.73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5.965cm" svg:y="10.896cm" svg:viewBox="0 0 10892 620" draw:points="5445,620 0,620 0,0 10892,0 10892,620">
            <text:p/>
          </draw:polygon>
          <draw:path draw:style-name="gr3" draw:text-style-name="P9" draw:layer="layout" svg:width="0.166cm" svg:height="0.518cm" svg:x="5.951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6.167cm" svg:y="11.05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6.718cm" svg:y="10.92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7.03cm" svg:y="10.86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7.456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058cm" svg:y="11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36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8.709cm" svg:y="11.061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9.115cm" svg:y="11.06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9.545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9.756cm" svg:y="11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059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0.407cm" svg:y="10.86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1.111cm" svg:y="10.857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1.697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2.044cm" svg:y="11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2.47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2.813cm" svg:y="11.061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3.126cm" svg:y="11.05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3.506cm" svg:y="10.8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3.997cm" svg:y="10.857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4.404cm" svg:y="11.05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4.795cm" svg:y="10.8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5.009cm" svg:y="11.06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5.428cm" svg:y="10.9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5.74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5.951cm" svg:y="11.0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6.34cm" svg:y="11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6.812cm" svg:y="11.32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2x + 2y\frac{dy}{dx} =  \frac{du}{dx}§svg§600§FALSE§</svg:desc>
          <draw:polygon draw:style-name="gr2" draw:text-style-name="P8" draw:layer="layout" svg:width="5.489cm" svg:height="1.522cm" svg:x="4.398cm" svg:y="0.941cm" svg:viewBox="0 0 5490 1523" draw:points="2746,1523 0,1523 0,0 5490,0 5490,1523">
            <text:p/>
          </draw:polygon>
          <draw:path draw:style-name="gr3" draw:text-style-name="P9" draw:layer="layout" svg:width="0.309cm" svg:height="0.517cm" svg:x="4.398cm" svg:y="1.4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86cm" svg:height="0.351cm" svg:x="4.768cm" svg:y="1.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5.403cm" svg:y="1.5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6.172cm" svg:y="1.4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58cm" svg:height="0.501cm" svg:x="6.542cm" svg:y="1.6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7.068cm" svg:y="0.902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7.463cm" svg:y="1.09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7.019cm" svg:y="1.752cm" svg:viewBox="0 0 847 33" draw:points="422,33 0,33 0,0 847,0 847,33">
            <text:p/>
          </draw:polygon>
          <draw:path draw:style-name="gr3" draw:text-style-name="P9" draw:layer="layout" svg:width="0.369cm" svg:height="0.546cm" svg:x="7.051cm" svg:y="1.957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7.445cm" svg:y="2.1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8.214cm" svg:y="1.6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9.112cm" svg:y="0.9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9.506cm" svg:y="1.097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9.08cm" svg:y="1.752cm" svg:viewBox="0 0 847 33" draw:points="424,33 0,33 0,0 847,0 847,33">
            <text:p/>
          </draw:polygon>
          <draw:path draw:style-name="gr3" draw:text-style-name="P9" draw:layer="layout" svg:width="0.369cm" svg:height="0.546cm" svg:x="9.112cm" svg:y="1.95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9.506cm" svg:y="2.1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x + y\frac{dy}{dx} =  \frac{1}{2}.\frac{du}{dx}§svg§600§FALSE§</svg:desc>
          <draw:polygon draw:style-name="gr2" draw:text-style-name="P8" draw:layer="layout" svg:width="5.501cm" svg:height="1.522cm" svg:x="5.115cm" svg:y="3.042cm" svg:viewBox="0 0 5502 1523" draw:points="2752,1523 0,1523 0,0 5502,0 5502,1523">
            <text:p/>
          </draw:polygon>
          <draw:path draw:style-name="gr3" draw:text-style-name="P9" draw:layer="layout" svg:width="0.386cm" svg:height="0.351cm" svg:x="5.099cm" svg:y="3.72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517cm" svg:x="5.732cm" svg:y="3.6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6.486cm" svg:y="3.721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9" draw:layer="layout" svg:width="0.369cm" svg:height="0.546cm" svg:x="7.01cm" svg:y="3.0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404cm" svg:y="3.198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6.962cm" svg:y="3.853cm" svg:viewBox="0 0 846 33" draw:points="422,33 0,33 0,0 846,0 846,33">
            <text:p/>
          </draw:polygon>
          <draw:path draw:style-name="gr3" draw:text-style-name="P9" draw:layer="layout" svg:width="0.369cm" svg:height="0.546cm" svg:x="6.992cm" svg:y="4.0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387cm" svg:y="4.251cm" svg:viewBox="0 0 387 352" svg:d="M238 109c3-21 21-91 75-91 4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6 85-79 102-104 102-30 0-42-24-42-51 0-17 5-33 14-68z">
            <text:p/>
          </draw:path>
          <draw:path draw:style-name="gr3" draw:text-style-name="P9" draw:layer="layout" svg:width="0.515cm" svg:height="0.182cm" svg:x="8.157cm" svg:y="3.7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9.092cm" svg:y="3.0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388cm" svg:height="0.032cm" svg:x="9.023cm" svg:y="3.853cm" svg:viewBox="0 0 389 33" draw:points="194,33 0,33 0,0 389,0 389,33">
            <text:p/>
          </draw:polygon>
          <draw:path draw:style-name="gr3" draw:text-style-name="P9" draw:layer="layout" svg:width="0.309cm" svg:height="0.517cm" svg:x="9.062cm" svg:y="4.07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083cm" svg:height="0.084cm" svg:x="9.569cm" svg:y="3.982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9.841cm" svg:y="3.003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0.234cm" svg:y="3.198cm" svg:viewBox="0 0 399 352" svg:d="M250 299c9 34 35 53 68 53 27 0 46-18 59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9.81cm" svg:y="3.853cm" svg:viewBox="0 0 846 33" draw:points="424,33 0,33 0,0 846,0 846,33">
            <text:p/>
          </draw:polygon>
          <draw:path draw:style-name="gr3" draw:text-style-name="P9" draw:layer="layout" svg:width="0.369cm" svg:height="0.546cm" svg:x="9.841cm" svg:y="4.0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235cm" svg:y="4.251cm" svg:viewBox="0 0 387 352" svg:d="M238 109c3-21 21-91 75-91 4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6 85-79 102-104 102-30 0-42-24-42-51 0-17 5-33 14-68z">
            <text:p/>
          </draw:path>
        </draw:g>
        <draw:g>
          <svg:title>TexMaths</svg:title>
          <svg:desc>22§display§\therefore§svg§600§FALSE§</svg:desc>
          <draw:polygon draw:style-name="gr2" draw:text-style-name="P8" draw:layer="layout" svg:width="0.415cm" svg:height="0.34cm" svg:x="3.015cm" svg:y="3.741cm" svg:viewBox="0 0 416 341" draw:points="208,341 0,341 0,0 416,0 416,341">
            <text:p/>
          </draw:polygon>
          <draw:path draw:style-name="gr3" draw:text-style-name="P9" draw:layer="layout" svg:width="0.47cm" svg:height="0.417cm" svg:x="2.999cm" svg:y="3.702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2.864cm" svg:y="5.192cm" svg:viewBox="0 0 7486 697" draw:points="3742,697 0,697 0,0 7486,0 7486,697">
            <text:p/>
          </draw:polygon>
          <draw:path draw:style-name="gr3" draw:text-style-name="P9" draw:layer="layout" svg:width="0.48cm" svg:height="0.527cm" svg:x="2.85cm" svg:y="5.2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3.378cm" svg:y="5.3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3.785cm" svg:y="5.3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4.221cm" svg:y="5.3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4.591cm" svg:y="5.2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4.902cm" svg:y="5.2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5.114cm" svg:y="5.3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5.503cm" svg:y="5.3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6.242cm" svg:y="5.1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6.536cm" svg:y="5.2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97cm" svg:y="5.1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7.433cm" svg:y="5.1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7.884cm" svg:y="5.3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8.233cm" svg:y="5.3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572cm" svg:y="5.3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8.961cm" svg:y="5.3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9.602cm" svg:y="5.3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9.95cm" svg:y="5.3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0.295cm" svg:y="5.6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1}{2}.\frac{du}{dx} = \sec u§svg§600§FALSE§</svg:desc>
          <draw:polygon draw:style-name="gr2" draw:text-style-name="P8" draw:layer="layout" svg:width="4.219cm" svg:height="1.522cm" svg:x="6.14cm" svg:y="6.443cm" svg:viewBox="0 0 4220 1523" draw:points="2110,1523 0,1523 0,0 4220,0 4220,1523">
            <text:p/>
          </draw:polygon>
          <draw:path draw:style-name="gr3" draw:text-style-name="P9" draw:layer="layout" svg:width="0.256cm" svg:height="0.517cm" svg:x="6.17cm" svg:y="6.4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0.388cm" svg:height="0.032cm" svg:x="6.101cm" svg:y="7.254cm" svg:viewBox="0 0 389 33" draw:points="194,33 0,33 0,0 389,0 389,33">
            <text:p/>
          </draw:polygon>
          <draw:path draw:style-name="gr3" draw:text-style-name="P9" draw:layer="layout" svg:width="0.309cm" svg:height="0.517cm" svg:x="6.14cm" svg:y="7.48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083cm" svg:height="0.084cm" svg:x="6.647cm" svg:y="7.383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6.919cm" svg:y="6.404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7.313cm" svg:y="6.599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6.888cm" svg:y="7.254cm" svg:viewBox="0 0 846 33" draw:points="424,33 0,33 0,0 846,0 846,33">
            <text:p/>
          </draw:polygon>
          <draw:path draw:style-name="gr3" draw:text-style-name="P9" draw:layer="layout" svg:width="0.369cm" svg:height="0.546cm" svg:x="6.919cm" svg:y="7.459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313cm" svg:y="7.6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8.084cm" svg:y="7.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8.881cm" svg:y="7.117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cm" svg:height="0.356cm" svg:x="9.182cm" svg:y="7.117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31cm" svg:y="7.11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8cm" svg:height="0.351cm" svg:x="10.001cm" svg:y="7.122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\frac{du}{\sec u} = 2 dx §svg§600§FALSE§</svg:desc>
          <draw:polygon draw:style-name="gr2" draw:text-style-name="P8" draw:layer="layout" svg:width="3.807cm" svg:height="1.522cm" svg:x="13.342cm" svg:y="6.443cm" svg:viewBox="0 0 3808 1523" draw:points="1904,1523 0,1523 0,0 3808,0 3808,1523">
            <text:p/>
          </draw:polygon>
          <draw:path draw:style-name="gr3" draw:text-style-name="P9" draw:layer="layout" svg:width="0.368cm" svg:height="0.546cm" svg:x="13.694cm" svg:y="6.404cm" svg:viewBox="0 0 369 547" svg:d="M369 9c0-2 0-9-10-9-11 0-85 7-99 9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4.088cm" svg:y="6.599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1.565cm" svg:height="0.032cm" svg:x="13.303cm" svg:y="7.254cm" svg:viewBox="0 0 1566 33" draw:points="783,33 0,33 0,0 1566,0 1566,33">
            <text:p/>
          </draw:polygon>
          <draw:path draw:style-name="gr3" draw:text-style-name="P9" draw:layer="layout" svg:width="0.254cm" svg:height="0.356cm" svg:x="13.328cm" svg:y="7.649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cm" svg:height="0.356cm" svg:x="13.63cm" svg:y="7.64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3.977cm" svg:y="7.649cm" svg:viewBox="0 0 296 357" svg:d="M65 180c0-127 63-161 104-161 7 0 56 0 84 29-31 3-37 26-37 37 0 19 14 35 36 35 21 0 37-14 37-37 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8cm" svg:height="0.351cm" svg:x="14.447cm" svg:y="7.652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5.217cm" svg:y="7.1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09cm" svg:height="0.517cm" svg:x="16.028cm" svg:y="6.9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9" draw:layer="layout" svg:width="0.368cm" svg:height="0.546cm" svg:x="16.407cm" svg:y="6.927cm" svg:viewBox="0 0 369 547" svg:d="M369 9c0-2 0-9-10-9-11 0-85 7-99 9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6.801cm" svg:y="7.12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7 102-104 102-30 0-42-24-42-51 0-17 5-33 14-68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1.442cm" svg:y="7.017cm" svg:viewBox="0 0 830 445" draw:points="416,445 0,445 0,0 830,0 830,445">
            <text:p/>
          </draw:polygon>
          <draw:path draw:style-name="gr3" draw:text-style-name="P9" draw:layer="layout" svg:width="0.874cm" svg:height="0.542cm" svg:x="11.446cm" svg:y="6.9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cos u \ du = 2 dx §svg§600§FALSE§</svg:desc>
          <draw:polygon draw:style-name="gr2" draw:text-style-name="P8" draw:layer="layout" svg:width="4.861cm" svg:height="0.469cm" svg:x="5.216cm" svg:y="8.544cm" svg:viewBox="0 0 4862 470" draw:points="2431,470 0,470 0,0 4862,0 4862,470">
            <text:p/>
          </draw:polygon>
          <draw:path draw:style-name="gr3" draw:text-style-name="P9" draw:layer="layout" svg:width="0.295cm" svg:height="0.357cm" svg:x="5.204cm" svg:y="8.695cm" svg:viewBox="0 0 296 358" svg:d="M65 180c0-127 64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44cm" svg:height="0.357cm" svg:x="5.544cm" svg:y="8.695cm" svg:viewBox="0 0 345 358" svg:d="M345 181c0-98-79-181-172-181-97 0-173 85-173 181 0 101 81 177 173 177 93 0 172-78 172-177zM173 338c-34 0-67-17-89-53-19-33-19-81-19-109 0-30 0-72 18-107 21-36 58-51 90-51 33 0 66 15 86 49 21 33 21 79 21 109 0 28 0 71-18 104-16 35-51 58-89 58z">
            <text:p/>
          </draw:path>
          <draw:path draw:style-name="gr3" draw:text-style-name="P9" draw:layer="layout" svg:width="0.254cm" svg:height="0.357cm" svg:x="5.933cm" svg:y="8.695cm" svg:viewBox="0 0 255 358" svg:d="M136 197c17 4 81 16 81 73 0 38-27 70-88 70-66 0-94-44-108-111-2-9-3-12-10-12-11 0-11 5-11 19v102c0 14 0 20 9 20 3 0 5-2 19-16 2-2 2-4 16-18 33 32 69 34 85 34 89 0 126-53 126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99cm" svg:height="0.351cm" svg:x="6.364cm" svg:y="8.701cm" svg:viewBox="0 0 400 352" svg:d="M250 300c9 33 35 52 69 52 26 0 45-17 58-42 12-28 23-76 23-77 0-7-7-7-9-7-9 0-9 1-13 14-10 42-24 95-58 95-15 0-23-9-23-35 0-18 9-53 15-82l22-84c2-11 9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369cm" svg:height="0.547cm" svg:x="7.073cm" svg:y="8.505cm" svg:viewBox="0 0 370 548" svg:d="M370 9c0-2 0-9-11-9-10 0-84 7-98 9-6 0-11 3-11 14 0 10 7 10 19 10 37 0 39 6 39 13l-2 16-47 183c-14-28-37-49-72-49-90 0-187 114-187 227 0 74 42 125 104 125 16 0 54-4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9" draw:layer="layout" svg:width="0.399cm" svg:height="0.351cm" svg:x="7.468cm" svg:y="8.701cm" svg:viewBox="0 0 400 352" svg:d="M250 300c9 33 35 52 69 52 26 0 45-17 58-42 12-28 23-76 23-77 0-7-7-7-9-7-9 0-9 1-13 14-10 42-24 95-58 95-15 0-23-9-23-35 0-18 9-53 15-82l22-84c2-11 9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515cm" svg:height="0.182cm" svg:x="8.145cm" svg:y="8.75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9cm" svg:height="0.517cm" svg:x="8.957cm" svg:y="8.526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8 7-74 7z">
            <text:p/>
          </draw:path>
          <draw:path draw:style-name="gr3" draw:text-style-name="P9" draw:layer="layout" svg:width="0.369cm" svg:height="0.547cm" svg:x="9.337cm" svg:y="8.505cm" svg:viewBox="0 0 370 548" svg:d="M370 9c0-2 0-9-11-9-10 0-84 7-98 9-6 0-11 3-11 14 0 10 7 10 19 10 37 0 39 6 39 13l-3 16-46 183c-14-28-37-49-72-49-90 0-187 114-187 227 0 74 42 125 104 125 16 0 54-4 100-58 7 32 34 58 71 58 28 0 45-18 58-44 12-26 23-74 23-76 0-9-7-9-9-9-9 0-9 4-11 14-14 52-28 97-60 97-21 0-23-19-23-35 0-19 2-25 6-37zM208 446c-4 14-4 16-16 30-34 42-65 54-86 54-41 0-51-42-51-72 0-39 24-136 44-171 22-46 58-74 89-74 50 0 62 64 62 69 0 3-2 9-4 12z">
            <text:p/>
          </draw:path>
          <draw:path draw:style-name="gr3" draw:text-style-name="P9" draw:layer="layout" svg:width="0.386cm" svg:height="0.351cm" svg:x="9.73cm" svg:y="8.701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s-17-29-30-29c-23 0-42 22-42 46 0 36 39 51 74 51 51 0 79-54 81-59 9 29 37 59 84 59 80 0 124-100 124-119 0-7-7-7-9-7-7 0-9 1-11 7-24 84-77 102-104 102-30 0-42-25-42-51 0-18 5-34 14-69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3.442cm" svg:y="8.617cm" svg:viewBox="0 0 830 445" draw:points="416,445 0,445 0,0 830,0 830,445">
            <text:p/>
          </draw:polygon>
          <draw:path draw:style-name="gr3" draw:text-style-name="P9" draw:layer="layout" svg:width="0.874cm" svg:height="0.542cm" svg:x="3.446cm" svg:y="8.5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3.066cm" svg:y="9.591cm" svg:viewBox="0 0 10560 621" draw:points="5280,621 0,621 0,0 10560,0 10560,621">
            <text:p/>
          </draw:polygon>
          <draw:path draw:style-name="gr3" draw:text-style-name="P9" draw:layer="layout" svg:width="0.237cm" svg:height="0.53cm" svg:x="3.048cm" svg:y="9.5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331cm" svg:y="9.7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729cm" svg:y="9.6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037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38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4.768cm" svg:y="9.7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081cm" svg:y="9.7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449cm" svg:y="9.6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76cm" svg:y="9.5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75cm" svg:y="9.7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401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38cm" svg:y="9.6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5cm" svg:y="9.5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76cm" svg:y="9.7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78cm" svg:y="9.7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469cm" svg:y="9.7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8.895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6cm" svg:y="9.5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69cm" svg:y="9.7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359cm" svg:y="9.7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778cm" svg:y="9.6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13cm" svg:y="10.0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551cm" svg:y="9.7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095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697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084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42cm" svg:y="9.6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\cos u \ du = 2 \int dx §svg§600§FALSE§</svg:desc>
          <draw:polygon draw:style-name="gr2" draw:text-style-name="P8" draw:layer="layout" svg:width="6.792cm" svg:height="1.642cm" svg:x="4.305cm" svg:y="10.744cm" svg:viewBox="0 0 6793 1643" draw:points="3396,1643 0,1643 0,0 6793,0 6793,1643">
            <text:p/>
          </draw:polygon>
          <draw:path draw:style-name="gr3" draw:text-style-name="P9" draw:layer="layout" svg:width="0.687cm" svg:height="1.719cm" svg:x="4.31cm" svg:y="10.7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5cm" svg:height="0.356cm" svg:x="5.194cm" svg:y="11.41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5.533cm" svg:y="11.4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5.924cm" svg:y="11.411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98cm" svg:height="0.351cm" svg:x="6.355cm" svg:y="11.41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7.062cm" svg:y="11.22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7.457cm" svg:y="11.416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8.136cm" svg:y="11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8.947cm" svg:y="11.242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687cm" svg:height="1.719cm" svg:x="9.466cm" svg:y="10.7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10.357cm" svg:y="11.2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751cm" svg:y="11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>
          <svg:title>TexMaths</svg:title>
          <svg:desc>22§display§\sin u = 2x + c §svg§600§FALSE§</svg:desc>
          <draw:polygon draw:style-name="gr2" draw:text-style-name="P8" draw:layer="layout" svg:width="4.579cm" svg:height="0.505cm" svg:x="6.321cm" svg:y="12.745cm" svg:viewBox="0 0 4580 506" draw:points="2291,506 0,506 0,0 4580,0 4580,506">
            <text:p/>
          </draw:polygon>
          <draw:path draw:style-name="gr3" draw:text-style-name="P9" draw:layer="layout" svg:width="0.254cm" svg:height="0.357cm" svg:x="6.307cm" svg:y="12.877cm" svg:viewBox="0 0 255 358" svg:d="M135 197c18 4 81 16 81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166cm" svg:height="0.519cm" svg:x="6.613cm" svg:y="12.7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826cm" svg:y="12.882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98cm" svg:height="0.351cm" svg:x="7.382cm" svg:y="12.882cm" svg:viewBox="0 0 399 352" svg:d="M250 300c9 33 35 52 69 52 26 0 45-17 58-42 12-28 22-76 22-77 0-7-7-7-8-7-9 0-9 1-13 14-10 42-24 95-58 95-16 0-23-9-23-35 0-18 9-53 14-82l23-84c2-11 9-41 13-53 3-18 12-48 12-51 0-14-11-21-23-21-3 0-25 0-30 26-16 58-49 194-58 235-2 3-32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515cm" svg:height="0.182cm" svg:x="8.061cm" svg:y="12.9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9cm" svg:height="0.517cm" svg:x="8.873cm" svg:y="12.708cm" svg:viewBox="0 0 310 518" svg:d="M60 458l83-81c121-107 167-148 167-225 0-90-69-152-164-152-88 0-146 72-146 141 0 42 39 42 40 42 15 0 41-9 41-40 0-20-14-41-41-41-7 0-7 0-10 2 18-51 60-79 105-79 71 0 104 61 104 127 0 61-38 123-81 170l-149 166c-9 9-9 11-9 30h289l21-136h-20c-3 23-8 59-15 69-8 7-59 7-74 7z">
            <text:p/>
          </draw:path>
          <draw:path draw:style-name="gr3" draw:text-style-name="P9" draw:layer="layout" svg:width="0.386cm" svg:height="0.351cm" svg:x="9.242cm" svg:y="12.882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5 37-21 37-42s-17-29-30-29c-23 0-42 22-42 46 0 36 39 51 72 51 53 0 79-54 83-59 9 29 37 59 83 59 81 0 124-100 124-119 0-7-7-7-8-7-7 0-9 1-11 7-26 84-79 102-104 102-30 0-42-25-42-51 0-18 5-34 14-69z">
            <text:p/>
          </draw:path>
          <draw:path draw:style-name="gr3" draw:text-style-name="P9" draw:layer="layout" svg:width="0.515cm" svg:height="0.517cm" svg:x="9.877cm" svg:y="12.773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9" draw:layer="layout" svg:width="0.302cm" svg:height="0.351cm" svg:x="10.639cm" svg:y="12.882cm" svg:viewBox="0 0 303 352" svg:d="M276 48c-12 0-23 0-35 12-12 10-12 25-12 30 0 17 12 26 28 26 23 0 44-17 44-49 0-39-37-67-93-67-104 0-208 111-208 220 0 71 46 132 127 132 111 0 176-82 176-91 0-6-6-11-9-11-5 0-5 2-11 9-61 76-146 76-156 76-48 0-69-37-69-85 0-32 16-107 42-155 23-44 67-77 109-77 27 0 57 8 67 30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4.458cm" svg:y="12.708cm" svg:viewBox="0 0 847 451" draw:points="423,451 0,451 0,0 847,0 847,451">
            <text:p/>
          </draw:polygon>
          <draw:path draw:style-name="gr3" draw:text-style-name="P9" draw:layer="layout" svg:width="0.166cm" svg:height="0.518cm" svg:x="4.444cm" svg:y="12.6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4.701cm" svg:y="13.10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4.87cm" svg:y="12.84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5.259cm" svg:y="13.104cm" svg:viewBox="0 0 85 84" svg:d="M85 42c0-23-20-42-43-42s-42 19-42 42 19 42 42 42 43-19 43-42z">
            <text:p/>
          </draw:path>
        </draw:g>
        <draw:g>
          <svg:title>TexMaths</svg:title>
          <svg:desc>22§display§\sin ( x^2 + y^2 ) = 2x + c §svg§600§FALSE§</svg:desc>
          <draw:polygon draw:style-name="gr2" draw:text-style-name="P8" draw:layer="layout" svg:width="7.098cm" svg:height="0.795cm" svg:x="3.821cm" svg:y="13.946cm" svg:viewBox="0 0 7099 796" draw:points="3550,796 0,796 0,0 7099,0 7099,796">
            <text:p/>
          </draw:polygon>
          <draw:path draw:style-name="gr3" draw:text-style-name="P9" draw:layer="layout" svg:width="0.254cm" svg:height="0.356cm" svg:x="3.807cm" svg:y="14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4.113cm" svg:y="14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4.326cm" svg:y="14.243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18cm" svg:height="0.773cm" svg:x="4.808cm" svg:y="14.0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5.055cm" svg:y="14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5.509cm" svg:y="13.9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037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6.788cm" svg:y="14.24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7.207cm" svg:y="13.9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7.564cm" svg:y="14.00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8.078cm" svg:y="14.3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889cm" svg:y="14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9" draw:layer="layout" svg:width="0.386cm" svg:height="0.351cm" svg:x="9.261cm" svg:y="14.2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9.894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0.656cm" svg:y="14.24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11.866cm" svg:y="14.097cm" svg:viewBox="0 0 10892 620" draw:points="5445,620 0,620 0,0 10892,0 10892,620">
            <text:p/>
          </draw:polygon>
          <draw:path draw:style-name="gr3" draw:text-style-name="P9" draw:layer="layout" svg:width="0.166cm" svg:height="0.518cm" svg:x="11.852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2.068cm" svg:y="14.2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2.619cm" svg:y="14.1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2.931cm" svg:y="14.0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3.357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3.959cm" svg:y="14.2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4.261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4.61cm" svg:y="14.26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5.016cm" svg:y="14.2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5.446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5.657cm" svg:y="14.2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96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6.308cm" svg:y="14.0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7.012cm" svg:y="14.05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7.598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7.945cm" svg:y="14.2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8.371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8.714cm" svg:y="14.2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9.027cm" svg:y="14.2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9.407cm" svg:y="14.0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9.898cm" svg:y="14.058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20.305cm" svg:y="14.25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20.696cm" svg:y="14.0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20.91cm" svg:y="14.2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21.329cm" svg:y="14.12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1.641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1.852cm" svg:y="14.2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2.241cm" svg:y="14.2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2.713cm" svg:y="14.521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draw:frame presentation:style-name="pr13" draw:text-style-name="P7" draw:layer="layout" svg:width="26.6cm" svg:height="14.2cm" svg:x="0.8cm" svg:y="0.6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2§display§(viii) \ \text {Given that }( 2x - 2y + 3 )\ dx - ( x - y + 1 )\ dy = 0§svg§600§FALSE§</svg:desc>
          <draw:polygon draw:style-name="gr2" draw:text-style-name="P8" draw:layer="layout" svg:width="18.626cm" svg:height="0.696cm" svg:x="1.594cm" svg:y="0.745cm" svg:viewBox="0 0 18627 697" draw:points="9314,697 0,697 0,0 18627,0 18627,697">
            <text:p/>
          </draw:polygon>
          <draw:path draw:style-name="gr3" draw:text-style-name="P9" draw:layer="layout" svg:width="0.18cm" svg:height="0.773cm" svg:x="1.631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1.879cm" svg:y="0.943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205cm" svg:height="0.52cm" svg:x="2.28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2.548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2.814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102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3.66cm" svg:y="0.741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4.248cm" svg:y="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452cm" svg:y="0.952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4.847cm" svg:y="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193cm" svg:y="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5.869cm" svg:y="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6.181cm" svg:y="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6.617cm" svg:y="0.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6.987cm" svg:y="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18cm" svg:height="0.773cm" svg:x="7.608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87cm" svg:y="0.7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8.24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8.896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9.644cm" svg:y="0.7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56cm" svg:height="0.5cm" svg:x="10.014cm" svg:y="0.9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0.614cm" svg:y="0.8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376cm" svg:y="0.77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1.774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2.32cm" svg:y="0.7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2.714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3.369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4.154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4.402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5.057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5.789cm" svg:y="0.9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6.387cm" svg:y="0.8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186cm" svg:y="0.7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7.549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093cm" svg:y="0.7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8.487cm" svg:y="0.9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9.129cm" svg:y="1.0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934cm" svg:y="0.77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.\ .\ . \ \text {(1)} §svg§600§FALSE§</svg:desc>
          <draw:polygon draw:style-name="gr2" draw:text-style-name="P8" draw:layer="layout" svg:width="2.252cm" svg:height="0.696cm" svg:x="16.186cm" svg:y="5.136cm" svg:viewBox="0 0 2253 697" draw:points="1127,697 0,697 0,0 2253,0 2253,697">
            <text:p/>
          </draw:polygon>
          <draw:path draw:style-name="gr3" draw:text-style-name="P9" draw:layer="layout" svg:width="0.083cm" svg:height="0.083cm" svg:x="16.214cm" svg:y="5.5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686cm" svg:y="5.5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159cm" svg:y="5.595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642cm" svg:y="5.0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7.934cm" svg:y="5.1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297cm" svg:y="5.0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i.e. }( \ 2(x - y) + 3 \ )\ dx - ( x - y + 1 )\ dy = 0§svg§600§FALSE§</svg:desc>
          <draw:polygon draw:style-name="gr2" draw:text-style-name="P8" draw:layer="layout" svg:width="14.712cm" svg:height="0.696cm" svg:x="6.209cm" svg:y="2.045cm" svg:viewBox="0 0 14713 697" draw:points="7357,697 0,697 0,0 14713,0 14713,697">
            <text:p/>
          </draw:polygon>
          <draw:path draw:style-name="gr3" draw:text-style-name="P9" draw:layer="layout" svg:width="0.166cm" svg:height="0.518cm" svg:x="6.195cm" svg:y="2.0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6.452cm" svg:y="2.5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6.621cm" svg:y="2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7.01cm" svg:y="2.5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7.578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8.099cm" svg:y="2.0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8.523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8.77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9.426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10.157cm" svg:y="2.2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586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11.058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82cm" svg:y="2.0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476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3.02cm" svg:y="2.0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86cm" svg:height="0.351cm" svg:x="13.414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4.071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4.856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5.102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5.759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6.489cm" svg:y="2.2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7.089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888cm" svg:y="2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249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794cm" svg:y="2.0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19.189cm" svg:y="2.24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9.831cm" svg:y="2.3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634cm" svg:y="2.07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 \text {Put  } \ x - y = u§svg§600§FALSE§</svg:desc>
          <draw:polygon draw:style-name="gr2" draw:text-style-name="P8" draw:layer="layout" svg:width="4.94cm" svg:height="0.61cm" svg:x="3.808cm" svg:y="7.141cm" svg:viewBox="0 0 4941 611" draw:points="2471,611 0,611 0,0 4941,0 4941,611">
            <text:p/>
          </draw:polygon>
          <draw:path draw:style-name="gr3" draw:text-style-name="P9" draw:layer="layout" svg:width="0.457cm" svg:height="0.529cm" svg:x="3.796cm" svg:y="7.102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4.321cm" svg:y="7.289cm" svg:viewBox="0 0 391 352" svg:d="M278 282v70l113-8v-25c-55 0-60-5-60-42v-277l-114 9v24c54 0 59 6 59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4.739cm" svg:y="7.155cm" svg:viewBox="0 0 245 486" svg:d="M120 167h111v-24h-111v-143h-20c0 63-24 146-100 150v17h67v214c0 97 72 105 100 105 55 0 78-54 78-105v-44h-21v44c0 56-23 86-51 86-53 0-53-71-53-85z">
            <text:p/>
          </draw:path>
          <draw:path draw:style-name="gr3" draw:text-style-name="P9" draw:layer="layout" svg:width="0.386cm" svg:height="0.351cm" svg:x="5.565cm" svg:y="7.289cm" svg:viewBox="0 0 387 352" svg:d="M238 109c3-21 21-91 75-91 6 0 23 0 39 8-21 6-37 25-37 43 0 12 9 28 30 28 18 0 42-14 42-46 0-40-46-51-72-51-46 0-72 41-83 60-19-53-59-60-82-60-81 0-125 100-125 120 0 7 7 7 8 7 6 0 9 0 11-7 26-83 77-102 104-102 14 0 42 7 42 51 0 24-14 77-42 185-12 49-41 81-74 81-5 0-23 0-39-9 20-5 37-21 37-42s-17-28-30-28c-23 0-42 21-42 45 0 36 39 51 72 51 53 0 81-54 83-59 9 29 37 59 83 59 81 0 125-100 125-119 0-7-7-7-9-7-7 0-9 1-11 7-24 84-77 102-104 102-30 0-42-25-42-51 0-18 5-34 14-69z">
            <text:p/>
          </draw:path>
          <draw:path draw:style-name="gr3" draw:text-style-name="P9" draw:layer="layout" svg:width="0.473cm" svg:height="0.032cm" svg:x="6.22cm" svg:y="7.421cm" svg:viewBox="0 0 474 33" svg:d="M447 33c12 0 27 0 27-17 0-16-15-16-27-16h-421c-12 0-26 0-26 16 0 17 14 17 26 17z">
            <text:p/>
          </draw:path>
          <draw:path draw:style-name="gr3" draw:text-style-name="P9" draw:layer="layout" svg:width="0.358cm" svg:height="0.501cm" svg:x="6.952cm" svg:y="7.289cm" svg:viewBox="0 0 359 502" svg:d="M356 48c3-11 3-13 3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7.595cm" svg:y="7.347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8.388cm" svg:y="7.289cm" svg:viewBox="0 0 400 352" svg:d="M250 300c9 33 35 52 69 52 26 0 45-17 58-42 12-28 23-76 23-77 0-7-7-7-9-7-9 0-9 1-13 14-10 42-24 95-58 95-15 0-23-9-23-35 0-18 9-53 15-81l22-85c2-11 11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8.367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8.34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8.35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8.32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8.79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8.532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8.79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8.53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8.79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8.3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8.79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8.53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1 - \frac{dy}{dx} = \frac{du}{dx}§svg§600§FALSE§</svg:desc>
          <draw:polygon draw:style-name="gr2" draw:text-style-name="P8" draw:layer="layout" svg:width="4.252cm" svg:height="1.522cm" svg:x="3.796cm" svg:y="9.542cm" svg:viewBox="0 0 4253 1523" draw:points="2128,1523 0,1523 0,0 4253,0 4253,1523">
            <text:p/>
          </draw:polygon>
          <draw:path draw:style-name="gr3" draw:text-style-name="P9" draw:layer="layout" svg:width="0.256cm" svg:height="0.517cm" svg:x="3.826cm" svg:y="10.04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38cm" svg:y="10.353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5.23cm" svg:y="9.5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5.624cm" svg:y="9.69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5.181cm" svg:y="10.353cm" svg:viewBox="0 0 846 33" draw:points="422,33 0,33 0,0 846,0 846,33">
            <text:p/>
          </draw:polygon>
          <draw:path draw:style-name="gr3" draw:text-style-name="P9" draw:layer="layout" svg:width="0.369cm" svg:height="0.546cm" svg:x="5.213cm" svg:y="10.5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5.607cm" svg:y="10.7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6.376cm" svg:y="10.2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7.273cm" svg:y="9.5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7.667cm" svg:y="9.698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242cm" svg:y="10.353cm" svg:viewBox="0 0 846 33" draw:points="424,33 0,33 0,0 846,0 846,33">
            <text:p/>
          </draw:polygon>
          <draw:path draw:style-name="gr3" draw:text-style-name="P9" draw:layer="layout" svg:width="0.369cm" svg:height="0.546cm" svg:x="7.273cm" svg:y="10.5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7.667cm" svg:y="10.7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herefore \ \ \  \frac{dy}{dx} = 1 - \frac{du}{dx}§svg§600§FALSE§</svg:desc>
          <draw:polygon draw:style-name="gr2" draw:text-style-name="P8" draw:layer="layout" svg:width="5.756cm" svg:height="1.522cm" svg:x="9.512cm" svg:y="9.542cm" svg:viewBox="0 0 5757 1523" draw:points="2879,1523 0,1523 0,0 5757,0 5757,1523">
            <text:p/>
          </draw:polygon>
          <draw:path draw:style-name="gr3" draw:text-style-name="P9" draw:layer="layout" svg:width="0.469cm" svg:height="0.418cm" svg:x="9.496cm" svg:y="10.204cm" svg:viewBox="0 0 470 419" svg:d="M276 40c0-21-19-40-40-40-23 0-42 19-42 40 0 23 19 43 42 43 21 0 40-18 40-43zM470 377c0-21-18-41-41-41s-42 20-42 41c0 23 19 42 42 42s41-19 41-42zM83 377c0-21-20-41-43-41-21 0-40 20-40 41 0 23 19 42 40 42 23 0 43-19 43-42z">
            <text:p/>
          </draw:path>
          <draw:path draw:style-name="gr3" draw:text-style-name="P9" draw:layer="layout" svg:width="0.369cm" svg:height="0.546cm" svg:x="11.117cm" svg:y="9.503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511cm" svg:y="9.69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11.069cm" svg:y="10.353cm" svg:viewBox="0 0 846 33" draw:points="422,33 0,33 0,0 846,0 846,33">
            <text:p/>
          </draw:polygon>
          <draw:path draw:style-name="gr3" draw:text-style-name="P9" draw:layer="layout" svg:width="0.369cm" svg:height="0.546cm" svg:x="11.101cm" svg:y="10.558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493cm" svg:y="10.75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12.264cm" svg:y="10.279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7cm" svg:x="13.105cm" svg:y="10.04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3.659cm" svg:y="10.353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14.492cm" svg:y="9.503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4.886cm" svg:y="9.698cm" svg:viewBox="0 0 399 352" svg:d="M250 299c7 34 35 53 68 53 27 0 44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462cm" svg:y="10.353cm" svg:viewBox="0 0 846 33" draw:points="424,33 0,33 0,0 846,0 846,33">
            <text:p/>
          </draw:polygon>
          <draw:path draw:style-name="gr3" draw:text-style-name="P9" draw:layer="layout" svg:width="0.369cm" svg:height="0.546cm" svg:x="14.492cm" svg:y="10.558cm" svg:viewBox="0 0 370 547" svg:d="M370 9c0-2 0-9-11-9s-85 7-99 9c-5 0-10 3-10 14 0 10 7 10 19 10 37 0 39 6 39 13l-2 16-47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4.886cm" svg:y="10.75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>
          <svg:title>TexMaths</svg:title>
          <svg:desc>22§display§\text {i.e. }( \ 2(x - y) + 3 \ )\ dx = ( x - y + 1 )\ dy §svg§600§FALSE§</svg:desc>
          <draw:polygon draw:style-name="gr2" draw:text-style-name="P8" draw:layer="layout" svg:width="13.384cm" svg:height="0.696cm" svg:x="6.209cm" svg:y="3.445cm" svg:viewBox="0 0 13385 697" draw:points="6694,697 0,697 0,0 13385,0 13385,697">
            <text:p/>
          </draw:polygon>
          <draw:path draw:style-name="gr3" draw:text-style-name="P9" draw:layer="layout" svg:width="0.166cm" svg:height="0.518cm" svg:x="6.195cm" svg:y="3.4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6.452cm" svg:y="3.9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6.621cm" svg:y="3.6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7.01cm" svg:y="3.9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7.578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8.099cm" svg:y="3.4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8.524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8.77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9.427cm" svg:y="3.777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10.157cm" svg:y="3.6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586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11.058cm" svg:y="3.5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82cm" svg:y="3.4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477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3.021cm" svg:y="3.4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86cm" svg:height="0.351cm" svg:x="13.415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4.092cm" svg:y="3.7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14.943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5.189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5.844cm" svg:y="3.7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6.576cm" svg:y="3.6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7.176cm" svg:y="3.5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973cm" svg:y="3.4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336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882cm" svg:y="3.4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8cm" svg:height="0.5cm" svg:x="19.276cm" svg:y="3.64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</draw:g>
        <draw:g>
          <svg:title>TexMaths</svg:title>
          <svg:desc>22§display§\therefore \ \ \  \frac{dy}{dx} = \frac{2(x - y) + 3}{ x - y + 1 }§svg§600§FALSE§</svg:desc>
          <draw:polygon draw:style-name="gr2" draw:text-style-name="P8" draw:layer="layout" svg:width="7.692cm" svg:height="1.715cm" svg:x="4.714cm" svg:y="4.744cm" svg:viewBox="0 0 7693 1716" draw:points="3847,1716 0,1716 0,0 7693,0 7693,1716">
            <text:p/>
          </draw:polygon>
          <draw:path draw:style-name="gr3" draw:text-style-name="P9" draw:layer="layout" svg:width="0.469cm" svg:height="0.418cm" svg:x="4.698cm" svg:y="5.449cm" svg:viewBox="0 0 470 419" svg:d="M276 40c0-21-19-40-40-40-23 0-42 19-42 40 0 23 19 43 42 43 21 0 40-18 40-43zM470 377c0-22-18-41-41-41s-42 19-42 41 19 42 42 42 41-20 41-42zM83 377c0-22-20-41-43-41-21 0-40 19-40 41s19 42 40 42c23 0 43-20 43-42z">
            <text:p/>
          </draw:path>
          <draw:path draw:style-name="gr3" draw:text-style-name="P9" draw:layer="layout" svg:width="0.369cm" svg:height="0.546cm" svg:x="6.319cm" svg:y="4.74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6.713cm" svg:y="4.943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olygon draw:style-name="gr3" draw:text-style-name="P9" draw:layer="layout" svg:width="0.845cm" svg:height="0.032cm" svg:x="6.271cm" svg:y="5.599cm" svg:viewBox="0 0 846 33" draw:points="422,33 0,33 0,0 846,0 846,33">
            <text:p/>
          </draw:polygon>
          <draw:path draw:style-name="gr3" draw:text-style-name="P9" draw:layer="layout" svg:width="0.369cm" svg:height="0.546cm" svg:x="6.303cm" svg:y="5.80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6.695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7.466cm" svg:y="5.5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371cm" svg:y="4.77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18cm" svg:height="0.773cm" svg:x="8.795cm" svg:y="4.7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041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9" draw:layer="layout" svg:width="0.472cm" svg:height="0.032cm" svg:x="9.697cm" svg:y="5.07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428cm" svg:y="4.943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ath draw:style-name="gr3" draw:text-style-name="P9" draw:layer="layout" svg:width="0.18cm" svg:height="0.773cm" svg:x="10.857cm" svg:y="4.705cm" svg:viewBox="0 0 181 774" svg:d="M181 387c0-60-9-153-51-241-47-95-114-146-123-146-3 0-7 4-7 7 0 4 0 5 14 19 78 76 121 199 121 361 0 132-28 269-124 366-11 11-11 12-11 14 0 5 4 7 7 7 9 0 79-53 125-151 40-85 49-171 49-236z">
            <text:p/>
          </draw:path>
          <draw:path draw:style-name="gr3" draw:text-style-name="P9" draw:layer="layout" svg:width="0.515cm" svg:height="0.516cm" svg:x="11.329cm" svg:y="4.8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2.091cm" svg:y="4.7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9" draw:layer="layout" svg:width="4.113cm" svg:height="0.032cm" svg:x="8.332cm" svg:y="5.599cm" svg:viewBox="0 0 4114 33" draw:points="2057,33 0,33 0,0 4114,0 4114,33">
            <text:p/>
          </draw:polygon>
          <draw:path draw:style-name="gr3" draw:text-style-name="P9" draw:layer="layout" svg:width="0.386cm" svg:height="0.351cm" svg:x="8.847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472cm" svg:height="0.032cm" svg:x="9.504cm" svg:y="6.128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234cm" svg:y="5.997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ath draw:style-name="gr3" draw:text-style-name="P9" draw:layer="layout" svg:width="0.515cm" svg:height="0.516cm" svg:x="10.834cm" svg:y="5.8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1.633cm" svg:y="5.822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3.764cm" svg:y="11.792cm" svg:viewBox="0 0 7486 697" draw:points="3742,697 0,697 0,0 7486,0 7486,697">
            <text:p/>
          </draw:polygon>
          <draw:path draw:style-name="gr3" draw:text-style-name="P9" draw:layer="layout" svg:width="0.48cm" svg:height="0.527cm" svg:x="3.75cm" svg:y="11.8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4.278cm" svg:y="11.9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4.685cm" svg:y="11.9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5.121cm" svg:y="11.9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5.491cm" svg:y="11.8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5.802cm" svg:y="11.8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6.014cm" svg:y="11.9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6.403cm" svg:y="11.9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7.142cm" svg:y="11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7.436cm" svg:y="1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7.797cm" svg:y="11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8.333cm" svg:y="11.7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8.784cm" svg:y="11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133cm" svg:y="11.9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9.472cm" svg:y="11.9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9.861cm" svg:y="11.9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10.502cm" svg:y="11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10.85cm" svg:y="11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1.195cm" svg:y="12.2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1 - \frac{du}{dx} = \frac{ 2u + 3 }{ u + 1 }§svg§600§FALSE§</svg:desc>
          <draw:polygon draw:style-name="gr2" draw:text-style-name="P8" draw:layer="layout" svg:width="5.569cm" svg:height="1.579cm" svg:x="3.799cm" svg:y="13.246cm" svg:viewBox="0 0 5570 1580" draw:points="2786,1580 0,1580 0,0 5570,0 5570,1580">
            <text:p/>
          </draw:polygon>
          <draw:path draw:style-name="gr3" draw:text-style-name="P9" draw:layer="layout" svg:width="0.256cm" svg:height="0.517cm" svg:x="3.829cm" svg:y="13.75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383cm" svg:y="14.058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7cm" svg:x="5.216cm" svg:y="13.207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8cm" svg:height="0.351cm" svg:x="5.61cm" svg:y="13.402cm" svg:viewBox="0 0 399 352" svg:d="M250 299c9 34 35 53 69 53 26 0 45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5.184cm" svg:y="14.058cm" svg:viewBox="0 0 846 33" draw:points="424,33 0,33 0,0 846,0 846,33">
            <text:p/>
          </draw:polygon>
          <draw:path draw:style-name="gr3" draw:text-style-name="P9" draw:layer="layout" svg:width="0.369cm" svg:height="0.547cm" svg:x="5.216cm" svg:y="14.262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5.61cm" svg:y="14.45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9" draw:layer="layout" svg:width="0.515cm" svg:height="0.182cm" svg:x="6.381cm" svg:y="13.9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7.285cm" svg:y="13.228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9" draw:layer="layout" svg:width="0.398cm" svg:height="0.351cm" svg:x="7.655cm" svg:y="13.402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29cm" svg:y="13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9.052cm" svg:y="13.228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2.162cm" svg:height="0.032cm" svg:x="7.246cm" svg:y="14.058cm" svg:viewBox="0 0 2163 33" draw:points="1080,33 0,33 0,0 2163,0 2163,33">
            <text:p/>
          </draw:polygon>
          <draw:path draw:style-name="gr3" draw:text-style-name="P9" draw:layer="layout" svg:width="0.398cm" svg:height="0.351cm" svg:x="7.461cm" svg:y="14.455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096cm" svg:y="14.3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8.895cm" svg:y="14.283cm" svg:viewBox="0 0 257 518" svg:d="M160 19c0-17 0-19-19-19-48 49-116 49-141 49v25c16 0 62 0 102-21v403c0 28-2 37-72 37h-25v25c27-4 95-4 125-4 32 0 99 0 127 4v-25h-25c-70 0-72-9-72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draw:frame presentation:style-name="pr13" draw:text-style-name="P7" draw:layer="layout" svg:width="26.6cm" svg:height="14.2cm" svg:x="0.8cm" svg:y="0.6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2§display§\frac{du}{dx} = 1 - \frac{ 2u + 3 }{ u + 1 }§svg§600§FALSE§</svg:desc>
          <draw:polygon draw:style-name="gr2" draw:text-style-name="P8" draw:layer="layout" svg:width="5.479cm" svg:height="1.579cm" svg:x="3.839cm" svg:y="0.847cm" svg:viewBox="0 0 5480 1580" draw:points="2739,1580 0,1580 0,0 5480,0 5480,1580">
            <text:p/>
          </draw:polygon>
          <draw:path draw:style-name="gr3" draw:text-style-name="P9" draw:layer="layout" svg:width="0.369cm" svg:height="0.547cm" svg:x="3.832cm" svg:y="0.808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9cm" svg:height="0.351cm" svg:x="4.224cm" svg:y="1.003cm" svg:viewBox="0 0 400 352" svg:d="M250 299c9 34 35 53 69 53 26 0 45-17 58-42 12-28 23-76 23-78 0-7-7-7-9-7-9 0-9 2-13 14-10 43-24 96-58 96-15 0-23-9-23-36 0-17 9-52 15-81l22-84c2-11 9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3.8cm" svg:y="1.659cm" svg:viewBox="0 0 847 33" draw:points="424,33 0,33 0,0 847,0 847,33">
            <text:p/>
          </draw:polygon>
          <draw:path draw:style-name="gr3" draw:text-style-name="P9" draw:layer="layout" svg:width="0.369cm" svg:height="0.547cm" svg:x="3.832cm" svg:y="1.86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226cm" svg:y="2.05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9" draw:layer="layout" svg:width="0.515cm" svg:height="0.182cm" svg:x="4.997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5.838cm" svg:y="1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6.391cm" svg:y="1.659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232cm" svg:y="0.82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9" draw:layer="layout" svg:width="0.399cm" svg:height="0.351cm" svg:x="7.602cm" svg:y="1.003cm" svg:viewBox="0 0 400 352" svg:d="M250 299c9 34 35 53 69 53 26 0 44-17 58-42 12-28 23-76 23-78 0-7-7-7-9-7-9 0-9 2-13 14-10 43-24 96-58 96-15 0-23-9-23-36 0-17 9-52 15-81l22-84c2-11 9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238cm" svg:y="0.89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9.001cm" svg:y="0.829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2.162cm" svg:height="0.032cm" svg:x="7.194cm" svg:y="1.659cm" svg:viewBox="0 0 2163 33" draw:points="1081,33 0,33 0,0 2163,0 2163,33">
            <text:p/>
          </draw:polygon>
          <draw:path draw:style-name="gr3" draw:text-style-name="P9" draw:layer="layout" svg:width="0.399cm" svg:height="0.351cm" svg:x="7.41cm" svg:y="2.056cm" svg:viewBox="0 0 400 352" svg:d="M250 299c9 34 35 53 69 53 26 0 45-17 58-42 12-28 23-76 23-78 0-7-7-7-9-7-9 0-9 2-13 14-10 43-24 96-58 96-15 0-23-9-23-36 0-17 9-52 15-81l22-84c2-11 11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046cm" svg:y="1.9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8.843cm" svg:y="1.884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therefore \ \ \ \frac{du}{dx} =  \frac{ u + 1 - 2u - 3 }{ u + 1 }§svg§600§FALSE§</svg:desc>
          <draw:polygon draw:style-name="gr2" draw:text-style-name="P8" draw:layer="layout" svg:width="8.46cm" svg:height="1.579cm" svg:x="10.717cm" svg:y="0.849cm" svg:viewBox="0 0 8461 1580" draw:points="4231,1580 0,1580 0,0 8461,0 8461,1580">
            <text:p/>
          </draw:polygon>
          <draw:path draw:style-name="gr3" draw:text-style-name="P9" draw:layer="layout" svg:width="0.469cm" svg:height="0.418cm" svg:x="10.701cm" svg:y="1.511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7cm" svg:x="12.306cm" svg:y="0.81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8cm" svg:height="0.351cm" svg:x="12.698cm" svg:y="1.005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2.274cm" svg:y="1.661cm" svg:viewBox="0 0 846 33" draw:points="424,33 0,33 0,0 846,0 846,33">
            <text:p/>
          </draw:polygon>
          <draw:path draw:style-name="gr3" draw:text-style-name="P9" draw:layer="layout" svg:width="0.369cm" svg:height="0.547cm" svg:x="12.306cm" svg:y="1.865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12.7cm" svg:y="2.05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9" draw:layer="layout" svg:width="0.515cm" svg:height="0.182cm" svg:x="13.469cm" svg:y="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14.358cm" svg:y="1.005cm" svg:viewBox="0 0 399 352" svg:d="M250 299c7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4.993cm" svg:y="0.8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5.792cm" svg:y="0.8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6.345cm" svg:y="1.138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7.093cm" svg:y="0.83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9" draw:layer="layout" svg:width="0.398cm" svg:height="0.351cm" svg:x="17.464cm" svg:y="1.005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18.121cm" svg:y="1.138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3cm" svg:x="18.862cm" svg:y="0.831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4.881cm" svg:height="0.032cm" svg:x="14.335cm" svg:y="1.661cm" svg:viewBox="0 0 4882 33" draw:points="2441,33 0,33 0,0 4882,0 4882,33">
            <text:p/>
          </draw:polygon>
          <draw:path draw:style-name="gr3" draw:text-style-name="P9" draw:layer="layout" svg:width="0.398cm" svg:height="0.351cm" svg:x="15.91cm" svg:y="2.058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6.546cm" svg:y="1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7.345cm" svg:y="1.886cm" svg:viewBox="0 0 257 518" svg:d="M160 19c0-17 0-19-17-19-50 49-118 49-143 49v25c16 0 62 0 102-21v403c0 28-2 37-72 37h-25v25c27-4 95-4 125-4 32 0 99 0 127 4v-25h-25c-70 0-72-9-72-37z">
            <text:p/>
          </draw:path>
        </draw:g>
        <draw:g>
          <svg:title>TexMaths</svg:title>
          <svg:desc>22§display§\text {i.e.} \ \ \frac{du}{dx} =  \frac{ - u - 2 }{ u + 1 } = - \frac{ u + 2 }{ u + 1 }§svg§600§FALSE§</svg:desc>
          <draw:polygon draw:style-name="gr2" draw:text-style-name="P8" draw:layer="layout" svg:width="9.549cm" svg:height="1.579cm" svg:x="2.217cm" svg:y="2.955cm" svg:viewBox="0 0 9550 1580" draw:points="4775,1580 0,1580 0,0 9550,0 9550,1580">
            <text:p/>
          </draw:polygon>
          <draw:path draw:style-name="gr3" draw:text-style-name="P9" draw:layer="layout" svg:width="0.166cm" svg:height="0.518cm" svg:x="2.203cm" svg:y="3.45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9" draw:layer="layout" svg:width="0.083cm" svg:height="0.084cm" svg:x="2.46cm" svg:y="3.89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2.629cm" svg:y="3.629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083cm" svg:height="0.084cm" svg:x="3.018cm" svg:y="3.895cm" svg:viewBox="0 0 84 85" svg:d="M84 42c0-23-19-42-42-42s-42 19-42 42 19 43 42 43 42-20 42-43z">
            <text:p/>
          </draw:path>
          <draw:path draw:style-name="gr3" draw:text-style-name="P9" draw:layer="layout" svg:width="0.369cm" svg:height="0.547cm" svg:x="3.806cm" svg:y="2.91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9cm" svg:height="0.351cm" svg:x="4.199cm" svg:y="3.111cm" svg:viewBox="0 0 400 352" svg:d="M250 299c9 34 35 53 69 53 26 0 45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3.775cm" svg:y="3.767cm" svg:viewBox="0 0 847 33" draw:points="424,33 0,33 0,0 847,0 847,33">
            <text:p/>
          </draw:polygon>
          <draw:path draw:style-name="gr3" draw:text-style-name="P9" draw:layer="layout" svg:width="0.369cm" svg:height="0.547cm" svg:x="3.806cm" svg:y="3.97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201cm" svg:y="4.16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9" draw:layer="layout" svg:width="0.515cm" svg:height="0.182cm" svg:x="4.97cm" svg:y="3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901cm" svg:y="3.244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6.461cm" svg:y="3.111cm" svg:viewBox="0 0 400 352" svg:d="M250 299c9 34 35 53 69 53 26 0 45-17 58-42 12-28 23-76 23-78 0-7-8-7-9-7-9 0-9 2-13 14-10 43-24 96-58 96-16 0-23-9-23-36 0-17 9-52 15-81l22-84c2-11 11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7.117cm" svg:y="3.24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863cm" svg:y="2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9" draw:layer="layout" svg:width="2.377cm" svg:height="0.032cm" svg:x="5.836cm" svg:y="3.767cm" svg:viewBox="0 0 2378 33" draw:points="1188,33 0,33 0,0 2378,0 2378,33">
            <text:p/>
          </draw:polygon>
          <draw:path draw:style-name="gr3" draw:text-style-name="P9" draw:layer="layout" svg:width="0.399cm" svg:height="0.351cm" svg:x="6.16cm" svg:y="4.164cm" svg:viewBox="0 0 400 352" svg:d="M250 299c9 34 35 53 69 53 26 0 45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6.795cm" svg:y="4.0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7.594cm" svg:y="3.9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515cm" svg:height="0.182cm" svg:x="8.562cm" svg:y="3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4cm" svg:y="3.767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10.053cm" svg:y="3.111cm" svg:viewBox="0 0 400 352" svg:d="M250 299c7 34 35 53 69 53 26 0 44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0.688cm" svg:y="3.0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11.456cm" svg:y="2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9" draw:layer="layout" svg:width="1.775cm" svg:height="0.032cm" svg:x="10.03cm" svg:y="3.767cm" svg:viewBox="0 0 1776 33" draw:points="889,33 0,33 0,0 1776,0 1776,33">
            <text:p/>
          </draw:polygon>
          <draw:path draw:style-name="gr3" draw:text-style-name="P9" draw:layer="layout" svg:width="0.399cm" svg:height="0.351cm" svg:x="10.053cm" svg:y="4.164cm" svg:viewBox="0 0 400 352" svg:d="M250 299c7 34 35 53 69 53 26 0 44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0.688cm" svg:y="4.0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1.487cm" svg:y="3.992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text {i.e.} \ \ \frac{u + 1}{u + 2}\ du =  - \ dx§svg§600§FALSE§</svg:desc>
          <draw:polygon draw:style-name="gr2" draw:text-style-name="P8" draw:layer="layout" svg:width="7.189cm" svg:height="1.557cm" svg:x="2.219cm" svg:y="5.058cm" svg:viewBox="0 0 7190 1558" draw:points="3596,1558 0,1558 0,0 7190,0 7190,1558">
            <text:p/>
          </draw:polygon>
          <draw:path draw:style-name="gr3" draw:text-style-name="P9" draw:layer="layout" svg:width="0.166cm" svg:height="0.518cm" svg:x="2.205cm" svg:y="5.5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2.462cm" svg:y="5.975cm" svg:viewBox="0 0 84 84" svg:d="M84 42c0-23-19-42-42-42s-42 19-42 42 19 42 42 42 42-19 42-42z">
            <text:p/>
          </draw:path>
          <draw:path draw:style-name="gr3" draw:text-style-name="P9" draw:layer="layout" svg:width="0.3cm" svg:height="0.356cm" svg:x="2.631cm" svg:y="5.71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02cm" svg:y="5.975cm" svg:viewBox="0 0 84 84" svg:d="M84 42c0-23-19-42-42-42s-42 19-42 42 19 42 42 42 42-19 42-42z">
            <text:p/>
          </draw:path>
          <draw:path draw:style-name="gr3" draw:text-style-name="P9" draw:layer="layout" svg:width="0.399cm" svg:height="0.351cm" svg:x="3.8cm" svg:y="5.191cm" svg:viewBox="0 0 400 352" svg:d="M250 299c7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435cm" svg:y="5.08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5.234cm" svg:y="5.0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1.775cm" svg:height="0.032cm" svg:x="3.777cm" svg:y="5.848cm" svg:viewBox="0 0 1776 33" draw:points="889,33 0,33 0,0 1776,0 1776,33">
            <text:p/>
          </draw:polygon>
          <draw:path draw:style-name="gr3" draw:text-style-name="P9" draw:layer="layout" svg:width="0.399cm" svg:height="0.351cm" svg:x="3.8cm" svg:y="6.246cm" svg:viewBox="0 0 400 352" svg:d="M250 299c7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435cm" svg:y="6.1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203cm" svg:y="6.07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69cm" svg:height="0.546cm" svg:x="5.933cm" svg:y="5.52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99cm" svg:height="0.351cm" svg:x="6.327cm" svg:y="5.716cm" svg:viewBox="0 0 400 352" svg:d="M250 299c9 34 35 53 69 53 26 0 45-18 58-42 12-28 23-76 23-78 0-7-7-7-9-7-9 0-9 2-13 14-10 43-24 95-58 95-15 0-23-8-23-35 0-17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7.005cm" svg:y="5.7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843cm" svg:y="5.848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8.668cm" svg:y="5.52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063cm" svg:y="5.7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2.066cm" svg:y="7.091cm" svg:viewBox="0 0 10560 621" draw:points="5280,621 0,621 0,0 10560,0 10560,621">
            <text:p/>
          </draw:polygon>
          <draw:path draw:style-name="gr3" draw:text-style-name="P9" draw:layer="layout" svg:width="0.237cm" svg:height="0.53cm" svg:x="2.048cm" svg:y="7.0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2.331cm" svg:y="7.2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2.729cm" svg:y="7.1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3.037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3.38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3.768cm" svg:y="7.2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4.081cm" svg:y="7.2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4.449cm" svg:y="7.1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4.76cm" svg:y="7.0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4.975cm" svg:y="7.2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5.401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6.038cm" svg:y="7.1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6.35cm" svg:y="7.0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6.776cm" svg:y="7.2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7.078cm" svg:y="7.2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7.469cm" svg:y="7.2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7.895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8.286cm" svg:y="7.0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8.969cm" svg:y="7.2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9.359cm" svg:y="7.2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9.778cm" svg:y="7.1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0.13cm" svg:y="7.5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0.551cm" svg:y="7.2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1.095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1.697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2.084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2.42cm" svg:y="7.1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\frac{u + 1}{u + 2}\ du =  - \int dx§svg§600§FALSE§</svg:desc>
          <draw:polygon draw:style-name="gr2" draw:text-style-name="P8" draw:layer="layout" svg:width="7.361cm" svg:height="1.642cm" svg:x="3.206cm" svg:y="8.259cm" svg:viewBox="0 0 7362 1643" draw:points="3680,1643 0,1643 0,0 7362,0 7362,1643">
            <text:p/>
          </draw:polygon>
          <draw:path draw:style-name="gr3" draw:text-style-name="P9" draw:layer="layout" svg:width="0.687cm" svg:height="1.719cm" svg:x="3.211cm" svg:y="8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99cm" svg:height="0.351cm" svg:x="4.185cm" svg:y="8.408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4.82cm" svg:y="8.2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5.619cm" svg:y="8.2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4.162cm" svg:y="9.063cm" svg:viewBox="0 0 1776 33" draw:points="889,33 0,33 0,0 1776,0 1776,33">
            <text:p/>
          </draw:polygon>
          <draw:path draw:style-name="gr3" draw:text-style-name="P9" draw:layer="layout" svg:width="0.399cm" svg:height="0.351cm" svg:x="4.185cm" svg:y="9.461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4.82cm" svg:y="9.3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5.589cm" svg:y="9.28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7cm" svg:x="6.318cm" svg:y="8.73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6.712cm" svg:y="8.93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7.39cm" svg:y="8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8.227cm" svg:y="9.063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8.937cm" svg:y="8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9.826cm" svg:y="8.73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2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\int \frac{(u + 2) - 1}{u + 2}\ du =  - \int dx§svg§600§FALSE§</svg:desc>
          <draw:polygon draw:style-name="gr2" draw:text-style-name="P8" draw:layer="layout" svg:width="9.294cm" svg:height="1.693cm" svg:x="3.208cm" svg:y="10.36cm" svg:viewBox="0 0 9295 1694" draw:points="4648,1694 0,1694 0,0 9295,0 9295,1694">
            <text:p/>
          </draw:polygon>
          <draw:path draw:style-name="gr3" draw:text-style-name="P9" draw:layer="layout" svg:width="0.687cm" svg:height="1.719cm" svg:x="3.213cm" svg:y="10.37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4.241cm" svg:y="10.3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99cm" svg:height="0.351cm" svg:x="4.488cm" svg:y="10.55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123cm" svg:y="10.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5.892cm" svg:y="10.3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18cm" svg:height="0.774cm" svg:x="6.283cm" svg:y="10.3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472cm" svg:height="0.032cm" svg:x="6.776cm" svg:y="10.69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7cm" svg:x="7.553cm" svg:y="10.38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3.707cm" svg:height="0.032cm" svg:x="4.164cm" svg:y="11.215cm" svg:viewBox="0 0 3708 33" draw:points="1855,33 0,33 0,0 3708,0 3708,33">
            <text:p/>
          </draw:polygon>
          <draw:path draw:style-name="gr3" draw:text-style-name="P9" draw:layer="layout" svg:width="0.399cm" svg:height="0.351cm" svg:x="5.153cm" svg:y="11.613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788cm" svg:y="11.5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6.557cm" svg:y="11.4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6cm" svg:x="8.252cm" svg:y="10.88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8.646cm" svg:y="11.083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9.326cm" svg:y="11.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162cm" svg:y="11.21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0.871cm" svg:y="10.37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6cm" svg:x="11.762cm" svg:y="10.88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156cm" svg:y="11.0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int \left( 1 - \frac{1}{u + 2} \right) \ du =  - \int dx§svg§600§FALSE§</svg:desc>
          <draw:polygon draw:style-name="gr2" draw:text-style-name="P8" draw:layer="layout" svg:width="9.961cm" svg:height="1.779cm" svg:x="3.21cm" svg:y="12.662cm" svg:viewBox="0 0 9962 1780" draw:points="4981,1780 0,1780 0,0 9962,0 9962,1780">
            <text:p/>
          </draw:polygon>
          <draw:path draw:style-name="gr3" draw:text-style-name="P9" draw:layer="layout" svg:width="0.687cm" svg:height="1.719cm" svg:x="3.215cm" svg:y="12.6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381cm" svg:height="1.856cm" svg:x="4.234cm" svg:y="12.6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4.711cm" svg:y="13.22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5.266cm" svg:y="13.53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6.831cm" svg:y="12.7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1.775cm" svg:height="0.032cm" svg:x="6.067cm" svg:y="13.535cm" svg:viewBox="0 0 1776 33" draw:points="889,33 0,33 0,0 1776,0 1776,33">
            <text:p/>
          </draw:polygon>
          <draw:path draw:style-name="gr3" draw:text-style-name="P9" draw:layer="layout" svg:width="0.399cm" svg:height="0.351cm" svg:x="6.09cm" svg:y="13.933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6.725cm" svg:y="13.8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494cm" svg:y="13.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7.961cm" svg:y="12.6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69cm" svg:height="0.546cm" svg:x="8.922cm" svg:y="13.207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9.316cm" svg:y="13.403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9.994cm" svg:y="13.4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831cm" svg:y="13.53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541cm" svg:y="12.6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369cm" svg:height="0.546cm" svg:x="12.43cm" svg:y="13.207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824cm" svg:y="13.4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draw:frame presentation:style-name="pr14" draw:text-style-name="P7" draw:layer="layout" svg:width="27.025cm" svg:height="14.783cm" svg:x="0.529cm" svg:y="0.6cm" presentation:class="subtitle" presentation:user-transformed="true">
          <draw:text-box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#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#</text:span><text:span text:style-name="T17"> <text:s text:c="10"/></text:span><text:span text:style-name="T17"><text:tab/></text:span></text:p>
          </draw:text-box>
        </draw:frame>
        <draw:g>
          <svg:title>TexMaths</svg:title>
          <svg:desc>22§display§\int du - \int \frac{1}{u + 2} \ du =  - \int dx§svg§600§FALSE§</svg:desc>
          <draw:polygon draw:style-name="gr2" draw:text-style-name="P8" draw:layer="layout" svg:width="10.054cm" svg:height="1.642cm" svg:x="3.211cm" svg:y="0.762cm" svg:viewBox="0 0 10055 1643" draw:points="5027,1643 0,1643 0,0 10055,0 10055,1643">
            <text:p/>
          </draw:polygon>
          <draw:path draw:style-name="gr3" draw:text-style-name="P9" draw:layer="layout" svg:width="0.687cm" svg:height="1.719cm" svg:x="3.216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4.105cm" svg:y="1.2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4.499cm" svg:y="1.434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5.156cm" svg:y="1.56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5.907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7.622cm" svg:y="0.7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6.86cm" svg:y="1.566cm" svg:viewBox="0 0 1776 33" draw:points="889,33 0,33 0,0 1776,0 1776,33">
            <text:p/>
          </draw:polygon>
          <draw:path draw:style-name="gr3" draw:text-style-name="P9" draw:layer="layout" svg:width="0.399cm" svg:height="0.351cm" svg:x="6.883cm" svg:y="1.964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7.518cm" svg:y="1.8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8.285cm" svg:y="1.7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7cm" svg:x="9.016cm" svg:y="1.2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9.41cm" svg:y="1.43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0.088cm" svg:y="1.4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925cm" svg:y="1.56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635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4 85-146 243-2 7-108 396-192 903-21 118-44 248-69 356-14 56-49 202-113 202-28 0-45-19-47-19z">
            <text:p/>
          </draw:path>
          <draw:path draw:style-name="gr3" draw:text-style-name="P9" draw:layer="layout" svg:width="0.369cm" svg:height="0.547cm" svg:x="12.524cm" svg:y="1.2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918cm" svg:y="1.4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u - \log (u + 2) =  - \ x + c§svg§600§FALSE§</svg:desc>
          <draw:polygon draw:style-name="gr2" draw:text-style-name="P8" draw:layer="layout" svg:width="8.294cm" svg:height="0.696cm" svg:x="3.228cm" svg:y="2.963cm" svg:viewBox="0 0 8295 697" draw:points="4148,697 0,697 0,0 8295,0 8295,697">
            <text:p/>
          </draw:polygon>
          <draw:path draw:style-name="gr3" draw:text-style-name="P9" draw:layer="layout" svg:width="0.399cm" svg:height="0.351cm" svg:x="3.212cm" svg:y="3.161cm" svg:viewBox="0 0 400 352" svg:d="M250 299c9 33 35 53 69 53 26 0 45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472cm" svg:height="0.032cm" svg:x="3.868cm" svg:y="3.2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4.602cm" svg:y="2.9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814cm" svg:y="3.1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199cm" svg:y="3.1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651cm" svg:y="2.9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5.899cm" svg:y="3.161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6.533cm" svg:y="3.0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7.302cm" svg:y="2.9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7.695cm" svg:y="2.9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8.209cm" svg:y="3.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046cm" svg:y="3.29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863cm" svg:y="3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0.498cm" svg:y="3.0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1.26cm" svg:y="3.16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x - y - \log ( x -  y  + 2) =  - \ x + c§svg§600§FALSE§</svg:desc>
          <draw:polygon draw:style-name="gr2" draw:text-style-name="P8" draw:layer="layout" svg:width="10.997cm" svg:height="0.696cm" svg:x="3.23cm" svg:y="4.163cm" svg:viewBox="0 0 10998 697" draw:points="5498,697 0,697 0,0 10998,0 10998,697">
            <text:p/>
          </draw:polygon>
          <draw:path draw:style-name="gr3" draw:text-style-name="P9" draw:layer="layout" svg:width="0.386cm" svg:height="0.351cm" svg:x="3.214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3.869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4.601cm" svg:y="4.3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5.22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5.956cm" svg:y="4.1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6.166cm" svg:y="4.3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6.553cm" svg:y="4.3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005cm" svg:y="4.1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7.252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7.908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8.638cm" svg:y="4.3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9.239cm" svg:y="4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0.008cm" svg:y="4.1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0.398cm" svg:y="4.1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914cm" svg:y="4.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1.75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2.569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3.202cm" svg:y="4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3.964cm" svg:y="4.361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>
          <svg:title>TexMaths</svg:title>
          <svg:desc>22§display§.\ .\ .\  \ \ [ \ \text { From (1) }\ ]§svg§600§FALSE§</svg:desc>
          <draw:polygon draw:style-name="gr2" draw:text-style-name="P8" draw:layer="layout" svg:width="6.245cm" svg:height="0.696cm" svg:x="15.706cm" svg:y="4.068cm" svg:viewBox="0 0 6246 697" draw:points="3122,697 0,697 0,0 6246,0 6246,697">
            <text:p/>
          </draw:polygon>
          <draw:path draw:style-name="gr3" draw:text-style-name="P9" draw:layer="layout" svg:width="0.083cm" svg:height="0.083cm" svg:x="15.734cm" svg:y="4.5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206cm" svg:y="4.5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679cm" svg:y="4.52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7.691cm" svg:y="4.02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8.357cm" svg:y="4.0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18.793cm" svg:y="4.2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9.096cm" svg:y="4.2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19.485cm" svg:y="4.2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0.439cm" svg:y="4.0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733cm" svg:y="4.0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1.093cm" svg:y="4.0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1.884cm" svg:y="4.029cm" svg:viewBox="0 0 107 774" draw:points="107,0 0,0 0,32 76,32 76,744 0,744 0,774 107,774">
            <text:p/>
          </draw:polygon>
        </draw:g>
        <draw:g>
          <svg:title>TexMaths</svg:title>
          <svg:desc>22§display§2x - y - \log ( x -  y  + 2) =  c§svg§600§FALSE§</svg:desc>
          <draw:polygon draw:style-name="gr2" draw:text-style-name="P8" draw:layer="layout" svg:width="9.137cm" svg:height="0.696cm" svg:x="3.215cm" svg:y="5.463cm" svg:viewBox="0 0 9138 697" draw:points="4569,697 0,697 0,0 9138,0 9138,697">
            <text:p/>
          </draw:polygon>
          <draw:path draw:style-name="gr3" draw:text-style-name="P9" draw:layer="layout" svg:width="0.309cm" svg:height="0.516cm" svg:x="3.215cm" svg:y="5.4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3.585cm" svg:y="5.6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4.241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4.971cm" svg:y="5.661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5.593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6.327cm" svg:y="5.4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6.538cm" svg:y="5.6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6.925cm" svg:y="5.6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377cm" svg:y="5.4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7.624cm" svg:y="5.6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8.278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9.01cm" svg:y="5.661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9.611cm" svg:y="5.5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0.378cm" svg:y="5.4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0.77cm" svg:y="5.4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1.284cm" svg:y="5.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2.09cm" svg:y="5.66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13.066cm" svg:y="5.497cm" svg:viewBox="0 0 10892 620" draw:points="5445,620 0,620 0,0 10892,0 10892,620">
            <text:p/>
          </draw:polygon>
          <draw:path draw:style-name="gr3" draw:text-style-name="P9" draw:layer="layout" svg:width="0.166cm" svg:height="0.518cm" svg:x="13.052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3.268cm" svg:y="5.6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3.819cm" svg:y="5.5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4.131cm" svg:y="5.4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4.557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5.159cm" svg:y="5.6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461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5.81cm" svg:y="5.66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6.216cm" svg:y="5.6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6.646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6.857cm" svg:y="5.6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7.16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7.508cm" svg:y="5.4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8.212cm" svg:y="5.45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8.798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9.145cm" svg:y="5.6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9.571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9.914cm" svg:y="5.6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20.227cm" svg:y="5.6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20.607cm" svg:y="5.4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21.098cm" svg:y="5.458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21.505cm" svg:y="5.65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21.896cm" svg:y="5.4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22.11cm" svg:y="5.6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22.529cm" svg:y="5.52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2.841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3.052cm" svg:y="5.6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3.441cm" svg:y="5.6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3.913cm" svg:y="5.921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draw:frame presentation:style-name="pr15" draw:text-style-name="P15" draw:layer="layout" svg:width="25.199cm" svg:height="2.629cm" draw:transform="rotate (0.430049127691403) translate (1.999cm 11.536cm)" presentation:class="title" presentation:user-transformed="true">
          <draw:text-box>
            <text:p xml:id="id7" text:id="id7"><text:span text:style-name="T2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  <anim:animate smil:dur="2s" smil:fill="hold" smil:targetElement="id7" anim:sub-item="text" smil:attributeName="rotate" smil:values="720;0" smil:keyTimes="0;1"/>
                  <anim:animate smil:dur="2s" smil:fill="hold" smil:targetElement="id7" anim:sub-item="text" smil:attributeName="height" smil:values="0;height" smil:keyTimes="0;1"/>
                  <anim:animate smil:dur="2s" smil:fill="hold" smil:targetElement="id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9">
        <draw:frame presentation:style-name="pr17" draw:text-style-name="P16" draw:layer="layout" svg:width="25.201cm" svg:height="9.999cm" draw:transform="rotate (0.00314159265358979) translate (1.383cm 1.839cm)" presentation:class="title" presentation:user-transformed="true">
          <draw:text-box>
            <text:p xml:id="id8" text:id="id8"><text:span text:style-name="T22">This is a presentation in</text:span><text:span text:style-name="T22"><text:line-break/></text:span><text:span text:style-name="T23">LI</text:span><text:span text:style-name="T23"><text:tab/></text:span><text:span text:style-name="T23">BRE OFFICE – IMPRESS</text:span><text:span text:style-name="T22"><text:line-break/></text:span><text:span text:style-name="T22">By</text:span><text:span text:style-name="T22"><text:line-break/></text:span><text:span text:style-name="T24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8" anim:sub-item="text" smil:attributeName="visibility" smil:to="visible"/>
                  <anim:transitionFilter smil:dur="0.8s" smil:decelerate="1" smil:targetElement="id8" anim:sub-item="text" smil:type="fade" smil:subtype="crossfade"/>
                  <anim:animate smil:dur="0.8s" smil:fill="hold" smil:decelerate="1" smil:targetElement="id8" anim:sub-item="text" smil:attributeName="rotate" smil:values="-90;0" smil:keyTimes="0;1"/>
                  <anim:animate smil:dur="0.8s" smil:fill="hold" smil:decelerate="1" smil:targetElement="id8" anim:sub-item="text" smil:attributeName="x" smil:values="x+0.4;x-0.05" smil:keyTimes="0;1"/>
                  <anim:animate smil:dur="0.8s" smil:fill="hold" smil:decelerate="1" smil:targetElement="id8" anim:sub-item="text" smil:attributeName="y" smil:values="y-0.4;y+0.1" smil:keyTimes="0;1"/>
                  <anim:animate smil:begin="0.8s" smil:dur="0.2s" smil:fill="hold" smil:accelerate="1" smil:targetElement="id8" anim:sub-item="text" smil:attributeName="x" smil:values="x-0.05;x" smil:keyTimes="0;1"/>
                  <anim:animate smil:begin="0.8s" smil:dur="0.2s" smil:fill="hold" smil:accelerate="1" smil:targetElement="id8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6-20T20:44:38.060867508</dc:date>
    <meta:editing-duration>P1DT5H22M24S</meta:editing-duration>
    <meta:editing-cycles>462</meta:editing-cycles>
    <meta:generator>LibreOffice/6.0.7.3$Linux_X86_64 LibreOffice_project/00m0$Build-3</meta:generator>
    <meta:document-statistic meta:object-count="4771"/>
  </office:meta>
</office:document-meta>
</file>